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36.57mm"/>
    </style:style>
    <style:style style:name="co13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urand_op</text:p>
          </table:table-cell>
          <table:table-cell office:value-type="string" calcext:value-type="string">
            <text:p>curand_exec</text:p>
          </table:table-cell>
          <table:table-cell office:value-type="string" calcext:value-type="string">
            <text:p>num_random</text:p>
          </table:table-cell>
          <table:table-cell office:value-type="string" calcext:value-type="string">
            <text:p>samples_per_second</text:p>
          </table:table-cell>
          <table:table-cell office:value-type="string" calcext:value-type="string">
            <text:p>blockx</text:p>
          </table:table-cell>
          <table:table-cell office:value-type="string" calcext:value-type="string">
            <text:p>blocky</text:p>
          </table:table-cell>
          <table:table-cell office:value-type="string" calcext:value-type="string">
            <text:p>gridx</text:p>
          </table:table-cell>
          <table:table-cell office:value-type="string" calcext:value-type="string">
            <text:p>gridy</text:p>
          </table:table-cell>
          <table:table-cell office:value-type="string" calcext:value-type="string">
            <text:p>sqrt_exec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ank_curand_all</text:p>
          </table:table-cell>
          <table:table-cell office:value-type="string" calcext:value-type="string">
            <text:p>rank_sqrt_all</text:p>
          </table:table-cell>
          <table:table-cell office:value-type="string" calcext:value-type="string">
            <text:p>rank_samples_per_second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3.349824" calcext:value-type="float">
            <text:p>13.3498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907350" calcext:value-type="float">
            <text:p>749073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598112" calcext:value-type="float">
            <text:p>0.598112</text:p>
          </table:table-cell>
          <table:table-cell office:value-type="float" office:value="10" calcext:value-type="float">
            <text:p>10</text:p>
          </table:table-cell>
          <table:table-cell table:formula="of:=RANK([output.B2];[output.$B$2:.$B$118];1)" office:value-type="float" office:value="91" calcext:value-type="float">
            <text:p>91</text:p>
          </table:table-cell>
          <table:table-cell table:formula="of:=RANK([output.I2];[output.$I$2:.$I$118];1)" office:value-type="float" office:value="42" calcext:value-type="float">
            <text:p>42</text:p>
          </table:table-cell>
          <table:table-cell table:formula="of:=RANK([.D2];[.$D$2:.$D$118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78528" calcext:value-type="float">
            <text:p>12.2785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42990" calcext:value-type="float">
            <text:p>8144299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2208" calcext:value-type="float">
            <text:p>0.602208</text:p>
          </table:table-cell>
          <table:table-cell office:value-type="float" office:value="10" calcext:value-type="float">
            <text:p>10</text:p>
          </table:table-cell>
          <table:table-cell table:formula="of:=RANK([output.B3];[output.$B$2:.$B$118];1)" office:value-type="float" office:value="74" calcext:value-type="float">
            <text:p>74</text:p>
          </table:table-cell>
          <table:table-cell table:formula="of:=RANK([output.I3];[output.$I$2:.$I$118];1)" office:value-type="float" office:value="47" calcext:value-type="float">
            <text:p>47</text:p>
          </table:table-cell>
          <table:table-cell table:formula="of:=RANK([.D3];[.$D$2:.$D$118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86208" calcext:value-type="float">
            <text:p>12.2862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392080" calcext:value-type="float">
            <text:p>8139208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598112" calcext:value-type="float">
            <text:p>0.598112</text:p>
          </table:table-cell>
          <table:table-cell office:value-type="float" office:value="10" calcext:value-type="float">
            <text:p>10</text:p>
          </table:table-cell>
          <table:table-cell table:formula="of:=RANK([output.B4];[output.$B$2:.$B$118];1)" office:value-type="float" office:value="76" calcext:value-type="float">
            <text:p>76</text:p>
          </table:table-cell>
          <table:table-cell table:formula="of:=RANK([output.I4];[output.$I$2:.$I$118];1)" office:value-type="float" office:value="42" calcext:value-type="float">
            <text:p>42</text:p>
          </table:table-cell>
          <table:table-cell table:formula="of:=RANK([.D4];[.$D$2:.$D$118]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43392" calcext:value-type="float">
            <text:p>12.243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76710" calcext:value-type="float">
            <text:p>816767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744" calcext:value-type="float">
            <text:p>0.603744</text:p>
          </table:table-cell>
          <table:table-cell office:value-type="float" office:value="10" calcext:value-type="float">
            <text:p>10</text:p>
          </table:table-cell>
          <table:table-cell table:formula="of:=RANK([output.B5];[output.$B$2:.$B$118];1)" office:value-type="float" office:value="67" calcext:value-type="float">
            <text:p>67</text:p>
          </table:table-cell>
          <table:table-cell table:formula="of:=RANK([output.I5];[output.$I$2:.$I$118];1)" office:value-type="float" office:value="51" calcext:value-type="float">
            <text:p>51</text:p>
          </table:table-cell>
          <table:table-cell table:formula="of:=RANK([.D5];[.$D$2:.$D$118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66304" calcext:value-type="float">
            <text:p>12.266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524150" calcext:value-type="float">
            <text:p>8152415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16" calcext:value-type="float">
            <text:p>0.60416</text:p>
          </table:table-cell>
          <table:table-cell office:value-type="float" office:value="10" calcext:value-type="float">
            <text:p>10</text:p>
          </table:table-cell>
          <table:table-cell table:formula="of:=RANK([output.B6];[output.$B$2:.$B$118];1)" office:value-type="float" office:value="72" calcext:value-type="float">
            <text:p>72</text:p>
          </table:table-cell>
          <table:table-cell table:formula="of:=RANK([output.I6];[output.$I$2:.$I$118];1)" office:value-type="float" office:value="56" calcext:value-type="float">
            <text:p>56</text:p>
          </table:table-cell>
          <table:table-cell table:formula="of:=RANK([.D6];[.$D$2:.$D$118]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91616" calcext:value-type="float">
            <text:p>12.2916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356260" calcext:value-type="float">
            <text:p>8135626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976" calcext:value-type="float">
            <text:p>0.60976</text:p>
          </table:table-cell>
          <table:table-cell office:value-type="float" office:value="10" calcext:value-type="float">
            <text:p>10</text:p>
          </table:table-cell>
          <table:table-cell table:formula="of:=RANK([output.B7];[output.$B$2:.$B$118];1)" office:value-type="float" office:value="77" calcext:value-type="float">
            <text:p>77</text:p>
          </table:table-cell>
          <table:table-cell table:formula="of:=RANK([output.I7];[output.$I$2:.$I$118];1)" office:value-type="float" office:value="65" calcext:value-type="float">
            <text:p>65</text:p>
          </table:table-cell>
          <table:table-cell table:formula="of:=RANK([.D7];[.$D$2:.$D$118]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53568" calcext:value-type="float">
            <text:p>12.25356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08890" calcext:value-type="float">
            <text:p>8160889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" calcext:value-type="float">
            <text:p>0.604</text:p>
          </table:table-cell>
          <table:table-cell office:value-type="float" office:value="10" calcext:value-type="float">
            <text:p>10</text:p>
          </table:table-cell>
          <table:table-cell table:formula="of:=RANK([output.B8];[output.$B$2:.$B$118];1)" office:value-type="float" office:value="69" calcext:value-type="float">
            <text:p>69</text:p>
          </table:table-cell>
          <table:table-cell table:formula="of:=RANK([output.I8];[output.$I$2:.$I$118];1)" office:value-type="float" office:value="54" calcext:value-type="float">
            <text:p>54</text:p>
          </table:table-cell>
          <table:table-cell table:formula="of:=RANK([.D8];[.$D$2:.$D$118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82656" calcext:value-type="float">
            <text:p>12.2826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15620" calcext:value-type="float">
            <text:p>8141562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4624" calcext:value-type="float">
            <text:p>0.614624</text:p>
          </table:table-cell>
          <table:table-cell office:value-type="float" office:value="10" calcext:value-type="float">
            <text:p>10</text:p>
          </table:table-cell>
          <table:table-cell table:formula="of:=RANK([output.B9];[output.$B$2:.$B$118];1)" office:value-type="float" office:value="75" calcext:value-type="float">
            <text:p>75</text:p>
          </table:table-cell>
          <table:table-cell table:formula="of:=RANK([output.I9];[output.$I$2:.$I$118];1)" office:value-type="float" office:value="71" calcext:value-type="float">
            <text:p>71</text:p>
          </table:table-cell>
          <table:table-cell table:formula="of:=RANK([.D9];[.$D$2:.$D$118]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3024" calcext:value-type="float">
            <text:p>12.230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764550" calcext:value-type="float">
            <text:p>8176455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1088" calcext:value-type="float">
            <text:p>0.601088</text:p>
          </table:table-cell>
          <table:table-cell office:value-type="float" office:value="10" calcext:value-type="float">
            <text:p>10</text:p>
          </table:table-cell>
          <table:table-cell table:formula="of:=RANK([output.B10];[output.$B$2:.$B$118];1)" office:value-type="float" office:value="65" calcext:value-type="float">
            <text:p>65</text:p>
          </table:table-cell>
          <table:table-cell table:formula="of:=RANK([output.I10];[output.$I$2:.$I$118];1)" office:value-type="float" office:value="45" calcext:value-type="float">
            <text:p>45</text:p>
          </table:table-cell>
          <table:table-cell table:formula="of:=RANK([.D10];[.$D$2:.$D$118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62816" calcext:value-type="float">
            <text:p>12.2628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547340" calcext:value-type="float">
            <text:p>8154734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4272" calcext:value-type="float">
            <text:p>0.614272</text:p>
          </table:table-cell>
          <table:table-cell office:value-type="float" office:value="10" calcext:value-type="float">
            <text:p>10</text:p>
          </table:table-cell>
          <table:table-cell table:formula="of:=RANK([output.B11];[output.$B$2:.$B$118];1)" office:value-type="float" office:value="71" calcext:value-type="float">
            <text:p>71</text:p>
          </table:table-cell>
          <table:table-cell table:formula="of:=RANK([output.I11];[output.$I$2:.$I$118];1)" office:value-type="float" office:value="70" calcext:value-type="float">
            <text:p>70</text:p>
          </table:table-cell>
          <table:table-cell table:formula="of:=RANK([.D11];[.$D$2:.$D$118]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3024" calcext:value-type="float">
            <text:p>12.230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764550" calcext:value-type="float">
            <text:p>8176455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136" calcext:value-type="float">
            <text:p>0.603136</text:p>
          </table:table-cell>
          <table:table-cell office:value-type="float" office:value="10" calcext:value-type="float">
            <text:p>10</text:p>
          </table:table-cell>
          <table:table-cell table:formula="of:=RANK([output.B12];[output.$B$2:.$B$118];1)" office:value-type="float" office:value="65" calcext:value-type="float">
            <text:p>65</text:p>
          </table:table-cell>
          <table:table-cell table:formula="of:=RANK([output.I12];[output.$I$2:.$I$118];1)" office:value-type="float" office:value="49" calcext:value-type="float">
            <text:p>49</text:p>
          </table:table-cell>
          <table:table-cell table:formula="of:=RANK([.D12];[.$D$2:.$D$118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7232" calcext:value-type="float">
            <text:p>12.272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84190" calcext:value-type="float">
            <text:p>8148419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9312" calcext:value-type="float">
            <text:p>0.609312</text:p>
          </table:table-cell>
          <table:table-cell office:value-type="float" office:value="10" calcext:value-type="float">
            <text:p>10</text:p>
          </table:table-cell>
          <table:table-cell table:formula="of:=RANK([output.B13];[output.$B$2:.$B$118];1)" office:value-type="float" office:value="73" calcext:value-type="float">
            <text:p>73</text:p>
          </table:table-cell>
          <table:table-cell table:formula="of:=RANK([output.I13];[output.$I$2:.$I$118];1)" office:value-type="float" office:value="64" calcext:value-type="float">
            <text:p>64</text:p>
          </table:table-cell>
          <table:table-cell table:formula="of:=RANK([.D13];[.$D$2:.$D$118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5392" calcext:value-type="float">
            <text:p>12.25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06540" calcext:value-type="float">
            <text:p>8160654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032" calcext:value-type="float">
            <text:p>0.604032</text:p>
          </table:table-cell>
          <table:table-cell office:value-type="float" office:value="10" calcext:value-type="float">
            <text:p>10</text:p>
          </table:table-cell>
          <table:table-cell table:formula="of:=RANK([output.B14];[output.$B$2:.$B$118];1)" office:value-type="float" office:value="70" calcext:value-type="float">
            <text:p>70</text:p>
          </table:table-cell>
          <table:table-cell table:formula="of:=RANK([output.I14];[output.$I$2:.$I$118];1)" office:value-type="float" office:value="55" calcext:value-type="float">
            <text:p>55</text:p>
          </table:table-cell>
          <table:table-cell table:formula="of:=RANK([.D14];[.$D$2:.$D$118]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32928" calcext:value-type="float">
            <text:p>5.1329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820600" calcext:value-type="float">
            <text:p>1948206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598048" calcext:value-type="float">
            <text:p>0.598048</text:p>
          </table:table-cell>
          <table:table-cell office:value-type="float" office:value="10" calcext:value-type="float">
            <text:p>10</text:p>
          </table:table-cell>
          <table:table-cell table:formula="of:=RANK([output.B15];[output.$B$2:.$B$118];1)" office:value-type="float" office:value="9" calcext:value-type="float">
            <text:p>9</text:p>
          </table:table-cell>
          <table:table-cell table:formula="of:=RANK([output.I15];[output.$I$2:.$I$118];1)" office:value-type="float" office:value="41" calcext:value-type="float">
            <text:p>41</text:p>
          </table:table-cell>
          <table:table-cell table:formula="of:=RANK([.D15];[.$D$2:.$D$118]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48448" calcext:value-type="float">
            <text:p>5.14844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233300" calcext:value-type="float">
            <text:p>1942333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0192" calcext:value-type="float">
            <text:p>0.600192</text:p>
          </table:table-cell>
          <table:table-cell office:value-type="float" office:value="10" calcext:value-type="float">
            <text:p>10</text:p>
          </table:table-cell>
          <table:table-cell table:formula="of:=RANK([output.B16];[output.$B$2:.$B$118];1)" office:value-type="float" office:value="12" calcext:value-type="float">
            <text:p>12</text:p>
          </table:table-cell>
          <table:table-cell table:formula="of:=RANK([output.I16];[output.$I$2:.$I$118];1)" office:value-type="float" office:value="44" calcext:value-type="float">
            <text:p>44</text:p>
          </table:table-cell>
          <table:table-cell table:formula="of:=RANK([.D16];[.$D$2:.$D$118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424" calcext:value-type="float">
            <text:p>5.14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461700" calcext:value-type="float">
            <text:p>1944617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597856" calcext:value-type="float">
            <text:p>0.597856</text:p>
          </table:table-cell>
          <table:table-cell office:value-type="float" office:value="10" calcext:value-type="float">
            <text:p>10</text:p>
          </table:table-cell>
          <table:table-cell table:formula="of:=RANK([output.B17];[output.$B$2:.$B$118];1)" office:value-type="float" office:value="11" calcext:value-type="float">
            <text:p>11</text:p>
          </table:table-cell>
          <table:table-cell table:formula="of:=RANK([output.I17];[output.$I$2:.$I$118];1)" office:value-type="float" office:value="40" calcext:value-type="float">
            <text:p>40</text:p>
          </table:table-cell>
          <table:table-cell table:formula="of:=RANK([.D17];[.$D$2:.$D$118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10016" calcext:value-type="float">
            <text:p>5.1100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694100" calcext:value-type="float">
            <text:p>195694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232" calcext:value-type="float">
            <text:p>0.603232</text:p>
          </table:table-cell>
          <table:table-cell office:value-type="float" office:value="10" calcext:value-type="float">
            <text:p>10</text:p>
          </table:table-cell>
          <table:table-cell table:formula="of:=RANK([output.B18];[output.$B$2:.$B$118];1)" office:value-type="float" office:value="5" calcext:value-type="float">
            <text:p>5</text:p>
          </table:table-cell>
          <table:table-cell table:formula="of:=RANK([output.I18];[output.$I$2:.$I$118];1)" office:value-type="float" office:value="50" calcext:value-type="float">
            <text:p>50</text:p>
          </table:table-cell>
          <table:table-cell table:formula="of:=RANK([.D18];[.$D$2:.$D$118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34624" calcext:value-type="float">
            <text:p>5.1346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756200" calcext:value-type="float">
            <text:p>1947562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10" calcext:value-type="float">
            <text:p>10</text:p>
          </table:table-cell>
          <table:table-cell table:formula="of:=RANK([output.B19];[output.$B$2:.$B$118];1)" office:value-type="float" office:value="10" calcext:value-type="float">
            <text:p>10</text:p>
          </table:table-cell>
          <table:table-cell table:formula="of:=RANK([output.I19];[output.$I$2:.$I$118];1)" office:value-type="float" office:value="57" calcext:value-type="float">
            <text:p>57</text:p>
          </table:table-cell>
          <table:table-cell table:formula="of:=RANK([.D19];[.$D$2:.$D$118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17216" calcext:value-type="float">
            <text:p>5.1172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418800" calcext:value-type="float">
            <text:p>1954188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88" calcext:value-type="float">
            <text:p>0.6088</text:p>
          </table:table-cell>
          <table:table-cell office:value-type="float" office:value="10" calcext:value-type="float">
            <text:p>10</text:p>
          </table:table-cell>
          <table:table-cell table:formula="of:=RANK([output.B20];[output.$B$2:.$B$118];1)" office:value-type="float" office:value="6" calcext:value-type="float">
            <text:p>6</text:p>
          </table:table-cell>
          <table:table-cell table:formula="of:=RANK([output.I20];[output.$I$2:.$I$118];1)" office:value-type="float" office:value="63" calcext:value-type="float">
            <text:p>63</text:p>
          </table:table-cell>
          <table:table-cell table:formula="of:=RANK([.D20];[.$D$2:.$D$118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27264" calcext:value-type="float">
            <text:p>5.12726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035800" calcext:value-type="float">
            <text:p>1950358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2208" calcext:value-type="float">
            <text:p>0.602208</text:p>
          </table:table-cell>
          <table:table-cell office:value-type="float" office:value="10" calcext:value-type="float">
            <text:p>10</text:p>
          </table:table-cell>
          <table:table-cell table:formula="of:=RANK([output.B21];[output.$B$2:.$B$118];1)" office:value-type="float" office:value="8" calcext:value-type="float">
            <text:p>8</text:p>
          </table:table-cell>
          <table:table-cell table:formula="of:=RANK([output.I21];[output.$I$2:.$I$118];1)" office:value-type="float" office:value="47" calcext:value-type="float">
            <text:p>47</text:p>
          </table:table-cell>
          <table:table-cell table:formula="of:=RANK([.D21];[.$D$2:.$D$118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7056" calcext:value-type="float">
            <text:p>5.070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7216900" calcext:value-type="float">
            <text:p>1972169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232" calcext:value-type="float">
            <text:p>0.61232</text:p>
          </table:table-cell>
          <table:table-cell office:value-type="float" office:value="10" calcext:value-type="float">
            <text:p>10</text:p>
          </table:table-cell>
          <table:table-cell table:formula="of:=RANK([output.B22];[output.$B$2:.$B$118];1)" office:value-type="float" office:value="1" calcext:value-type="float">
            <text:p>1</text:p>
          </table:table-cell>
          <table:table-cell table:formula="of:=RANK([output.I22];[output.$I$2:.$I$118];1)" office:value-type="float" office:value="68" calcext:value-type="float">
            <text:p>68</text:p>
          </table:table-cell>
          <table:table-cell table:formula="of:=RANK([.D22];[.$D$2:.$D$118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96" calcext:value-type="float">
            <text:p>5.09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6232300" calcext:value-type="float">
            <text:p>1962323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1664" calcext:value-type="float">
            <text:p>0.601664</text:p>
          </table:table-cell>
          <table:table-cell office:value-type="float" office:value="10" calcext:value-type="float">
            <text:p>10</text:p>
          </table:table-cell>
          <table:table-cell table:formula="of:=RANK([output.B23];[output.$B$2:.$B$118];1)" office:value-type="float" office:value="3" calcext:value-type="float">
            <text:p>3</text:p>
          </table:table-cell>
          <table:table-cell table:formula="of:=RANK([output.I23];[output.$I$2:.$I$118];1)" office:value-type="float" office:value="46" calcext:value-type="float">
            <text:p>46</text:p>
          </table:table-cell>
          <table:table-cell table:formula="of:=RANK([.D23];[.$D$2:.$D$118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90272" calcext:value-type="float">
            <text:p>5.0902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6453200" calcext:value-type="float">
            <text:p>1964532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0496" calcext:value-type="float">
            <text:p>0.610496</text:p>
          </table:table-cell>
          <table:table-cell office:value-type="float" office:value="10" calcext:value-type="float">
            <text:p>10</text:p>
          </table:table-cell>
          <table:table-cell table:formula="of:=RANK([output.B24];[output.$B$2:.$B$118];1)" office:value-type="float" office:value="2" calcext:value-type="float">
            <text:p>2</text:p>
          </table:table-cell>
          <table:table-cell table:formula="of:=RANK([output.I24];[output.$I$2:.$I$118];1)" office:value-type="float" office:value="67" calcext:value-type="float">
            <text:p>67</text:p>
          </table:table-cell>
          <table:table-cell table:formula="of:=RANK([.D24];[.$D$2:.$D$118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72704" calcext:value-type="float">
            <text:p>5.1727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322500" calcext:value-type="float">
            <text:p>1933225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872" calcext:value-type="float">
            <text:p>0.603872</text:p>
          </table:table-cell>
          <table:table-cell office:value-type="float" office:value="10" calcext:value-type="float">
            <text:p>10</text:p>
          </table:table-cell>
          <table:table-cell table:formula="of:=RANK([output.B25];[output.$B$2:.$B$118];1)" office:value-type="float" office:value="13" calcext:value-type="float">
            <text:p>13</text:p>
          </table:table-cell>
          <table:table-cell table:formula="of:=RANK([output.I25];[output.$I$2:.$I$118];1)" office:value-type="float" office:value="53" calcext:value-type="float">
            <text:p>53</text:p>
          </table:table-cell>
          <table:table-cell table:formula="of:=RANK([.D25];[.$D$2:.$D$118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208" calcext:value-type="float">
            <text:p>5.12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282000" calcext:value-type="float">
            <text:p>195282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216" calcext:value-type="float">
            <text:p>0.617216</text:p>
          </table:table-cell>
          <table:table-cell office:value-type="float" office:value="10" calcext:value-type="float">
            <text:p>10</text:p>
          </table:table-cell>
          <table:table-cell table:formula="of:=RANK([output.B26];[output.$B$2:.$B$118];1)" office:value-type="float" office:value="7" calcext:value-type="float">
            <text:p>7</text:p>
          </table:table-cell>
          <table:table-cell table:formula="of:=RANK([output.I26];[output.$I$2:.$I$118];1)" office:value-type="float" office:value="72" calcext:value-type="float">
            <text:p>72</text:p>
          </table:table-cell>
          <table:table-cell table:formula="of:=RANK([.D26];[.$D$2:.$D$118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06272" calcext:value-type="float">
            <text:p>5.1062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837600" calcext:value-type="float">
            <text:p>1958376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848" calcext:value-type="float">
            <text:p>0.60848</text:p>
          </table:table-cell>
          <table:table-cell office:value-type="float" office:value="10" calcext:value-type="float">
            <text:p>10</text:p>
          </table:table-cell>
          <table:table-cell table:formula="of:=RANK([output.B27];[output.$B$2:.$B$118];1)" office:value-type="float" office:value="4" calcext:value-type="float">
            <text:p>4</text:p>
          </table:table-cell>
          <table:table-cell table:formula="of:=RANK([output.I27];[output.$I$2:.$I$118];1)" office:value-type="float" office:value="62" calcext:value-type="float">
            <text:p>62</text:p>
          </table:table-cell>
          <table:table-cell table:formula="of:=RANK([.D27];[.$D$2:.$D$118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91456" calcext:value-type="float">
            <text:p>6.4914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048600" calcext:value-type="float">
            <text:p>1540486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10" calcext:value-type="float">
            <text:p>10</text:p>
          </table:table-cell>
          <table:table-cell table:formula="of:=RANK([output.B28];[output.$B$2:.$B$118];1)" office:value-type="float" office:value="29" calcext:value-type="float">
            <text:p>29</text:p>
          </table:table-cell>
          <table:table-cell table:formula="of:=RANK([output.I28];[output.$I$2:.$I$118];1)" office:value-type="float" office:value="57" calcext:value-type="float">
            <text:p>57</text:p>
          </table:table-cell>
          <table:table-cell table:formula="of:=RANK([.D28];[.$D$2:.$D$118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2784" calcext:value-type="float">
            <text:p>6.5427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840100" calcext:value-type="float">
            <text:p>1528401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13216" calcext:value-type="float">
            <text:p>0.613216</text:p>
          </table:table-cell>
          <table:table-cell office:value-type="float" office:value="10" calcext:value-type="float">
            <text:p>10</text:p>
          </table:table-cell>
          <table:table-cell table:formula="of:=RANK([output.B29];[output.$B$2:.$B$118];1)" office:value-type="float" office:value="32" calcext:value-type="float">
            <text:p>32</text:p>
          </table:table-cell>
          <table:table-cell table:formula="of:=RANK([output.I29];[output.$I$2:.$I$118];1)" office:value-type="float" office:value="69" calcext:value-type="float">
            <text:p>69</text:p>
          </table:table-cell>
          <table:table-cell table:formula="of:=RANK([.D29];[.$D$2:.$D$118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23584" calcext:value-type="float">
            <text:p>6.7235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730200" calcext:value-type="float">
            <text:p>1487302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5856" calcext:value-type="float">
            <text:p>0.605856</text:p>
          </table:table-cell>
          <table:table-cell office:value-type="float" office:value="10" calcext:value-type="float">
            <text:p>10</text:p>
          </table:table-cell>
          <table:table-cell table:formula="of:=RANK([output.B30];[output.$B$2:.$B$118];1)" office:value-type="float" office:value="37" calcext:value-type="float">
            <text:p>37</text:p>
          </table:table-cell>
          <table:table-cell table:formula="of:=RANK([output.I30];[output.$I$2:.$I$118];1)" office:value-type="float" office:value="60" calcext:value-type="float">
            <text:p>60</text:p>
          </table:table-cell>
          <table:table-cell table:formula="of:=RANK([.D30];[.$D$2:.$D$118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18016" calcext:value-type="float">
            <text:p>6.5180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3420900" calcext:value-type="float">
            <text:p>1534209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248" calcext:value-type="float">
            <text:p>0.617248</text:p>
          </table:table-cell>
          <table:table-cell office:value-type="float" office:value="10" calcext:value-type="float">
            <text:p>10</text:p>
          </table:table-cell>
          <table:table-cell table:formula="of:=RANK([output.B31];[output.$B$2:.$B$118];1)" office:value-type="float" office:value="30" calcext:value-type="float">
            <text:p>30</text:p>
          </table:table-cell>
          <table:table-cell table:formula="of:=RANK([output.I31];[output.$I$2:.$I$118];1)" office:value-type="float" office:value="73" calcext:value-type="float">
            <text:p>73</text:p>
          </table:table-cell>
          <table:table-cell table:formula="of:=RANK([.D31];[.$D$2:.$D$118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7392" calcext:value-type="float">
            <text:p>6.547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732600" calcext:value-type="float">
            <text:p>1527326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856" calcext:value-type="float">
            <text:p>0.617856</text:p>
          </table:table-cell>
          <table:table-cell office:value-type="float" office:value="10" calcext:value-type="float">
            <text:p>10</text:p>
          </table:table-cell>
          <table:table-cell table:formula="of:=RANK([output.B32];[output.$B$2:.$B$118];1)" office:value-type="float" office:value="34" calcext:value-type="float">
            <text:p>34</text:p>
          </table:table-cell>
          <table:table-cell table:formula="of:=RANK([output.I32];[output.$I$2:.$I$118];1)" office:value-type="float" office:value="74" calcext:value-type="float">
            <text:p>74</text:p>
          </table:table-cell>
          <table:table-cell table:formula="of:=RANK([.D32];[.$D$2:.$D$118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90336" calcext:value-type="float">
            <text:p>6.7903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7268100" calcext:value-type="float">
            <text:p>1472681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30304" calcext:value-type="float">
            <text:p>0.630304</text:p>
          </table:table-cell>
          <table:table-cell office:value-type="float" office:value="10" calcext:value-type="float">
            <text:p>10</text:p>
          </table:table-cell>
          <table:table-cell table:formula="of:=RANK([output.B33];[output.$B$2:.$B$118];1)" office:value-type="float" office:value="38" calcext:value-type="float">
            <text:p>38</text:p>
          </table:table-cell>
          <table:table-cell table:formula="of:=RANK([output.I33];[output.$I$2:.$I$118];1)" office:value-type="float" office:value="75" calcext:value-type="float">
            <text:p>75</text:p>
          </table:table-cell>
          <table:table-cell table:formula="of:=RANK([.D33];[.$D$2:.$D$118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606624" calcext:value-type="float">
            <text:p>6.6066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1363200" calcext:value-type="float">
            <text:p>1513632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0144" calcext:value-type="float">
            <text:p>0.610144</text:p>
          </table:table-cell>
          <table:table-cell office:value-type="float" office:value="10" calcext:value-type="float">
            <text:p>10</text:p>
          </table:table-cell>
          <table:table-cell table:formula="of:=RANK([output.B34];[output.$B$2:.$B$118];1)" office:value-type="float" office:value="36" calcext:value-type="float">
            <text:p>36</text:p>
          </table:table-cell>
          <table:table-cell table:formula="of:=RANK([output.I34];[output.$I$2:.$I$118];1)" office:value-type="float" office:value="66" calcext:value-type="float">
            <text:p>66</text:p>
          </table:table-cell>
          <table:table-cell table:formula="of:=RANK([.D34];[.$D$2:.$D$118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6304" calcext:value-type="float">
            <text:p>6.546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757900" calcext:value-type="float">
            <text:p>1527579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504" calcext:value-type="float">
            <text:p>0.6504</text:p>
          </table:table-cell>
          <table:table-cell office:value-type="float" office:value="10" calcext:value-type="float">
            <text:p>10</text:p>
          </table:table-cell>
          <table:table-cell table:formula="of:=RANK([output.B35];[output.$B$2:.$B$118];1)" office:value-type="float" office:value="33" calcext:value-type="float">
            <text:p>33</text:p>
          </table:table-cell>
          <table:table-cell table:formula="of:=RANK([output.I35];[output.$I$2:.$I$118];1)" office:value-type="float" office:value="77" calcext:value-type="float">
            <text:p>77</text:p>
          </table:table-cell>
          <table:table-cell table:formula="of:=RANK([.D35];[.$D$2:.$D$118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88544" calcext:value-type="float">
            <text:p>6.4885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117800" calcext:value-type="float">
            <text:p>1541178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736" calcext:value-type="float">
            <text:p>0.604736</text:p>
          </table:table-cell>
          <table:table-cell office:value-type="float" office:value="10" calcext:value-type="float">
            <text:p>10</text:p>
          </table:table-cell>
          <table:table-cell table:formula="of:=RANK([output.B36];[output.$B$2:.$B$118];1)" office:value-type="float" office:value="28" calcext:value-type="float">
            <text:p>28</text:p>
          </table:table-cell>
          <table:table-cell table:formula="of:=RANK([output.I36];[output.$I$2:.$I$118];1)" office:value-type="float" office:value="59" calcext:value-type="float">
            <text:p>59</text:p>
          </table:table-cell>
          <table:table-cell table:formula="of:=RANK([.D36];[.$D$2:.$D$118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20832" calcext:value-type="float">
            <text:p>6.5208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3354700" calcext:value-type="float">
            <text:p>1533547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45856" calcext:value-type="float">
            <text:p>0.645856</text:p>
          </table:table-cell>
          <table:table-cell office:value-type="float" office:value="10" calcext:value-type="float">
            <text:p>10</text:p>
          </table:table-cell>
          <table:table-cell table:formula="of:=RANK([output.B37];[output.$B$2:.$B$118];1)" office:value-type="float" office:value="31" calcext:value-type="float">
            <text:p>31</text:p>
          </table:table-cell>
          <table:table-cell table:formula="of:=RANK([output.I37];[output.$I$2:.$I$118];1)" office:value-type="float" office:value="76" calcext:value-type="float">
            <text:p>76</text:p>
          </table:table-cell>
          <table:table-cell table:formula="of:=RANK([.D37];[.$D$2:.$D$118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85312" calcext:value-type="float">
            <text:p>6.4853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194600" calcext:value-type="float">
            <text:p>1541946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776" calcext:value-type="float">
            <text:p>0.603776</text:p>
          </table:table-cell>
          <table:table-cell office:value-type="float" office:value="10" calcext:value-type="float">
            <text:p>10</text:p>
          </table:table-cell>
          <table:table-cell table:formula="of:=RANK([output.B38];[output.$B$2:.$B$118];1)" office:value-type="float" office:value="27" calcext:value-type="float">
            <text:p>27</text:p>
          </table:table-cell>
          <table:table-cell table:formula="of:=RANK([output.I38];[output.$I$2:.$I$118];1)" office:value-type="float" office:value="52" calcext:value-type="float">
            <text:p>52</text:p>
          </table:table-cell>
          <table:table-cell table:formula="of:=RANK([.D38];[.$D$2:.$D$118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94304" calcext:value-type="float">
            <text:p>6.794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7182100" calcext:value-type="float">
            <text:p>1471821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50432" calcext:value-type="float">
            <text:p>0.650432</text:p>
          </table:table-cell>
          <table:table-cell office:value-type="float" office:value="10" calcext:value-type="float">
            <text:p>10</text:p>
          </table:table-cell>
          <table:table-cell table:formula="of:=RANK([output.B39];[output.$B$2:.$B$118];1)" office:value-type="float" office:value="39" calcext:value-type="float">
            <text:p>39</text:p>
          </table:table-cell>
          <table:table-cell table:formula="of:=RANK([output.I39];[output.$I$2:.$I$118];1)" office:value-type="float" office:value="78" calcext:value-type="float">
            <text:p>78</text:p>
          </table:table-cell>
          <table:table-cell table:formula="of:=RANK([.D39];[.$D$2:.$D$118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81088" calcext:value-type="float">
            <text:p>6.5810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1950600" calcext:value-type="float">
            <text:p>1519506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6976" calcext:value-type="float">
            <text:p>0.606976</text:p>
          </table:table-cell>
          <table:table-cell office:value-type="float" office:value="10" calcext:value-type="float">
            <text:p>10</text:p>
          </table:table-cell>
          <table:table-cell table:formula="of:=RANK([output.B40];[output.$B$2:.$B$118];1)" office:value-type="float" office:value="35" calcext:value-type="float">
            <text:p>35</text:p>
          </table:table-cell>
          <table:table-cell table:formula="of:=RANK([output.I40];[output.$I$2:.$I$118];1)" office:value-type="float" office:value="61" calcext:value-type="float">
            <text:p>61</text:p>
          </table:table-cell>
          <table:table-cell table:formula="of:=RANK([.D40];[.$D$2:.$D$11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0816" calcext:value-type="float">
            <text:p>12.7508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263500" calcext:value-type="float">
            <text:p>7842635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867072" calcext:value-type="float">
            <text:p>5.867072</text:p>
          </table:table-cell>
          <table:table-cell office:value-type="float" office:value="10" calcext:value-type="float">
            <text:p>10</text:p>
          </table:table-cell>
          <table:table-cell table:formula="of:=RANK([output.B41];[output.$B$2:.$B$118];1)" office:value-type="float" office:value="82" calcext:value-type="float">
            <text:p>82</text:p>
          </table:table-cell>
          <table:table-cell table:formula="of:=RANK([output.I41];[output.$I$2:.$I$118];1)" office:value-type="float" office:value="79" calcext:value-type="float">
            <text:p>79</text:p>
          </table:table-cell>
          <table:table-cell table:formula="of:=RANK([.D41];[.$D$2:.$D$118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40864" calcext:value-type="float">
            <text:p>12.7408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876100" calcext:value-type="float">
            <text:p>7848761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88416" calcext:value-type="float">
            <text:p>5.888416</text:p>
          </table:table-cell>
          <table:table-cell office:value-type="float" office:value="10" calcext:value-type="float">
            <text:p>10</text:p>
          </table:table-cell>
          <table:table-cell table:formula="of:=RANK([output.B42];[output.$B$2:.$B$118];1)" office:value-type="float" office:value="81" calcext:value-type="float">
            <text:p>81</text:p>
          </table:table-cell>
          <table:table-cell table:formula="of:=RANK([output.I42];[output.$I$2:.$I$118];1)" office:value-type="float" office:value="83" calcext:value-type="float">
            <text:p>83</text:p>
          </table:table-cell>
          <table:table-cell table:formula="of:=RANK([.D42];[.$D$2:.$D$118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92288" calcext:value-type="float">
            <text:p>12.792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1721000" calcext:value-type="float">
            <text:p>781721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7376" calcext:value-type="float">
            <text:p>5.87376</text:p>
          </table:table-cell>
          <table:table-cell office:value-type="float" office:value="10" calcext:value-type="float">
            <text:p>10</text:p>
          </table:table-cell>
          <table:table-cell table:formula="of:=RANK([output.B43];[output.$B$2:.$B$118];1)" office:value-type="float" office:value="89" calcext:value-type="float">
            <text:p>89</text:p>
          </table:table-cell>
          <table:table-cell table:formula="of:=RANK([output.I43];[output.$I$2:.$I$118];1)" office:value-type="float" office:value="82" calcext:value-type="float">
            <text:p>82</text:p>
          </table:table-cell>
          <table:table-cell table:formula="of:=RANK([.D43];[.$D$2:.$D$118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70976" calcext:value-type="float">
            <text:p>12.7709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025500" calcext:value-type="float">
            <text:p>7830255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88" calcext:value-type="float">
            <text:p>5.9288</text:p>
          </table:table-cell>
          <table:table-cell office:value-type="float" office:value="10" calcext:value-type="float">
            <text:p>10</text:p>
          </table:table-cell>
          <table:table-cell table:formula="of:=RANK([output.B44];[output.$B$2:.$B$118];1)" office:value-type="float" office:value="86" calcext:value-type="float">
            <text:p>86</text:p>
          </table:table-cell>
          <table:table-cell table:formula="of:=RANK([output.I44];[output.$I$2:.$I$118];1)" office:value-type="float" office:value="94" calcext:value-type="float">
            <text:p>94</text:p>
          </table:table-cell>
          <table:table-cell table:formula="of:=RANK([.D44];[.$D$2:.$D$118]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37472" calcext:value-type="float">
            <text:p>12.7374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5085200" calcext:value-type="float">
            <text:p>7850852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88" calcext:value-type="float">
            <text:p>5.92688</text:p>
          </table:table-cell>
          <table:table-cell office:value-type="float" office:value="10" calcext:value-type="float">
            <text:p>10</text:p>
          </table:table-cell>
          <table:table-cell table:formula="of:=RANK([output.B45];[output.$B$2:.$B$118];1)" office:value-type="float" office:value="80" calcext:value-type="float">
            <text:p>80</text:p>
          </table:table-cell>
          <table:table-cell table:formula="of:=RANK([output.I45];[output.$I$2:.$I$118];1)" office:value-type="float" office:value="93" calcext:value-type="float">
            <text:p>93</text:p>
          </table:table-cell>
          <table:table-cell table:formula="of:=RANK([.D45];[.$D$2:.$D$118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8112" calcext:value-type="float">
            <text:p>12.758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815000" calcext:value-type="float">
            <text:p>783815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62656" calcext:value-type="float">
            <text:p>5.962656</text:p>
          </table:table-cell>
          <table:table-cell office:value-type="float" office:value="10" calcext:value-type="float">
            <text:p>10</text:p>
          </table:table-cell>
          <table:table-cell table:formula="of:=RANK([output.B46];[output.$B$2:.$B$118];1)" office:value-type="float" office:value="84" calcext:value-type="float">
            <text:p>84</text:p>
          </table:table-cell>
          <table:table-cell table:formula="of:=RANK([output.I46];[output.$I$2:.$I$118];1)" office:value-type="float" office:value="102" calcext:value-type="float">
            <text:p>102</text:p>
          </table:table-cell>
          <table:table-cell table:formula="of:=RANK([.D46];[.$D$2:.$D$118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62448" calcext:value-type="float">
            <text:p>12.62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2111800" calcext:value-type="float">
            <text:p>7921118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03808" calcext:value-type="float">
            <text:p>5.903808</text:p>
          </table:table-cell>
          <table:table-cell office:value-type="float" office:value="10" calcext:value-type="float">
            <text:p>10</text:p>
          </table:table-cell>
          <table:table-cell table:formula="of:=RANK([output.B47];[output.$B$2:.$B$118];1)" office:value-type="float" office:value="78" calcext:value-type="float">
            <text:p>78</text:p>
          </table:table-cell>
          <table:table-cell table:formula="of:=RANK([output.I47];[output.$I$2:.$I$118];1)" office:value-type="float" office:value="88" calcext:value-type="float">
            <text:p>88</text:p>
          </table:table-cell>
          <table:table-cell table:formula="of:=RANK([.D47];[.$D$2:.$D$118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3.068448" calcext:value-type="float">
            <text:p>13.068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5201800" calcext:value-type="float">
            <text:p>7652018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995616" calcext:value-type="float">
            <text:p>6.995616</text:p>
          </table:table-cell>
          <table:table-cell office:value-type="float" office:value="10" calcext:value-type="float">
            <text:p>10</text:p>
          </table:table-cell>
          <table:table-cell table:formula="of:=RANK([output.B48];[output.$B$2:.$B$118];1)" office:value-type="float" office:value="90" calcext:value-type="float">
            <text:p>90</text:p>
          </table:table-cell>
          <table:table-cell table:formula="of:=RANK([output.I48];[output.$I$2:.$I$118];1)" office:value-type="float" office:value="117" calcext:value-type="float">
            <text:p>117</text:p>
          </table:table-cell>
          <table:table-cell table:formula="of:=RANK([.D48];[.$D$2:.$D$118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824" calcext:value-type="float">
            <text:p>12.78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2325700" calcext:value-type="float">
            <text:p>7823257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89248" calcext:value-type="float">
            <text:p>5.89248</text:p>
          </table:table-cell>
          <table:table-cell office:value-type="float" office:value="10" calcext:value-type="float">
            <text:p>10</text:p>
          </table:table-cell>
          <table:table-cell table:formula="of:=RANK([output.B49];[output.$B$2:.$B$118];1)" office:value-type="float" office:value="87" calcext:value-type="float">
            <text:p>87</text:p>
          </table:table-cell>
          <table:table-cell table:formula="of:=RANK([output.I49];[output.$I$2:.$I$118];1)" office:value-type="float" office:value="85" calcext:value-type="float">
            <text:p>85</text:p>
          </table:table-cell>
          <table:table-cell table:formula="of:=RANK([.D49];[.$D$2:.$D$118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90976" calcext:value-type="float">
            <text:p>12.7909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1801200" calcext:value-type="float">
            <text:p>7818012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3392" calcext:value-type="float">
            <text:p>5.983392</text:p>
          </table:table-cell>
          <table:table-cell office:value-type="float" office:value="10" calcext:value-type="float">
            <text:p>10</text:p>
          </table:table-cell>
          <table:table-cell table:formula="of:=RANK([output.B50];[output.$B$2:.$B$118];1)" office:value-type="float" office:value="88" calcext:value-type="float">
            <text:p>88</text:p>
          </table:table-cell>
          <table:table-cell table:formula="of:=RANK([output.I50];[output.$I$2:.$I$118];1)" office:value-type="float" office:value="108" calcext:value-type="float">
            <text:p>108</text:p>
          </table:table-cell>
          <table:table-cell table:formula="of:=RANK([.D50];[.$D$2:.$D$118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60928" calcext:value-type="float">
            <text:p>12.7609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642100" calcext:value-type="float">
            <text:p>7836421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1952" calcext:value-type="float">
            <text:p>5.91952</text:p>
          </table:table-cell>
          <table:table-cell office:value-type="float" office:value="10" calcext:value-type="float">
            <text:p>10</text:p>
          </table:table-cell>
          <table:table-cell table:formula="of:=RANK([output.B51];[output.$B$2:.$B$118];1)" office:value-type="float" office:value="85" calcext:value-type="float">
            <text:p>85</text:p>
          </table:table-cell>
          <table:table-cell table:formula="of:=RANK([output.I51];[output.$I$2:.$I$118];1)" office:value-type="float" office:value="90" calcext:value-type="float">
            <text:p>90</text:p>
          </table:table-cell>
          <table:table-cell table:formula="of:=RANK([.D51];[.$D$2:.$D$118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1104" calcext:value-type="float">
            <text:p>12.751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245800" calcext:value-type="float">
            <text:p>7842458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0384" calcext:value-type="float">
            <text:p>5.980384</text:p>
          </table:table-cell>
          <table:table-cell office:value-type="float" office:value="10" calcext:value-type="float">
            <text:p>10</text:p>
          </table:table-cell>
          <table:table-cell table:formula="of:=RANK([output.B52];[output.$B$2:.$B$118];1)" office:value-type="float" office:value="83" calcext:value-type="float">
            <text:p>83</text:p>
          </table:table-cell>
          <table:table-cell table:formula="of:=RANK([output.I52];[output.$I$2:.$I$118];1)" office:value-type="float" office:value="106" calcext:value-type="float">
            <text:p>106</text:p>
          </table:table-cell>
          <table:table-cell table:formula="of:=RANK([.D52];[.$D$2:.$D$118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677408" calcext:value-type="float">
            <text:p>12.6774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8804800" calcext:value-type="float">
            <text:p>7888048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4224" calcext:value-type="float">
            <text:p>5.944224</text:p>
          </table:table-cell>
          <table:table-cell office:value-type="float" office:value="10" calcext:value-type="float">
            <text:p>10</text:p>
          </table:table-cell>
          <table:table-cell table:formula="of:=RANK([output.B53];[output.$B$2:.$B$118];1)" office:value-type="float" office:value="79" calcext:value-type="float">
            <text:p>79</text:p>
          </table:table-cell>
          <table:table-cell table:formula="of:=RANK([output.I53];[output.$I$2:.$I$118];1)" office:value-type="float" office:value="100" calcext:value-type="float">
            <text:p>100</text:p>
          </table:table-cell>
          <table:table-cell table:formula="of:=RANK([.D53];[.$D$2:.$D$118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19648" calcext:value-type="float">
            <text:p>5.7196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48359000" calcext:value-type="float">
            <text:p>1748359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870848" calcext:value-type="float">
            <text:p>5.870848</text:p>
          </table:table-cell>
          <table:table-cell office:value-type="float" office:value="10" calcext:value-type="float">
            <text:p>10</text:p>
          </table:table-cell>
          <table:table-cell table:formula="of:=RANK([output.B54];[output.$B$2:.$B$118];1)" office:value-type="float" office:value="24" calcext:value-type="float">
            <text:p>24</text:p>
          </table:table-cell>
          <table:table-cell table:formula="of:=RANK([output.I54];[output.$I$2:.$I$118];1)" office:value-type="float" office:value="81" calcext:value-type="float">
            <text:p>81</text:p>
          </table:table-cell>
          <table:table-cell table:formula="of:=RANK([.D54];[.$D$2:.$D$118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21664" calcext:value-type="float">
            <text:p>5.7216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47743000" calcext:value-type="float">
            <text:p>1747743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91232" calcext:value-type="float">
            <text:p>5.891232</text:p>
          </table:table-cell>
          <table:table-cell office:value-type="float" office:value="10" calcext:value-type="float">
            <text:p>10</text:p>
          </table:table-cell>
          <table:table-cell table:formula="of:=RANK([output.B55];[output.$B$2:.$B$118];1)" office:value-type="float" office:value="25" calcext:value-type="float">
            <text:p>25</text:p>
          </table:table-cell>
          <table:table-cell table:formula="of:=RANK([output.I55];[output.$I$2:.$I$118];1)" office:value-type="float" office:value="84" calcext:value-type="float">
            <text:p>84</text:p>
          </table:table-cell>
          <table:table-cell table:formula="of:=RANK([.D55];[.$D$2:.$D$118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0672" calcext:value-type="float">
            <text:p>5.6606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6575000" calcext:value-type="float">
            <text:p>1766575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70336" calcext:value-type="float">
            <text:p>5.870336</text:p>
          </table:table-cell>
          <table:table-cell office:value-type="float" office:value="10" calcext:value-type="float">
            <text:p>10</text:p>
          </table:table-cell>
          <table:table-cell table:formula="of:=RANK([output.B56];[output.$B$2:.$B$118];1)" office:value-type="float" office:value="18" calcext:value-type="float">
            <text:p>18</text:p>
          </table:table-cell>
          <table:table-cell table:formula="of:=RANK([output.I56];[output.$I$2:.$I$118];1)" office:value-type="float" office:value="80" calcext:value-type="float">
            <text:p>80</text:p>
          </table:table-cell>
          <table:table-cell table:formula="of:=RANK([.D56];[.$D$2:.$D$118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7776" calcext:value-type="float">
            <text:p>5.6677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4360000" calcext:value-type="float">
            <text:p>1764360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624" calcext:value-type="float">
            <text:p>5.926624</text:p>
          </table:table-cell>
          <table:table-cell office:value-type="float" office:value="10" calcext:value-type="float">
            <text:p>10</text:p>
          </table:table-cell>
          <table:table-cell table:formula="of:=RANK([output.B57];[output.$B$2:.$B$118];1)" office:value-type="float" office:value="21" calcext:value-type="float">
            <text:p>21</text:p>
          </table:table-cell>
          <table:table-cell table:formula="of:=RANK([output.I57];[output.$I$2:.$I$118];1)" office:value-type="float" office:value="92" calcext:value-type="float">
            <text:p>92</text:p>
          </table:table-cell>
          <table:table-cell table:formula="of:=RANK([.D57];[.$D$2:.$D$118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47104" calcext:value-type="float">
            <text:p>5.647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70819000" calcext:value-type="float">
            <text:p>177081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496" calcext:value-type="float">
            <text:p>5.926496</text:p>
          </table:table-cell>
          <table:table-cell office:value-type="float" office:value="10" calcext:value-type="float">
            <text:p>10</text:p>
          </table:table-cell>
          <table:table-cell table:formula="of:=RANK([output.B58];[output.$B$2:.$B$118];1)" office:value-type="float" office:value="17" calcext:value-type="float">
            <text:p>17</text:p>
          </table:table-cell>
          <table:table-cell table:formula="of:=RANK([output.I58];[output.$I$2:.$I$118];1)" office:value-type="float" office:value="91" calcext:value-type="float">
            <text:p>91</text:p>
          </table:table-cell>
          <table:table-cell table:formula="of:=RANK([.D58];[.$D$2:.$D$118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72608" calcext:value-type="float">
            <text:p>5.6726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2858000" calcext:value-type="float">
            <text:p>1762858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63968" calcext:value-type="float">
            <text:p>5.963968</text:p>
          </table:table-cell>
          <table:table-cell office:value-type="float" office:value="10" calcext:value-type="float">
            <text:p>10</text:p>
          </table:table-cell>
          <table:table-cell table:formula="of:=RANK([output.B59];[output.$B$2:.$B$118];1)" office:value-type="float" office:value="22" calcext:value-type="float">
            <text:p>22</text:p>
          </table:table-cell>
          <table:table-cell table:formula="of:=RANK([output.I59];[output.$I$2:.$I$118];1)" office:value-type="float" office:value="103" calcext:value-type="float">
            <text:p>103</text:p>
          </table:table-cell>
          <table:table-cell table:formula="of:=RANK([.D59];[.$D$2:.$D$118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87808" calcext:value-type="float">
            <text:p>5.5878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9610000" calcext:value-type="float">
            <text:p>1789610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0272" calcext:value-type="float">
            <text:p>5.90272</text:p>
          </table:table-cell>
          <table:table-cell office:value-type="float" office:value="10" calcext:value-type="float">
            <text:p>10</text:p>
          </table:table-cell>
          <table:table-cell table:formula="of:=RANK([output.B60];[output.$B$2:.$B$118];1)" office:value-type="float" office:value="15" calcext:value-type="float">
            <text:p>15</text:p>
          </table:table-cell>
          <table:table-cell table:formula="of:=RANK([output.I60];[output.$I$2:.$I$118];1)" office:value-type="float" office:value="87" calcext:value-type="float">
            <text:p>87</text:p>
          </table:table-cell>
          <table:table-cell table:formula="of:=RANK([.D60];[.$D$2:.$D$118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98848" calcext:value-type="float">
            <text:p>5.5988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6082000" calcext:value-type="float">
            <text:p>1786082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96576" calcext:value-type="float">
            <text:p>5.996576</text:p>
          </table:table-cell>
          <table:table-cell office:value-type="float" office:value="10" calcext:value-type="float">
            <text:p>10</text:p>
          </table:table-cell>
          <table:table-cell table:formula="of:=RANK([output.B61];[output.$B$2:.$B$118];1)" office:value-type="float" office:value="16" calcext:value-type="float">
            <text:p>16</text:p>
          </table:table-cell>
          <table:table-cell table:formula="of:=RANK([output.I61];[output.$I$2:.$I$118];1)" office:value-type="float" office:value="109" calcext:value-type="float">
            <text:p>109</text:p>
          </table:table-cell>
          <table:table-cell table:formula="of:=RANK([.D61];[.$D$2:.$D$11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34784" calcext:value-type="float">
            <text:p>5.5347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6755000" calcext:value-type="float">
            <text:p>1806755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892736" calcext:value-type="float">
            <text:p>5.892736</text:p>
          </table:table-cell>
          <table:table-cell office:value-type="float" office:value="10" calcext:value-type="float">
            <text:p>10</text:p>
          </table:table-cell>
          <table:table-cell table:formula="of:=RANK([output.B62];[output.$B$2:.$B$118];1)" office:value-type="float" office:value="14" calcext:value-type="float">
            <text:p>14</text:p>
          </table:table-cell>
          <table:table-cell table:formula="of:=RANK([output.I62];[output.$I$2:.$I$118];1)" office:value-type="float" office:value="86" calcext:value-type="float">
            <text:p>86</text:p>
          </table:table-cell>
          <table:table-cell table:formula="of:=RANK([.D62];[.$D$2:.$D$118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8224" calcext:value-type="float">
            <text:p>5.78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29434000" calcext:value-type="float">
            <text:p>1729434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2912" calcext:value-type="float">
            <text:p>5.982912</text:p>
          </table:table-cell>
          <table:table-cell office:value-type="float" office:value="10" calcext:value-type="float">
            <text:p>10</text:p>
          </table:table-cell>
          <table:table-cell table:formula="of:=RANK([output.B63];[output.$B$2:.$B$118];1)" office:value-type="float" office:value="26" calcext:value-type="float">
            <text:p>26</text:p>
          </table:table-cell>
          <table:table-cell table:formula="of:=RANK([output.I63];[output.$I$2:.$I$118];1)" office:value-type="float" office:value="107" calcext:value-type="float">
            <text:p>107</text:p>
          </table:table-cell>
          <table:table-cell table:formula="of:=RANK([.D63];[.$D$2:.$D$118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4736" calcext:value-type="float">
            <text:p>5.6647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5307000" calcext:value-type="float">
            <text:p>1765307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11232" calcext:value-type="float">
            <text:p>5.911232</text:p>
          </table:table-cell>
          <table:table-cell office:value-type="float" office:value="10" calcext:value-type="float">
            <text:p>10</text:p>
          </table:table-cell>
          <table:table-cell table:formula="of:=RANK([output.B64];[output.$B$2:.$B$118];1)" office:value-type="float" office:value="19" calcext:value-type="float">
            <text:p>19</text:p>
          </table:table-cell>
          <table:table-cell table:formula="of:=RANK([output.I64];[output.$I$2:.$I$118];1)" office:value-type="float" office:value="89" calcext:value-type="float">
            <text:p>89</text:p>
          </table:table-cell>
          <table:table-cell table:formula="of:=RANK([.D64];[.$D$2:.$D$118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5824" calcext:value-type="float">
            <text:p>5.6658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4968000" calcext:value-type="float">
            <text:p>1764968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78592" calcext:value-type="float">
            <text:p>5.978592</text:p>
          </table:table-cell>
          <table:table-cell office:value-type="float" office:value="10" calcext:value-type="float">
            <text:p>10</text:p>
          </table:table-cell>
          <table:table-cell table:formula="of:=RANK([output.B65];[output.$B$2:.$B$118];1)" office:value-type="float" office:value="20" calcext:value-type="float">
            <text:p>20</text:p>
          </table:table-cell>
          <table:table-cell table:formula="of:=RANK([output.I65];[output.$I$2:.$I$118];1)" office:value-type="float" office:value="105" calcext:value-type="float">
            <text:p>105</text:p>
          </table:table-cell>
          <table:table-cell table:formula="of:=RANK([.D65];[.$D$2:.$D$118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10592" calcext:value-type="float">
            <text:p>5.7105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51132000" calcext:value-type="float">
            <text:p>1751132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1536" calcext:value-type="float">
            <text:p>5.941536</text:p>
          </table:table-cell>
          <table:table-cell office:value-type="float" office:value="10" calcext:value-type="float">
            <text:p>10</text:p>
          </table:table-cell>
          <table:table-cell table:formula="of:=RANK([output.B66];[output.$B$2:.$B$118];1)" office:value-type="float" office:value="23" calcext:value-type="float">
            <text:p>23</text:p>
          </table:table-cell>
          <table:table-cell table:formula="of:=RANK([output.I66];[output.$I$2:.$I$118];1)" office:value-type="float" office:value="98" calcext:value-type="float">
            <text:p>98</text:p>
          </table:table-cell>
          <table:table-cell table:formula="of:=RANK([.D66];[.$D$2:.$D$118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33088" calcext:value-type="float">
            <text:p>7.7330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3144000" calcext:value-type="float">
            <text:p>1293144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937632" calcext:value-type="float">
            <text:p>5.937632</text:p>
          </table:table-cell>
          <table:table-cell office:value-type="float" office:value="10" calcext:value-type="float">
            <text:p>10</text:p>
          </table:table-cell>
          <table:table-cell table:formula="of:=RANK([output.B67];[output.$B$2:.$B$118];1)" office:value-type="float" office:value="48" calcext:value-type="float">
            <text:p>48</text:p>
          </table:table-cell>
          <table:table-cell table:formula="of:=RANK([output.I67];[output.$I$2:.$I$118];1)" office:value-type="float" office:value="97" calcext:value-type="float">
            <text:p>97</text:p>
          </table:table-cell>
          <table:table-cell table:formula="of:=RANK([.D67];[.$D$2:.$D$118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639136" calcext:value-type="float">
            <text:p>7.639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9049000" calcext:value-type="float">
            <text:p>130904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6.024736" calcext:value-type="float">
            <text:p>6.024736</text:p>
          </table:table-cell>
          <table:table-cell office:value-type="float" office:value="10" calcext:value-type="float">
            <text:p>10</text:p>
          </table:table-cell>
          <table:table-cell table:formula="of:=RANK([output.B68];[output.$B$2:.$B$118];1)" office:value-type="float" office:value="46" calcext:value-type="float">
            <text:p>46</text:p>
          </table:table-cell>
          <table:table-cell table:formula="of:=RANK([output.I68];[output.$I$2:.$I$118];1)" office:value-type="float" office:value="110" calcext:value-type="float">
            <text:p>110</text:p>
          </table:table-cell>
          <table:table-cell table:formula="of:=RANK([.D68];[.$D$2:.$D$118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59872" calcext:value-type="float">
            <text:p>7.5598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2774000" calcext:value-type="float">
            <text:p>1322774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944832" calcext:value-type="float">
            <text:p>5.944832</text:p>
          </table:table-cell>
          <table:table-cell office:value-type="float" office:value="10" calcext:value-type="float">
            <text:p>10</text:p>
          </table:table-cell>
          <table:table-cell table:formula="of:=RANK([output.B69];[output.$B$2:.$B$118];1)" office:value-type="float" office:value="43" calcext:value-type="float">
            <text:p>43</text:p>
          </table:table-cell>
          <table:table-cell table:formula="of:=RANK([output.I69];[output.$I$2:.$I$118];1)" office:value-type="float" office:value="101" calcext:value-type="float">
            <text:p>101</text:p>
          </table:table-cell>
          <table:table-cell table:formula="of:=RANK([.D69];[.$D$2:.$D$118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32448" calcext:value-type="float">
            <text:p>7.732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3251000" calcext:value-type="float">
            <text:p>1293251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059424" calcext:value-type="float">
            <text:p>6.059424</text:p>
          </table:table-cell>
          <table:table-cell office:value-type="float" office:value="10" calcext:value-type="float">
            <text:p>10</text:p>
          </table:table-cell>
          <table:table-cell table:formula="of:=RANK([output.B70];[output.$B$2:.$B$118];1)" office:value-type="float" office:value="47" calcext:value-type="float">
            <text:p>47</text:p>
          </table:table-cell>
          <table:table-cell table:formula="of:=RANK([output.I70];[output.$I$2:.$I$118];1)" office:value-type="float" office:value="112" calcext:value-type="float">
            <text:p>112</text:p>
          </table:table-cell>
          <table:table-cell table:formula="of:=RANK([.D70];[.$D$2:.$D$118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41568" calcext:value-type="float">
            <text:p>7.5415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5984000" calcext:value-type="float">
            <text:p>1325984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058752" calcext:value-type="float">
            <text:p>6.058752</text:p>
          </table:table-cell>
          <table:table-cell office:value-type="float" office:value="10" calcext:value-type="float">
            <text:p>10</text:p>
          </table:table-cell>
          <table:table-cell table:formula="of:=RANK([output.B71];[output.$B$2:.$B$118];1)" office:value-type="float" office:value="42" calcext:value-type="float">
            <text:p>42</text:p>
          </table:table-cell>
          <table:table-cell table:formula="of:=RANK([output.I71];[output.$I$2:.$I$118];1)" office:value-type="float" office:value="111" calcext:value-type="float">
            <text:p>111</text:p>
          </table:table-cell>
          <table:table-cell table:formula="of:=RANK([.D71];[.$D$2:.$D$118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608928" calcext:value-type="float">
            <text:p>7.6089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14246000" calcext:value-type="float">
            <text:p>1314246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174528" calcext:value-type="float">
            <text:p>6.174528</text:p>
          </table:table-cell>
          <table:table-cell office:value-type="float" office:value="10" calcext:value-type="float">
            <text:p>10</text:p>
          </table:table-cell>
          <table:table-cell table:formula="of:=RANK([output.B72];[output.$B$2:.$B$118];1)" office:value-type="float" office:value="45" calcext:value-type="float">
            <text:p>45</text:p>
          </table:table-cell>
          <table:table-cell table:formula="of:=RANK([output.I72];[output.$I$2:.$I$118];1)" office:value-type="float" office:value="113" calcext:value-type="float">
            <text:p>113</text:p>
          </table:table-cell>
          <table:table-cell table:formula="of:=RANK([.D72];[.$D$2:.$D$118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69472" calcext:value-type="float">
            <text:p>7.5694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1096000" calcext:value-type="float">
            <text:p>1321096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78176" calcext:value-type="float">
            <text:p>5.978176</text:p>
          </table:table-cell>
          <table:table-cell office:value-type="float" office:value="10" calcext:value-type="float">
            <text:p>10</text:p>
          </table:table-cell>
          <table:table-cell table:formula="of:=RANK([output.B73];[output.$B$2:.$B$118];1)" office:value-type="float" office:value="44" calcext:value-type="float">
            <text:p>44</text:p>
          </table:table-cell>
          <table:table-cell table:formula="of:=RANK([output.I73];[output.$I$2:.$I$118];1)" office:value-type="float" office:value="104" calcext:value-type="float">
            <text:p>104</text:p>
          </table:table-cell>
          <table:table-cell table:formula="of:=RANK([.D73];[.$D$2:.$D$118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863904" calcext:value-type="float">
            <text:p>7.8639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71633000" calcext:value-type="float">
            <text:p>1271633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87744" calcext:value-type="float">
            <text:p>6.387744</text:p>
          </table:table-cell>
          <table:table-cell office:value-type="float" office:value="10" calcext:value-type="float">
            <text:p>10</text:p>
          </table:table-cell>
          <table:table-cell table:formula="of:=RANK([output.B74];[output.$B$2:.$B$118];1)" office:value-type="float" office:value="52" calcext:value-type="float">
            <text:p>52</text:p>
          </table:table-cell>
          <table:table-cell table:formula="of:=RANK([output.I74];[output.$I$2:.$I$118];1)" office:value-type="float" office:value="116" calcext:value-type="float">
            <text:p>116</text:p>
          </table:table-cell>
          <table:table-cell table:formula="of:=RANK([.D74];[.$D$2:.$D$118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437696" calcext:value-type="float">
            <text:p>7.4376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44502000" calcext:value-type="float">
            <text:p>1344502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8832" calcext:value-type="float">
            <text:p>5.928832</text:p>
          </table:table-cell>
          <table:table-cell office:value-type="float" office:value="10" calcext:value-type="float">
            <text:p>10</text:p>
          </table:table-cell>
          <table:table-cell table:formula="of:=RANK([output.B75];[output.$B$2:.$B$118];1)" office:value-type="float" office:value="41" calcext:value-type="float">
            <text:p>41</text:p>
          </table:table-cell>
          <table:table-cell table:formula="of:=RANK([output.I75];[output.$I$2:.$I$118];1)" office:value-type="float" office:value="95" calcext:value-type="float">
            <text:p>95</text:p>
          </table:table-cell>
          <table:table-cell table:formula="of:=RANK([.D75];[.$D$2:.$D$118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42752" calcext:value-type="float">
            <text:p>7.7427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1530000" calcext:value-type="float">
            <text:p>1291530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51264" calcext:value-type="float">
            <text:p>6.351264</text:p>
          </table:table-cell>
          <table:table-cell office:value-type="float" office:value="10" calcext:value-type="float">
            <text:p>10</text:p>
          </table:table-cell>
          <table:table-cell table:formula="of:=RANK([output.B76];[output.$B$2:.$B$118];1)" office:value-type="float" office:value="49" calcext:value-type="float">
            <text:p>49</text:p>
          </table:table-cell>
          <table:table-cell table:formula="of:=RANK([output.I76];[output.$I$2:.$I$118];1)" office:value-type="float" office:value="114" calcext:value-type="float">
            <text:p>114</text:p>
          </table:table-cell>
          <table:table-cell table:formula="of:=RANK([.D76];[.$D$2:.$D$118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93184" calcext:value-type="float">
            <text:p>7.793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83173000" calcext:value-type="float">
            <text:p>1283173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312" calcext:value-type="float">
            <text:p>5.9312</text:p>
          </table:table-cell>
          <table:table-cell office:value-type="float" office:value="10" calcext:value-type="float">
            <text:p>10</text:p>
          </table:table-cell>
          <table:table-cell table:formula="of:=RANK([output.B77];[output.$B$2:.$B$118];1)" office:value-type="float" office:value="51" calcext:value-type="float">
            <text:p>51</text:p>
          </table:table-cell>
          <table:table-cell table:formula="of:=RANK([output.I77];[output.$I$2:.$I$118];1)" office:value-type="float" office:value="96" calcext:value-type="float">
            <text:p>96</text:p>
          </table:table-cell>
          <table:table-cell table:formula="of:=RANK([.D77];[.$D$2:.$D$118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8608" calcext:value-type="float">
            <text:p>7.786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84343000" calcext:value-type="float">
            <text:p>1284343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83104" calcext:value-type="float">
            <text:p>6.383104</text:p>
          </table:table-cell>
          <table:table-cell office:value-type="float" office:value="10" calcext:value-type="float">
            <text:p>10</text:p>
          </table:table-cell>
          <table:table-cell table:formula="of:=RANK([output.B78];[output.$B$2:.$B$118];1)" office:value-type="float" office:value="50" calcext:value-type="float">
            <text:p>50</text:p>
          </table:table-cell>
          <table:table-cell table:formula="of:=RANK([output.I78];[output.$I$2:.$I$118];1)" office:value-type="float" office:value="115" calcext:value-type="float">
            <text:p>115</text:p>
          </table:table-cell>
          <table:table-cell table:formula="of:=RANK([.D78];[.$D$2:.$D$118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407296" calcext:value-type="float">
            <text:p>7.407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50020000" calcext:value-type="float">
            <text:p>1350020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2144" calcext:value-type="float">
            <text:p>5.942144</text:p>
          </table:table-cell>
          <table:table-cell office:value-type="float" office:value="10" calcext:value-type="float">
            <text:p>10</text:p>
          </table:table-cell>
          <table:table-cell table:formula="of:=RANK([output.B79];[output.$B$2:.$B$118];1)" office:value-type="float" office:value="40" calcext:value-type="float">
            <text:p>40</text:p>
          </table:table-cell>
          <table:table-cell table:formula="of:=RANK([output.I79];[output.$I$2:.$I$118];1)" office:value-type="float" office:value="99" calcext:value-type="float">
            <text:p>99</text:p>
          </table:table-cell>
          <table:table-cell table:formula="of:=RANK([.D79];[.$D$2:.$D$118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10112" calcext:value-type="float">
            <text:p>17.8101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14788000" calcext:value-type="float">
            <text:p>5614788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10" calcext:value-type="float">
            <text:p>10</text:p>
          </table:table-cell>
          <table:table-cell table:formula="of:=RANK([output.B80];[output.$B$2:.$B$118];1)" office:value-type="float" office:value="114" calcext:value-type="float">
            <text:p>114</text:p>
          </table:table-cell>
          <table:table-cell table:formula="of:=RANK([output.I80];[output.$I$2:.$I$118];1)" office:value-type="float" office:value="28" calcext:value-type="float">
            <text:p>28</text:p>
          </table:table-cell>
          <table:table-cell table:formula="of:=RANK([.D80];[.$D$2:.$D$118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25281" calcext:value-type="float">
            <text:p>17.72528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41660000" calcext:value-type="float">
            <text:p>5641660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10" calcext:value-type="float">
            <text:p>10</text:p>
          </table:table-cell>
          <table:table-cell table:formula="of:=RANK([output.B81];[output.$B$2:.$B$118];1)" office:value-type="float" office:value="109" calcext:value-type="float">
            <text:p>109</text:p>
          </table:table-cell>
          <table:table-cell table:formula="of:=RANK([output.I81];[output.$I$2:.$I$118];1)" office:value-type="float" office:value="11" calcext:value-type="float">
            <text:p>11</text:p>
          </table:table-cell>
          <table:table-cell table:formula="of:=RANK([.D81];[.$D$2:.$D$118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88256" calcext:value-type="float">
            <text:p>17.78825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1687000" calcext:value-type="float">
            <text:p>5621687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output.B82];[output.$B$2:.$B$118];1)" office:value-type="float" office:value="112" calcext:value-type="float">
            <text:p>112</text:p>
          </table:table-cell>
          <table:table-cell table:formula="of:=RANK([output.I82];[output.$I$2:.$I$118];1)" office:value-type="float" office:value="29" calcext:value-type="float">
            <text:p>29</text:p>
          </table:table-cell>
          <table:table-cell table:formula="of:=RANK([.D82];[.$D$2:.$D$118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55425" calcext:value-type="float">
            <text:p>17.85542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0539000" calcext:value-type="float">
            <text:p>560053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10" calcext:value-type="float">
            <text:p>10</text:p>
          </table:table-cell>
          <table:table-cell table:formula="of:=RANK([output.B83];[output.$B$2:.$B$118];1)" office:value-type="float" office:value="116" calcext:value-type="float">
            <text:p>116</text:p>
          </table:table-cell>
          <table:table-cell table:formula="of:=RANK([output.I83];[output.$I$2:.$I$118];1)" office:value-type="float" office:value="2" calcext:value-type="float">
            <text:p>2</text:p>
          </table:table-cell>
          <table:table-cell table:formula="of:=RANK([.D83];[.$D$2:.$D$118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07617" calcext:value-type="float">
            <text:p>17.70761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47287000" calcext:value-type="float">
            <text:p>5647287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output.B84];[output.$B$2:.$B$118];1)" office:value-type="float" office:value="108" calcext:value-type="float">
            <text:p>108</text:p>
          </table:table-cell>
          <table:table-cell table:formula="of:=RANK([output.I84];[output.$I$2:.$I$118];1)" office:value-type="float" office:value="3" calcext:value-type="float">
            <text:p>3</text:p>
          </table:table-cell>
          <table:table-cell table:formula="of:=RANK([.D84];[.$D$2:.$D$118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87393" calcext:value-type="float">
            <text:p>17.58739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5891000" calcext:value-type="float">
            <text:p>5685891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10" calcext:value-type="float">
            <text:p>10</text:p>
          </table:table-cell>
          <table:table-cell table:formula="of:=RANK([output.B85];[output.$B$2:.$B$118];1)" office:value-type="float" office:value="101" calcext:value-type="float">
            <text:p>101</text:p>
          </table:table-cell>
          <table:table-cell table:formula="of:=RANK([output.I85];[output.$I$2:.$I$118];1)" office:value-type="float" office:value="36" calcext:value-type="float">
            <text:p>36</text:p>
          </table:table-cell>
          <table:table-cell table:formula="of:=RANK([.D85];[.$D$2:.$D$11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58208" calcext:value-type="float">
            <text:p>17.55820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5342000" calcext:value-type="float">
            <text:p>5695342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10" calcext:value-type="float">
            <text:p>10</text:p>
          </table:table-cell>
          <table:table-cell table:formula="of:=RANK([output.B86];[output.$B$2:.$B$118];1)" office:value-type="float" office:value="93" calcext:value-type="float">
            <text:p>93</text:p>
          </table:table-cell>
          <table:table-cell table:formula="of:=RANK([output.I86];[output.$I$2:.$I$118];1)" office:value-type="float" office:value="39" calcext:value-type="float">
            <text:p>39</text:p>
          </table:table-cell>
          <table:table-cell table:formula="of:=RANK([.D86];[.$D$2:.$D$11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687361" calcext:value-type="float">
            <text:p>17.68736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53755000" calcext:value-type="float">
            <text:p>5653755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10" calcext:value-type="float">
            <text:p>10</text:p>
          </table:table-cell>
          <table:table-cell table:formula="of:=RANK([output.B87];[output.$B$2:.$B$118];1)" office:value-type="float" office:value="107" calcext:value-type="float">
            <text:p>107</text:p>
          </table:table-cell>
          <table:table-cell table:formula="of:=RANK([output.I87];[output.$I$2:.$I$118];1)" office:value-type="float" office:value="20" calcext:value-type="float">
            <text:p>20</text:p>
          </table:table-cell>
          <table:table-cell table:formula="of:=RANK([.D87];[.$D$2:.$D$118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61567" calcext:value-type="float">
            <text:p>17.56156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4253000" calcext:value-type="float">
            <text:p>5694253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10" calcext:value-type="float">
            <text:p>10</text:p>
          </table:table-cell>
          <table:table-cell table:formula="of:=RANK([output.B88];[output.$B$2:.$B$118];1)" office:value-type="float" office:value="94" calcext:value-type="float">
            <text:p>94</text:p>
          </table:table-cell>
          <table:table-cell table:formula="of:=RANK([output.I88];[output.$I$2:.$I$118];1)" office:value-type="float" office:value="19" calcext:value-type="float">
            <text:p>19</text:p>
          </table:table-cell>
          <table:table-cell table:formula="of:=RANK([.D88];[.$D$2:.$D$11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614847" calcext:value-type="float">
            <text:p>17.61484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7029000" calcext:value-type="float">
            <text:p>5677029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" calcext:value-type="float">
            <text:p>0.0064</text:p>
          </table:table-cell>
          <table:table-cell office:value-type="float" office:value="10" calcext:value-type="float">
            <text:p>10</text:p>
          </table:table-cell>
          <table:table-cell table:formula="of:=RANK([output.B89];[output.$B$2:.$B$118];1)" office:value-type="float" office:value="105" calcext:value-type="float">
            <text:p>105</text:p>
          </table:table-cell>
          <table:table-cell table:formula="of:=RANK([output.I89];[output.$I$2:.$I$118];1)" office:value-type="float" office:value="27" calcext:value-type="float">
            <text:p>27</text:p>
          </table:table-cell>
          <table:table-cell table:formula="of:=RANK([.D89];[.$D$2:.$D$11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79585" calcext:value-type="float">
            <text:p>17.77958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4428000" calcext:value-type="float">
            <text:p>5624428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10" calcext:value-type="float">
            <text:p>10</text:p>
          </table:table-cell>
          <table:table-cell table:formula="of:=RANK([output.B90];[output.$B$2:.$B$118];1)" office:value-type="float" office:value="111" calcext:value-type="float">
            <text:p>111</text:p>
          </table:table-cell>
          <table:table-cell table:formula="of:=RANK([output.I90];[output.$I$2:.$I$118];1)" office:value-type="float" office:value="7" calcext:value-type="float">
            <text:p>7</text:p>
          </table:table-cell>
          <table:table-cell table:formula="of:=RANK([.D90];[.$D$2:.$D$11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93184" calcext:value-type="float">
            <text:p>17.7931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0130000" calcext:value-type="float">
            <text:p>5620130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10" calcext:value-type="float">
            <text:p>10</text:p>
          </table:table-cell>
          <table:table-cell table:formula="of:=RANK([output.B91];[output.$B$2:.$B$118];1)" office:value-type="float" office:value="113" calcext:value-type="float">
            <text:p>113</text:p>
          </table:table-cell>
          <table:table-cell table:formula="of:=RANK([output.I91];[output.$I$2:.$I$118];1)" office:value-type="float" office:value="22" calcext:value-type="float">
            <text:p>22</text:p>
          </table:table-cell>
          <table:table-cell table:formula="of:=RANK([.D91];[.$D$2:.$D$11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56289" calcext:value-type="float">
            <text:p>17.85628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0268000" calcext:value-type="float">
            <text:p>5600268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10" calcext:value-type="float">
            <text:p>10</text:p>
          </table:table-cell>
          <table:table-cell table:formula="of:=RANK([output.B92];[output.$B$2:.$B$118];1)" office:value-type="float" office:value="117" calcext:value-type="float">
            <text:p>117</text:p>
          </table:table-cell>
          <table:table-cell table:formula="of:=RANK([output.I92];[output.$I$2:.$I$118];1)" office:value-type="float" office:value="33" calcext:value-type="float">
            <text:p>33</text:p>
          </table:table-cell>
          <table:table-cell table:formula="of:=RANK([.D92];[.$D$2:.$D$118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248192" calcext:value-type="float">
            <text:p>12.24819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164470000" calcext:value-type="float">
            <text:p>8164470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6496" calcext:value-type="float">
            <text:p>0.006496</text:p>
          </table:table-cell>
          <table:table-cell office:value-type="float" office:value="10" calcext:value-type="float">
            <text:p>10</text:p>
          </table:table-cell>
          <table:table-cell table:formula="of:=RANK([output.B93];[output.$B$2:.$B$118];1)" office:value-type="float" office:value="68" calcext:value-type="float">
            <text:p>68</text:p>
          </table:table-cell>
          <table:table-cell table:formula="of:=RANK([output.I93];[output.$I$2:.$I$118];1)" office:value-type="float" office:value="32" calcext:value-type="float">
            <text:p>32</text:p>
          </table:table-cell>
          <table:table-cell table:formula="of:=RANK([.D93];[.$D$2:.$D$1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65984" calcext:value-type="float">
            <text:p>12.1659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19639000" calcext:value-type="float">
            <text:p>821963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10" calcext:value-type="float">
            <text:p>10</text:p>
          </table:table-cell>
          <table:table-cell table:formula="of:=RANK([output.B94];[output.$B$2:.$B$118];1)" office:value-type="float" office:value="61" calcext:value-type="float">
            <text:p>61</text:p>
          </table:table-cell>
          <table:table-cell table:formula="of:=RANK([output.I94];[output.$I$2:.$I$118];1)" office:value-type="float" office:value="22" calcext:value-type="float">
            <text:p>22</text:p>
          </table:table-cell>
          <table:table-cell table:formula="of:=RANK([.D94];[.$D$2:.$D$11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99744" calcext:value-type="float">
            <text:p>12.19974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196893000" calcext:value-type="float">
            <text:p>8196893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10" calcext:value-type="float">
            <text:p>10</text:p>
          </table:table-cell>
          <table:table-cell table:formula="of:=RANK([output.B95];[output.$B$2:.$B$118];1)" office:value-type="float" office:value="64" calcext:value-type="float">
            <text:p>64</text:p>
          </table:table-cell>
          <table:table-cell table:formula="of:=RANK([output.I95];[output.$I$2:.$I$118];1)" office:value-type="float" office:value="24" calcext:value-type="float">
            <text:p>24</text:p>
          </table:table-cell>
          <table:table-cell table:formula="of:=RANK([.D95];[.$D$2:.$D$11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35264" calcext:value-type="float">
            <text:p>12.13526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40447000" calcext:value-type="float">
            <text:p>8240447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824" calcext:value-type="float">
            <text:p>0.005824</text:p>
          </table:table-cell>
          <table:table-cell office:value-type="float" office:value="10" calcext:value-type="float">
            <text:p>10</text:p>
          </table:table-cell>
          <table:table-cell table:formula="of:=RANK([output.B96];[output.$B$2:.$B$118];1)" office:value-type="float" office:value="59" calcext:value-type="float">
            <text:p>59</text:p>
          </table:table-cell>
          <table:table-cell table:formula="of:=RANK([output.I96];[output.$I$2:.$I$118];1)" office:value-type="float" office:value="8" calcext:value-type="float">
            <text:p>8</text:p>
          </table:table-cell>
          <table:table-cell table:formula="of:=RANK([.D96];[.$D$2:.$D$1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90816" calcext:value-type="float">
            <text:p>12.1908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02896000" calcext:value-type="float">
            <text:p>8202896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10" calcext:value-type="float">
            <text:p>10</text:p>
          </table:table-cell>
          <table:table-cell table:formula="of:=RANK([output.B97];[output.$B$2:.$B$118];1)" office:value-type="float" office:value="63" calcext:value-type="float">
            <text:p>63</text:p>
          </table:table-cell>
          <table:table-cell table:formula="of:=RANK([output.I97];[output.$I$2:.$I$118];1)" office:value-type="float" office:value="16" calcext:value-type="float">
            <text:p>16</text:p>
          </table:table-cell>
          <table:table-cell table:formula="of:=RANK([.D97];[.$D$2:.$D$11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50016" calcext:value-type="float">
            <text:p>12.1500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30442000" calcext:value-type="float">
            <text:p>823044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368" calcext:value-type="float">
            <text:p>0.006368</text:p>
          </table:table-cell>
          <table:table-cell office:value-type="float" office:value="10" calcext:value-type="float">
            <text:p>10</text:p>
          </table:table-cell>
          <table:table-cell table:formula="of:=RANK([output.B98];[output.$B$2:.$B$118];1)" office:value-type="float" office:value="60" calcext:value-type="float">
            <text:p>60</text:p>
          </table:table-cell>
          <table:table-cell table:formula="of:=RANK([output.I98];[output.$I$2:.$I$118];1)" office:value-type="float" office:value="26" calcext:value-type="float">
            <text:p>26</text:p>
          </table:table-cell>
          <table:table-cell table:formula="of:=RANK([.D98];[.$D$2:.$D$1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10048" calcext:value-type="float">
            <text:p>12.11004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57605000" calcext:value-type="float">
            <text:p>8257605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10" calcext:value-type="float">
            <text:p>10</text:p>
          </table:table-cell>
          <table:table-cell table:formula="of:=RANK([output.B99];[output.$B$2:.$B$118];1)" office:value-type="float" office:value="58" calcext:value-type="float">
            <text:p>58</text:p>
          </table:table-cell>
          <table:table-cell table:formula="of:=RANK([output.I99];[output.$I$2:.$I$118];1)" office:value-type="float" office:value="35" calcext:value-type="float">
            <text:p>35</text:p>
          </table:table-cell>
          <table:table-cell table:formula="of:=RANK([.D99];[.$D$2:.$D$1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58976" calcext:value-type="float">
            <text:p>12.05897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92578000" calcext:value-type="float">
            <text:p>8292578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output.B100];[output.$B$2:.$B$118];1)" office:value-type="float" office:value="54" calcext:value-type="float">
            <text:p>54</text:p>
          </table:table-cell>
          <table:table-cell table:formula="of:=RANK([output.I100];[output.$I$2:.$I$118];1)" office:value-type="float" office:value="29" calcext:value-type="float">
            <text:p>29</text:p>
          </table:table-cell>
          <table:table-cell table:formula="of:=RANK([.D100];[.$D$2:.$D$1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82912" calcext:value-type="float">
            <text:p>12.1829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08218000" calcext:value-type="float">
            <text:p>8208218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output.B101];[output.$B$2:.$B$118];1)" office:value-type="float" office:value="62" calcext:value-type="float">
            <text:p>62</text:p>
          </table:table-cell>
          <table:table-cell table:formula="of:=RANK([output.I101];[output.$I$2:.$I$118];1)" office:value-type="float" office:value="13" calcext:value-type="float">
            <text:p>13</text:p>
          </table:table-cell>
          <table:table-cell table:formula="of:=RANK([.D101];[.$D$2:.$D$1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92512" calcext:value-type="float">
            <text:p>12.0925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69580000" calcext:value-type="float">
            <text:p>8269580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10" calcext:value-type="float">
            <text:p>10</text:p>
          </table:table-cell>
          <table:table-cell table:formula="of:=RANK([output.B102];[output.$B$2:.$B$118];1)" office:value-type="float" office:value="56" calcext:value-type="float">
            <text:p>56</text:p>
          </table:table-cell>
          <table:table-cell table:formula="of:=RANK([output.I102];[output.$I$2:.$I$118];1)" office:value-type="float" office:value="9" calcext:value-type="float">
            <text:p>9</text:p>
          </table:table-cell>
          <table:table-cell table:formula="of:=RANK([.D102];[.$D$2:.$D$1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02048" calcext:value-type="float">
            <text:p>12.10204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63064000" calcext:value-type="float">
            <text:p>8263064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10" calcext:value-type="float">
            <text:p>10</text:p>
          </table:table-cell>
          <table:table-cell table:formula="of:=RANK([output.B103];[output.$B$2:.$B$118];1)" office:value-type="float" office:value="57" calcext:value-type="float">
            <text:p>57</text:p>
          </table:table-cell>
          <table:table-cell table:formula="of:=RANK([output.I103];[output.$I$2:.$I$118];1)" office:value-type="float" office:value="11" calcext:value-type="float">
            <text:p>11</text:p>
          </table:table-cell>
          <table:table-cell table:formula="of:=RANK([.D103];[.$D$2:.$D$1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89792" calcext:value-type="float">
            <text:p>12.08979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71441000" calcext:value-type="float">
            <text:p>8271441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408" calcext:value-type="float">
            <text:p>0.005408</text:p>
          </table:table-cell>
          <table:table-cell office:value-type="float" office:value="10" calcext:value-type="float">
            <text:p>10</text:p>
          </table:table-cell>
          <table:table-cell table:formula="of:=RANK([output.B104];[output.$B$2:.$B$118];1)" office:value-type="float" office:value="55" calcext:value-type="float">
            <text:p>55</text:p>
          </table:table-cell>
          <table:table-cell table:formula="of:=RANK([output.I104];[output.$I$2:.$I$118];1)" office:value-type="float" office:value="1" calcext:value-type="float">
            <text:p>1</text:p>
          </table:table-cell>
          <table:table-cell table:formula="of:=RANK([.D104];[.$D$2:.$D$1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48384" calcext:value-type="float">
            <text:p>12.0483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99868000" calcext:value-type="float">
            <text:p>8299868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output.B105];[output.$B$2:.$B$118];1)" office:value-type="float" office:value="53" calcext:value-type="float">
            <text:p>53</text:p>
          </table:table-cell>
          <table:table-cell table:formula="of:=RANK([output.I105];[output.$I$2:.$I$118];1)" office:value-type="float" office:value="3" calcext:value-type="float">
            <text:p>3</text:p>
          </table:table-cell>
          <table:table-cell table:formula="of:=RANK([.D105];[.$D$2:.$D$1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842016" calcext:value-type="float">
            <text:p>17.8420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4748000" calcext:value-type="float">
            <text:p>5604748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10" calcext:value-type="float">
            <text:p>10</text:p>
          </table:table-cell>
          <table:table-cell table:formula="of:=RANK([output.B106];[output.$B$2:.$B$118];1)" office:value-type="float" office:value="115" calcext:value-type="float">
            <text:p>115</text:p>
          </table:table-cell>
          <table:table-cell table:formula="of:=RANK([output.I106];[output.$I$2:.$I$118];1)" office:value-type="float" office:value="10" calcext:value-type="float">
            <text:p>10</text:p>
          </table:table-cell>
          <table:table-cell table:formula="of:=RANK([.D106];[.$D$2:.$D$118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0928" calcext:value-type="float">
            <text:p>17.6092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8824000" calcext:value-type="float">
            <text:p>5678824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10" calcext:value-type="float">
            <text:p>10</text:p>
          </table:table-cell>
          <table:table-cell table:formula="of:=RANK([output.B107];[output.$B$2:.$B$118];1)" office:value-type="float" office:value="104" calcext:value-type="float">
            <text:p>104</text:p>
          </table:table-cell>
          <table:table-cell table:formula="of:=RANK([output.I107];[output.$I$2:.$I$118];1)" office:value-type="float" office:value="33" calcext:value-type="float">
            <text:p>33</text:p>
          </table:table-cell>
          <table:table-cell table:formula="of:=RANK([.D107];[.$D$2:.$D$118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407393" calcext:value-type="float">
            <text:p>17.40739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744686000" calcext:value-type="float">
            <text:p>5744686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output.B108];[output.$B$2:.$B$118];1)" office:value-type="float" office:value="92" calcext:value-type="float">
            <text:p>92</text:p>
          </table:table-cell>
          <table:table-cell table:formula="of:=RANK([output.I108];[output.$I$2:.$I$118];1)" office:value-type="float" office:value="13" calcext:value-type="float">
            <text:p>13</text:p>
          </table:table-cell>
          <table:table-cell table:formula="of:=RANK([.D108];[.$D$2:.$D$1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9424" calcext:value-type="float">
            <text:p>17.57942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8469000" calcext:value-type="float">
            <text:p>568846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10" calcext:value-type="float">
            <text:p>10</text:p>
          </table:table-cell>
          <table:table-cell table:formula="of:=RANK([output.B109];[output.$B$2:.$B$118];1)" office:value-type="float" office:value="99" calcext:value-type="float">
            <text:p>99</text:p>
          </table:table-cell>
          <table:table-cell table:formula="of:=RANK([output.I109];[output.$I$2:.$I$118];1)" office:value-type="float" office:value="18" calcext:value-type="float">
            <text:p>18</text:p>
          </table:table-cell>
          <table:table-cell table:formula="of:=RANK([.D109];[.$D$2:.$D$118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80416" calcext:value-type="float">
            <text:p>17.5804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8148000" calcext:value-type="float">
            <text:p>5688148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10" calcext:value-type="float">
            <text:p>10</text:p>
          </table:table-cell>
          <table:table-cell table:formula="of:=RANK([output.B110];[output.$B$2:.$B$118];1)" office:value-type="float" office:value="100" calcext:value-type="float">
            <text:p>100</text:p>
          </table:table-cell>
          <table:table-cell table:formula="of:=RANK([output.I110];[output.$I$2:.$I$118];1)" office:value-type="float" office:value="6" calcext:value-type="float">
            <text:p>6</text:p>
          </table:table-cell>
          <table:table-cell table:formula="of:=RANK([.D110];[.$D$2:.$D$11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5617" calcext:value-type="float">
            <text:p>17.57561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9701000" calcext:value-type="float">
            <text:p>5689701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0" calcext:value-type="float">
            <text:p>10</text:p>
          </table:table-cell>
          <table:table-cell table:formula="of:=RANK([output.B111];[output.$B$2:.$B$118];1)" office:value-type="float" office:value="98" calcext:value-type="float">
            <text:p>98</text:p>
          </table:table-cell>
          <table:table-cell table:formula="of:=RANK([output.I111];[output.$I$2:.$I$118];1)" office:value-type="float" office:value="38" calcext:value-type="float">
            <text:p>38</text:p>
          </table:table-cell>
          <table:table-cell table:formula="of:=RANK([.D111];[.$D$2:.$D$118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92352" calcext:value-type="float">
            <text:p>17.59235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4288000" calcext:value-type="float">
            <text:p>5684288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16" calcext:value-type="float">
            <text:p>0.006016</text:p>
          </table:table-cell>
          <table:table-cell office:value-type="float" office:value="10" calcext:value-type="float">
            <text:p>10</text:p>
          </table:table-cell>
          <table:table-cell table:formula="of:=RANK([output.B112];[output.$B$2:.$B$118];1)" office:value-type="float" office:value="102" calcext:value-type="float">
            <text:p>102</text:p>
          </table:table-cell>
          <table:table-cell table:formula="of:=RANK([output.I112];[output.$I$2:.$I$118];1)" office:value-type="float" office:value="17" calcext:value-type="float">
            <text:p>17</text:p>
          </table:table-cell>
          <table:table-cell table:formula="of:=RANK([.D112];[.$D$2:.$D$118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6176" calcext:value-type="float">
            <text:p>17.5617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4190000" calcext:value-type="float">
            <text:p>5694190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336" calcext:value-type="float">
            <text:p>0.006336</text:p>
          </table:table-cell>
          <table:table-cell office:value-type="float" office:value="10" calcext:value-type="float">
            <text:p>10</text:p>
          </table:table-cell>
          <table:table-cell table:formula="of:=RANK([output.B113];[output.$B$2:.$B$118];1)" office:value-type="float" office:value="95" calcext:value-type="float">
            <text:p>95</text:p>
          </table:table-cell>
          <table:table-cell table:formula="of:=RANK([output.I113];[output.$I$2:.$I$118];1)" office:value-type="float" office:value="25" calcext:value-type="float">
            <text:p>25</text:p>
          </table:table-cell>
          <table:table-cell table:formula="of:=RANK([.D113];[.$D$2:.$D$11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29087" calcext:value-type="float">
            <text:p>17.62908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2443000" calcext:value-type="float">
            <text:p>5672443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688" calcext:value-type="float">
            <text:p>0.006688</text:p>
          </table:table-cell>
          <table:table-cell office:value-type="float" office:value="10" calcext:value-type="float">
            <text:p>10</text:p>
          </table:table-cell>
          <table:table-cell table:formula="of:=RANK([output.B114];[output.$B$2:.$B$118];1)" office:value-type="float" office:value="106" calcext:value-type="float">
            <text:p>106</text:p>
          </table:table-cell>
          <table:table-cell table:formula="of:=RANK([output.I114];[output.$I$2:.$I$118];1)" office:value-type="float" office:value="37" calcext:value-type="float">
            <text:p>37</text:p>
          </table:table-cell>
          <table:table-cell table:formula="of:=RANK([.D114];[.$D$2:.$D$118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757824" calcext:value-type="float">
            <text:p>17.75782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31321000" calcext:value-type="float">
            <text:p>5631321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output.B115];[output.$B$2:.$B$118];1)" office:value-type="float" office:value="110" calcext:value-type="float">
            <text:p>110</text:p>
          </table:table-cell>
          <table:table-cell table:formula="of:=RANK([output.I115];[output.$I$2:.$I$118];1)" office:value-type="float" office:value="13" calcext:value-type="float">
            <text:p>13</text:p>
          </table:table-cell>
          <table:table-cell table:formula="of:=RANK([.D115];[.$D$2:.$D$11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1072" calcext:value-type="float">
            <text:p>17.57107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1173000" calcext:value-type="float">
            <text:p>5691173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output.B116];[output.$B$2:.$B$118];1)" office:value-type="float" office:value="97" calcext:value-type="float">
            <text:p>97</text:p>
          </table:table-cell>
          <table:table-cell table:formula="of:=RANK([output.I116];[output.$I$2:.$I$118];1)" office:value-type="float" office:value="3" calcext:value-type="float">
            <text:p>3</text:p>
          </table:table-cell>
          <table:table-cell table:formula="of:=RANK([.D116];[.$D$2:.$D$11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02112" calcext:value-type="float">
            <text:p>17.6021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1137000" calcext:value-type="float">
            <text:p>5681137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10" calcext:value-type="float">
            <text:p>10</text:p>
          </table:table-cell>
          <table:table-cell table:formula="of:=RANK([output.B117];[output.$B$2:.$B$118];1)" office:value-type="float" office:value="103" calcext:value-type="float">
            <text:p>103</text:p>
          </table:table-cell>
          <table:table-cell table:formula="of:=RANK([output.I117];[output.$I$2:.$I$118];1)" office:value-type="float" office:value="20" calcext:value-type="float">
            <text:p>20</text:p>
          </table:table-cell>
          <table:table-cell table:formula="of:=RANK([.D117];[.$D$2:.$D$11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62464" calcext:value-type="float">
            <text:p>17.56246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3962000" calcext:value-type="float">
            <text:p>5693962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output.B118];[output.$B$2:.$B$118];1)" office:value-type="float" office:value="96" calcext:value-type="float">
            <text:p>96</text:p>
          </table:table-cell>
          <table:table-cell table:formula="of:=RANK([output.I118];[output.$I$2:.$I$118];1)" office:value-type="float" office:value="29" calcext:value-type="float">
            <text:p>29</text:p>
          </table:table-cell>
          <table:table-cell table:formula="of:=RANK([.D118];[.$D$2:.$D$118])" office:value-type="float" office:value="18" calcext:value-type="float">
            <text:p>18</text:p>
          </table:table-cell>
        </table:table-row>
      </table:table>
      <table:table table:name="by_curand" table:style-name="ta1"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urand_op</text:p>
          </table:table-cell>
          <table:table-cell office:value-type="string" calcext:value-type="string">
            <text:p>curand_exec</text:p>
          </table:table-cell>
          <table:table-cell office:value-type="string" calcext:value-type="string">
            <text:p>num_random</text:p>
          </table:table-cell>
          <table:table-cell office:value-type="string" calcext:value-type="string">
            <text:p>samples_per_second</text:p>
          </table:table-cell>
          <table:table-cell office:value-type="string" calcext:value-type="string">
            <text:p>blockx</text:p>
          </table:table-cell>
          <table:table-cell office:value-type="string" calcext:value-type="string">
            <text:p>blocky</text:p>
          </table:table-cell>
          <table:table-cell office:value-type="string" calcext:value-type="string">
            <text:p>gridx</text:p>
          </table:table-cell>
          <table:table-cell office:value-type="string" calcext:value-type="string">
            <text:p>gridy</text:p>
          </table:table-cell>
          <table:table-cell office:value-type="string" calcext:value-type="string">
            <text:p>sqrt_exec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ank_curand_all</text:p>
          </table:table-cell>
          <table:table-cell office:value-type="string" calcext:value-type="string">
            <text:p>rank_sqrt_all</text:p>
          </table:table-cell>
          <table:table-cell office:value-type="string" calcext:value-type="string">
            <text:p>rank_samples_per_second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7056" calcext:value-type="float">
            <text:p>5.070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7216900" calcext:value-type="float">
            <text:p>1972169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232" calcext:value-type="float">
            <text:p>0.61232</text:p>
          </table:table-cell>
          <table:table-cell office:value-type="float" office:value="10" calcext:value-type="float">
            <text:p>10</text:p>
          </table:table-cell>
          <table:table-cell table:formula="of:=RANK([by_curand.B2];[by_curand.$B$2:.$B$118];1)" office:value-type="float" office:value="1" calcext:value-type="float">
            <text:p>1</text:p>
          </table:table-cell>
          <table:table-cell table:formula="of:=RANK([by_curand.I2];[by_curand.$I$2:.$I$118];1)" office:value-type="float" office:value="68" calcext:value-type="float">
            <text:p>68</text:p>
          </table:table-cell>
          <table:table-cell table:formula="of:=RANK([.D2];[.$D$2:.$D$118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90272" calcext:value-type="float">
            <text:p>5.0902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6453200" calcext:value-type="float">
            <text:p>1964532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0496" calcext:value-type="float">
            <text:p>0.610496</text:p>
          </table:table-cell>
          <table:table-cell office:value-type="float" office:value="10" calcext:value-type="float">
            <text:p>10</text:p>
          </table:table-cell>
          <table:table-cell table:formula="of:=RANK([by_curand.B3];[by_curand.$B$2:.$B$118];1)" office:value-type="float" office:value="2" calcext:value-type="float">
            <text:p>2</text:p>
          </table:table-cell>
          <table:table-cell table:formula="of:=RANK([by_curand.I3];[by_curand.$I$2:.$I$118];1)" office:value-type="float" office:value="67" calcext:value-type="float">
            <text:p>67</text:p>
          </table:table-cell>
          <table:table-cell table:formula="of:=RANK([.D3];[.$D$2:.$D$118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96" calcext:value-type="float">
            <text:p>5.09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6232300" calcext:value-type="float">
            <text:p>1962323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1664" calcext:value-type="float">
            <text:p>0.601664</text:p>
          </table:table-cell>
          <table:table-cell office:value-type="float" office:value="10" calcext:value-type="float">
            <text:p>10</text:p>
          </table:table-cell>
          <table:table-cell table:formula="of:=RANK([by_curand.B4];[by_curand.$B$2:.$B$118];1)" office:value-type="float" office:value="3" calcext:value-type="float">
            <text:p>3</text:p>
          </table:table-cell>
          <table:table-cell table:formula="of:=RANK([by_curand.I4];[by_curand.$I$2:.$I$118];1)" office:value-type="float" office:value="46" calcext:value-type="float">
            <text:p>46</text:p>
          </table:table-cell>
          <table:table-cell table:formula="of:=RANK([.D4];[.$D$2:.$D$118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06272" calcext:value-type="float">
            <text:p>5.1062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837600" calcext:value-type="float">
            <text:p>1958376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848" calcext:value-type="float">
            <text:p>0.60848</text:p>
          </table:table-cell>
          <table:table-cell office:value-type="float" office:value="10" calcext:value-type="float">
            <text:p>10</text:p>
          </table:table-cell>
          <table:table-cell table:formula="of:=RANK([by_curand.B5];[by_curand.$B$2:.$B$118];1)" office:value-type="float" office:value="4" calcext:value-type="float">
            <text:p>4</text:p>
          </table:table-cell>
          <table:table-cell table:formula="of:=RANK([by_curand.I5];[by_curand.$I$2:.$I$118];1)" office:value-type="float" office:value="62" calcext:value-type="float">
            <text:p>62</text:p>
          </table:table-cell>
          <table:table-cell table:formula="of:=RANK([.D5];[.$D$2:.$D$118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10016" calcext:value-type="float">
            <text:p>5.1100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694100" calcext:value-type="float">
            <text:p>195694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232" calcext:value-type="float">
            <text:p>0.603232</text:p>
          </table:table-cell>
          <table:table-cell office:value-type="float" office:value="10" calcext:value-type="float">
            <text:p>10</text:p>
          </table:table-cell>
          <table:table-cell table:formula="of:=RANK([by_curand.B6];[by_curand.$B$2:.$B$118];1)" office:value-type="float" office:value="5" calcext:value-type="float">
            <text:p>5</text:p>
          </table:table-cell>
          <table:table-cell table:formula="of:=RANK([by_curand.I6];[by_curand.$I$2:.$I$118];1)" office:value-type="float" office:value="50" calcext:value-type="float">
            <text:p>50</text:p>
          </table:table-cell>
          <table:table-cell table:formula="of:=RANK([.D6];[.$D$2:.$D$118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17216" calcext:value-type="float">
            <text:p>5.1172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418800" calcext:value-type="float">
            <text:p>1954188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88" calcext:value-type="float">
            <text:p>0.6088</text:p>
          </table:table-cell>
          <table:table-cell office:value-type="float" office:value="10" calcext:value-type="float">
            <text:p>10</text:p>
          </table:table-cell>
          <table:table-cell table:formula="of:=RANK([by_curand.B7];[by_curand.$B$2:.$B$118];1)" office:value-type="float" office:value="6" calcext:value-type="float">
            <text:p>6</text:p>
          </table:table-cell>
          <table:table-cell table:formula="of:=RANK([by_curand.I7];[by_curand.$I$2:.$I$118];1)" office:value-type="float" office:value="63" calcext:value-type="float">
            <text:p>63</text:p>
          </table:table-cell>
          <table:table-cell table:formula="of:=RANK([.D7];[.$D$2:.$D$118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208" calcext:value-type="float">
            <text:p>5.12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282000" calcext:value-type="float">
            <text:p>195282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216" calcext:value-type="float">
            <text:p>0.617216</text:p>
          </table:table-cell>
          <table:table-cell office:value-type="float" office:value="10" calcext:value-type="float">
            <text:p>10</text:p>
          </table:table-cell>
          <table:table-cell table:formula="of:=RANK([by_curand.B8];[by_curand.$B$2:.$B$118];1)" office:value-type="float" office:value="7" calcext:value-type="float">
            <text:p>7</text:p>
          </table:table-cell>
          <table:table-cell table:formula="of:=RANK([by_curand.I8];[by_curand.$I$2:.$I$118];1)" office:value-type="float" office:value="72" calcext:value-type="float">
            <text:p>72</text:p>
          </table:table-cell>
          <table:table-cell table:formula="of:=RANK([.D8];[.$D$2:.$D$118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27264" calcext:value-type="float">
            <text:p>5.12726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035800" calcext:value-type="float">
            <text:p>1950358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2208" calcext:value-type="float">
            <text:p>0.602208</text:p>
          </table:table-cell>
          <table:table-cell office:value-type="float" office:value="10" calcext:value-type="float">
            <text:p>10</text:p>
          </table:table-cell>
          <table:table-cell table:formula="of:=RANK([by_curand.B9];[by_curand.$B$2:.$B$118];1)" office:value-type="float" office:value="8" calcext:value-type="float">
            <text:p>8</text:p>
          </table:table-cell>
          <table:table-cell table:formula="of:=RANK([by_curand.I9];[by_curand.$I$2:.$I$118];1)" office:value-type="float" office:value="47" calcext:value-type="float">
            <text:p>47</text:p>
          </table:table-cell>
          <table:table-cell table:formula="of:=RANK([.D9];[.$D$2:.$D$118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32928" calcext:value-type="float">
            <text:p>5.1329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820600" calcext:value-type="float">
            <text:p>1948206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598048" calcext:value-type="float">
            <text:p>0.598048</text:p>
          </table:table-cell>
          <table:table-cell office:value-type="float" office:value="10" calcext:value-type="float">
            <text:p>10</text:p>
          </table:table-cell>
          <table:table-cell table:formula="of:=RANK([by_curand.B10];[by_curand.$B$2:.$B$118];1)" office:value-type="float" office:value="9" calcext:value-type="float">
            <text:p>9</text:p>
          </table:table-cell>
          <table:table-cell table:formula="of:=RANK([by_curand.I10];[by_curand.$I$2:.$I$118];1)" office:value-type="float" office:value="41" calcext:value-type="float">
            <text:p>41</text:p>
          </table:table-cell>
          <table:table-cell table:formula="of:=RANK([.D10];[.$D$2:.$D$118]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34624" calcext:value-type="float">
            <text:p>5.1346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756200" calcext:value-type="float">
            <text:p>1947562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10" calcext:value-type="float">
            <text:p>10</text:p>
          </table:table-cell>
          <table:table-cell table:formula="of:=RANK([by_curand.B11];[by_curand.$B$2:.$B$118];1)" office:value-type="float" office:value="10" calcext:value-type="float">
            <text:p>10</text:p>
          </table:table-cell>
          <table:table-cell table:formula="of:=RANK([by_curand.I11];[by_curand.$I$2:.$I$118];1)" office:value-type="float" office:value="57" calcext:value-type="float">
            <text:p>57</text:p>
          </table:table-cell>
          <table:table-cell table:formula="of:=RANK([.D11];[.$D$2:.$D$118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424" calcext:value-type="float">
            <text:p>5.14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461700" calcext:value-type="float">
            <text:p>1944617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597856" calcext:value-type="float">
            <text:p>0.597856</text:p>
          </table:table-cell>
          <table:table-cell office:value-type="float" office:value="10" calcext:value-type="float">
            <text:p>10</text:p>
          </table:table-cell>
          <table:table-cell table:formula="of:=RANK([by_curand.B12];[by_curand.$B$2:.$B$118];1)" office:value-type="float" office:value="11" calcext:value-type="float">
            <text:p>11</text:p>
          </table:table-cell>
          <table:table-cell table:formula="of:=RANK([by_curand.I12];[by_curand.$I$2:.$I$118];1)" office:value-type="float" office:value="40" calcext:value-type="float">
            <text:p>40</text:p>
          </table:table-cell>
          <table:table-cell table:formula="of:=RANK([.D12];[.$D$2:.$D$118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48448" calcext:value-type="float">
            <text:p>5.14844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233300" calcext:value-type="float">
            <text:p>1942333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0192" calcext:value-type="float">
            <text:p>0.600192</text:p>
          </table:table-cell>
          <table:table-cell office:value-type="float" office:value="10" calcext:value-type="float">
            <text:p>10</text:p>
          </table:table-cell>
          <table:table-cell table:formula="of:=RANK([by_curand.B13];[by_curand.$B$2:.$B$118];1)" office:value-type="float" office:value="12" calcext:value-type="float">
            <text:p>12</text:p>
          </table:table-cell>
          <table:table-cell table:formula="of:=RANK([by_curand.I13];[by_curand.$I$2:.$I$118];1)" office:value-type="float" office:value="44" calcext:value-type="float">
            <text:p>44</text:p>
          </table:table-cell>
          <table:table-cell table:formula="of:=RANK([.D13];[.$D$2:.$D$118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72704" calcext:value-type="float">
            <text:p>5.1727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322500" calcext:value-type="float">
            <text:p>1933225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872" calcext:value-type="float">
            <text:p>0.603872</text:p>
          </table:table-cell>
          <table:table-cell office:value-type="float" office:value="10" calcext:value-type="float">
            <text:p>10</text:p>
          </table:table-cell>
          <table:table-cell table:formula="of:=RANK([by_curand.B14];[by_curand.$B$2:.$B$118];1)" office:value-type="float" office:value="13" calcext:value-type="float">
            <text:p>13</text:p>
          </table:table-cell>
          <table:table-cell table:formula="of:=RANK([by_curand.I14];[by_curand.$I$2:.$I$118];1)" office:value-type="float" office:value="53" calcext:value-type="float">
            <text:p>53</text:p>
          </table:table-cell>
          <table:table-cell table:formula="of:=RANK([.D14];[.$D$2:.$D$118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34784" calcext:value-type="float">
            <text:p>5.5347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6755000" calcext:value-type="float">
            <text:p>1806755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892736" calcext:value-type="float">
            <text:p>5.892736</text:p>
          </table:table-cell>
          <table:table-cell office:value-type="float" office:value="10" calcext:value-type="float">
            <text:p>10</text:p>
          </table:table-cell>
          <table:table-cell table:formula="of:=RANK([by_curand.B15];[by_curand.$B$2:.$B$118];1)" office:value-type="float" office:value="14" calcext:value-type="float">
            <text:p>14</text:p>
          </table:table-cell>
          <table:table-cell table:formula="of:=RANK([by_curand.I15];[by_curand.$I$2:.$I$118];1)" office:value-type="float" office:value="86" calcext:value-type="float">
            <text:p>86</text:p>
          </table:table-cell>
          <table:table-cell table:formula="of:=RANK([.D15];[.$D$2:.$D$118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87808" calcext:value-type="float">
            <text:p>5.5878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9610000" calcext:value-type="float">
            <text:p>1789610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0272" calcext:value-type="float">
            <text:p>5.90272</text:p>
          </table:table-cell>
          <table:table-cell office:value-type="float" office:value="10" calcext:value-type="float">
            <text:p>10</text:p>
          </table:table-cell>
          <table:table-cell table:formula="of:=RANK([by_curand.B16];[by_curand.$B$2:.$B$118];1)" office:value-type="float" office:value="15" calcext:value-type="float">
            <text:p>15</text:p>
          </table:table-cell>
          <table:table-cell table:formula="of:=RANK([by_curand.I16];[by_curand.$I$2:.$I$118];1)" office:value-type="float" office:value="87" calcext:value-type="float">
            <text:p>87</text:p>
          </table:table-cell>
          <table:table-cell table:formula="of:=RANK([.D16];[.$D$2:.$D$118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98848" calcext:value-type="float">
            <text:p>5.5988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6082000" calcext:value-type="float">
            <text:p>1786082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96576" calcext:value-type="float">
            <text:p>5.996576</text:p>
          </table:table-cell>
          <table:table-cell office:value-type="float" office:value="10" calcext:value-type="float">
            <text:p>10</text:p>
          </table:table-cell>
          <table:table-cell table:formula="of:=RANK([by_curand.B17];[by_curand.$B$2:.$B$118];1)" office:value-type="float" office:value="16" calcext:value-type="float">
            <text:p>16</text:p>
          </table:table-cell>
          <table:table-cell table:formula="of:=RANK([by_curand.I17];[by_curand.$I$2:.$I$118];1)" office:value-type="float" office:value="109" calcext:value-type="float">
            <text:p>109</text:p>
          </table:table-cell>
          <table:table-cell table:formula="of:=RANK([.D17];[.$D$2:.$D$11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47104" calcext:value-type="float">
            <text:p>5.647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70819000" calcext:value-type="float">
            <text:p>177081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496" calcext:value-type="float">
            <text:p>5.926496</text:p>
          </table:table-cell>
          <table:table-cell office:value-type="float" office:value="10" calcext:value-type="float">
            <text:p>10</text:p>
          </table:table-cell>
          <table:table-cell table:formula="of:=RANK([by_curand.B18];[by_curand.$B$2:.$B$118];1)" office:value-type="float" office:value="17" calcext:value-type="float">
            <text:p>17</text:p>
          </table:table-cell>
          <table:table-cell table:formula="of:=RANK([by_curand.I18];[by_curand.$I$2:.$I$118];1)" office:value-type="float" office:value="91" calcext:value-type="float">
            <text:p>91</text:p>
          </table:table-cell>
          <table:table-cell table:formula="of:=RANK([.D18];[.$D$2:.$D$118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0672" calcext:value-type="float">
            <text:p>5.6606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6575000" calcext:value-type="float">
            <text:p>1766575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70336" calcext:value-type="float">
            <text:p>5.870336</text:p>
          </table:table-cell>
          <table:table-cell office:value-type="float" office:value="10" calcext:value-type="float">
            <text:p>10</text:p>
          </table:table-cell>
          <table:table-cell table:formula="of:=RANK([by_curand.B19];[by_curand.$B$2:.$B$118];1)" office:value-type="float" office:value="18" calcext:value-type="float">
            <text:p>18</text:p>
          </table:table-cell>
          <table:table-cell table:formula="of:=RANK([by_curand.I19];[by_curand.$I$2:.$I$118];1)" office:value-type="float" office:value="80" calcext:value-type="float">
            <text:p>80</text:p>
          </table:table-cell>
          <table:table-cell table:formula="of:=RANK([.D19];[.$D$2:.$D$118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4736" calcext:value-type="float">
            <text:p>5.6647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5307000" calcext:value-type="float">
            <text:p>1765307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11232" calcext:value-type="float">
            <text:p>5.911232</text:p>
          </table:table-cell>
          <table:table-cell office:value-type="float" office:value="10" calcext:value-type="float">
            <text:p>10</text:p>
          </table:table-cell>
          <table:table-cell table:formula="of:=RANK([by_curand.B20];[by_curand.$B$2:.$B$118];1)" office:value-type="float" office:value="19" calcext:value-type="float">
            <text:p>19</text:p>
          </table:table-cell>
          <table:table-cell table:formula="of:=RANK([by_curand.I20];[by_curand.$I$2:.$I$118];1)" office:value-type="float" office:value="89" calcext:value-type="float">
            <text:p>89</text:p>
          </table:table-cell>
          <table:table-cell table:formula="of:=RANK([.D20];[.$D$2:.$D$118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5824" calcext:value-type="float">
            <text:p>5.6658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4968000" calcext:value-type="float">
            <text:p>1764968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78592" calcext:value-type="float">
            <text:p>5.978592</text:p>
          </table:table-cell>
          <table:table-cell office:value-type="float" office:value="10" calcext:value-type="float">
            <text:p>10</text:p>
          </table:table-cell>
          <table:table-cell table:formula="of:=RANK([by_curand.B21];[by_curand.$B$2:.$B$118];1)" office:value-type="float" office:value="20" calcext:value-type="float">
            <text:p>20</text:p>
          </table:table-cell>
          <table:table-cell table:formula="of:=RANK([by_curand.I21];[by_curand.$I$2:.$I$118];1)" office:value-type="float" office:value="105" calcext:value-type="float">
            <text:p>105</text:p>
          </table:table-cell>
          <table:table-cell table:formula="of:=RANK([.D21];[.$D$2:.$D$118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7776" calcext:value-type="float">
            <text:p>5.6677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4360000" calcext:value-type="float">
            <text:p>1764360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624" calcext:value-type="float">
            <text:p>5.926624</text:p>
          </table:table-cell>
          <table:table-cell office:value-type="float" office:value="10" calcext:value-type="float">
            <text:p>10</text:p>
          </table:table-cell>
          <table:table-cell table:formula="of:=RANK([by_curand.B22];[by_curand.$B$2:.$B$118];1)" office:value-type="float" office:value="21" calcext:value-type="float">
            <text:p>21</text:p>
          </table:table-cell>
          <table:table-cell table:formula="of:=RANK([by_curand.I22];[by_curand.$I$2:.$I$118];1)" office:value-type="float" office:value="92" calcext:value-type="float">
            <text:p>92</text:p>
          </table:table-cell>
          <table:table-cell table:formula="of:=RANK([.D22];[.$D$2:.$D$118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72608" calcext:value-type="float">
            <text:p>5.6726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2858000" calcext:value-type="float">
            <text:p>1762858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63968" calcext:value-type="float">
            <text:p>5.963968</text:p>
          </table:table-cell>
          <table:table-cell office:value-type="float" office:value="10" calcext:value-type="float">
            <text:p>10</text:p>
          </table:table-cell>
          <table:table-cell table:formula="of:=RANK([by_curand.B23];[by_curand.$B$2:.$B$118];1)" office:value-type="float" office:value="22" calcext:value-type="float">
            <text:p>22</text:p>
          </table:table-cell>
          <table:table-cell table:formula="of:=RANK([by_curand.I23];[by_curand.$I$2:.$I$118];1)" office:value-type="float" office:value="103" calcext:value-type="float">
            <text:p>103</text:p>
          </table:table-cell>
          <table:table-cell table:formula="of:=RANK([.D23];[.$D$2:.$D$118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10592" calcext:value-type="float">
            <text:p>5.7105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51132000" calcext:value-type="float">
            <text:p>1751132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1536" calcext:value-type="float">
            <text:p>5.941536</text:p>
          </table:table-cell>
          <table:table-cell office:value-type="float" office:value="10" calcext:value-type="float">
            <text:p>10</text:p>
          </table:table-cell>
          <table:table-cell table:formula="of:=RANK([by_curand.B24];[by_curand.$B$2:.$B$118];1)" office:value-type="float" office:value="23" calcext:value-type="float">
            <text:p>23</text:p>
          </table:table-cell>
          <table:table-cell table:formula="of:=RANK([by_curand.I24];[by_curand.$I$2:.$I$118];1)" office:value-type="float" office:value="98" calcext:value-type="float">
            <text:p>98</text:p>
          </table:table-cell>
          <table:table-cell table:formula="of:=RANK([.D24];[.$D$2:.$D$118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19648" calcext:value-type="float">
            <text:p>5.7196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48359000" calcext:value-type="float">
            <text:p>1748359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870848" calcext:value-type="float">
            <text:p>5.870848</text:p>
          </table:table-cell>
          <table:table-cell office:value-type="float" office:value="10" calcext:value-type="float">
            <text:p>10</text:p>
          </table:table-cell>
          <table:table-cell table:formula="of:=RANK([by_curand.B25];[by_curand.$B$2:.$B$118];1)" office:value-type="float" office:value="24" calcext:value-type="float">
            <text:p>24</text:p>
          </table:table-cell>
          <table:table-cell table:formula="of:=RANK([by_curand.I25];[by_curand.$I$2:.$I$118];1)" office:value-type="float" office:value="81" calcext:value-type="float">
            <text:p>81</text:p>
          </table:table-cell>
          <table:table-cell table:formula="of:=RANK([.D25];[.$D$2:.$D$118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21664" calcext:value-type="float">
            <text:p>5.7216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47743000" calcext:value-type="float">
            <text:p>1747743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91232" calcext:value-type="float">
            <text:p>5.891232</text:p>
          </table:table-cell>
          <table:table-cell office:value-type="float" office:value="10" calcext:value-type="float">
            <text:p>10</text:p>
          </table:table-cell>
          <table:table-cell table:formula="of:=RANK([by_curand.B26];[by_curand.$B$2:.$B$118];1)" office:value-type="float" office:value="25" calcext:value-type="float">
            <text:p>25</text:p>
          </table:table-cell>
          <table:table-cell table:formula="of:=RANK([by_curand.I26];[by_curand.$I$2:.$I$118];1)" office:value-type="float" office:value="84" calcext:value-type="float">
            <text:p>84</text:p>
          </table:table-cell>
          <table:table-cell table:formula="of:=RANK([.D26];[.$D$2:.$D$118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8224" calcext:value-type="float">
            <text:p>5.78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29434000" calcext:value-type="float">
            <text:p>1729434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2912" calcext:value-type="float">
            <text:p>5.982912</text:p>
          </table:table-cell>
          <table:table-cell office:value-type="float" office:value="10" calcext:value-type="float">
            <text:p>10</text:p>
          </table:table-cell>
          <table:table-cell table:formula="of:=RANK([by_curand.B27];[by_curand.$B$2:.$B$118];1)" office:value-type="float" office:value="26" calcext:value-type="float">
            <text:p>26</text:p>
          </table:table-cell>
          <table:table-cell table:formula="of:=RANK([by_curand.I27];[by_curand.$I$2:.$I$118];1)" office:value-type="float" office:value="107" calcext:value-type="float">
            <text:p>107</text:p>
          </table:table-cell>
          <table:table-cell table:formula="of:=RANK([.D27];[.$D$2:.$D$118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85312" calcext:value-type="float">
            <text:p>6.4853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194600" calcext:value-type="float">
            <text:p>1541946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776" calcext:value-type="float">
            <text:p>0.603776</text:p>
          </table:table-cell>
          <table:table-cell office:value-type="float" office:value="10" calcext:value-type="float">
            <text:p>10</text:p>
          </table:table-cell>
          <table:table-cell table:formula="of:=RANK([by_curand.B28];[by_curand.$B$2:.$B$118];1)" office:value-type="float" office:value="27" calcext:value-type="float">
            <text:p>27</text:p>
          </table:table-cell>
          <table:table-cell table:formula="of:=RANK([by_curand.I28];[by_curand.$I$2:.$I$118];1)" office:value-type="float" office:value="52" calcext:value-type="float">
            <text:p>52</text:p>
          </table:table-cell>
          <table:table-cell table:formula="of:=RANK([.D28];[.$D$2:.$D$118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88544" calcext:value-type="float">
            <text:p>6.4885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117800" calcext:value-type="float">
            <text:p>1541178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736" calcext:value-type="float">
            <text:p>0.604736</text:p>
          </table:table-cell>
          <table:table-cell office:value-type="float" office:value="10" calcext:value-type="float">
            <text:p>10</text:p>
          </table:table-cell>
          <table:table-cell table:formula="of:=RANK([by_curand.B29];[by_curand.$B$2:.$B$118];1)" office:value-type="float" office:value="28" calcext:value-type="float">
            <text:p>28</text:p>
          </table:table-cell>
          <table:table-cell table:formula="of:=RANK([by_curand.I29];[by_curand.$I$2:.$I$118];1)" office:value-type="float" office:value="59" calcext:value-type="float">
            <text:p>59</text:p>
          </table:table-cell>
          <table:table-cell table:formula="of:=RANK([.D29];[.$D$2:.$D$118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91456" calcext:value-type="float">
            <text:p>6.4914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048600" calcext:value-type="float">
            <text:p>1540486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10" calcext:value-type="float">
            <text:p>10</text:p>
          </table:table-cell>
          <table:table-cell table:formula="of:=RANK([by_curand.B30];[by_curand.$B$2:.$B$118];1)" office:value-type="float" office:value="29" calcext:value-type="float">
            <text:p>29</text:p>
          </table:table-cell>
          <table:table-cell table:formula="of:=RANK([by_curand.I30];[by_curand.$I$2:.$I$118];1)" office:value-type="float" office:value="57" calcext:value-type="float">
            <text:p>57</text:p>
          </table:table-cell>
          <table:table-cell table:formula="of:=RANK([.D30];[.$D$2:.$D$118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18016" calcext:value-type="float">
            <text:p>6.5180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3420900" calcext:value-type="float">
            <text:p>1534209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248" calcext:value-type="float">
            <text:p>0.617248</text:p>
          </table:table-cell>
          <table:table-cell office:value-type="float" office:value="10" calcext:value-type="float">
            <text:p>10</text:p>
          </table:table-cell>
          <table:table-cell table:formula="of:=RANK([by_curand.B31];[by_curand.$B$2:.$B$118];1)" office:value-type="float" office:value="30" calcext:value-type="float">
            <text:p>30</text:p>
          </table:table-cell>
          <table:table-cell table:formula="of:=RANK([by_curand.I31];[by_curand.$I$2:.$I$118];1)" office:value-type="float" office:value="73" calcext:value-type="float">
            <text:p>73</text:p>
          </table:table-cell>
          <table:table-cell table:formula="of:=RANK([.D31];[.$D$2:.$D$118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20832" calcext:value-type="float">
            <text:p>6.5208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3354700" calcext:value-type="float">
            <text:p>1533547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45856" calcext:value-type="float">
            <text:p>0.645856</text:p>
          </table:table-cell>
          <table:table-cell office:value-type="float" office:value="10" calcext:value-type="float">
            <text:p>10</text:p>
          </table:table-cell>
          <table:table-cell table:formula="of:=RANK([by_curand.B32];[by_curand.$B$2:.$B$118];1)" office:value-type="float" office:value="31" calcext:value-type="float">
            <text:p>31</text:p>
          </table:table-cell>
          <table:table-cell table:formula="of:=RANK([by_curand.I32];[by_curand.$I$2:.$I$118];1)" office:value-type="float" office:value="76" calcext:value-type="float">
            <text:p>76</text:p>
          </table:table-cell>
          <table:table-cell table:formula="of:=RANK([.D32];[.$D$2:.$D$118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2784" calcext:value-type="float">
            <text:p>6.5427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840100" calcext:value-type="float">
            <text:p>1528401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13216" calcext:value-type="float">
            <text:p>0.613216</text:p>
          </table:table-cell>
          <table:table-cell office:value-type="float" office:value="10" calcext:value-type="float">
            <text:p>10</text:p>
          </table:table-cell>
          <table:table-cell table:formula="of:=RANK([by_curand.B33];[by_curand.$B$2:.$B$118];1)" office:value-type="float" office:value="32" calcext:value-type="float">
            <text:p>32</text:p>
          </table:table-cell>
          <table:table-cell table:formula="of:=RANK([by_curand.I33];[by_curand.$I$2:.$I$118];1)" office:value-type="float" office:value="69" calcext:value-type="float">
            <text:p>69</text:p>
          </table:table-cell>
          <table:table-cell table:formula="of:=RANK([.D33];[.$D$2:.$D$118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6304" calcext:value-type="float">
            <text:p>6.546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757900" calcext:value-type="float">
            <text:p>1527579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504" calcext:value-type="float">
            <text:p>0.6504</text:p>
          </table:table-cell>
          <table:table-cell office:value-type="float" office:value="10" calcext:value-type="float">
            <text:p>10</text:p>
          </table:table-cell>
          <table:table-cell table:formula="of:=RANK([by_curand.B34];[by_curand.$B$2:.$B$118];1)" office:value-type="float" office:value="33" calcext:value-type="float">
            <text:p>33</text:p>
          </table:table-cell>
          <table:table-cell table:formula="of:=RANK([by_curand.I34];[by_curand.$I$2:.$I$118];1)" office:value-type="float" office:value="77" calcext:value-type="float">
            <text:p>77</text:p>
          </table:table-cell>
          <table:table-cell table:formula="of:=RANK([.D34];[.$D$2:.$D$118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7392" calcext:value-type="float">
            <text:p>6.547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732600" calcext:value-type="float">
            <text:p>1527326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856" calcext:value-type="float">
            <text:p>0.617856</text:p>
          </table:table-cell>
          <table:table-cell office:value-type="float" office:value="10" calcext:value-type="float">
            <text:p>10</text:p>
          </table:table-cell>
          <table:table-cell table:formula="of:=RANK([by_curand.B35];[by_curand.$B$2:.$B$118];1)" office:value-type="float" office:value="34" calcext:value-type="float">
            <text:p>34</text:p>
          </table:table-cell>
          <table:table-cell table:formula="of:=RANK([by_curand.I35];[by_curand.$I$2:.$I$118];1)" office:value-type="float" office:value="74" calcext:value-type="float">
            <text:p>74</text:p>
          </table:table-cell>
          <table:table-cell table:formula="of:=RANK([.D35];[.$D$2:.$D$118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81088" calcext:value-type="float">
            <text:p>6.5810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1950600" calcext:value-type="float">
            <text:p>1519506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6976" calcext:value-type="float">
            <text:p>0.606976</text:p>
          </table:table-cell>
          <table:table-cell office:value-type="float" office:value="10" calcext:value-type="float">
            <text:p>10</text:p>
          </table:table-cell>
          <table:table-cell table:formula="of:=RANK([by_curand.B36];[by_curand.$B$2:.$B$118];1)" office:value-type="float" office:value="35" calcext:value-type="float">
            <text:p>35</text:p>
          </table:table-cell>
          <table:table-cell table:formula="of:=RANK([by_curand.I36];[by_curand.$I$2:.$I$118];1)" office:value-type="float" office:value="61" calcext:value-type="float">
            <text:p>61</text:p>
          </table:table-cell>
          <table:table-cell table:formula="of:=RANK([.D36];[.$D$2:.$D$11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606624" calcext:value-type="float">
            <text:p>6.6066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1363200" calcext:value-type="float">
            <text:p>1513632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0144" calcext:value-type="float">
            <text:p>0.610144</text:p>
          </table:table-cell>
          <table:table-cell office:value-type="float" office:value="10" calcext:value-type="float">
            <text:p>10</text:p>
          </table:table-cell>
          <table:table-cell table:formula="of:=RANK([by_curand.B37];[by_curand.$B$2:.$B$118];1)" office:value-type="float" office:value="36" calcext:value-type="float">
            <text:p>36</text:p>
          </table:table-cell>
          <table:table-cell table:formula="of:=RANK([by_curand.I37];[by_curand.$I$2:.$I$118];1)" office:value-type="float" office:value="66" calcext:value-type="float">
            <text:p>66</text:p>
          </table:table-cell>
          <table:table-cell table:formula="of:=RANK([.D37];[.$D$2:.$D$118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23584" calcext:value-type="float">
            <text:p>6.7235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730200" calcext:value-type="float">
            <text:p>1487302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5856" calcext:value-type="float">
            <text:p>0.605856</text:p>
          </table:table-cell>
          <table:table-cell office:value-type="float" office:value="10" calcext:value-type="float">
            <text:p>10</text:p>
          </table:table-cell>
          <table:table-cell table:formula="of:=RANK([by_curand.B38];[by_curand.$B$2:.$B$118];1)" office:value-type="float" office:value="37" calcext:value-type="float">
            <text:p>37</text:p>
          </table:table-cell>
          <table:table-cell table:formula="of:=RANK([by_curand.I38];[by_curand.$I$2:.$I$118];1)" office:value-type="float" office:value="60" calcext:value-type="float">
            <text:p>60</text:p>
          </table:table-cell>
          <table:table-cell table:formula="of:=RANK([.D38];[.$D$2:.$D$118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90336" calcext:value-type="float">
            <text:p>6.7903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7268100" calcext:value-type="float">
            <text:p>1472681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30304" calcext:value-type="float">
            <text:p>0.630304</text:p>
          </table:table-cell>
          <table:table-cell office:value-type="float" office:value="10" calcext:value-type="float">
            <text:p>10</text:p>
          </table:table-cell>
          <table:table-cell table:formula="of:=RANK([by_curand.B39];[by_curand.$B$2:.$B$118];1)" office:value-type="float" office:value="38" calcext:value-type="float">
            <text:p>38</text:p>
          </table:table-cell>
          <table:table-cell table:formula="of:=RANK([by_curand.I39];[by_curand.$I$2:.$I$118];1)" office:value-type="float" office:value="75" calcext:value-type="float">
            <text:p>75</text:p>
          </table:table-cell>
          <table:table-cell table:formula="of:=RANK([.D39];[.$D$2:.$D$118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94304" calcext:value-type="float">
            <text:p>6.794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7182100" calcext:value-type="float">
            <text:p>1471821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50432" calcext:value-type="float">
            <text:p>0.650432</text:p>
          </table:table-cell>
          <table:table-cell office:value-type="float" office:value="10" calcext:value-type="float">
            <text:p>10</text:p>
          </table:table-cell>
          <table:table-cell table:formula="of:=RANK([by_curand.B40];[by_curand.$B$2:.$B$118];1)" office:value-type="float" office:value="39" calcext:value-type="float">
            <text:p>39</text:p>
          </table:table-cell>
          <table:table-cell table:formula="of:=RANK([by_curand.I40];[by_curand.$I$2:.$I$118];1)" office:value-type="float" office:value="78" calcext:value-type="float">
            <text:p>78</text:p>
          </table:table-cell>
          <table:table-cell table:formula="of:=RANK([.D40];[.$D$2:.$D$118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407296" calcext:value-type="float">
            <text:p>7.407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50020000" calcext:value-type="float">
            <text:p>1350020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2144" calcext:value-type="float">
            <text:p>5.942144</text:p>
          </table:table-cell>
          <table:table-cell office:value-type="float" office:value="10" calcext:value-type="float">
            <text:p>10</text:p>
          </table:table-cell>
          <table:table-cell table:formula="of:=RANK([by_curand.B41];[by_curand.$B$2:.$B$118];1)" office:value-type="float" office:value="40" calcext:value-type="float">
            <text:p>40</text:p>
          </table:table-cell>
          <table:table-cell table:formula="of:=RANK([by_curand.I41];[by_curand.$I$2:.$I$118];1)" office:value-type="float" office:value="99" calcext:value-type="float">
            <text:p>99</text:p>
          </table:table-cell>
          <table:table-cell table:formula="of:=RANK([.D41];[.$D$2:.$D$118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437696" calcext:value-type="float">
            <text:p>7.4376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44502000" calcext:value-type="float">
            <text:p>1344502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8832" calcext:value-type="float">
            <text:p>5.928832</text:p>
          </table:table-cell>
          <table:table-cell office:value-type="float" office:value="10" calcext:value-type="float">
            <text:p>10</text:p>
          </table:table-cell>
          <table:table-cell table:formula="of:=RANK([by_curand.B42];[by_curand.$B$2:.$B$118];1)" office:value-type="float" office:value="41" calcext:value-type="float">
            <text:p>41</text:p>
          </table:table-cell>
          <table:table-cell table:formula="of:=RANK([by_curand.I42];[by_curand.$I$2:.$I$118];1)" office:value-type="float" office:value="95" calcext:value-type="float">
            <text:p>95</text:p>
          </table:table-cell>
          <table:table-cell table:formula="of:=RANK([.D42];[.$D$2:.$D$118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41568" calcext:value-type="float">
            <text:p>7.5415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5984000" calcext:value-type="float">
            <text:p>1325984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058752" calcext:value-type="float">
            <text:p>6.058752</text:p>
          </table:table-cell>
          <table:table-cell office:value-type="float" office:value="10" calcext:value-type="float">
            <text:p>10</text:p>
          </table:table-cell>
          <table:table-cell table:formula="of:=RANK([by_curand.B43];[by_curand.$B$2:.$B$118];1)" office:value-type="float" office:value="42" calcext:value-type="float">
            <text:p>42</text:p>
          </table:table-cell>
          <table:table-cell table:formula="of:=RANK([by_curand.I43];[by_curand.$I$2:.$I$118];1)" office:value-type="float" office:value="111" calcext:value-type="float">
            <text:p>111</text:p>
          </table:table-cell>
          <table:table-cell table:formula="of:=RANK([.D43];[.$D$2:.$D$118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59872" calcext:value-type="float">
            <text:p>7.5598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2774000" calcext:value-type="float">
            <text:p>1322774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944832" calcext:value-type="float">
            <text:p>5.944832</text:p>
          </table:table-cell>
          <table:table-cell office:value-type="float" office:value="10" calcext:value-type="float">
            <text:p>10</text:p>
          </table:table-cell>
          <table:table-cell table:formula="of:=RANK([by_curand.B44];[by_curand.$B$2:.$B$118];1)" office:value-type="float" office:value="43" calcext:value-type="float">
            <text:p>43</text:p>
          </table:table-cell>
          <table:table-cell table:formula="of:=RANK([by_curand.I44];[by_curand.$I$2:.$I$118];1)" office:value-type="float" office:value="101" calcext:value-type="float">
            <text:p>101</text:p>
          </table:table-cell>
          <table:table-cell table:formula="of:=RANK([.D44];[.$D$2:.$D$118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69472" calcext:value-type="float">
            <text:p>7.5694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1096000" calcext:value-type="float">
            <text:p>1321096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78176" calcext:value-type="float">
            <text:p>5.978176</text:p>
          </table:table-cell>
          <table:table-cell office:value-type="float" office:value="10" calcext:value-type="float">
            <text:p>10</text:p>
          </table:table-cell>
          <table:table-cell table:formula="of:=RANK([by_curand.B45];[by_curand.$B$2:.$B$118];1)" office:value-type="float" office:value="44" calcext:value-type="float">
            <text:p>44</text:p>
          </table:table-cell>
          <table:table-cell table:formula="of:=RANK([by_curand.I45];[by_curand.$I$2:.$I$118];1)" office:value-type="float" office:value="104" calcext:value-type="float">
            <text:p>104</text:p>
          </table:table-cell>
          <table:table-cell table:formula="of:=RANK([.D45];[.$D$2:.$D$118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608928" calcext:value-type="float">
            <text:p>7.6089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14246000" calcext:value-type="float">
            <text:p>1314246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174528" calcext:value-type="float">
            <text:p>6.174528</text:p>
          </table:table-cell>
          <table:table-cell office:value-type="float" office:value="10" calcext:value-type="float">
            <text:p>10</text:p>
          </table:table-cell>
          <table:table-cell table:formula="of:=RANK([by_curand.B46];[by_curand.$B$2:.$B$118];1)" office:value-type="float" office:value="45" calcext:value-type="float">
            <text:p>45</text:p>
          </table:table-cell>
          <table:table-cell table:formula="of:=RANK([by_curand.I46];[by_curand.$I$2:.$I$118];1)" office:value-type="float" office:value="113" calcext:value-type="float">
            <text:p>113</text:p>
          </table:table-cell>
          <table:table-cell table:formula="of:=RANK([.D46];[.$D$2:.$D$118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639136" calcext:value-type="float">
            <text:p>7.639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9049000" calcext:value-type="float">
            <text:p>130904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6.024736" calcext:value-type="float">
            <text:p>6.024736</text:p>
          </table:table-cell>
          <table:table-cell office:value-type="float" office:value="10" calcext:value-type="float">
            <text:p>10</text:p>
          </table:table-cell>
          <table:table-cell table:formula="of:=RANK([by_curand.B47];[by_curand.$B$2:.$B$118];1)" office:value-type="float" office:value="46" calcext:value-type="float">
            <text:p>46</text:p>
          </table:table-cell>
          <table:table-cell table:formula="of:=RANK([by_curand.I47];[by_curand.$I$2:.$I$118];1)" office:value-type="float" office:value="110" calcext:value-type="float">
            <text:p>110</text:p>
          </table:table-cell>
          <table:table-cell table:formula="of:=RANK([.D47];[.$D$2:.$D$118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32448" calcext:value-type="float">
            <text:p>7.732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3251000" calcext:value-type="float">
            <text:p>1293251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059424" calcext:value-type="float">
            <text:p>6.059424</text:p>
          </table:table-cell>
          <table:table-cell office:value-type="float" office:value="10" calcext:value-type="float">
            <text:p>10</text:p>
          </table:table-cell>
          <table:table-cell table:formula="of:=RANK([by_curand.B48];[by_curand.$B$2:.$B$118];1)" office:value-type="float" office:value="47" calcext:value-type="float">
            <text:p>47</text:p>
          </table:table-cell>
          <table:table-cell table:formula="of:=RANK([by_curand.I48];[by_curand.$I$2:.$I$118];1)" office:value-type="float" office:value="112" calcext:value-type="float">
            <text:p>112</text:p>
          </table:table-cell>
          <table:table-cell table:formula="of:=RANK([.D48];[.$D$2:.$D$118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33088" calcext:value-type="float">
            <text:p>7.7330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3144000" calcext:value-type="float">
            <text:p>1293144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937632" calcext:value-type="float">
            <text:p>5.937632</text:p>
          </table:table-cell>
          <table:table-cell office:value-type="float" office:value="10" calcext:value-type="float">
            <text:p>10</text:p>
          </table:table-cell>
          <table:table-cell table:formula="of:=RANK([by_curand.B49];[by_curand.$B$2:.$B$118];1)" office:value-type="float" office:value="48" calcext:value-type="float">
            <text:p>48</text:p>
          </table:table-cell>
          <table:table-cell table:formula="of:=RANK([by_curand.I49];[by_curand.$I$2:.$I$118];1)" office:value-type="float" office:value="97" calcext:value-type="float">
            <text:p>97</text:p>
          </table:table-cell>
          <table:table-cell table:formula="of:=RANK([.D49];[.$D$2:.$D$118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42752" calcext:value-type="float">
            <text:p>7.7427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1530000" calcext:value-type="float">
            <text:p>1291530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51264" calcext:value-type="float">
            <text:p>6.351264</text:p>
          </table:table-cell>
          <table:table-cell office:value-type="float" office:value="10" calcext:value-type="float">
            <text:p>10</text:p>
          </table:table-cell>
          <table:table-cell table:formula="of:=RANK([by_curand.B50];[by_curand.$B$2:.$B$118];1)" office:value-type="float" office:value="49" calcext:value-type="float">
            <text:p>49</text:p>
          </table:table-cell>
          <table:table-cell table:formula="of:=RANK([by_curand.I50];[by_curand.$I$2:.$I$118];1)" office:value-type="float" office:value="114" calcext:value-type="float">
            <text:p>114</text:p>
          </table:table-cell>
          <table:table-cell table:formula="of:=RANK([.D50];[.$D$2:.$D$118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8608" calcext:value-type="float">
            <text:p>7.786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84343000" calcext:value-type="float">
            <text:p>1284343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83104" calcext:value-type="float">
            <text:p>6.383104</text:p>
          </table:table-cell>
          <table:table-cell office:value-type="float" office:value="10" calcext:value-type="float">
            <text:p>10</text:p>
          </table:table-cell>
          <table:table-cell table:formula="of:=RANK([by_curand.B51];[by_curand.$B$2:.$B$118];1)" office:value-type="float" office:value="50" calcext:value-type="float">
            <text:p>50</text:p>
          </table:table-cell>
          <table:table-cell table:formula="of:=RANK([by_curand.I51];[by_curand.$I$2:.$I$118];1)" office:value-type="float" office:value="115" calcext:value-type="float">
            <text:p>115</text:p>
          </table:table-cell>
          <table:table-cell table:formula="of:=RANK([.D51];[.$D$2:.$D$118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93184" calcext:value-type="float">
            <text:p>7.793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83173000" calcext:value-type="float">
            <text:p>1283173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312" calcext:value-type="float">
            <text:p>5.9312</text:p>
          </table:table-cell>
          <table:table-cell office:value-type="float" office:value="10" calcext:value-type="float">
            <text:p>10</text:p>
          </table:table-cell>
          <table:table-cell table:formula="of:=RANK([by_curand.B52];[by_curand.$B$2:.$B$118];1)" office:value-type="float" office:value="51" calcext:value-type="float">
            <text:p>51</text:p>
          </table:table-cell>
          <table:table-cell table:formula="of:=RANK([by_curand.I52];[by_curand.$I$2:.$I$118];1)" office:value-type="float" office:value="96" calcext:value-type="float">
            <text:p>96</text:p>
          </table:table-cell>
          <table:table-cell table:formula="of:=RANK([.D52];[.$D$2:.$D$118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863904" calcext:value-type="float">
            <text:p>7.8639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71633000" calcext:value-type="float">
            <text:p>1271633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87744" calcext:value-type="float">
            <text:p>6.387744</text:p>
          </table:table-cell>
          <table:table-cell office:value-type="float" office:value="10" calcext:value-type="float">
            <text:p>10</text:p>
          </table:table-cell>
          <table:table-cell table:formula="of:=RANK([by_curand.B53];[by_curand.$B$2:.$B$118];1)" office:value-type="float" office:value="52" calcext:value-type="float">
            <text:p>52</text:p>
          </table:table-cell>
          <table:table-cell table:formula="of:=RANK([by_curand.I53];[by_curand.$I$2:.$I$118];1)" office:value-type="float" office:value="116" calcext:value-type="float">
            <text:p>116</text:p>
          </table:table-cell>
          <table:table-cell table:formula="of:=RANK([.D53];[.$D$2:.$D$118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48384" calcext:value-type="float">
            <text:p>12.0483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99868000" calcext:value-type="float">
            <text:p>8299868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by_curand.B54];[by_curand.$B$2:.$B$118];1)" office:value-type="float" office:value="53" calcext:value-type="float">
            <text:p>53</text:p>
          </table:table-cell>
          <table:table-cell table:formula="of:=RANK([by_curand.I54];[by_curand.$I$2:.$I$118];1)" office:value-type="float" office:value="3" calcext:value-type="float">
            <text:p>3</text:p>
          </table:table-cell>
          <table:table-cell table:formula="of:=RANK([.D54];[.$D$2:.$D$1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58976" calcext:value-type="float">
            <text:p>12.05897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92578000" calcext:value-type="float">
            <text:p>8292578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by_curand.B55];[by_curand.$B$2:.$B$118];1)" office:value-type="float" office:value="54" calcext:value-type="float">
            <text:p>54</text:p>
          </table:table-cell>
          <table:table-cell table:formula="of:=RANK([by_curand.I55];[by_curand.$I$2:.$I$118];1)" office:value-type="float" office:value="29" calcext:value-type="float">
            <text:p>29</text:p>
          </table:table-cell>
          <table:table-cell table:formula="of:=RANK([.D55];[.$D$2:.$D$1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89792" calcext:value-type="float">
            <text:p>12.08979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71441000" calcext:value-type="float">
            <text:p>8271441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408" calcext:value-type="float">
            <text:p>0.005408</text:p>
          </table:table-cell>
          <table:table-cell office:value-type="float" office:value="10" calcext:value-type="float">
            <text:p>10</text:p>
          </table:table-cell>
          <table:table-cell table:formula="of:=RANK([by_curand.B56];[by_curand.$B$2:.$B$118];1)" office:value-type="float" office:value="55" calcext:value-type="float">
            <text:p>55</text:p>
          </table:table-cell>
          <table:table-cell table:formula="of:=RANK([by_curand.I56];[by_curand.$I$2:.$I$118];1)" office:value-type="float" office:value="1" calcext:value-type="float">
            <text:p>1</text:p>
          </table:table-cell>
          <table:table-cell table:formula="of:=RANK([.D56];[.$D$2:.$D$1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92512" calcext:value-type="float">
            <text:p>12.0925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69580000" calcext:value-type="float">
            <text:p>8269580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10" calcext:value-type="float">
            <text:p>10</text:p>
          </table:table-cell>
          <table:table-cell table:formula="of:=RANK([by_curand.B57];[by_curand.$B$2:.$B$118];1)" office:value-type="float" office:value="56" calcext:value-type="float">
            <text:p>56</text:p>
          </table:table-cell>
          <table:table-cell table:formula="of:=RANK([by_curand.I57];[by_curand.$I$2:.$I$118];1)" office:value-type="float" office:value="9" calcext:value-type="float">
            <text:p>9</text:p>
          </table:table-cell>
          <table:table-cell table:formula="of:=RANK([.D57];[.$D$2:.$D$1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02048" calcext:value-type="float">
            <text:p>12.10204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63064000" calcext:value-type="float">
            <text:p>8263064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10" calcext:value-type="float">
            <text:p>10</text:p>
          </table:table-cell>
          <table:table-cell table:formula="of:=RANK([by_curand.B58];[by_curand.$B$2:.$B$118];1)" office:value-type="float" office:value="57" calcext:value-type="float">
            <text:p>57</text:p>
          </table:table-cell>
          <table:table-cell table:formula="of:=RANK([by_curand.I58];[by_curand.$I$2:.$I$118];1)" office:value-type="float" office:value="11" calcext:value-type="float">
            <text:p>11</text:p>
          </table:table-cell>
          <table:table-cell table:formula="of:=RANK([.D58];[.$D$2:.$D$1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10048" calcext:value-type="float">
            <text:p>12.11004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57605000" calcext:value-type="float">
            <text:p>8257605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10" calcext:value-type="float">
            <text:p>10</text:p>
          </table:table-cell>
          <table:table-cell table:formula="of:=RANK([by_curand.B59];[by_curand.$B$2:.$B$118];1)" office:value-type="float" office:value="58" calcext:value-type="float">
            <text:p>58</text:p>
          </table:table-cell>
          <table:table-cell table:formula="of:=RANK([by_curand.I59];[by_curand.$I$2:.$I$118];1)" office:value-type="float" office:value="35" calcext:value-type="float">
            <text:p>35</text:p>
          </table:table-cell>
          <table:table-cell table:formula="of:=RANK([.D59];[.$D$2:.$D$1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35264" calcext:value-type="float">
            <text:p>12.13526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40447000" calcext:value-type="float">
            <text:p>8240447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824" calcext:value-type="float">
            <text:p>0.005824</text:p>
          </table:table-cell>
          <table:table-cell office:value-type="float" office:value="10" calcext:value-type="float">
            <text:p>10</text:p>
          </table:table-cell>
          <table:table-cell table:formula="of:=RANK([by_curand.B60];[by_curand.$B$2:.$B$118];1)" office:value-type="float" office:value="59" calcext:value-type="float">
            <text:p>59</text:p>
          </table:table-cell>
          <table:table-cell table:formula="of:=RANK([by_curand.I60];[by_curand.$I$2:.$I$118];1)" office:value-type="float" office:value="8" calcext:value-type="float">
            <text:p>8</text:p>
          </table:table-cell>
          <table:table-cell table:formula="of:=RANK([.D60];[.$D$2:.$D$1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50016" calcext:value-type="float">
            <text:p>12.1500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30442000" calcext:value-type="float">
            <text:p>823044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368" calcext:value-type="float">
            <text:p>0.006368</text:p>
          </table:table-cell>
          <table:table-cell office:value-type="float" office:value="10" calcext:value-type="float">
            <text:p>10</text:p>
          </table:table-cell>
          <table:table-cell table:formula="of:=RANK([by_curand.B61];[by_curand.$B$2:.$B$118];1)" office:value-type="float" office:value="60" calcext:value-type="float">
            <text:p>60</text:p>
          </table:table-cell>
          <table:table-cell table:formula="of:=RANK([by_curand.I61];[by_curand.$I$2:.$I$118];1)" office:value-type="float" office:value="26" calcext:value-type="float">
            <text:p>26</text:p>
          </table:table-cell>
          <table:table-cell table:formula="of:=RANK([.D61];[.$D$2:.$D$1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65984" calcext:value-type="float">
            <text:p>12.1659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19639000" calcext:value-type="float">
            <text:p>821963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10" calcext:value-type="float">
            <text:p>10</text:p>
          </table:table-cell>
          <table:table-cell table:formula="of:=RANK([by_curand.B62];[by_curand.$B$2:.$B$118];1)" office:value-type="float" office:value="61" calcext:value-type="float">
            <text:p>61</text:p>
          </table:table-cell>
          <table:table-cell table:formula="of:=RANK([by_curand.I62];[by_curand.$I$2:.$I$118];1)" office:value-type="float" office:value="22" calcext:value-type="float">
            <text:p>22</text:p>
          </table:table-cell>
          <table:table-cell table:formula="of:=RANK([.D62];[.$D$2:.$D$11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82912" calcext:value-type="float">
            <text:p>12.1829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08218000" calcext:value-type="float">
            <text:p>8208218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by_curand.B63];[by_curand.$B$2:.$B$118];1)" office:value-type="float" office:value="62" calcext:value-type="float">
            <text:p>62</text:p>
          </table:table-cell>
          <table:table-cell table:formula="of:=RANK([by_curand.I63];[by_curand.$I$2:.$I$118];1)" office:value-type="float" office:value="13" calcext:value-type="float">
            <text:p>13</text:p>
          </table:table-cell>
          <table:table-cell table:formula="of:=RANK([.D63];[.$D$2:.$D$1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90816" calcext:value-type="float">
            <text:p>12.1908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02896000" calcext:value-type="float">
            <text:p>8202896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10" calcext:value-type="float">
            <text:p>10</text:p>
          </table:table-cell>
          <table:table-cell table:formula="of:=RANK([by_curand.B64];[by_curand.$B$2:.$B$118];1)" office:value-type="float" office:value="63" calcext:value-type="float">
            <text:p>63</text:p>
          </table:table-cell>
          <table:table-cell table:formula="of:=RANK([by_curand.I64];[by_curand.$I$2:.$I$118];1)" office:value-type="float" office:value="16" calcext:value-type="float">
            <text:p>16</text:p>
          </table:table-cell>
          <table:table-cell table:formula="of:=RANK([.D64];[.$D$2:.$D$11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99744" calcext:value-type="float">
            <text:p>12.19974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196893000" calcext:value-type="float">
            <text:p>8196893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10" calcext:value-type="float">
            <text:p>10</text:p>
          </table:table-cell>
          <table:table-cell table:formula="of:=RANK([by_curand.B65];[by_curand.$B$2:.$B$118];1)" office:value-type="float" office:value="64" calcext:value-type="float">
            <text:p>64</text:p>
          </table:table-cell>
          <table:table-cell table:formula="of:=RANK([by_curand.I65];[by_curand.$I$2:.$I$118];1)" office:value-type="float" office:value="24" calcext:value-type="float">
            <text:p>24</text:p>
          </table:table-cell>
          <table:table-cell table:formula="of:=RANK([.D65];[.$D$2:.$D$11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3024" calcext:value-type="float">
            <text:p>12.230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764550" calcext:value-type="float">
            <text:p>8176455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1088" calcext:value-type="float">
            <text:p>0.601088</text:p>
          </table:table-cell>
          <table:table-cell office:value-type="float" office:value="10" calcext:value-type="float">
            <text:p>10</text:p>
          </table:table-cell>
          <table:table-cell table:formula="of:=RANK([by_curand.B66];[by_curand.$B$2:.$B$118];1)" office:value-type="float" office:value="65" calcext:value-type="float">
            <text:p>65</text:p>
          </table:table-cell>
          <table:table-cell table:formula="of:=RANK([by_curand.I66];[by_curand.$I$2:.$I$118];1)" office:value-type="float" office:value="45" calcext:value-type="float">
            <text:p>45</text:p>
          </table:table-cell>
          <table:table-cell table:formula="of:=RANK([.D66];[.$D$2:.$D$118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3024" calcext:value-type="float">
            <text:p>12.230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764550" calcext:value-type="float">
            <text:p>8176455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136" calcext:value-type="float">
            <text:p>0.603136</text:p>
          </table:table-cell>
          <table:table-cell office:value-type="float" office:value="10" calcext:value-type="float">
            <text:p>10</text:p>
          </table:table-cell>
          <table:table-cell table:formula="of:=RANK([by_curand.B67];[by_curand.$B$2:.$B$118];1)" office:value-type="float" office:value="65" calcext:value-type="float">
            <text:p>65</text:p>
          </table:table-cell>
          <table:table-cell table:formula="of:=RANK([by_curand.I67];[by_curand.$I$2:.$I$118];1)" office:value-type="float" office:value="49" calcext:value-type="float">
            <text:p>49</text:p>
          </table:table-cell>
          <table:table-cell table:formula="of:=RANK([.D67];[.$D$2:.$D$118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43392" calcext:value-type="float">
            <text:p>12.243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76710" calcext:value-type="float">
            <text:p>816767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744" calcext:value-type="float">
            <text:p>0.603744</text:p>
          </table:table-cell>
          <table:table-cell office:value-type="float" office:value="10" calcext:value-type="float">
            <text:p>10</text:p>
          </table:table-cell>
          <table:table-cell table:formula="of:=RANK([by_curand.B68];[by_curand.$B$2:.$B$118];1)" office:value-type="float" office:value="67" calcext:value-type="float">
            <text:p>67</text:p>
          </table:table-cell>
          <table:table-cell table:formula="of:=RANK([by_curand.I68];[by_curand.$I$2:.$I$118];1)" office:value-type="float" office:value="51" calcext:value-type="float">
            <text:p>51</text:p>
          </table:table-cell>
          <table:table-cell table:formula="of:=RANK([.D68];[.$D$2:.$D$118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248192" calcext:value-type="float">
            <text:p>12.24819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164470000" calcext:value-type="float">
            <text:p>8164470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6496" calcext:value-type="float">
            <text:p>0.006496</text:p>
          </table:table-cell>
          <table:table-cell office:value-type="float" office:value="10" calcext:value-type="float">
            <text:p>10</text:p>
          </table:table-cell>
          <table:table-cell table:formula="of:=RANK([by_curand.B69];[by_curand.$B$2:.$B$118];1)" office:value-type="float" office:value="68" calcext:value-type="float">
            <text:p>68</text:p>
          </table:table-cell>
          <table:table-cell table:formula="of:=RANK([by_curand.I69];[by_curand.$I$2:.$I$118];1)" office:value-type="float" office:value="32" calcext:value-type="float">
            <text:p>32</text:p>
          </table:table-cell>
          <table:table-cell table:formula="of:=RANK([.D69];[.$D$2:.$D$1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53568" calcext:value-type="float">
            <text:p>12.25356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08890" calcext:value-type="float">
            <text:p>8160889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" calcext:value-type="float">
            <text:p>0.604</text:p>
          </table:table-cell>
          <table:table-cell office:value-type="float" office:value="10" calcext:value-type="float">
            <text:p>10</text:p>
          </table:table-cell>
          <table:table-cell table:formula="of:=RANK([by_curand.B70];[by_curand.$B$2:.$B$118];1)" office:value-type="float" office:value="69" calcext:value-type="float">
            <text:p>69</text:p>
          </table:table-cell>
          <table:table-cell table:formula="of:=RANK([by_curand.I70];[by_curand.$I$2:.$I$118];1)" office:value-type="float" office:value="54" calcext:value-type="float">
            <text:p>54</text:p>
          </table:table-cell>
          <table:table-cell table:formula="of:=RANK([.D70];[.$D$2:.$D$118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5392" calcext:value-type="float">
            <text:p>12.25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06540" calcext:value-type="float">
            <text:p>8160654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032" calcext:value-type="float">
            <text:p>0.604032</text:p>
          </table:table-cell>
          <table:table-cell office:value-type="float" office:value="10" calcext:value-type="float">
            <text:p>10</text:p>
          </table:table-cell>
          <table:table-cell table:formula="of:=RANK([by_curand.B71];[by_curand.$B$2:.$B$118];1)" office:value-type="float" office:value="70" calcext:value-type="float">
            <text:p>70</text:p>
          </table:table-cell>
          <table:table-cell table:formula="of:=RANK([by_curand.I71];[by_curand.$I$2:.$I$118];1)" office:value-type="float" office:value="55" calcext:value-type="float">
            <text:p>55</text:p>
          </table:table-cell>
          <table:table-cell table:formula="of:=RANK([.D71];[.$D$2:.$D$118]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62816" calcext:value-type="float">
            <text:p>12.2628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547340" calcext:value-type="float">
            <text:p>8154734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4272" calcext:value-type="float">
            <text:p>0.614272</text:p>
          </table:table-cell>
          <table:table-cell office:value-type="float" office:value="10" calcext:value-type="float">
            <text:p>10</text:p>
          </table:table-cell>
          <table:table-cell table:formula="of:=RANK([by_curand.B72];[by_curand.$B$2:.$B$118];1)" office:value-type="float" office:value="71" calcext:value-type="float">
            <text:p>71</text:p>
          </table:table-cell>
          <table:table-cell table:formula="of:=RANK([by_curand.I72];[by_curand.$I$2:.$I$118];1)" office:value-type="float" office:value="70" calcext:value-type="float">
            <text:p>70</text:p>
          </table:table-cell>
          <table:table-cell table:formula="of:=RANK([.D72];[.$D$2:.$D$118]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66304" calcext:value-type="float">
            <text:p>12.266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524150" calcext:value-type="float">
            <text:p>8152415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16" calcext:value-type="float">
            <text:p>0.60416</text:p>
          </table:table-cell>
          <table:table-cell office:value-type="float" office:value="10" calcext:value-type="float">
            <text:p>10</text:p>
          </table:table-cell>
          <table:table-cell table:formula="of:=RANK([by_curand.B73];[by_curand.$B$2:.$B$118];1)" office:value-type="float" office:value="72" calcext:value-type="float">
            <text:p>72</text:p>
          </table:table-cell>
          <table:table-cell table:formula="of:=RANK([by_curand.I73];[by_curand.$I$2:.$I$118];1)" office:value-type="float" office:value="56" calcext:value-type="float">
            <text:p>56</text:p>
          </table:table-cell>
          <table:table-cell table:formula="of:=RANK([.D73];[.$D$2:.$D$118]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7232" calcext:value-type="float">
            <text:p>12.272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84190" calcext:value-type="float">
            <text:p>8148419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9312" calcext:value-type="float">
            <text:p>0.609312</text:p>
          </table:table-cell>
          <table:table-cell office:value-type="float" office:value="10" calcext:value-type="float">
            <text:p>10</text:p>
          </table:table-cell>
          <table:table-cell table:formula="of:=RANK([by_curand.B74];[by_curand.$B$2:.$B$118];1)" office:value-type="float" office:value="73" calcext:value-type="float">
            <text:p>73</text:p>
          </table:table-cell>
          <table:table-cell table:formula="of:=RANK([by_curand.I74];[by_curand.$I$2:.$I$118];1)" office:value-type="float" office:value="64" calcext:value-type="float">
            <text:p>64</text:p>
          </table:table-cell>
          <table:table-cell table:formula="of:=RANK([.D74];[.$D$2:.$D$118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78528" calcext:value-type="float">
            <text:p>12.2785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42990" calcext:value-type="float">
            <text:p>8144299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2208" calcext:value-type="float">
            <text:p>0.602208</text:p>
          </table:table-cell>
          <table:table-cell office:value-type="float" office:value="10" calcext:value-type="float">
            <text:p>10</text:p>
          </table:table-cell>
          <table:table-cell table:formula="of:=RANK([by_curand.B75];[by_curand.$B$2:.$B$118];1)" office:value-type="float" office:value="74" calcext:value-type="float">
            <text:p>74</text:p>
          </table:table-cell>
          <table:table-cell table:formula="of:=RANK([by_curand.I75];[by_curand.$I$2:.$I$118];1)" office:value-type="float" office:value="47" calcext:value-type="float">
            <text:p>47</text:p>
          </table:table-cell>
          <table:table-cell table:formula="of:=RANK([.D75];[.$D$2:.$D$118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82656" calcext:value-type="float">
            <text:p>12.2826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15620" calcext:value-type="float">
            <text:p>8141562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4624" calcext:value-type="float">
            <text:p>0.614624</text:p>
          </table:table-cell>
          <table:table-cell office:value-type="float" office:value="10" calcext:value-type="float">
            <text:p>10</text:p>
          </table:table-cell>
          <table:table-cell table:formula="of:=RANK([by_curand.B76];[by_curand.$B$2:.$B$118];1)" office:value-type="float" office:value="75" calcext:value-type="float">
            <text:p>75</text:p>
          </table:table-cell>
          <table:table-cell table:formula="of:=RANK([by_curand.I76];[by_curand.$I$2:.$I$118];1)" office:value-type="float" office:value="71" calcext:value-type="float">
            <text:p>71</text:p>
          </table:table-cell>
          <table:table-cell table:formula="of:=RANK([.D76];[.$D$2:.$D$118]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86208" calcext:value-type="float">
            <text:p>12.2862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392080" calcext:value-type="float">
            <text:p>8139208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598112" calcext:value-type="float">
            <text:p>0.598112</text:p>
          </table:table-cell>
          <table:table-cell office:value-type="float" office:value="10" calcext:value-type="float">
            <text:p>10</text:p>
          </table:table-cell>
          <table:table-cell table:formula="of:=RANK([by_curand.B77];[by_curand.$B$2:.$B$118];1)" office:value-type="float" office:value="76" calcext:value-type="float">
            <text:p>76</text:p>
          </table:table-cell>
          <table:table-cell table:formula="of:=RANK([by_curand.I77];[by_curand.$I$2:.$I$118];1)" office:value-type="float" office:value="42" calcext:value-type="float">
            <text:p>42</text:p>
          </table:table-cell>
          <table:table-cell table:formula="of:=RANK([.D77];[.$D$2:.$D$118]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91616" calcext:value-type="float">
            <text:p>12.2916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356260" calcext:value-type="float">
            <text:p>8135626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976" calcext:value-type="float">
            <text:p>0.60976</text:p>
          </table:table-cell>
          <table:table-cell office:value-type="float" office:value="10" calcext:value-type="float">
            <text:p>10</text:p>
          </table:table-cell>
          <table:table-cell table:formula="of:=RANK([by_curand.B78];[by_curand.$B$2:.$B$118];1)" office:value-type="float" office:value="77" calcext:value-type="float">
            <text:p>77</text:p>
          </table:table-cell>
          <table:table-cell table:formula="of:=RANK([by_curand.I78];[by_curand.$I$2:.$I$118];1)" office:value-type="float" office:value="65" calcext:value-type="float">
            <text:p>65</text:p>
          </table:table-cell>
          <table:table-cell table:formula="of:=RANK([.D78];[.$D$2:.$D$118]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62448" calcext:value-type="float">
            <text:p>12.62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2111800" calcext:value-type="float">
            <text:p>7921118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03808" calcext:value-type="float">
            <text:p>5.903808</text:p>
          </table:table-cell>
          <table:table-cell office:value-type="float" office:value="10" calcext:value-type="float">
            <text:p>10</text:p>
          </table:table-cell>
          <table:table-cell table:formula="of:=RANK([by_curand.B79];[by_curand.$B$2:.$B$118];1)" office:value-type="float" office:value="78" calcext:value-type="float">
            <text:p>78</text:p>
          </table:table-cell>
          <table:table-cell table:formula="of:=RANK([by_curand.I79];[by_curand.$I$2:.$I$118];1)" office:value-type="float" office:value="88" calcext:value-type="float">
            <text:p>88</text:p>
          </table:table-cell>
          <table:table-cell table:formula="of:=RANK([.D79];[.$D$2:.$D$118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677408" calcext:value-type="float">
            <text:p>12.6774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8804800" calcext:value-type="float">
            <text:p>7888048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4224" calcext:value-type="float">
            <text:p>5.944224</text:p>
          </table:table-cell>
          <table:table-cell office:value-type="float" office:value="10" calcext:value-type="float">
            <text:p>10</text:p>
          </table:table-cell>
          <table:table-cell table:formula="of:=RANK([by_curand.B80];[by_curand.$B$2:.$B$118];1)" office:value-type="float" office:value="79" calcext:value-type="float">
            <text:p>79</text:p>
          </table:table-cell>
          <table:table-cell table:formula="of:=RANK([by_curand.I80];[by_curand.$I$2:.$I$118];1)" office:value-type="float" office:value="100" calcext:value-type="float">
            <text:p>100</text:p>
          </table:table-cell>
          <table:table-cell table:formula="of:=RANK([.D80];[.$D$2:.$D$118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37472" calcext:value-type="float">
            <text:p>12.7374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5085200" calcext:value-type="float">
            <text:p>7850852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88" calcext:value-type="float">
            <text:p>5.92688</text:p>
          </table:table-cell>
          <table:table-cell office:value-type="float" office:value="10" calcext:value-type="float">
            <text:p>10</text:p>
          </table:table-cell>
          <table:table-cell table:formula="of:=RANK([by_curand.B81];[by_curand.$B$2:.$B$118];1)" office:value-type="float" office:value="80" calcext:value-type="float">
            <text:p>80</text:p>
          </table:table-cell>
          <table:table-cell table:formula="of:=RANK([by_curand.I81];[by_curand.$I$2:.$I$118];1)" office:value-type="float" office:value="93" calcext:value-type="float">
            <text:p>93</text:p>
          </table:table-cell>
          <table:table-cell table:formula="of:=RANK([.D81];[.$D$2:.$D$118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40864" calcext:value-type="float">
            <text:p>12.7408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876100" calcext:value-type="float">
            <text:p>7848761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88416" calcext:value-type="float">
            <text:p>5.888416</text:p>
          </table:table-cell>
          <table:table-cell office:value-type="float" office:value="10" calcext:value-type="float">
            <text:p>10</text:p>
          </table:table-cell>
          <table:table-cell table:formula="of:=RANK([by_curand.B82];[by_curand.$B$2:.$B$118];1)" office:value-type="float" office:value="81" calcext:value-type="float">
            <text:p>81</text:p>
          </table:table-cell>
          <table:table-cell table:formula="of:=RANK([by_curand.I82];[by_curand.$I$2:.$I$118];1)" office:value-type="float" office:value="83" calcext:value-type="float">
            <text:p>83</text:p>
          </table:table-cell>
          <table:table-cell table:formula="of:=RANK([.D82];[.$D$2:.$D$118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0816" calcext:value-type="float">
            <text:p>12.7508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263500" calcext:value-type="float">
            <text:p>7842635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867072" calcext:value-type="float">
            <text:p>5.867072</text:p>
          </table:table-cell>
          <table:table-cell office:value-type="float" office:value="10" calcext:value-type="float">
            <text:p>10</text:p>
          </table:table-cell>
          <table:table-cell table:formula="of:=RANK([by_curand.B83];[by_curand.$B$2:.$B$118];1)" office:value-type="float" office:value="82" calcext:value-type="float">
            <text:p>82</text:p>
          </table:table-cell>
          <table:table-cell table:formula="of:=RANK([by_curand.I83];[by_curand.$I$2:.$I$118];1)" office:value-type="float" office:value="79" calcext:value-type="float">
            <text:p>79</text:p>
          </table:table-cell>
          <table:table-cell table:formula="of:=RANK([.D83];[.$D$2:.$D$118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1104" calcext:value-type="float">
            <text:p>12.751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245800" calcext:value-type="float">
            <text:p>7842458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0384" calcext:value-type="float">
            <text:p>5.980384</text:p>
          </table:table-cell>
          <table:table-cell office:value-type="float" office:value="10" calcext:value-type="float">
            <text:p>10</text:p>
          </table:table-cell>
          <table:table-cell table:formula="of:=RANK([by_curand.B84];[by_curand.$B$2:.$B$118];1)" office:value-type="float" office:value="83" calcext:value-type="float">
            <text:p>83</text:p>
          </table:table-cell>
          <table:table-cell table:formula="of:=RANK([by_curand.I84];[by_curand.$I$2:.$I$118];1)" office:value-type="float" office:value="106" calcext:value-type="float">
            <text:p>106</text:p>
          </table:table-cell>
          <table:table-cell table:formula="of:=RANK([.D84];[.$D$2:.$D$118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8112" calcext:value-type="float">
            <text:p>12.758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815000" calcext:value-type="float">
            <text:p>783815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62656" calcext:value-type="float">
            <text:p>5.962656</text:p>
          </table:table-cell>
          <table:table-cell office:value-type="float" office:value="10" calcext:value-type="float">
            <text:p>10</text:p>
          </table:table-cell>
          <table:table-cell table:formula="of:=RANK([by_curand.B85];[by_curand.$B$2:.$B$118];1)" office:value-type="float" office:value="84" calcext:value-type="float">
            <text:p>84</text:p>
          </table:table-cell>
          <table:table-cell table:formula="of:=RANK([by_curand.I85];[by_curand.$I$2:.$I$118];1)" office:value-type="float" office:value="102" calcext:value-type="float">
            <text:p>102</text:p>
          </table:table-cell>
          <table:table-cell table:formula="of:=RANK([.D85];[.$D$2:.$D$118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60928" calcext:value-type="float">
            <text:p>12.7609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642100" calcext:value-type="float">
            <text:p>7836421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1952" calcext:value-type="float">
            <text:p>5.91952</text:p>
          </table:table-cell>
          <table:table-cell office:value-type="float" office:value="10" calcext:value-type="float">
            <text:p>10</text:p>
          </table:table-cell>
          <table:table-cell table:formula="of:=RANK([by_curand.B86];[by_curand.$B$2:.$B$118];1)" office:value-type="float" office:value="85" calcext:value-type="float">
            <text:p>85</text:p>
          </table:table-cell>
          <table:table-cell table:formula="of:=RANK([by_curand.I86];[by_curand.$I$2:.$I$118];1)" office:value-type="float" office:value="90" calcext:value-type="float">
            <text:p>90</text:p>
          </table:table-cell>
          <table:table-cell table:formula="of:=RANK([.D86];[.$D$2:.$D$118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70976" calcext:value-type="float">
            <text:p>12.7709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025500" calcext:value-type="float">
            <text:p>7830255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88" calcext:value-type="float">
            <text:p>5.9288</text:p>
          </table:table-cell>
          <table:table-cell office:value-type="float" office:value="10" calcext:value-type="float">
            <text:p>10</text:p>
          </table:table-cell>
          <table:table-cell table:formula="of:=RANK([by_curand.B87];[by_curand.$B$2:.$B$118];1)" office:value-type="float" office:value="86" calcext:value-type="float">
            <text:p>86</text:p>
          </table:table-cell>
          <table:table-cell table:formula="of:=RANK([by_curand.I87];[by_curand.$I$2:.$I$118];1)" office:value-type="float" office:value="94" calcext:value-type="float">
            <text:p>94</text:p>
          </table:table-cell>
          <table:table-cell table:formula="of:=RANK([.D87];[.$D$2:.$D$118]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824" calcext:value-type="float">
            <text:p>12.78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2325700" calcext:value-type="float">
            <text:p>7823257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89248" calcext:value-type="float">
            <text:p>5.89248</text:p>
          </table:table-cell>
          <table:table-cell office:value-type="float" office:value="10" calcext:value-type="float">
            <text:p>10</text:p>
          </table:table-cell>
          <table:table-cell table:formula="of:=RANK([by_curand.B88];[by_curand.$B$2:.$B$118];1)" office:value-type="float" office:value="87" calcext:value-type="float">
            <text:p>87</text:p>
          </table:table-cell>
          <table:table-cell table:formula="of:=RANK([by_curand.I88];[by_curand.$I$2:.$I$118];1)" office:value-type="float" office:value="85" calcext:value-type="float">
            <text:p>85</text:p>
          </table:table-cell>
          <table:table-cell table:formula="of:=RANK([.D88];[.$D$2:.$D$118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90976" calcext:value-type="float">
            <text:p>12.7909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1801200" calcext:value-type="float">
            <text:p>7818012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3392" calcext:value-type="float">
            <text:p>5.983392</text:p>
          </table:table-cell>
          <table:table-cell office:value-type="float" office:value="10" calcext:value-type="float">
            <text:p>10</text:p>
          </table:table-cell>
          <table:table-cell table:formula="of:=RANK([by_curand.B89];[by_curand.$B$2:.$B$118];1)" office:value-type="float" office:value="88" calcext:value-type="float">
            <text:p>88</text:p>
          </table:table-cell>
          <table:table-cell table:formula="of:=RANK([by_curand.I89];[by_curand.$I$2:.$I$118];1)" office:value-type="float" office:value="108" calcext:value-type="float">
            <text:p>108</text:p>
          </table:table-cell>
          <table:table-cell table:formula="of:=RANK([.D89];[.$D$2:.$D$118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92288" calcext:value-type="float">
            <text:p>12.792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1721000" calcext:value-type="float">
            <text:p>781721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7376" calcext:value-type="float">
            <text:p>5.87376</text:p>
          </table:table-cell>
          <table:table-cell office:value-type="float" office:value="10" calcext:value-type="float">
            <text:p>10</text:p>
          </table:table-cell>
          <table:table-cell table:formula="of:=RANK([by_curand.B90];[by_curand.$B$2:.$B$118];1)" office:value-type="float" office:value="89" calcext:value-type="float">
            <text:p>89</text:p>
          </table:table-cell>
          <table:table-cell table:formula="of:=RANK([by_curand.I90];[by_curand.$I$2:.$I$118];1)" office:value-type="float" office:value="82" calcext:value-type="float">
            <text:p>82</text:p>
          </table:table-cell>
          <table:table-cell table:formula="of:=RANK([.D90];[.$D$2:.$D$118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3.068448" calcext:value-type="float">
            <text:p>13.068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5201800" calcext:value-type="float">
            <text:p>7652018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995616" calcext:value-type="float">
            <text:p>6.995616</text:p>
          </table:table-cell>
          <table:table-cell office:value-type="float" office:value="10" calcext:value-type="float">
            <text:p>10</text:p>
          </table:table-cell>
          <table:table-cell table:formula="of:=RANK([by_curand.B91];[by_curand.$B$2:.$B$118];1)" office:value-type="float" office:value="90" calcext:value-type="float">
            <text:p>90</text:p>
          </table:table-cell>
          <table:table-cell table:formula="of:=RANK([by_curand.I91];[by_curand.$I$2:.$I$118];1)" office:value-type="float" office:value="117" calcext:value-type="float">
            <text:p>117</text:p>
          </table:table-cell>
          <table:table-cell table:formula="of:=RANK([.D91];[.$D$2:.$D$118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3.349824" calcext:value-type="float">
            <text:p>13.3498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907350" calcext:value-type="float">
            <text:p>749073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598112" calcext:value-type="float">
            <text:p>0.598112</text:p>
          </table:table-cell>
          <table:table-cell office:value-type="float" office:value="10" calcext:value-type="float">
            <text:p>10</text:p>
          </table:table-cell>
          <table:table-cell table:formula="of:=RANK([by_curand.B92];[by_curand.$B$2:.$B$118];1)" office:value-type="float" office:value="91" calcext:value-type="float">
            <text:p>91</text:p>
          </table:table-cell>
          <table:table-cell table:formula="of:=RANK([by_curand.I92];[by_curand.$I$2:.$I$118];1)" office:value-type="float" office:value="42" calcext:value-type="float">
            <text:p>42</text:p>
          </table:table-cell>
          <table:table-cell table:formula="of:=RANK([.D92];[.$D$2:.$D$118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407393" calcext:value-type="float">
            <text:p>17.40739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744686000" calcext:value-type="float">
            <text:p>5744686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by_curand.B93];[by_curand.$B$2:.$B$118];1)" office:value-type="float" office:value="92" calcext:value-type="float">
            <text:p>92</text:p>
          </table:table-cell>
          <table:table-cell table:formula="of:=RANK([by_curand.I93];[by_curand.$I$2:.$I$118];1)" office:value-type="float" office:value="13" calcext:value-type="float">
            <text:p>13</text:p>
          </table:table-cell>
          <table:table-cell table:formula="of:=RANK([.D93];[.$D$2:.$D$1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58208" calcext:value-type="float">
            <text:p>17.55820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5342000" calcext:value-type="float">
            <text:p>5695342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10" calcext:value-type="float">
            <text:p>10</text:p>
          </table:table-cell>
          <table:table-cell table:formula="of:=RANK([by_curand.B94];[by_curand.$B$2:.$B$118];1)" office:value-type="float" office:value="93" calcext:value-type="float">
            <text:p>93</text:p>
          </table:table-cell>
          <table:table-cell table:formula="of:=RANK([by_curand.I94];[by_curand.$I$2:.$I$118];1)" office:value-type="float" office:value="39" calcext:value-type="float">
            <text:p>39</text:p>
          </table:table-cell>
          <table:table-cell table:formula="of:=RANK([.D94];[.$D$2:.$D$11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61567" calcext:value-type="float">
            <text:p>17.56156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4253000" calcext:value-type="float">
            <text:p>5694253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10" calcext:value-type="float">
            <text:p>10</text:p>
          </table:table-cell>
          <table:table-cell table:formula="of:=RANK([by_curand.B95];[by_curand.$B$2:.$B$118];1)" office:value-type="float" office:value="94" calcext:value-type="float">
            <text:p>94</text:p>
          </table:table-cell>
          <table:table-cell table:formula="of:=RANK([by_curand.I95];[by_curand.$I$2:.$I$118];1)" office:value-type="float" office:value="19" calcext:value-type="float">
            <text:p>19</text:p>
          </table:table-cell>
          <table:table-cell table:formula="of:=RANK([.D95];[.$D$2:.$D$11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6176" calcext:value-type="float">
            <text:p>17.5617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4190000" calcext:value-type="float">
            <text:p>5694190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336" calcext:value-type="float">
            <text:p>0.006336</text:p>
          </table:table-cell>
          <table:table-cell office:value-type="float" office:value="10" calcext:value-type="float">
            <text:p>10</text:p>
          </table:table-cell>
          <table:table-cell table:formula="of:=RANK([by_curand.B96];[by_curand.$B$2:.$B$118];1)" office:value-type="float" office:value="95" calcext:value-type="float">
            <text:p>95</text:p>
          </table:table-cell>
          <table:table-cell table:formula="of:=RANK([by_curand.I96];[by_curand.$I$2:.$I$118];1)" office:value-type="float" office:value="25" calcext:value-type="float">
            <text:p>25</text:p>
          </table:table-cell>
          <table:table-cell table:formula="of:=RANK([.D96];[.$D$2:.$D$11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62464" calcext:value-type="float">
            <text:p>17.56246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3962000" calcext:value-type="float">
            <text:p>5693962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by_curand.B97];[by_curand.$B$2:.$B$118];1)" office:value-type="float" office:value="96" calcext:value-type="float">
            <text:p>96</text:p>
          </table:table-cell>
          <table:table-cell table:formula="of:=RANK([by_curand.I97];[by_curand.$I$2:.$I$118];1)" office:value-type="float" office:value="29" calcext:value-type="float">
            <text:p>29</text:p>
          </table:table-cell>
          <table:table-cell table:formula="of:=RANK([.D97];[.$D$2:.$D$11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1072" calcext:value-type="float">
            <text:p>17.57107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1173000" calcext:value-type="float">
            <text:p>5691173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by_curand.B98];[by_curand.$B$2:.$B$118];1)" office:value-type="float" office:value="97" calcext:value-type="float">
            <text:p>97</text:p>
          </table:table-cell>
          <table:table-cell table:formula="of:=RANK([by_curand.I98];[by_curand.$I$2:.$I$118];1)" office:value-type="float" office:value="3" calcext:value-type="float">
            <text:p>3</text:p>
          </table:table-cell>
          <table:table-cell table:formula="of:=RANK([.D98];[.$D$2:.$D$11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5617" calcext:value-type="float">
            <text:p>17.57561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9701000" calcext:value-type="float">
            <text:p>5689701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0" calcext:value-type="float">
            <text:p>10</text:p>
          </table:table-cell>
          <table:table-cell table:formula="of:=RANK([by_curand.B99];[by_curand.$B$2:.$B$118];1)" office:value-type="float" office:value="98" calcext:value-type="float">
            <text:p>98</text:p>
          </table:table-cell>
          <table:table-cell table:formula="of:=RANK([by_curand.I99];[by_curand.$I$2:.$I$118];1)" office:value-type="float" office:value="38" calcext:value-type="float">
            <text:p>38</text:p>
          </table:table-cell>
          <table:table-cell table:formula="of:=RANK([.D99];[.$D$2:.$D$118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9424" calcext:value-type="float">
            <text:p>17.57942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8469000" calcext:value-type="float">
            <text:p>568846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10" calcext:value-type="float">
            <text:p>10</text:p>
          </table:table-cell>
          <table:table-cell table:formula="of:=RANK([by_curand.B100];[by_curand.$B$2:.$B$118];1)" office:value-type="float" office:value="99" calcext:value-type="float">
            <text:p>99</text:p>
          </table:table-cell>
          <table:table-cell table:formula="of:=RANK([by_curand.I100];[by_curand.$I$2:.$I$118];1)" office:value-type="float" office:value="18" calcext:value-type="float">
            <text:p>18</text:p>
          </table:table-cell>
          <table:table-cell table:formula="of:=RANK([.D100];[.$D$2:.$D$118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80416" calcext:value-type="float">
            <text:p>17.5804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8148000" calcext:value-type="float">
            <text:p>5688148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10" calcext:value-type="float">
            <text:p>10</text:p>
          </table:table-cell>
          <table:table-cell table:formula="of:=RANK([by_curand.B101];[by_curand.$B$2:.$B$118];1)" office:value-type="float" office:value="100" calcext:value-type="float">
            <text:p>100</text:p>
          </table:table-cell>
          <table:table-cell table:formula="of:=RANK([by_curand.I101];[by_curand.$I$2:.$I$118];1)" office:value-type="float" office:value="6" calcext:value-type="float">
            <text:p>6</text:p>
          </table:table-cell>
          <table:table-cell table:formula="of:=RANK([.D101];[.$D$2:.$D$11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87393" calcext:value-type="float">
            <text:p>17.58739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5891000" calcext:value-type="float">
            <text:p>5685891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10" calcext:value-type="float">
            <text:p>10</text:p>
          </table:table-cell>
          <table:table-cell table:formula="of:=RANK([by_curand.B102];[by_curand.$B$2:.$B$118];1)" office:value-type="float" office:value="101" calcext:value-type="float">
            <text:p>101</text:p>
          </table:table-cell>
          <table:table-cell table:formula="of:=RANK([by_curand.I102];[by_curand.$I$2:.$I$118];1)" office:value-type="float" office:value="36" calcext:value-type="float">
            <text:p>36</text:p>
          </table:table-cell>
          <table:table-cell table:formula="of:=RANK([.D102];[.$D$2:.$D$11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92352" calcext:value-type="float">
            <text:p>17.59235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4288000" calcext:value-type="float">
            <text:p>5684288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16" calcext:value-type="float">
            <text:p>0.006016</text:p>
          </table:table-cell>
          <table:table-cell office:value-type="float" office:value="10" calcext:value-type="float">
            <text:p>10</text:p>
          </table:table-cell>
          <table:table-cell table:formula="of:=RANK([by_curand.B103];[by_curand.$B$2:.$B$118];1)" office:value-type="float" office:value="102" calcext:value-type="float">
            <text:p>102</text:p>
          </table:table-cell>
          <table:table-cell table:formula="of:=RANK([by_curand.I103];[by_curand.$I$2:.$I$118];1)" office:value-type="float" office:value="17" calcext:value-type="float">
            <text:p>17</text:p>
          </table:table-cell>
          <table:table-cell table:formula="of:=RANK([.D103];[.$D$2:.$D$118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02112" calcext:value-type="float">
            <text:p>17.6021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1137000" calcext:value-type="float">
            <text:p>5681137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10" calcext:value-type="float">
            <text:p>10</text:p>
          </table:table-cell>
          <table:table-cell table:formula="of:=RANK([by_curand.B104];[by_curand.$B$2:.$B$118];1)" office:value-type="float" office:value="103" calcext:value-type="float">
            <text:p>103</text:p>
          </table:table-cell>
          <table:table-cell table:formula="of:=RANK([by_curand.I104];[by_curand.$I$2:.$I$118];1)" office:value-type="float" office:value="20" calcext:value-type="float">
            <text:p>20</text:p>
          </table:table-cell>
          <table:table-cell table:formula="of:=RANK([.D104];[.$D$2:.$D$11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0928" calcext:value-type="float">
            <text:p>17.6092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8824000" calcext:value-type="float">
            <text:p>5678824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10" calcext:value-type="float">
            <text:p>10</text:p>
          </table:table-cell>
          <table:table-cell table:formula="of:=RANK([by_curand.B105];[by_curand.$B$2:.$B$118];1)" office:value-type="float" office:value="104" calcext:value-type="float">
            <text:p>104</text:p>
          </table:table-cell>
          <table:table-cell table:formula="of:=RANK([by_curand.I105];[by_curand.$I$2:.$I$118];1)" office:value-type="float" office:value="33" calcext:value-type="float">
            <text:p>33</text:p>
          </table:table-cell>
          <table:table-cell table:formula="of:=RANK([.D105];[.$D$2:.$D$118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614847" calcext:value-type="float">
            <text:p>17.61484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7029000" calcext:value-type="float">
            <text:p>5677029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" calcext:value-type="float">
            <text:p>0.0064</text:p>
          </table:table-cell>
          <table:table-cell office:value-type="float" office:value="10" calcext:value-type="float">
            <text:p>10</text:p>
          </table:table-cell>
          <table:table-cell table:formula="of:=RANK([by_curand.B106];[by_curand.$B$2:.$B$118];1)" office:value-type="float" office:value="105" calcext:value-type="float">
            <text:p>105</text:p>
          </table:table-cell>
          <table:table-cell table:formula="of:=RANK([by_curand.I106];[by_curand.$I$2:.$I$118];1)" office:value-type="float" office:value="27" calcext:value-type="float">
            <text:p>27</text:p>
          </table:table-cell>
          <table:table-cell table:formula="of:=RANK([.D106];[.$D$2:.$D$11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29087" calcext:value-type="float">
            <text:p>17.62908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2443000" calcext:value-type="float">
            <text:p>5672443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688" calcext:value-type="float">
            <text:p>0.006688</text:p>
          </table:table-cell>
          <table:table-cell office:value-type="float" office:value="10" calcext:value-type="float">
            <text:p>10</text:p>
          </table:table-cell>
          <table:table-cell table:formula="of:=RANK([by_curand.B107];[by_curand.$B$2:.$B$118];1)" office:value-type="float" office:value="106" calcext:value-type="float">
            <text:p>106</text:p>
          </table:table-cell>
          <table:table-cell table:formula="of:=RANK([by_curand.I107];[by_curand.$I$2:.$I$118];1)" office:value-type="float" office:value="37" calcext:value-type="float">
            <text:p>37</text:p>
          </table:table-cell>
          <table:table-cell table:formula="of:=RANK([.D107];[.$D$2:.$D$118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687361" calcext:value-type="float">
            <text:p>17.68736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53755000" calcext:value-type="float">
            <text:p>5653755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10" calcext:value-type="float">
            <text:p>10</text:p>
          </table:table-cell>
          <table:table-cell table:formula="of:=RANK([by_curand.B108];[by_curand.$B$2:.$B$118];1)" office:value-type="float" office:value="107" calcext:value-type="float">
            <text:p>107</text:p>
          </table:table-cell>
          <table:table-cell table:formula="of:=RANK([by_curand.I108];[by_curand.$I$2:.$I$118];1)" office:value-type="float" office:value="20" calcext:value-type="float">
            <text:p>20</text:p>
          </table:table-cell>
          <table:table-cell table:formula="of:=RANK([.D108];[.$D$2:.$D$118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07617" calcext:value-type="float">
            <text:p>17.70761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47287000" calcext:value-type="float">
            <text:p>5647287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by_curand.B109];[by_curand.$B$2:.$B$118];1)" office:value-type="float" office:value="108" calcext:value-type="float">
            <text:p>108</text:p>
          </table:table-cell>
          <table:table-cell table:formula="of:=RANK([by_curand.I109];[by_curand.$I$2:.$I$118];1)" office:value-type="float" office:value="3" calcext:value-type="float">
            <text:p>3</text:p>
          </table:table-cell>
          <table:table-cell table:formula="of:=RANK([.D109];[.$D$2:.$D$118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25281" calcext:value-type="float">
            <text:p>17.72528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41660000" calcext:value-type="float">
            <text:p>5641660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10" calcext:value-type="float">
            <text:p>10</text:p>
          </table:table-cell>
          <table:table-cell table:formula="of:=RANK([by_curand.B110];[by_curand.$B$2:.$B$118];1)" office:value-type="float" office:value="109" calcext:value-type="float">
            <text:p>109</text:p>
          </table:table-cell>
          <table:table-cell table:formula="of:=RANK([by_curand.I110];[by_curand.$I$2:.$I$118];1)" office:value-type="float" office:value="11" calcext:value-type="float">
            <text:p>11</text:p>
          </table:table-cell>
          <table:table-cell table:formula="of:=RANK([.D110];[.$D$2:.$D$118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757824" calcext:value-type="float">
            <text:p>17.75782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31321000" calcext:value-type="float">
            <text:p>5631321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by_curand.B111];[by_curand.$B$2:.$B$118];1)" office:value-type="float" office:value="110" calcext:value-type="float">
            <text:p>110</text:p>
          </table:table-cell>
          <table:table-cell table:formula="of:=RANK([by_curand.I111];[by_curand.$I$2:.$I$118];1)" office:value-type="float" office:value="13" calcext:value-type="float">
            <text:p>13</text:p>
          </table:table-cell>
          <table:table-cell table:formula="of:=RANK([.D111];[.$D$2:.$D$11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79585" calcext:value-type="float">
            <text:p>17.77958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4428000" calcext:value-type="float">
            <text:p>5624428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10" calcext:value-type="float">
            <text:p>10</text:p>
          </table:table-cell>
          <table:table-cell table:formula="of:=RANK([by_curand.B112];[by_curand.$B$2:.$B$118];1)" office:value-type="float" office:value="111" calcext:value-type="float">
            <text:p>111</text:p>
          </table:table-cell>
          <table:table-cell table:formula="of:=RANK([by_curand.I112];[by_curand.$I$2:.$I$118];1)" office:value-type="float" office:value="7" calcext:value-type="float">
            <text:p>7</text:p>
          </table:table-cell>
          <table:table-cell table:formula="of:=RANK([.D112];[.$D$2:.$D$11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88256" calcext:value-type="float">
            <text:p>17.78825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1687000" calcext:value-type="float">
            <text:p>5621687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by_curand.B113];[by_curand.$B$2:.$B$118];1)" office:value-type="float" office:value="112" calcext:value-type="float">
            <text:p>112</text:p>
          </table:table-cell>
          <table:table-cell table:formula="of:=RANK([by_curand.I113];[by_curand.$I$2:.$I$118];1)" office:value-type="float" office:value="29" calcext:value-type="float">
            <text:p>29</text:p>
          </table:table-cell>
          <table:table-cell table:formula="of:=RANK([.D113];[.$D$2:.$D$118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93184" calcext:value-type="float">
            <text:p>17.7931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0130000" calcext:value-type="float">
            <text:p>5620130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10" calcext:value-type="float">
            <text:p>10</text:p>
          </table:table-cell>
          <table:table-cell table:formula="of:=RANK([by_curand.B114];[by_curand.$B$2:.$B$118];1)" office:value-type="float" office:value="113" calcext:value-type="float">
            <text:p>113</text:p>
          </table:table-cell>
          <table:table-cell table:formula="of:=RANK([by_curand.I114];[by_curand.$I$2:.$I$118];1)" office:value-type="float" office:value="22" calcext:value-type="float">
            <text:p>22</text:p>
          </table:table-cell>
          <table:table-cell table:formula="of:=RANK([.D114];[.$D$2:.$D$11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10112" calcext:value-type="float">
            <text:p>17.8101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14788000" calcext:value-type="float">
            <text:p>5614788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10" calcext:value-type="float">
            <text:p>10</text:p>
          </table:table-cell>
          <table:table-cell table:formula="of:=RANK([by_curand.B115];[by_curand.$B$2:.$B$118];1)" office:value-type="float" office:value="114" calcext:value-type="float">
            <text:p>114</text:p>
          </table:table-cell>
          <table:table-cell table:formula="of:=RANK([by_curand.I115];[by_curand.$I$2:.$I$118];1)" office:value-type="float" office:value="28" calcext:value-type="float">
            <text:p>28</text:p>
          </table:table-cell>
          <table:table-cell table:formula="of:=RANK([.D115];[.$D$2:.$D$118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842016" calcext:value-type="float">
            <text:p>17.8420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4748000" calcext:value-type="float">
            <text:p>5604748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10" calcext:value-type="float">
            <text:p>10</text:p>
          </table:table-cell>
          <table:table-cell table:formula="of:=RANK([by_curand.B116];[by_curand.$B$2:.$B$118];1)" office:value-type="float" office:value="115" calcext:value-type="float">
            <text:p>115</text:p>
          </table:table-cell>
          <table:table-cell table:formula="of:=RANK([by_curand.I116];[by_curand.$I$2:.$I$118];1)" office:value-type="float" office:value="10" calcext:value-type="float">
            <text:p>10</text:p>
          </table:table-cell>
          <table:table-cell table:formula="of:=RANK([.D116];[.$D$2:.$D$118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55425" calcext:value-type="float">
            <text:p>17.85542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0539000" calcext:value-type="float">
            <text:p>560053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10" calcext:value-type="float">
            <text:p>10</text:p>
          </table:table-cell>
          <table:table-cell table:formula="of:=RANK([by_curand.B117];[by_curand.$B$2:.$B$118];1)" office:value-type="float" office:value="116" calcext:value-type="float">
            <text:p>116</text:p>
          </table:table-cell>
          <table:table-cell table:formula="of:=RANK([by_curand.I117];[by_curand.$I$2:.$I$118];1)" office:value-type="float" office:value="2" calcext:value-type="float">
            <text:p>2</text:p>
          </table:table-cell>
          <table:table-cell table:formula="of:=RANK([.D117];[.$D$2:.$D$118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56289" calcext:value-type="float">
            <text:p>17.85628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0268000" calcext:value-type="float">
            <text:p>5600268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10" calcext:value-type="float">
            <text:p>10</text:p>
          </table:table-cell>
          <table:table-cell table:formula="of:=RANK([by_curand.B118];[by_curand.$B$2:.$B$118];1)" office:value-type="float" office:value="117" calcext:value-type="float">
            <text:p>117</text:p>
          </table:table-cell>
          <table:table-cell table:formula="of:=RANK([by_curand.I118];[by_curand.$I$2:.$I$118];1)" office:value-type="float" office:value="33" calcext:value-type="float">
            <text:p>33</text:p>
          </table:table-cell>
          <table:table-cell table:formula="of:=RANK([.D118];[.$D$2:.$D$118])" office:value-type="float" office:value="39" calcext:value-type="float">
            <text:p>39</text:p>
          </table:table-cell>
        </table:table-row>
      </table:table>
      <table:table table:name="by_sqrt" table:style-name="ta1">
        <table:table-column table:style-name="co10" table:number-columns-repeated="13" table:default-cell-style-name="Default"/>
        <table:table-row table:style-name="ro1">
          <table:table-cell office:value-type="string" calcext:value-type="string">
            <text:p>curand_op</text:p>
          </table:table-cell>
          <table:table-cell office:value-type="string" calcext:value-type="string">
            <text:p>curand_exec</text:p>
          </table:table-cell>
          <table:table-cell office:value-type="string" calcext:value-type="string">
            <text:p>num_random</text:p>
          </table:table-cell>
          <table:table-cell office:value-type="string" calcext:value-type="string">
            <text:p>samples_per_second</text:p>
          </table:table-cell>
          <table:table-cell office:value-type="string" calcext:value-type="string">
            <text:p>blockx</text:p>
          </table:table-cell>
          <table:table-cell office:value-type="string" calcext:value-type="string">
            <text:p>blocky</text:p>
          </table:table-cell>
          <table:table-cell office:value-type="string" calcext:value-type="string">
            <text:p>gridx</text:p>
          </table:table-cell>
          <table:table-cell office:value-type="string" calcext:value-type="string">
            <text:p>gridy</text:p>
          </table:table-cell>
          <table:table-cell office:value-type="string" calcext:value-type="string">
            <text:p>sqrt_exec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ank_curand_all</text:p>
          </table:table-cell>
          <table:table-cell office:value-type="string" calcext:value-type="string">
            <text:p>rank_sqrt_all</text:p>
          </table:table-cell>
          <table:table-cell office:value-type="string" calcext:value-type="string">
            <text:p>rank_samples_per_second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89792" calcext:value-type="float">
            <text:p>12.08979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71441000" calcext:value-type="float">
            <text:p>8271441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408" calcext:value-type="float">
            <text:p>0.005408</text:p>
          </table:table-cell>
          <table:table-cell office:value-type="float" office:value="10" calcext:value-type="float">
            <text:p>10</text:p>
          </table:table-cell>
          <table:table-cell table:formula="of:=RANK([by_sqrt.B2];[by_sqrt.$B$2:.$B$118];1)" office:value-type="float" office:value="55" calcext:value-type="float">
            <text:p>55</text:p>
          </table:table-cell>
          <table:table-cell table:formula="of:=RANK([by_sqrt.I2];[by_sqrt.$I$2:.$I$118];1)" office:value-type="float" office:value="1" calcext:value-type="float">
            <text:p>1</text:p>
          </table:table-cell>
          <table:table-cell table:formula="of:=RANK([.D2];[.$D$2:.$D$1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55425" calcext:value-type="float">
            <text:p>17.85542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0539000" calcext:value-type="float">
            <text:p>560053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10" calcext:value-type="float">
            <text:p>10</text:p>
          </table:table-cell>
          <table:table-cell table:formula="of:=RANK([by_sqrt.B3];[by_sqrt.$B$2:.$B$118];1)" office:value-type="float" office:value="116" calcext:value-type="float">
            <text:p>116</text:p>
          </table:table-cell>
          <table:table-cell table:formula="of:=RANK([by_sqrt.I3];[by_sqrt.$I$2:.$I$118];1)" office:value-type="float" office:value="2" calcext:value-type="float">
            <text:p>2</text:p>
          </table:table-cell>
          <table:table-cell table:formula="of:=RANK([.D3];[.$D$2:.$D$118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07617" calcext:value-type="float">
            <text:p>17.70761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47287000" calcext:value-type="float">
            <text:p>5647287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by_sqrt.B4];[by_sqrt.$B$2:.$B$118];1)" office:value-type="float" office:value="108" calcext:value-type="float">
            <text:p>108</text:p>
          </table:table-cell>
          <table:table-cell table:formula="of:=RANK([by_sqrt.I4];[by_sqrt.$I$2:.$I$118];1)" office:value-type="float" office:value="3" calcext:value-type="float">
            <text:p>3</text:p>
          </table:table-cell>
          <table:table-cell table:formula="of:=RANK([.D4];[.$D$2:.$D$118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48384" calcext:value-type="float">
            <text:p>12.0483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99868000" calcext:value-type="float">
            <text:p>8299868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by_sqrt.B5];[by_sqrt.$B$2:.$B$118];1)" office:value-type="float" office:value="53" calcext:value-type="float">
            <text:p>53</text:p>
          </table:table-cell>
          <table:table-cell table:formula="of:=RANK([by_sqrt.I5];[by_sqrt.$I$2:.$I$118];1)" office:value-type="float" office:value="3" calcext:value-type="float">
            <text:p>3</text:p>
          </table:table-cell>
          <table:table-cell table:formula="of:=RANK([.D5];[.$D$2:.$D$1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1072" calcext:value-type="float">
            <text:p>17.57107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1173000" calcext:value-type="float">
            <text:p>5691173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by_sqrt.B6];[by_sqrt.$B$2:.$B$118];1)" office:value-type="float" office:value="97" calcext:value-type="float">
            <text:p>97</text:p>
          </table:table-cell>
          <table:table-cell table:formula="of:=RANK([by_sqrt.I6];[by_sqrt.$I$2:.$I$118];1)" office:value-type="float" office:value="3" calcext:value-type="float">
            <text:p>3</text:p>
          </table:table-cell>
          <table:table-cell table:formula="of:=RANK([.D6];[.$D$2:.$D$11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80416" calcext:value-type="float">
            <text:p>17.5804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8148000" calcext:value-type="float">
            <text:p>5688148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10" calcext:value-type="float">
            <text:p>10</text:p>
          </table:table-cell>
          <table:table-cell table:formula="of:=RANK([by_sqrt.B7];[by_sqrt.$B$2:.$B$118];1)" office:value-type="float" office:value="100" calcext:value-type="float">
            <text:p>100</text:p>
          </table:table-cell>
          <table:table-cell table:formula="of:=RANK([by_sqrt.I7];[by_sqrt.$I$2:.$I$118];1)" office:value-type="float" office:value="6" calcext:value-type="float">
            <text:p>6</text:p>
          </table:table-cell>
          <table:table-cell table:formula="of:=RANK([.D7];[.$D$2:.$D$11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79585" calcext:value-type="float">
            <text:p>17.77958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4428000" calcext:value-type="float">
            <text:p>5624428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10" calcext:value-type="float">
            <text:p>10</text:p>
          </table:table-cell>
          <table:table-cell table:formula="of:=RANK([by_sqrt.B8];[by_sqrt.$B$2:.$B$118];1)" office:value-type="float" office:value="111" calcext:value-type="float">
            <text:p>111</text:p>
          </table:table-cell>
          <table:table-cell table:formula="of:=RANK([by_sqrt.I8];[by_sqrt.$I$2:.$I$118];1)" office:value-type="float" office:value="7" calcext:value-type="float">
            <text:p>7</text:p>
          </table:table-cell>
          <table:table-cell table:formula="of:=RANK([.D8];[.$D$2:.$D$11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35264" calcext:value-type="float">
            <text:p>12.13526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40447000" calcext:value-type="float">
            <text:p>8240447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824" calcext:value-type="float">
            <text:p>0.005824</text:p>
          </table:table-cell>
          <table:table-cell office:value-type="float" office:value="10" calcext:value-type="float">
            <text:p>10</text:p>
          </table:table-cell>
          <table:table-cell table:formula="of:=RANK([by_sqrt.B9];[by_sqrt.$B$2:.$B$118];1)" office:value-type="float" office:value="59" calcext:value-type="float">
            <text:p>59</text:p>
          </table:table-cell>
          <table:table-cell table:formula="of:=RANK([by_sqrt.I9];[by_sqrt.$I$2:.$I$118];1)" office:value-type="float" office:value="8" calcext:value-type="float">
            <text:p>8</text:p>
          </table:table-cell>
          <table:table-cell table:formula="of:=RANK([.D9];[.$D$2:.$D$1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92512" calcext:value-type="float">
            <text:p>12.0925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69580000" calcext:value-type="float">
            <text:p>8269580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10" calcext:value-type="float">
            <text:p>10</text:p>
          </table:table-cell>
          <table:table-cell table:formula="of:=RANK([by_sqrt.B10];[by_sqrt.$B$2:.$B$118];1)" office:value-type="float" office:value="56" calcext:value-type="float">
            <text:p>56</text:p>
          </table:table-cell>
          <table:table-cell table:formula="of:=RANK([by_sqrt.I10];[by_sqrt.$I$2:.$I$118];1)" office:value-type="float" office:value="9" calcext:value-type="float">
            <text:p>9</text:p>
          </table:table-cell>
          <table:table-cell table:formula="of:=RANK([.D10];[.$D$2:.$D$1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842016" calcext:value-type="float">
            <text:p>17.8420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4748000" calcext:value-type="float">
            <text:p>5604748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10" calcext:value-type="float">
            <text:p>10</text:p>
          </table:table-cell>
          <table:table-cell table:formula="of:=RANK([by_sqrt.B11];[by_sqrt.$B$2:.$B$118];1)" office:value-type="float" office:value="115" calcext:value-type="float">
            <text:p>115</text:p>
          </table:table-cell>
          <table:table-cell table:formula="of:=RANK([by_sqrt.I11];[by_sqrt.$I$2:.$I$118];1)" office:value-type="float" office:value="10" calcext:value-type="float">
            <text:p>10</text:p>
          </table:table-cell>
          <table:table-cell table:formula="of:=RANK([.D11];[.$D$2:.$D$118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25281" calcext:value-type="float">
            <text:p>17.72528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41660000" calcext:value-type="float">
            <text:p>5641660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10" calcext:value-type="float">
            <text:p>10</text:p>
          </table:table-cell>
          <table:table-cell table:formula="of:=RANK([by_sqrt.B12];[by_sqrt.$B$2:.$B$118];1)" office:value-type="float" office:value="109" calcext:value-type="float">
            <text:p>109</text:p>
          </table:table-cell>
          <table:table-cell table:formula="of:=RANK([by_sqrt.I12];[by_sqrt.$I$2:.$I$118];1)" office:value-type="float" office:value="11" calcext:value-type="float">
            <text:p>11</text:p>
          </table:table-cell>
          <table:table-cell table:formula="of:=RANK([.D12];[.$D$2:.$D$118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02048" calcext:value-type="float">
            <text:p>12.10204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63064000" calcext:value-type="float">
            <text:p>8263064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10" calcext:value-type="float">
            <text:p>10</text:p>
          </table:table-cell>
          <table:table-cell table:formula="of:=RANK([by_sqrt.B13];[by_sqrt.$B$2:.$B$118];1)" office:value-type="float" office:value="57" calcext:value-type="float">
            <text:p>57</text:p>
          </table:table-cell>
          <table:table-cell table:formula="of:=RANK([by_sqrt.I13];[by_sqrt.$I$2:.$I$118];1)" office:value-type="float" office:value="11" calcext:value-type="float">
            <text:p>11</text:p>
          </table:table-cell>
          <table:table-cell table:formula="of:=RANK([.D13];[.$D$2:.$D$1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82912" calcext:value-type="float">
            <text:p>12.1829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08218000" calcext:value-type="float">
            <text:p>8208218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by_sqrt.B14];[by_sqrt.$B$2:.$B$118];1)" office:value-type="float" office:value="62" calcext:value-type="float">
            <text:p>62</text:p>
          </table:table-cell>
          <table:table-cell table:formula="of:=RANK([by_sqrt.I14];[by_sqrt.$I$2:.$I$118];1)" office:value-type="float" office:value="13" calcext:value-type="float">
            <text:p>13</text:p>
          </table:table-cell>
          <table:table-cell table:formula="of:=RANK([.D14];[.$D$2:.$D$1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407393" calcext:value-type="float">
            <text:p>17.40739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744686000" calcext:value-type="float">
            <text:p>5744686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by_sqrt.B15];[by_sqrt.$B$2:.$B$118];1)" office:value-type="float" office:value="92" calcext:value-type="float">
            <text:p>92</text:p>
          </table:table-cell>
          <table:table-cell table:formula="of:=RANK([by_sqrt.I15];[by_sqrt.$I$2:.$I$118];1)" office:value-type="float" office:value="13" calcext:value-type="float">
            <text:p>13</text:p>
          </table:table-cell>
          <table:table-cell table:formula="of:=RANK([.D15];[.$D$2:.$D$1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757824" calcext:value-type="float">
            <text:p>17.75782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31321000" calcext:value-type="float">
            <text:p>5631321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by_sqrt.B16];[by_sqrt.$B$2:.$B$118];1)" office:value-type="float" office:value="110" calcext:value-type="float">
            <text:p>110</text:p>
          </table:table-cell>
          <table:table-cell table:formula="of:=RANK([by_sqrt.I16];[by_sqrt.$I$2:.$I$118];1)" office:value-type="float" office:value="13" calcext:value-type="float">
            <text:p>13</text:p>
          </table:table-cell>
          <table:table-cell table:formula="of:=RANK([.D16];[.$D$2:.$D$11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90816" calcext:value-type="float">
            <text:p>12.1908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02896000" calcext:value-type="float">
            <text:p>8202896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10" calcext:value-type="float">
            <text:p>10</text:p>
          </table:table-cell>
          <table:table-cell table:formula="of:=RANK([by_sqrt.B17];[by_sqrt.$B$2:.$B$118];1)" office:value-type="float" office:value="63" calcext:value-type="float">
            <text:p>63</text:p>
          </table:table-cell>
          <table:table-cell table:formula="of:=RANK([by_sqrt.I17];[by_sqrt.$I$2:.$I$118];1)" office:value-type="float" office:value="16" calcext:value-type="float">
            <text:p>16</text:p>
          </table:table-cell>
          <table:table-cell table:formula="of:=RANK([.D17];[.$D$2:.$D$11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92352" calcext:value-type="float">
            <text:p>17.59235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4288000" calcext:value-type="float">
            <text:p>5684288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16" calcext:value-type="float">
            <text:p>0.006016</text:p>
          </table:table-cell>
          <table:table-cell office:value-type="float" office:value="10" calcext:value-type="float">
            <text:p>10</text:p>
          </table:table-cell>
          <table:table-cell table:formula="of:=RANK([by_sqrt.B18];[by_sqrt.$B$2:.$B$118];1)" office:value-type="float" office:value="102" calcext:value-type="float">
            <text:p>102</text:p>
          </table:table-cell>
          <table:table-cell table:formula="of:=RANK([by_sqrt.I18];[by_sqrt.$I$2:.$I$118];1)" office:value-type="float" office:value="17" calcext:value-type="float">
            <text:p>17</text:p>
          </table:table-cell>
          <table:table-cell table:formula="of:=RANK([.D18];[.$D$2:.$D$118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9424" calcext:value-type="float">
            <text:p>17.57942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8469000" calcext:value-type="float">
            <text:p>568846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10" calcext:value-type="float">
            <text:p>10</text:p>
          </table:table-cell>
          <table:table-cell table:formula="of:=RANK([by_sqrt.B19];[by_sqrt.$B$2:.$B$118];1)" office:value-type="float" office:value="99" calcext:value-type="float">
            <text:p>99</text:p>
          </table:table-cell>
          <table:table-cell table:formula="of:=RANK([by_sqrt.I19];[by_sqrt.$I$2:.$I$118];1)" office:value-type="float" office:value="18" calcext:value-type="float">
            <text:p>18</text:p>
          </table:table-cell>
          <table:table-cell table:formula="of:=RANK([.D19];[.$D$2:.$D$118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61567" calcext:value-type="float">
            <text:p>17.56156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4253000" calcext:value-type="float">
            <text:p>5694253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10" calcext:value-type="float">
            <text:p>10</text:p>
          </table:table-cell>
          <table:table-cell table:formula="of:=RANK([by_sqrt.B20];[by_sqrt.$B$2:.$B$118];1)" office:value-type="float" office:value="94" calcext:value-type="float">
            <text:p>94</text:p>
          </table:table-cell>
          <table:table-cell table:formula="of:=RANK([by_sqrt.I20];[by_sqrt.$I$2:.$I$118];1)" office:value-type="float" office:value="19" calcext:value-type="float">
            <text:p>19</text:p>
          </table:table-cell>
          <table:table-cell table:formula="of:=RANK([.D20];[.$D$2:.$D$11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687361" calcext:value-type="float">
            <text:p>17.68736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53755000" calcext:value-type="float">
            <text:p>5653755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10" calcext:value-type="float">
            <text:p>10</text:p>
          </table:table-cell>
          <table:table-cell table:formula="of:=RANK([by_sqrt.B21];[by_sqrt.$B$2:.$B$118];1)" office:value-type="float" office:value="107" calcext:value-type="float">
            <text:p>107</text:p>
          </table:table-cell>
          <table:table-cell table:formula="of:=RANK([by_sqrt.I21];[by_sqrt.$I$2:.$I$118];1)" office:value-type="float" office:value="20" calcext:value-type="float">
            <text:p>20</text:p>
          </table:table-cell>
          <table:table-cell table:formula="of:=RANK([.D21];[.$D$2:.$D$118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02112" calcext:value-type="float">
            <text:p>17.6021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1137000" calcext:value-type="float">
            <text:p>5681137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10" calcext:value-type="float">
            <text:p>10</text:p>
          </table:table-cell>
          <table:table-cell table:formula="of:=RANK([by_sqrt.B22];[by_sqrt.$B$2:.$B$118];1)" office:value-type="float" office:value="103" calcext:value-type="float">
            <text:p>103</text:p>
          </table:table-cell>
          <table:table-cell table:formula="of:=RANK([by_sqrt.I22];[by_sqrt.$I$2:.$I$118];1)" office:value-type="float" office:value="20" calcext:value-type="float">
            <text:p>20</text:p>
          </table:table-cell>
          <table:table-cell table:formula="of:=RANK([.D22];[.$D$2:.$D$11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93184" calcext:value-type="float">
            <text:p>17.7931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0130000" calcext:value-type="float">
            <text:p>5620130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10" calcext:value-type="float">
            <text:p>10</text:p>
          </table:table-cell>
          <table:table-cell table:formula="of:=RANK([by_sqrt.B23];[by_sqrt.$B$2:.$B$118];1)" office:value-type="float" office:value="113" calcext:value-type="float">
            <text:p>113</text:p>
          </table:table-cell>
          <table:table-cell table:formula="of:=RANK([by_sqrt.I23];[by_sqrt.$I$2:.$I$118];1)" office:value-type="float" office:value="22" calcext:value-type="float">
            <text:p>22</text:p>
          </table:table-cell>
          <table:table-cell table:formula="of:=RANK([.D23];[.$D$2:.$D$11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65984" calcext:value-type="float">
            <text:p>12.1659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19639000" calcext:value-type="float">
            <text:p>821963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10" calcext:value-type="float">
            <text:p>10</text:p>
          </table:table-cell>
          <table:table-cell table:formula="of:=RANK([by_sqrt.B24];[by_sqrt.$B$2:.$B$118];1)" office:value-type="float" office:value="61" calcext:value-type="float">
            <text:p>61</text:p>
          </table:table-cell>
          <table:table-cell table:formula="of:=RANK([by_sqrt.I24];[by_sqrt.$I$2:.$I$118];1)" office:value-type="float" office:value="22" calcext:value-type="float">
            <text:p>22</text:p>
          </table:table-cell>
          <table:table-cell table:formula="of:=RANK([.D24];[.$D$2:.$D$11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99744" calcext:value-type="float">
            <text:p>12.19974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196893000" calcext:value-type="float">
            <text:p>8196893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10" calcext:value-type="float">
            <text:p>10</text:p>
          </table:table-cell>
          <table:table-cell table:formula="of:=RANK([by_sqrt.B25];[by_sqrt.$B$2:.$B$118];1)" office:value-type="float" office:value="64" calcext:value-type="float">
            <text:p>64</text:p>
          </table:table-cell>
          <table:table-cell table:formula="of:=RANK([by_sqrt.I25];[by_sqrt.$I$2:.$I$118];1)" office:value-type="float" office:value="24" calcext:value-type="float">
            <text:p>24</text:p>
          </table:table-cell>
          <table:table-cell table:formula="of:=RANK([.D25];[.$D$2:.$D$11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6176" calcext:value-type="float">
            <text:p>17.5617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4190000" calcext:value-type="float">
            <text:p>5694190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336" calcext:value-type="float">
            <text:p>0.006336</text:p>
          </table:table-cell>
          <table:table-cell office:value-type="float" office:value="10" calcext:value-type="float">
            <text:p>10</text:p>
          </table:table-cell>
          <table:table-cell table:formula="of:=RANK([by_sqrt.B26];[by_sqrt.$B$2:.$B$118];1)" office:value-type="float" office:value="95" calcext:value-type="float">
            <text:p>95</text:p>
          </table:table-cell>
          <table:table-cell table:formula="of:=RANK([by_sqrt.I26];[by_sqrt.$I$2:.$I$118];1)" office:value-type="float" office:value="25" calcext:value-type="float">
            <text:p>25</text:p>
          </table:table-cell>
          <table:table-cell table:formula="of:=RANK([.D26];[.$D$2:.$D$11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50016" calcext:value-type="float">
            <text:p>12.1500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30442000" calcext:value-type="float">
            <text:p>823044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368" calcext:value-type="float">
            <text:p>0.006368</text:p>
          </table:table-cell>
          <table:table-cell office:value-type="float" office:value="10" calcext:value-type="float">
            <text:p>10</text:p>
          </table:table-cell>
          <table:table-cell table:formula="of:=RANK([by_sqrt.B27];[by_sqrt.$B$2:.$B$118];1)" office:value-type="float" office:value="60" calcext:value-type="float">
            <text:p>60</text:p>
          </table:table-cell>
          <table:table-cell table:formula="of:=RANK([by_sqrt.I27];[by_sqrt.$I$2:.$I$118];1)" office:value-type="float" office:value="26" calcext:value-type="float">
            <text:p>26</text:p>
          </table:table-cell>
          <table:table-cell table:formula="of:=RANK([.D27];[.$D$2:.$D$1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614847" calcext:value-type="float">
            <text:p>17.61484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7029000" calcext:value-type="float">
            <text:p>5677029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" calcext:value-type="float">
            <text:p>0.0064</text:p>
          </table:table-cell>
          <table:table-cell office:value-type="float" office:value="10" calcext:value-type="float">
            <text:p>10</text:p>
          </table:table-cell>
          <table:table-cell table:formula="of:=RANK([by_sqrt.B28];[by_sqrt.$B$2:.$B$118];1)" office:value-type="float" office:value="105" calcext:value-type="float">
            <text:p>105</text:p>
          </table:table-cell>
          <table:table-cell table:formula="of:=RANK([by_sqrt.I28];[by_sqrt.$I$2:.$I$118];1)" office:value-type="float" office:value="27" calcext:value-type="float">
            <text:p>27</text:p>
          </table:table-cell>
          <table:table-cell table:formula="of:=RANK([.D28];[.$D$2:.$D$11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10112" calcext:value-type="float">
            <text:p>17.8101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14788000" calcext:value-type="float">
            <text:p>5614788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10" calcext:value-type="float">
            <text:p>10</text:p>
          </table:table-cell>
          <table:table-cell table:formula="of:=RANK([by_sqrt.B29];[by_sqrt.$B$2:.$B$118];1)" office:value-type="float" office:value="114" calcext:value-type="float">
            <text:p>114</text:p>
          </table:table-cell>
          <table:table-cell table:formula="of:=RANK([by_sqrt.I29];[by_sqrt.$I$2:.$I$118];1)" office:value-type="float" office:value="28" calcext:value-type="float">
            <text:p>28</text:p>
          </table:table-cell>
          <table:table-cell table:formula="of:=RANK([.D29];[.$D$2:.$D$118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88256" calcext:value-type="float">
            <text:p>17.78825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1687000" calcext:value-type="float">
            <text:p>5621687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by_sqrt.B30];[by_sqrt.$B$2:.$B$118];1)" office:value-type="float" office:value="112" calcext:value-type="float">
            <text:p>112</text:p>
          </table:table-cell>
          <table:table-cell table:formula="of:=RANK([by_sqrt.I30];[by_sqrt.$I$2:.$I$118];1)" office:value-type="float" office:value="29" calcext:value-type="float">
            <text:p>29</text:p>
          </table:table-cell>
          <table:table-cell table:formula="of:=RANK([.D30];[.$D$2:.$D$118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58976" calcext:value-type="float">
            <text:p>12.05897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92578000" calcext:value-type="float">
            <text:p>8292578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by_sqrt.B31];[by_sqrt.$B$2:.$B$118];1)" office:value-type="float" office:value="54" calcext:value-type="float">
            <text:p>54</text:p>
          </table:table-cell>
          <table:table-cell table:formula="of:=RANK([by_sqrt.I31];[by_sqrt.$I$2:.$I$118];1)" office:value-type="float" office:value="29" calcext:value-type="float">
            <text:p>29</text:p>
          </table:table-cell>
          <table:table-cell table:formula="of:=RANK([.D31];[.$D$2:.$D$1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62464" calcext:value-type="float">
            <text:p>17.56246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3962000" calcext:value-type="float">
            <text:p>5693962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by_sqrt.B32];[by_sqrt.$B$2:.$B$118];1)" office:value-type="float" office:value="96" calcext:value-type="float">
            <text:p>96</text:p>
          </table:table-cell>
          <table:table-cell table:formula="of:=RANK([by_sqrt.I32];[by_sqrt.$I$2:.$I$118];1)" office:value-type="float" office:value="29" calcext:value-type="float">
            <text:p>29</text:p>
          </table:table-cell>
          <table:table-cell table:formula="of:=RANK([.D32];[.$D$2:.$D$11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248192" calcext:value-type="float">
            <text:p>12.24819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164470000" calcext:value-type="float">
            <text:p>8164470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6496" calcext:value-type="float">
            <text:p>0.006496</text:p>
          </table:table-cell>
          <table:table-cell office:value-type="float" office:value="10" calcext:value-type="float">
            <text:p>10</text:p>
          </table:table-cell>
          <table:table-cell table:formula="of:=RANK([by_sqrt.B33];[by_sqrt.$B$2:.$B$118];1)" office:value-type="float" office:value="68" calcext:value-type="float">
            <text:p>68</text:p>
          </table:table-cell>
          <table:table-cell table:formula="of:=RANK([by_sqrt.I33];[by_sqrt.$I$2:.$I$118];1)" office:value-type="float" office:value="32" calcext:value-type="float">
            <text:p>32</text:p>
          </table:table-cell>
          <table:table-cell table:formula="of:=RANK([.D33];[.$D$2:.$D$1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56289" calcext:value-type="float">
            <text:p>17.85628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0268000" calcext:value-type="float">
            <text:p>5600268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10" calcext:value-type="float">
            <text:p>10</text:p>
          </table:table-cell>
          <table:table-cell table:formula="of:=RANK([by_sqrt.B34];[by_sqrt.$B$2:.$B$118];1)" office:value-type="float" office:value="117" calcext:value-type="float">
            <text:p>117</text:p>
          </table:table-cell>
          <table:table-cell table:formula="of:=RANK([by_sqrt.I34];[by_sqrt.$I$2:.$I$118];1)" office:value-type="float" office:value="33" calcext:value-type="float">
            <text:p>33</text:p>
          </table:table-cell>
          <table:table-cell table:formula="of:=RANK([.D34];[.$D$2:.$D$118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0928" calcext:value-type="float">
            <text:p>17.6092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8824000" calcext:value-type="float">
            <text:p>5678824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10" calcext:value-type="float">
            <text:p>10</text:p>
          </table:table-cell>
          <table:table-cell table:formula="of:=RANK([by_sqrt.B35];[by_sqrt.$B$2:.$B$118];1)" office:value-type="float" office:value="104" calcext:value-type="float">
            <text:p>104</text:p>
          </table:table-cell>
          <table:table-cell table:formula="of:=RANK([by_sqrt.I35];[by_sqrt.$I$2:.$I$118];1)" office:value-type="float" office:value="33" calcext:value-type="float">
            <text:p>33</text:p>
          </table:table-cell>
          <table:table-cell table:formula="of:=RANK([.D35];[.$D$2:.$D$118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10048" calcext:value-type="float">
            <text:p>12.11004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57605000" calcext:value-type="float">
            <text:p>8257605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10" calcext:value-type="float">
            <text:p>10</text:p>
          </table:table-cell>
          <table:table-cell table:formula="of:=RANK([by_sqrt.B36];[by_sqrt.$B$2:.$B$118];1)" office:value-type="float" office:value="58" calcext:value-type="float">
            <text:p>58</text:p>
          </table:table-cell>
          <table:table-cell table:formula="of:=RANK([by_sqrt.I36];[by_sqrt.$I$2:.$I$118];1)" office:value-type="float" office:value="35" calcext:value-type="float">
            <text:p>35</text:p>
          </table:table-cell>
          <table:table-cell table:formula="of:=RANK([.D36];[.$D$2:.$D$1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87393" calcext:value-type="float">
            <text:p>17.58739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5891000" calcext:value-type="float">
            <text:p>5685891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10" calcext:value-type="float">
            <text:p>10</text:p>
          </table:table-cell>
          <table:table-cell table:formula="of:=RANK([by_sqrt.B37];[by_sqrt.$B$2:.$B$118];1)" office:value-type="float" office:value="101" calcext:value-type="float">
            <text:p>101</text:p>
          </table:table-cell>
          <table:table-cell table:formula="of:=RANK([by_sqrt.I37];[by_sqrt.$I$2:.$I$118];1)" office:value-type="float" office:value="36" calcext:value-type="float">
            <text:p>36</text:p>
          </table:table-cell>
          <table:table-cell table:formula="of:=RANK([.D37];[.$D$2:.$D$11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29087" calcext:value-type="float">
            <text:p>17.62908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2443000" calcext:value-type="float">
            <text:p>5672443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688" calcext:value-type="float">
            <text:p>0.006688</text:p>
          </table:table-cell>
          <table:table-cell office:value-type="float" office:value="10" calcext:value-type="float">
            <text:p>10</text:p>
          </table:table-cell>
          <table:table-cell table:formula="of:=RANK([by_sqrt.B38];[by_sqrt.$B$2:.$B$118];1)" office:value-type="float" office:value="106" calcext:value-type="float">
            <text:p>106</text:p>
          </table:table-cell>
          <table:table-cell table:formula="of:=RANK([by_sqrt.I38];[by_sqrt.$I$2:.$I$118];1)" office:value-type="float" office:value="37" calcext:value-type="float">
            <text:p>37</text:p>
          </table:table-cell>
          <table:table-cell table:formula="of:=RANK([.D38];[.$D$2:.$D$118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5617" calcext:value-type="float">
            <text:p>17.57561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9701000" calcext:value-type="float">
            <text:p>5689701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0" calcext:value-type="float">
            <text:p>10</text:p>
          </table:table-cell>
          <table:table-cell table:formula="of:=RANK([by_sqrt.B39];[by_sqrt.$B$2:.$B$118];1)" office:value-type="float" office:value="98" calcext:value-type="float">
            <text:p>98</text:p>
          </table:table-cell>
          <table:table-cell table:formula="of:=RANK([by_sqrt.I39];[by_sqrt.$I$2:.$I$118];1)" office:value-type="float" office:value="38" calcext:value-type="float">
            <text:p>38</text:p>
          </table:table-cell>
          <table:table-cell table:formula="of:=RANK([.D39];[.$D$2:.$D$118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58208" calcext:value-type="float">
            <text:p>17.55820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5342000" calcext:value-type="float">
            <text:p>5695342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10" calcext:value-type="float">
            <text:p>10</text:p>
          </table:table-cell>
          <table:table-cell table:formula="of:=RANK([by_sqrt.B40];[by_sqrt.$B$2:.$B$118];1)" office:value-type="float" office:value="93" calcext:value-type="float">
            <text:p>93</text:p>
          </table:table-cell>
          <table:table-cell table:formula="of:=RANK([by_sqrt.I40];[by_sqrt.$I$2:.$I$118];1)" office:value-type="float" office:value="39" calcext:value-type="float">
            <text:p>39</text:p>
          </table:table-cell>
          <table:table-cell table:formula="of:=RANK([.D40];[.$D$2:.$D$11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424" calcext:value-type="float">
            <text:p>5.14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461700" calcext:value-type="float">
            <text:p>1944617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597856" calcext:value-type="float">
            <text:p>0.597856</text:p>
          </table:table-cell>
          <table:table-cell office:value-type="float" office:value="10" calcext:value-type="float">
            <text:p>10</text:p>
          </table:table-cell>
          <table:table-cell table:formula="of:=RANK([by_sqrt.B41];[by_sqrt.$B$2:.$B$118];1)" office:value-type="float" office:value="11" calcext:value-type="float">
            <text:p>11</text:p>
          </table:table-cell>
          <table:table-cell table:formula="of:=RANK([by_sqrt.I41];[by_sqrt.$I$2:.$I$118];1)" office:value-type="float" office:value="40" calcext:value-type="float">
            <text:p>40</text:p>
          </table:table-cell>
          <table:table-cell table:formula="of:=RANK([.D41];[.$D$2:.$D$118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32928" calcext:value-type="float">
            <text:p>5.1329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820600" calcext:value-type="float">
            <text:p>1948206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598048" calcext:value-type="float">
            <text:p>0.598048</text:p>
          </table:table-cell>
          <table:table-cell office:value-type="float" office:value="10" calcext:value-type="float">
            <text:p>10</text:p>
          </table:table-cell>
          <table:table-cell table:formula="of:=RANK([by_sqrt.B42];[by_sqrt.$B$2:.$B$118];1)" office:value-type="float" office:value="9" calcext:value-type="float">
            <text:p>9</text:p>
          </table:table-cell>
          <table:table-cell table:formula="of:=RANK([by_sqrt.I42];[by_sqrt.$I$2:.$I$118];1)" office:value-type="float" office:value="41" calcext:value-type="float">
            <text:p>41</text:p>
          </table:table-cell>
          <table:table-cell table:formula="of:=RANK([.D42];[.$D$2:.$D$118]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3.349824" calcext:value-type="float">
            <text:p>13.3498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907350" calcext:value-type="float">
            <text:p>749073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598112" calcext:value-type="float">
            <text:p>0.598112</text:p>
          </table:table-cell>
          <table:table-cell office:value-type="float" office:value="10" calcext:value-type="float">
            <text:p>10</text:p>
          </table:table-cell>
          <table:table-cell table:formula="of:=RANK([by_sqrt.B43];[by_sqrt.$B$2:.$B$118];1)" office:value-type="float" office:value="91" calcext:value-type="float">
            <text:p>91</text:p>
          </table:table-cell>
          <table:table-cell table:formula="of:=RANK([by_sqrt.I43];[by_sqrt.$I$2:.$I$118];1)" office:value-type="float" office:value="42" calcext:value-type="float">
            <text:p>42</text:p>
          </table:table-cell>
          <table:table-cell table:formula="of:=RANK([.D43];[.$D$2:.$D$118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86208" calcext:value-type="float">
            <text:p>12.2862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392080" calcext:value-type="float">
            <text:p>8139208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598112" calcext:value-type="float">
            <text:p>0.598112</text:p>
          </table:table-cell>
          <table:table-cell office:value-type="float" office:value="10" calcext:value-type="float">
            <text:p>10</text:p>
          </table:table-cell>
          <table:table-cell table:formula="of:=RANK([by_sqrt.B44];[by_sqrt.$B$2:.$B$118];1)" office:value-type="float" office:value="76" calcext:value-type="float">
            <text:p>76</text:p>
          </table:table-cell>
          <table:table-cell table:formula="of:=RANK([by_sqrt.I44];[by_sqrt.$I$2:.$I$118];1)" office:value-type="float" office:value="42" calcext:value-type="float">
            <text:p>42</text:p>
          </table:table-cell>
          <table:table-cell table:formula="of:=RANK([.D44];[.$D$2:.$D$118]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48448" calcext:value-type="float">
            <text:p>5.14844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233300" calcext:value-type="float">
            <text:p>1942333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0192" calcext:value-type="float">
            <text:p>0.600192</text:p>
          </table:table-cell>
          <table:table-cell office:value-type="float" office:value="10" calcext:value-type="float">
            <text:p>10</text:p>
          </table:table-cell>
          <table:table-cell table:formula="of:=RANK([by_sqrt.B45];[by_sqrt.$B$2:.$B$118];1)" office:value-type="float" office:value="12" calcext:value-type="float">
            <text:p>12</text:p>
          </table:table-cell>
          <table:table-cell table:formula="of:=RANK([by_sqrt.I45];[by_sqrt.$I$2:.$I$118];1)" office:value-type="float" office:value="44" calcext:value-type="float">
            <text:p>44</text:p>
          </table:table-cell>
          <table:table-cell table:formula="of:=RANK([.D45];[.$D$2:.$D$118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3024" calcext:value-type="float">
            <text:p>12.230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764550" calcext:value-type="float">
            <text:p>8176455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1088" calcext:value-type="float">
            <text:p>0.601088</text:p>
          </table:table-cell>
          <table:table-cell office:value-type="float" office:value="10" calcext:value-type="float">
            <text:p>10</text:p>
          </table:table-cell>
          <table:table-cell table:formula="of:=RANK([by_sqrt.B46];[by_sqrt.$B$2:.$B$118];1)" office:value-type="float" office:value="65" calcext:value-type="float">
            <text:p>65</text:p>
          </table:table-cell>
          <table:table-cell table:formula="of:=RANK([by_sqrt.I46];[by_sqrt.$I$2:.$I$118];1)" office:value-type="float" office:value="45" calcext:value-type="float">
            <text:p>45</text:p>
          </table:table-cell>
          <table:table-cell table:formula="of:=RANK([.D46];[.$D$2:.$D$118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96" calcext:value-type="float">
            <text:p>5.09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6232300" calcext:value-type="float">
            <text:p>1962323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1664" calcext:value-type="float">
            <text:p>0.601664</text:p>
          </table:table-cell>
          <table:table-cell office:value-type="float" office:value="10" calcext:value-type="float">
            <text:p>10</text:p>
          </table:table-cell>
          <table:table-cell table:formula="of:=RANK([by_sqrt.B47];[by_sqrt.$B$2:.$B$118];1)" office:value-type="float" office:value="3" calcext:value-type="float">
            <text:p>3</text:p>
          </table:table-cell>
          <table:table-cell table:formula="of:=RANK([by_sqrt.I47];[by_sqrt.$I$2:.$I$118];1)" office:value-type="float" office:value="46" calcext:value-type="float">
            <text:p>46</text:p>
          </table:table-cell>
          <table:table-cell table:formula="of:=RANK([.D47];[.$D$2:.$D$118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78528" calcext:value-type="float">
            <text:p>12.2785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42990" calcext:value-type="float">
            <text:p>8144299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2208" calcext:value-type="float">
            <text:p>0.602208</text:p>
          </table:table-cell>
          <table:table-cell office:value-type="float" office:value="10" calcext:value-type="float">
            <text:p>10</text:p>
          </table:table-cell>
          <table:table-cell table:formula="of:=RANK([by_sqrt.B48];[by_sqrt.$B$2:.$B$118];1)" office:value-type="float" office:value="74" calcext:value-type="float">
            <text:p>74</text:p>
          </table:table-cell>
          <table:table-cell table:formula="of:=RANK([by_sqrt.I48];[by_sqrt.$I$2:.$I$118];1)" office:value-type="float" office:value="47" calcext:value-type="float">
            <text:p>47</text:p>
          </table:table-cell>
          <table:table-cell table:formula="of:=RANK([.D48];[.$D$2:.$D$118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27264" calcext:value-type="float">
            <text:p>5.12726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035800" calcext:value-type="float">
            <text:p>1950358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2208" calcext:value-type="float">
            <text:p>0.602208</text:p>
          </table:table-cell>
          <table:table-cell office:value-type="float" office:value="10" calcext:value-type="float">
            <text:p>10</text:p>
          </table:table-cell>
          <table:table-cell table:formula="of:=RANK([by_sqrt.B49];[by_sqrt.$B$2:.$B$118];1)" office:value-type="float" office:value="8" calcext:value-type="float">
            <text:p>8</text:p>
          </table:table-cell>
          <table:table-cell table:formula="of:=RANK([by_sqrt.I49];[by_sqrt.$I$2:.$I$118];1)" office:value-type="float" office:value="47" calcext:value-type="float">
            <text:p>47</text:p>
          </table:table-cell>
          <table:table-cell table:formula="of:=RANK([.D49];[.$D$2:.$D$118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3024" calcext:value-type="float">
            <text:p>12.230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764550" calcext:value-type="float">
            <text:p>8176455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136" calcext:value-type="float">
            <text:p>0.603136</text:p>
          </table:table-cell>
          <table:table-cell office:value-type="float" office:value="10" calcext:value-type="float">
            <text:p>10</text:p>
          </table:table-cell>
          <table:table-cell table:formula="of:=RANK([by_sqrt.B50];[by_sqrt.$B$2:.$B$118];1)" office:value-type="float" office:value="65" calcext:value-type="float">
            <text:p>65</text:p>
          </table:table-cell>
          <table:table-cell table:formula="of:=RANK([by_sqrt.I50];[by_sqrt.$I$2:.$I$118];1)" office:value-type="float" office:value="49" calcext:value-type="float">
            <text:p>49</text:p>
          </table:table-cell>
          <table:table-cell table:formula="of:=RANK([.D50];[.$D$2:.$D$118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10016" calcext:value-type="float">
            <text:p>5.1100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694100" calcext:value-type="float">
            <text:p>195694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232" calcext:value-type="float">
            <text:p>0.603232</text:p>
          </table:table-cell>
          <table:table-cell office:value-type="float" office:value="10" calcext:value-type="float">
            <text:p>10</text:p>
          </table:table-cell>
          <table:table-cell table:formula="of:=RANK([by_sqrt.B51];[by_sqrt.$B$2:.$B$118];1)" office:value-type="float" office:value="5" calcext:value-type="float">
            <text:p>5</text:p>
          </table:table-cell>
          <table:table-cell table:formula="of:=RANK([by_sqrt.I51];[by_sqrt.$I$2:.$I$118];1)" office:value-type="float" office:value="50" calcext:value-type="float">
            <text:p>50</text:p>
          </table:table-cell>
          <table:table-cell table:formula="of:=RANK([.D51];[.$D$2:.$D$118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43392" calcext:value-type="float">
            <text:p>12.243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76710" calcext:value-type="float">
            <text:p>816767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744" calcext:value-type="float">
            <text:p>0.603744</text:p>
          </table:table-cell>
          <table:table-cell office:value-type="float" office:value="10" calcext:value-type="float">
            <text:p>10</text:p>
          </table:table-cell>
          <table:table-cell table:formula="of:=RANK([by_sqrt.B52];[by_sqrt.$B$2:.$B$118];1)" office:value-type="float" office:value="67" calcext:value-type="float">
            <text:p>67</text:p>
          </table:table-cell>
          <table:table-cell table:formula="of:=RANK([by_sqrt.I52];[by_sqrt.$I$2:.$I$118];1)" office:value-type="float" office:value="51" calcext:value-type="float">
            <text:p>51</text:p>
          </table:table-cell>
          <table:table-cell table:formula="of:=RANK([.D52];[.$D$2:.$D$118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85312" calcext:value-type="float">
            <text:p>6.4853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194600" calcext:value-type="float">
            <text:p>1541946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776" calcext:value-type="float">
            <text:p>0.603776</text:p>
          </table:table-cell>
          <table:table-cell office:value-type="float" office:value="10" calcext:value-type="float">
            <text:p>10</text:p>
          </table:table-cell>
          <table:table-cell table:formula="of:=RANK([by_sqrt.B53];[by_sqrt.$B$2:.$B$118];1)" office:value-type="float" office:value="27" calcext:value-type="float">
            <text:p>27</text:p>
          </table:table-cell>
          <table:table-cell table:formula="of:=RANK([by_sqrt.I53];[by_sqrt.$I$2:.$I$118];1)" office:value-type="float" office:value="52" calcext:value-type="float">
            <text:p>52</text:p>
          </table:table-cell>
          <table:table-cell table:formula="of:=RANK([.D53];[.$D$2:.$D$118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72704" calcext:value-type="float">
            <text:p>5.1727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322500" calcext:value-type="float">
            <text:p>1933225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872" calcext:value-type="float">
            <text:p>0.603872</text:p>
          </table:table-cell>
          <table:table-cell office:value-type="float" office:value="10" calcext:value-type="float">
            <text:p>10</text:p>
          </table:table-cell>
          <table:table-cell table:formula="of:=RANK([by_sqrt.B54];[by_sqrt.$B$2:.$B$118];1)" office:value-type="float" office:value="13" calcext:value-type="float">
            <text:p>13</text:p>
          </table:table-cell>
          <table:table-cell table:formula="of:=RANK([by_sqrt.I54];[by_sqrt.$I$2:.$I$118];1)" office:value-type="float" office:value="53" calcext:value-type="float">
            <text:p>53</text:p>
          </table:table-cell>
          <table:table-cell table:formula="of:=RANK([.D54];[.$D$2:.$D$118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53568" calcext:value-type="float">
            <text:p>12.25356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08890" calcext:value-type="float">
            <text:p>8160889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" calcext:value-type="float">
            <text:p>0.604</text:p>
          </table:table-cell>
          <table:table-cell office:value-type="float" office:value="10" calcext:value-type="float">
            <text:p>10</text:p>
          </table:table-cell>
          <table:table-cell table:formula="of:=RANK([by_sqrt.B55];[by_sqrt.$B$2:.$B$118];1)" office:value-type="float" office:value="69" calcext:value-type="float">
            <text:p>69</text:p>
          </table:table-cell>
          <table:table-cell table:formula="of:=RANK([by_sqrt.I55];[by_sqrt.$I$2:.$I$118];1)" office:value-type="float" office:value="54" calcext:value-type="float">
            <text:p>54</text:p>
          </table:table-cell>
          <table:table-cell table:formula="of:=RANK([.D55];[.$D$2:.$D$118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5392" calcext:value-type="float">
            <text:p>12.25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06540" calcext:value-type="float">
            <text:p>8160654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032" calcext:value-type="float">
            <text:p>0.604032</text:p>
          </table:table-cell>
          <table:table-cell office:value-type="float" office:value="10" calcext:value-type="float">
            <text:p>10</text:p>
          </table:table-cell>
          <table:table-cell table:formula="of:=RANK([by_sqrt.B56];[by_sqrt.$B$2:.$B$118];1)" office:value-type="float" office:value="70" calcext:value-type="float">
            <text:p>70</text:p>
          </table:table-cell>
          <table:table-cell table:formula="of:=RANK([by_sqrt.I56];[by_sqrt.$I$2:.$I$118];1)" office:value-type="float" office:value="55" calcext:value-type="float">
            <text:p>55</text:p>
          </table:table-cell>
          <table:table-cell table:formula="of:=RANK([.D56];[.$D$2:.$D$118]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66304" calcext:value-type="float">
            <text:p>12.266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524150" calcext:value-type="float">
            <text:p>8152415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16" calcext:value-type="float">
            <text:p>0.60416</text:p>
          </table:table-cell>
          <table:table-cell office:value-type="float" office:value="10" calcext:value-type="float">
            <text:p>10</text:p>
          </table:table-cell>
          <table:table-cell table:formula="of:=RANK([by_sqrt.B57];[by_sqrt.$B$2:.$B$118];1)" office:value-type="float" office:value="72" calcext:value-type="float">
            <text:p>72</text:p>
          </table:table-cell>
          <table:table-cell table:formula="of:=RANK([by_sqrt.I57];[by_sqrt.$I$2:.$I$118];1)" office:value-type="float" office:value="56" calcext:value-type="float">
            <text:p>56</text:p>
          </table:table-cell>
          <table:table-cell table:formula="of:=RANK([.D57];[.$D$2:.$D$118]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34624" calcext:value-type="float">
            <text:p>5.1346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756200" calcext:value-type="float">
            <text:p>1947562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10" calcext:value-type="float">
            <text:p>10</text:p>
          </table:table-cell>
          <table:table-cell table:formula="of:=RANK([by_sqrt.B58];[by_sqrt.$B$2:.$B$118];1)" office:value-type="float" office:value="10" calcext:value-type="float">
            <text:p>10</text:p>
          </table:table-cell>
          <table:table-cell table:formula="of:=RANK([by_sqrt.I58];[by_sqrt.$I$2:.$I$118];1)" office:value-type="float" office:value="57" calcext:value-type="float">
            <text:p>57</text:p>
          </table:table-cell>
          <table:table-cell table:formula="of:=RANK([.D58];[.$D$2:.$D$118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91456" calcext:value-type="float">
            <text:p>6.4914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048600" calcext:value-type="float">
            <text:p>1540486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10" calcext:value-type="float">
            <text:p>10</text:p>
          </table:table-cell>
          <table:table-cell table:formula="of:=RANK([by_sqrt.B59];[by_sqrt.$B$2:.$B$118];1)" office:value-type="float" office:value="29" calcext:value-type="float">
            <text:p>29</text:p>
          </table:table-cell>
          <table:table-cell table:formula="of:=RANK([by_sqrt.I59];[by_sqrt.$I$2:.$I$118];1)" office:value-type="float" office:value="57" calcext:value-type="float">
            <text:p>57</text:p>
          </table:table-cell>
          <table:table-cell table:formula="of:=RANK([.D59];[.$D$2:.$D$118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88544" calcext:value-type="float">
            <text:p>6.4885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117800" calcext:value-type="float">
            <text:p>1541178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736" calcext:value-type="float">
            <text:p>0.604736</text:p>
          </table:table-cell>
          <table:table-cell office:value-type="float" office:value="10" calcext:value-type="float">
            <text:p>10</text:p>
          </table:table-cell>
          <table:table-cell table:formula="of:=RANK([by_sqrt.B60];[by_sqrt.$B$2:.$B$118];1)" office:value-type="float" office:value="28" calcext:value-type="float">
            <text:p>28</text:p>
          </table:table-cell>
          <table:table-cell table:formula="of:=RANK([by_sqrt.I60];[by_sqrt.$I$2:.$I$118];1)" office:value-type="float" office:value="59" calcext:value-type="float">
            <text:p>59</text:p>
          </table:table-cell>
          <table:table-cell table:formula="of:=RANK([.D60];[.$D$2:.$D$118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23584" calcext:value-type="float">
            <text:p>6.7235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730200" calcext:value-type="float">
            <text:p>1487302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5856" calcext:value-type="float">
            <text:p>0.605856</text:p>
          </table:table-cell>
          <table:table-cell office:value-type="float" office:value="10" calcext:value-type="float">
            <text:p>10</text:p>
          </table:table-cell>
          <table:table-cell table:formula="of:=RANK([by_sqrt.B61];[by_sqrt.$B$2:.$B$118];1)" office:value-type="float" office:value="37" calcext:value-type="float">
            <text:p>37</text:p>
          </table:table-cell>
          <table:table-cell table:formula="of:=RANK([by_sqrt.I61];[by_sqrt.$I$2:.$I$118];1)" office:value-type="float" office:value="60" calcext:value-type="float">
            <text:p>60</text:p>
          </table:table-cell>
          <table:table-cell table:formula="of:=RANK([.D61];[.$D$2:.$D$118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81088" calcext:value-type="float">
            <text:p>6.5810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1950600" calcext:value-type="float">
            <text:p>1519506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6976" calcext:value-type="float">
            <text:p>0.606976</text:p>
          </table:table-cell>
          <table:table-cell office:value-type="float" office:value="10" calcext:value-type="float">
            <text:p>10</text:p>
          </table:table-cell>
          <table:table-cell table:formula="of:=RANK([by_sqrt.B62];[by_sqrt.$B$2:.$B$118];1)" office:value-type="float" office:value="35" calcext:value-type="float">
            <text:p>35</text:p>
          </table:table-cell>
          <table:table-cell table:formula="of:=RANK([by_sqrt.I62];[by_sqrt.$I$2:.$I$118];1)" office:value-type="float" office:value="61" calcext:value-type="float">
            <text:p>61</text:p>
          </table:table-cell>
          <table:table-cell table:formula="of:=RANK([.D62];[.$D$2:.$D$11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06272" calcext:value-type="float">
            <text:p>5.1062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837600" calcext:value-type="float">
            <text:p>1958376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848" calcext:value-type="float">
            <text:p>0.60848</text:p>
          </table:table-cell>
          <table:table-cell office:value-type="float" office:value="10" calcext:value-type="float">
            <text:p>10</text:p>
          </table:table-cell>
          <table:table-cell table:formula="of:=RANK([by_sqrt.B63];[by_sqrt.$B$2:.$B$118];1)" office:value-type="float" office:value="4" calcext:value-type="float">
            <text:p>4</text:p>
          </table:table-cell>
          <table:table-cell table:formula="of:=RANK([by_sqrt.I63];[by_sqrt.$I$2:.$I$118];1)" office:value-type="float" office:value="62" calcext:value-type="float">
            <text:p>62</text:p>
          </table:table-cell>
          <table:table-cell table:formula="of:=RANK([.D63];[.$D$2:.$D$118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17216" calcext:value-type="float">
            <text:p>5.1172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418800" calcext:value-type="float">
            <text:p>1954188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88" calcext:value-type="float">
            <text:p>0.6088</text:p>
          </table:table-cell>
          <table:table-cell office:value-type="float" office:value="10" calcext:value-type="float">
            <text:p>10</text:p>
          </table:table-cell>
          <table:table-cell table:formula="of:=RANK([by_sqrt.B64];[by_sqrt.$B$2:.$B$118];1)" office:value-type="float" office:value="6" calcext:value-type="float">
            <text:p>6</text:p>
          </table:table-cell>
          <table:table-cell table:formula="of:=RANK([by_sqrt.I64];[by_sqrt.$I$2:.$I$118];1)" office:value-type="float" office:value="63" calcext:value-type="float">
            <text:p>63</text:p>
          </table:table-cell>
          <table:table-cell table:formula="of:=RANK([.D64];[.$D$2:.$D$118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7232" calcext:value-type="float">
            <text:p>12.272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84190" calcext:value-type="float">
            <text:p>8148419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9312" calcext:value-type="float">
            <text:p>0.609312</text:p>
          </table:table-cell>
          <table:table-cell office:value-type="float" office:value="10" calcext:value-type="float">
            <text:p>10</text:p>
          </table:table-cell>
          <table:table-cell table:formula="of:=RANK([by_sqrt.B65];[by_sqrt.$B$2:.$B$118];1)" office:value-type="float" office:value="73" calcext:value-type="float">
            <text:p>73</text:p>
          </table:table-cell>
          <table:table-cell table:formula="of:=RANK([by_sqrt.I65];[by_sqrt.$I$2:.$I$118];1)" office:value-type="float" office:value="64" calcext:value-type="float">
            <text:p>64</text:p>
          </table:table-cell>
          <table:table-cell table:formula="of:=RANK([.D65];[.$D$2:.$D$118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91616" calcext:value-type="float">
            <text:p>12.2916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356260" calcext:value-type="float">
            <text:p>8135626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976" calcext:value-type="float">
            <text:p>0.60976</text:p>
          </table:table-cell>
          <table:table-cell office:value-type="float" office:value="10" calcext:value-type="float">
            <text:p>10</text:p>
          </table:table-cell>
          <table:table-cell table:formula="of:=RANK([by_sqrt.B66];[by_sqrt.$B$2:.$B$118];1)" office:value-type="float" office:value="77" calcext:value-type="float">
            <text:p>77</text:p>
          </table:table-cell>
          <table:table-cell table:formula="of:=RANK([by_sqrt.I66];[by_sqrt.$I$2:.$I$118];1)" office:value-type="float" office:value="65" calcext:value-type="float">
            <text:p>65</text:p>
          </table:table-cell>
          <table:table-cell table:formula="of:=RANK([.D66];[.$D$2:.$D$118]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606624" calcext:value-type="float">
            <text:p>6.6066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1363200" calcext:value-type="float">
            <text:p>1513632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0144" calcext:value-type="float">
            <text:p>0.610144</text:p>
          </table:table-cell>
          <table:table-cell office:value-type="float" office:value="10" calcext:value-type="float">
            <text:p>10</text:p>
          </table:table-cell>
          <table:table-cell table:formula="of:=RANK([by_sqrt.B67];[by_sqrt.$B$2:.$B$118];1)" office:value-type="float" office:value="36" calcext:value-type="float">
            <text:p>36</text:p>
          </table:table-cell>
          <table:table-cell table:formula="of:=RANK([by_sqrt.I67];[by_sqrt.$I$2:.$I$118];1)" office:value-type="float" office:value="66" calcext:value-type="float">
            <text:p>66</text:p>
          </table:table-cell>
          <table:table-cell table:formula="of:=RANK([.D67];[.$D$2:.$D$118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90272" calcext:value-type="float">
            <text:p>5.0902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6453200" calcext:value-type="float">
            <text:p>1964532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0496" calcext:value-type="float">
            <text:p>0.610496</text:p>
          </table:table-cell>
          <table:table-cell office:value-type="float" office:value="10" calcext:value-type="float">
            <text:p>10</text:p>
          </table:table-cell>
          <table:table-cell table:formula="of:=RANK([by_sqrt.B68];[by_sqrt.$B$2:.$B$118];1)" office:value-type="float" office:value="2" calcext:value-type="float">
            <text:p>2</text:p>
          </table:table-cell>
          <table:table-cell table:formula="of:=RANK([by_sqrt.I68];[by_sqrt.$I$2:.$I$118];1)" office:value-type="float" office:value="67" calcext:value-type="float">
            <text:p>67</text:p>
          </table:table-cell>
          <table:table-cell table:formula="of:=RANK([.D68];[.$D$2:.$D$118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7056" calcext:value-type="float">
            <text:p>5.070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7216900" calcext:value-type="float">
            <text:p>1972169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232" calcext:value-type="float">
            <text:p>0.61232</text:p>
          </table:table-cell>
          <table:table-cell office:value-type="float" office:value="10" calcext:value-type="float">
            <text:p>10</text:p>
          </table:table-cell>
          <table:table-cell table:formula="of:=RANK([by_sqrt.B69];[by_sqrt.$B$2:.$B$118];1)" office:value-type="float" office:value="1" calcext:value-type="float">
            <text:p>1</text:p>
          </table:table-cell>
          <table:table-cell table:formula="of:=RANK([by_sqrt.I69];[by_sqrt.$I$2:.$I$118];1)" office:value-type="float" office:value="68" calcext:value-type="float">
            <text:p>68</text:p>
          </table:table-cell>
          <table:table-cell table:formula="of:=RANK([.D69];[.$D$2:.$D$118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2784" calcext:value-type="float">
            <text:p>6.5427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840100" calcext:value-type="float">
            <text:p>1528401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13216" calcext:value-type="float">
            <text:p>0.613216</text:p>
          </table:table-cell>
          <table:table-cell office:value-type="float" office:value="10" calcext:value-type="float">
            <text:p>10</text:p>
          </table:table-cell>
          <table:table-cell table:formula="of:=RANK([by_sqrt.B70];[by_sqrt.$B$2:.$B$118];1)" office:value-type="float" office:value="32" calcext:value-type="float">
            <text:p>32</text:p>
          </table:table-cell>
          <table:table-cell table:formula="of:=RANK([by_sqrt.I70];[by_sqrt.$I$2:.$I$118];1)" office:value-type="float" office:value="69" calcext:value-type="float">
            <text:p>69</text:p>
          </table:table-cell>
          <table:table-cell table:formula="of:=RANK([.D70];[.$D$2:.$D$118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62816" calcext:value-type="float">
            <text:p>12.2628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547340" calcext:value-type="float">
            <text:p>8154734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4272" calcext:value-type="float">
            <text:p>0.614272</text:p>
          </table:table-cell>
          <table:table-cell office:value-type="float" office:value="10" calcext:value-type="float">
            <text:p>10</text:p>
          </table:table-cell>
          <table:table-cell table:formula="of:=RANK([by_sqrt.B71];[by_sqrt.$B$2:.$B$118];1)" office:value-type="float" office:value="71" calcext:value-type="float">
            <text:p>71</text:p>
          </table:table-cell>
          <table:table-cell table:formula="of:=RANK([by_sqrt.I71];[by_sqrt.$I$2:.$I$118];1)" office:value-type="float" office:value="70" calcext:value-type="float">
            <text:p>70</text:p>
          </table:table-cell>
          <table:table-cell table:formula="of:=RANK([.D71];[.$D$2:.$D$118]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82656" calcext:value-type="float">
            <text:p>12.2826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15620" calcext:value-type="float">
            <text:p>8141562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4624" calcext:value-type="float">
            <text:p>0.614624</text:p>
          </table:table-cell>
          <table:table-cell office:value-type="float" office:value="10" calcext:value-type="float">
            <text:p>10</text:p>
          </table:table-cell>
          <table:table-cell table:formula="of:=RANK([by_sqrt.B72];[by_sqrt.$B$2:.$B$118];1)" office:value-type="float" office:value="75" calcext:value-type="float">
            <text:p>75</text:p>
          </table:table-cell>
          <table:table-cell table:formula="of:=RANK([by_sqrt.I72];[by_sqrt.$I$2:.$I$118];1)" office:value-type="float" office:value="71" calcext:value-type="float">
            <text:p>71</text:p>
          </table:table-cell>
          <table:table-cell table:formula="of:=RANK([.D72];[.$D$2:.$D$118]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208" calcext:value-type="float">
            <text:p>5.12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282000" calcext:value-type="float">
            <text:p>195282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216" calcext:value-type="float">
            <text:p>0.617216</text:p>
          </table:table-cell>
          <table:table-cell office:value-type="float" office:value="10" calcext:value-type="float">
            <text:p>10</text:p>
          </table:table-cell>
          <table:table-cell table:formula="of:=RANK([by_sqrt.B73];[by_sqrt.$B$2:.$B$118];1)" office:value-type="float" office:value="7" calcext:value-type="float">
            <text:p>7</text:p>
          </table:table-cell>
          <table:table-cell table:formula="of:=RANK([by_sqrt.I73];[by_sqrt.$I$2:.$I$118];1)" office:value-type="float" office:value="72" calcext:value-type="float">
            <text:p>72</text:p>
          </table:table-cell>
          <table:table-cell table:formula="of:=RANK([.D73];[.$D$2:.$D$118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18016" calcext:value-type="float">
            <text:p>6.5180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3420900" calcext:value-type="float">
            <text:p>1534209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248" calcext:value-type="float">
            <text:p>0.617248</text:p>
          </table:table-cell>
          <table:table-cell office:value-type="float" office:value="10" calcext:value-type="float">
            <text:p>10</text:p>
          </table:table-cell>
          <table:table-cell table:formula="of:=RANK([by_sqrt.B74];[by_sqrt.$B$2:.$B$118];1)" office:value-type="float" office:value="30" calcext:value-type="float">
            <text:p>30</text:p>
          </table:table-cell>
          <table:table-cell table:formula="of:=RANK([by_sqrt.I74];[by_sqrt.$I$2:.$I$118];1)" office:value-type="float" office:value="73" calcext:value-type="float">
            <text:p>73</text:p>
          </table:table-cell>
          <table:table-cell table:formula="of:=RANK([.D74];[.$D$2:.$D$118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7392" calcext:value-type="float">
            <text:p>6.547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732600" calcext:value-type="float">
            <text:p>1527326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856" calcext:value-type="float">
            <text:p>0.617856</text:p>
          </table:table-cell>
          <table:table-cell office:value-type="float" office:value="10" calcext:value-type="float">
            <text:p>10</text:p>
          </table:table-cell>
          <table:table-cell table:formula="of:=RANK([by_sqrt.B75];[by_sqrt.$B$2:.$B$118];1)" office:value-type="float" office:value="34" calcext:value-type="float">
            <text:p>34</text:p>
          </table:table-cell>
          <table:table-cell table:formula="of:=RANK([by_sqrt.I75];[by_sqrt.$I$2:.$I$118];1)" office:value-type="float" office:value="74" calcext:value-type="float">
            <text:p>74</text:p>
          </table:table-cell>
          <table:table-cell table:formula="of:=RANK([.D75];[.$D$2:.$D$118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90336" calcext:value-type="float">
            <text:p>6.7903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7268100" calcext:value-type="float">
            <text:p>1472681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30304" calcext:value-type="float">
            <text:p>0.630304</text:p>
          </table:table-cell>
          <table:table-cell office:value-type="float" office:value="10" calcext:value-type="float">
            <text:p>10</text:p>
          </table:table-cell>
          <table:table-cell table:formula="of:=RANK([by_sqrt.B76];[by_sqrt.$B$2:.$B$118];1)" office:value-type="float" office:value="38" calcext:value-type="float">
            <text:p>38</text:p>
          </table:table-cell>
          <table:table-cell table:formula="of:=RANK([by_sqrt.I76];[by_sqrt.$I$2:.$I$118];1)" office:value-type="float" office:value="75" calcext:value-type="float">
            <text:p>75</text:p>
          </table:table-cell>
          <table:table-cell table:formula="of:=RANK([.D76];[.$D$2:.$D$118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20832" calcext:value-type="float">
            <text:p>6.5208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3354700" calcext:value-type="float">
            <text:p>1533547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45856" calcext:value-type="float">
            <text:p>0.645856</text:p>
          </table:table-cell>
          <table:table-cell office:value-type="float" office:value="10" calcext:value-type="float">
            <text:p>10</text:p>
          </table:table-cell>
          <table:table-cell table:formula="of:=RANK([by_sqrt.B77];[by_sqrt.$B$2:.$B$118];1)" office:value-type="float" office:value="31" calcext:value-type="float">
            <text:p>31</text:p>
          </table:table-cell>
          <table:table-cell table:formula="of:=RANK([by_sqrt.I77];[by_sqrt.$I$2:.$I$118];1)" office:value-type="float" office:value="76" calcext:value-type="float">
            <text:p>76</text:p>
          </table:table-cell>
          <table:table-cell table:formula="of:=RANK([.D77];[.$D$2:.$D$118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6304" calcext:value-type="float">
            <text:p>6.546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757900" calcext:value-type="float">
            <text:p>1527579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504" calcext:value-type="float">
            <text:p>0.6504</text:p>
          </table:table-cell>
          <table:table-cell office:value-type="float" office:value="10" calcext:value-type="float">
            <text:p>10</text:p>
          </table:table-cell>
          <table:table-cell table:formula="of:=RANK([by_sqrt.B78];[by_sqrt.$B$2:.$B$118];1)" office:value-type="float" office:value="33" calcext:value-type="float">
            <text:p>33</text:p>
          </table:table-cell>
          <table:table-cell table:formula="of:=RANK([by_sqrt.I78];[by_sqrt.$I$2:.$I$118];1)" office:value-type="float" office:value="77" calcext:value-type="float">
            <text:p>77</text:p>
          </table:table-cell>
          <table:table-cell table:formula="of:=RANK([.D78];[.$D$2:.$D$118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94304" calcext:value-type="float">
            <text:p>6.794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7182100" calcext:value-type="float">
            <text:p>1471821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50432" calcext:value-type="float">
            <text:p>0.650432</text:p>
          </table:table-cell>
          <table:table-cell office:value-type="float" office:value="10" calcext:value-type="float">
            <text:p>10</text:p>
          </table:table-cell>
          <table:table-cell table:formula="of:=RANK([by_sqrt.B79];[by_sqrt.$B$2:.$B$118];1)" office:value-type="float" office:value="39" calcext:value-type="float">
            <text:p>39</text:p>
          </table:table-cell>
          <table:table-cell table:formula="of:=RANK([by_sqrt.I79];[by_sqrt.$I$2:.$I$118];1)" office:value-type="float" office:value="78" calcext:value-type="float">
            <text:p>78</text:p>
          </table:table-cell>
          <table:table-cell table:formula="of:=RANK([.D79];[.$D$2:.$D$118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0816" calcext:value-type="float">
            <text:p>12.7508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263500" calcext:value-type="float">
            <text:p>7842635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867072" calcext:value-type="float">
            <text:p>5.867072</text:p>
          </table:table-cell>
          <table:table-cell office:value-type="float" office:value="10" calcext:value-type="float">
            <text:p>10</text:p>
          </table:table-cell>
          <table:table-cell table:formula="of:=RANK([by_sqrt.B80];[by_sqrt.$B$2:.$B$118];1)" office:value-type="float" office:value="82" calcext:value-type="float">
            <text:p>82</text:p>
          </table:table-cell>
          <table:table-cell table:formula="of:=RANK([by_sqrt.I80];[by_sqrt.$I$2:.$I$118];1)" office:value-type="float" office:value="79" calcext:value-type="float">
            <text:p>79</text:p>
          </table:table-cell>
          <table:table-cell table:formula="of:=RANK([.D80];[.$D$2:.$D$118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0672" calcext:value-type="float">
            <text:p>5.6606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6575000" calcext:value-type="float">
            <text:p>1766575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70336" calcext:value-type="float">
            <text:p>5.870336</text:p>
          </table:table-cell>
          <table:table-cell office:value-type="float" office:value="10" calcext:value-type="float">
            <text:p>10</text:p>
          </table:table-cell>
          <table:table-cell table:formula="of:=RANK([by_sqrt.B81];[by_sqrt.$B$2:.$B$118];1)" office:value-type="float" office:value="18" calcext:value-type="float">
            <text:p>18</text:p>
          </table:table-cell>
          <table:table-cell table:formula="of:=RANK([by_sqrt.I81];[by_sqrt.$I$2:.$I$118];1)" office:value-type="float" office:value="80" calcext:value-type="float">
            <text:p>80</text:p>
          </table:table-cell>
          <table:table-cell table:formula="of:=RANK([.D81];[.$D$2:.$D$118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19648" calcext:value-type="float">
            <text:p>5.7196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48359000" calcext:value-type="float">
            <text:p>1748359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870848" calcext:value-type="float">
            <text:p>5.870848</text:p>
          </table:table-cell>
          <table:table-cell office:value-type="float" office:value="10" calcext:value-type="float">
            <text:p>10</text:p>
          </table:table-cell>
          <table:table-cell table:formula="of:=RANK([by_sqrt.B82];[by_sqrt.$B$2:.$B$118];1)" office:value-type="float" office:value="24" calcext:value-type="float">
            <text:p>24</text:p>
          </table:table-cell>
          <table:table-cell table:formula="of:=RANK([by_sqrt.I82];[by_sqrt.$I$2:.$I$118];1)" office:value-type="float" office:value="81" calcext:value-type="float">
            <text:p>81</text:p>
          </table:table-cell>
          <table:table-cell table:formula="of:=RANK([.D82];[.$D$2:.$D$118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92288" calcext:value-type="float">
            <text:p>12.792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1721000" calcext:value-type="float">
            <text:p>781721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7376" calcext:value-type="float">
            <text:p>5.87376</text:p>
          </table:table-cell>
          <table:table-cell office:value-type="float" office:value="10" calcext:value-type="float">
            <text:p>10</text:p>
          </table:table-cell>
          <table:table-cell table:formula="of:=RANK([by_sqrt.B83];[by_sqrt.$B$2:.$B$118];1)" office:value-type="float" office:value="89" calcext:value-type="float">
            <text:p>89</text:p>
          </table:table-cell>
          <table:table-cell table:formula="of:=RANK([by_sqrt.I83];[by_sqrt.$I$2:.$I$118];1)" office:value-type="float" office:value="82" calcext:value-type="float">
            <text:p>82</text:p>
          </table:table-cell>
          <table:table-cell table:formula="of:=RANK([.D83];[.$D$2:.$D$118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40864" calcext:value-type="float">
            <text:p>12.7408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876100" calcext:value-type="float">
            <text:p>7848761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88416" calcext:value-type="float">
            <text:p>5.888416</text:p>
          </table:table-cell>
          <table:table-cell office:value-type="float" office:value="10" calcext:value-type="float">
            <text:p>10</text:p>
          </table:table-cell>
          <table:table-cell table:formula="of:=RANK([by_sqrt.B84];[by_sqrt.$B$2:.$B$118];1)" office:value-type="float" office:value="81" calcext:value-type="float">
            <text:p>81</text:p>
          </table:table-cell>
          <table:table-cell table:formula="of:=RANK([by_sqrt.I84];[by_sqrt.$I$2:.$I$118];1)" office:value-type="float" office:value="83" calcext:value-type="float">
            <text:p>83</text:p>
          </table:table-cell>
          <table:table-cell table:formula="of:=RANK([.D84];[.$D$2:.$D$118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21664" calcext:value-type="float">
            <text:p>5.7216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47743000" calcext:value-type="float">
            <text:p>1747743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91232" calcext:value-type="float">
            <text:p>5.891232</text:p>
          </table:table-cell>
          <table:table-cell office:value-type="float" office:value="10" calcext:value-type="float">
            <text:p>10</text:p>
          </table:table-cell>
          <table:table-cell table:formula="of:=RANK([by_sqrt.B85];[by_sqrt.$B$2:.$B$118];1)" office:value-type="float" office:value="25" calcext:value-type="float">
            <text:p>25</text:p>
          </table:table-cell>
          <table:table-cell table:formula="of:=RANK([by_sqrt.I85];[by_sqrt.$I$2:.$I$118];1)" office:value-type="float" office:value="84" calcext:value-type="float">
            <text:p>84</text:p>
          </table:table-cell>
          <table:table-cell table:formula="of:=RANK([.D85];[.$D$2:.$D$118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824" calcext:value-type="float">
            <text:p>12.78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2325700" calcext:value-type="float">
            <text:p>7823257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89248" calcext:value-type="float">
            <text:p>5.89248</text:p>
          </table:table-cell>
          <table:table-cell office:value-type="float" office:value="10" calcext:value-type="float">
            <text:p>10</text:p>
          </table:table-cell>
          <table:table-cell table:formula="of:=RANK([by_sqrt.B86];[by_sqrt.$B$2:.$B$118];1)" office:value-type="float" office:value="87" calcext:value-type="float">
            <text:p>87</text:p>
          </table:table-cell>
          <table:table-cell table:formula="of:=RANK([by_sqrt.I86];[by_sqrt.$I$2:.$I$118];1)" office:value-type="float" office:value="85" calcext:value-type="float">
            <text:p>85</text:p>
          </table:table-cell>
          <table:table-cell table:formula="of:=RANK([.D86];[.$D$2:.$D$118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34784" calcext:value-type="float">
            <text:p>5.5347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6755000" calcext:value-type="float">
            <text:p>1806755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892736" calcext:value-type="float">
            <text:p>5.892736</text:p>
          </table:table-cell>
          <table:table-cell office:value-type="float" office:value="10" calcext:value-type="float">
            <text:p>10</text:p>
          </table:table-cell>
          <table:table-cell table:formula="of:=RANK([by_sqrt.B87];[by_sqrt.$B$2:.$B$118];1)" office:value-type="float" office:value="14" calcext:value-type="float">
            <text:p>14</text:p>
          </table:table-cell>
          <table:table-cell table:formula="of:=RANK([by_sqrt.I87];[by_sqrt.$I$2:.$I$118];1)" office:value-type="float" office:value="86" calcext:value-type="float">
            <text:p>86</text:p>
          </table:table-cell>
          <table:table-cell table:formula="of:=RANK([.D87];[.$D$2:.$D$118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87808" calcext:value-type="float">
            <text:p>5.5878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9610000" calcext:value-type="float">
            <text:p>1789610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0272" calcext:value-type="float">
            <text:p>5.90272</text:p>
          </table:table-cell>
          <table:table-cell office:value-type="float" office:value="10" calcext:value-type="float">
            <text:p>10</text:p>
          </table:table-cell>
          <table:table-cell table:formula="of:=RANK([by_sqrt.B88];[by_sqrt.$B$2:.$B$118];1)" office:value-type="float" office:value="15" calcext:value-type="float">
            <text:p>15</text:p>
          </table:table-cell>
          <table:table-cell table:formula="of:=RANK([by_sqrt.I88];[by_sqrt.$I$2:.$I$118];1)" office:value-type="float" office:value="87" calcext:value-type="float">
            <text:p>87</text:p>
          </table:table-cell>
          <table:table-cell table:formula="of:=RANK([.D88];[.$D$2:.$D$118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62448" calcext:value-type="float">
            <text:p>12.62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2111800" calcext:value-type="float">
            <text:p>7921118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03808" calcext:value-type="float">
            <text:p>5.903808</text:p>
          </table:table-cell>
          <table:table-cell office:value-type="float" office:value="10" calcext:value-type="float">
            <text:p>10</text:p>
          </table:table-cell>
          <table:table-cell table:formula="of:=RANK([by_sqrt.B89];[by_sqrt.$B$2:.$B$118];1)" office:value-type="float" office:value="78" calcext:value-type="float">
            <text:p>78</text:p>
          </table:table-cell>
          <table:table-cell table:formula="of:=RANK([by_sqrt.I89];[by_sqrt.$I$2:.$I$118];1)" office:value-type="float" office:value="88" calcext:value-type="float">
            <text:p>88</text:p>
          </table:table-cell>
          <table:table-cell table:formula="of:=RANK([.D89];[.$D$2:.$D$118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4736" calcext:value-type="float">
            <text:p>5.6647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5307000" calcext:value-type="float">
            <text:p>1765307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11232" calcext:value-type="float">
            <text:p>5.911232</text:p>
          </table:table-cell>
          <table:table-cell office:value-type="float" office:value="10" calcext:value-type="float">
            <text:p>10</text:p>
          </table:table-cell>
          <table:table-cell table:formula="of:=RANK([by_sqrt.B90];[by_sqrt.$B$2:.$B$118];1)" office:value-type="float" office:value="19" calcext:value-type="float">
            <text:p>19</text:p>
          </table:table-cell>
          <table:table-cell table:formula="of:=RANK([by_sqrt.I90];[by_sqrt.$I$2:.$I$118];1)" office:value-type="float" office:value="89" calcext:value-type="float">
            <text:p>89</text:p>
          </table:table-cell>
          <table:table-cell table:formula="of:=RANK([.D90];[.$D$2:.$D$118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60928" calcext:value-type="float">
            <text:p>12.7609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642100" calcext:value-type="float">
            <text:p>7836421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1952" calcext:value-type="float">
            <text:p>5.91952</text:p>
          </table:table-cell>
          <table:table-cell office:value-type="float" office:value="10" calcext:value-type="float">
            <text:p>10</text:p>
          </table:table-cell>
          <table:table-cell table:formula="of:=RANK([by_sqrt.B91];[by_sqrt.$B$2:.$B$118];1)" office:value-type="float" office:value="85" calcext:value-type="float">
            <text:p>85</text:p>
          </table:table-cell>
          <table:table-cell table:formula="of:=RANK([by_sqrt.I91];[by_sqrt.$I$2:.$I$118];1)" office:value-type="float" office:value="90" calcext:value-type="float">
            <text:p>90</text:p>
          </table:table-cell>
          <table:table-cell table:formula="of:=RANK([.D91];[.$D$2:.$D$118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47104" calcext:value-type="float">
            <text:p>5.647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70819000" calcext:value-type="float">
            <text:p>177081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496" calcext:value-type="float">
            <text:p>5.926496</text:p>
          </table:table-cell>
          <table:table-cell office:value-type="float" office:value="10" calcext:value-type="float">
            <text:p>10</text:p>
          </table:table-cell>
          <table:table-cell table:formula="of:=RANK([by_sqrt.B92];[by_sqrt.$B$2:.$B$118];1)" office:value-type="float" office:value="17" calcext:value-type="float">
            <text:p>17</text:p>
          </table:table-cell>
          <table:table-cell table:formula="of:=RANK([by_sqrt.I92];[by_sqrt.$I$2:.$I$118];1)" office:value-type="float" office:value="91" calcext:value-type="float">
            <text:p>91</text:p>
          </table:table-cell>
          <table:table-cell table:formula="of:=RANK([.D92];[.$D$2:.$D$118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7776" calcext:value-type="float">
            <text:p>5.6677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4360000" calcext:value-type="float">
            <text:p>1764360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624" calcext:value-type="float">
            <text:p>5.926624</text:p>
          </table:table-cell>
          <table:table-cell office:value-type="float" office:value="10" calcext:value-type="float">
            <text:p>10</text:p>
          </table:table-cell>
          <table:table-cell table:formula="of:=RANK([by_sqrt.B93];[by_sqrt.$B$2:.$B$118];1)" office:value-type="float" office:value="21" calcext:value-type="float">
            <text:p>21</text:p>
          </table:table-cell>
          <table:table-cell table:formula="of:=RANK([by_sqrt.I93];[by_sqrt.$I$2:.$I$118];1)" office:value-type="float" office:value="92" calcext:value-type="float">
            <text:p>92</text:p>
          </table:table-cell>
          <table:table-cell table:formula="of:=RANK([.D93];[.$D$2:.$D$118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37472" calcext:value-type="float">
            <text:p>12.7374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5085200" calcext:value-type="float">
            <text:p>7850852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88" calcext:value-type="float">
            <text:p>5.92688</text:p>
          </table:table-cell>
          <table:table-cell office:value-type="float" office:value="10" calcext:value-type="float">
            <text:p>10</text:p>
          </table:table-cell>
          <table:table-cell table:formula="of:=RANK([by_sqrt.B94];[by_sqrt.$B$2:.$B$118];1)" office:value-type="float" office:value="80" calcext:value-type="float">
            <text:p>80</text:p>
          </table:table-cell>
          <table:table-cell table:formula="of:=RANK([by_sqrt.I94];[by_sqrt.$I$2:.$I$118];1)" office:value-type="float" office:value="93" calcext:value-type="float">
            <text:p>93</text:p>
          </table:table-cell>
          <table:table-cell table:formula="of:=RANK([.D94];[.$D$2:.$D$118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70976" calcext:value-type="float">
            <text:p>12.7709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025500" calcext:value-type="float">
            <text:p>7830255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88" calcext:value-type="float">
            <text:p>5.9288</text:p>
          </table:table-cell>
          <table:table-cell office:value-type="float" office:value="10" calcext:value-type="float">
            <text:p>10</text:p>
          </table:table-cell>
          <table:table-cell table:formula="of:=RANK([by_sqrt.B95];[by_sqrt.$B$2:.$B$118];1)" office:value-type="float" office:value="86" calcext:value-type="float">
            <text:p>86</text:p>
          </table:table-cell>
          <table:table-cell table:formula="of:=RANK([by_sqrt.I95];[by_sqrt.$I$2:.$I$118];1)" office:value-type="float" office:value="94" calcext:value-type="float">
            <text:p>94</text:p>
          </table:table-cell>
          <table:table-cell table:formula="of:=RANK([.D95];[.$D$2:.$D$118]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437696" calcext:value-type="float">
            <text:p>7.4376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44502000" calcext:value-type="float">
            <text:p>1344502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8832" calcext:value-type="float">
            <text:p>5.928832</text:p>
          </table:table-cell>
          <table:table-cell office:value-type="float" office:value="10" calcext:value-type="float">
            <text:p>10</text:p>
          </table:table-cell>
          <table:table-cell table:formula="of:=RANK([by_sqrt.B96];[by_sqrt.$B$2:.$B$118];1)" office:value-type="float" office:value="41" calcext:value-type="float">
            <text:p>41</text:p>
          </table:table-cell>
          <table:table-cell table:formula="of:=RANK([by_sqrt.I96];[by_sqrt.$I$2:.$I$118];1)" office:value-type="float" office:value="95" calcext:value-type="float">
            <text:p>95</text:p>
          </table:table-cell>
          <table:table-cell table:formula="of:=RANK([.D96];[.$D$2:.$D$118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93184" calcext:value-type="float">
            <text:p>7.793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83173000" calcext:value-type="float">
            <text:p>1283173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312" calcext:value-type="float">
            <text:p>5.9312</text:p>
          </table:table-cell>
          <table:table-cell office:value-type="float" office:value="10" calcext:value-type="float">
            <text:p>10</text:p>
          </table:table-cell>
          <table:table-cell table:formula="of:=RANK([by_sqrt.B97];[by_sqrt.$B$2:.$B$118];1)" office:value-type="float" office:value="51" calcext:value-type="float">
            <text:p>51</text:p>
          </table:table-cell>
          <table:table-cell table:formula="of:=RANK([by_sqrt.I97];[by_sqrt.$I$2:.$I$118];1)" office:value-type="float" office:value="96" calcext:value-type="float">
            <text:p>96</text:p>
          </table:table-cell>
          <table:table-cell table:formula="of:=RANK([.D97];[.$D$2:.$D$118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33088" calcext:value-type="float">
            <text:p>7.7330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3144000" calcext:value-type="float">
            <text:p>1293144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937632" calcext:value-type="float">
            <text:p>5.937632</text:p>
          </table:table-cell>
          <table:table-cell office:value-type="float" office:value="10" calcext:value-type="float">
            <text:p>10</text:p>
          </table:table-cell>
          <table:table-cell table:formula="of:=RANK([by_sqrt.B98];[by_sqrt.$B$2:.$B$118];1)" office:value-type="float" office:value="48" calcext:value-type="float">
            <text:p>48</text:p>
          </table:table-cell>
          <table:table-cell table:formula="of:=RANK([by_sqrt.I98];[by_sqrt.$I$2:.$I$118];1)" office:value-type="float" office:value="97" calcext:value-type="float">
            <text:p>97</text:p>
          </table:table-cell>
          <table:table-cell table:formula="of:=RANK([.D98];[.$D$2:.$D$118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10592" calcext:value-type="float">
            <text:p>5.7105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51132000" calcext:value-type="float">
            <text:p>1751132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1536" calcext:value-type="float">
            <text:p>5.941536</text:p>
          </table:table-cell>
          <table:table-cell office:value-type="float" office:value="10" calcext:value-type="float">
            <text:p>10</text:p>
          </table:table-cell>
          <table:table-cell table:formula="of:=RANK([by_sqrt.B99];[by_sqrt.$B$2:.$B$118];1)" office:value-type="float" office:value="23" calcext:value-type="float">
            <text:p>23</text:p>
          </table:table-cell>
          <table:table-cell table:formula="of:=RANK([by_sqrt.I99];[by_sqrt.$I$2:.$I$118];1)" office:value-type="float" office:value="98" calcext:value-type="float">
            <text:p>98</text:p>
          </table:table-cell>
          <table:table-cell table:formula="of:=RANK([.D99];[.$D$2:.$D$118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407296" calcext:value-type="float">
            <text:p>7.407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50020000" calcext:value-type="float">
            <text:p>1350020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2144" calcext:value-type="float">
            <text:p>5.942144</text:p>
          </table:table-cell>
          <table:table-cell office:value-type="float" office:value="10" calcext:value-type="float">
            <text:p>10</text:p>
          </table:table-cell>
          <table:table-cell table:formula="of:=RANK([by_sqrt.B100];[by_sqrt.$B$2:.$B$118];1)" office:value-type="float" office:value="40" calcext:value-type="float">
            <text:p>40</text:p>
          </table:table-cell>
          <table:table-cell table:formula="of:=RANK([by_sqrt.I100];[by_sqrt.$I$2:.$I$118];1)" office:value-type="float" office:value="99" calcext:value-type="float">
            <text:p>99</text:p>
          </table:table-cell>
          <table:table-cell table:formula="of:=RANK([.D100];[.$D$2:.$D$118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677408" calcext:value-type="float">
            <text:p>12.6774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8804800" calcext:value-type="float">
            <text:p>7888048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4224" calcext:value-type="float">
            <text:p>5.944224</text:p>
          </table:table-cell>
          <table:table-cell office:value-type="float" office:value="10" calcext:value-type="float">
            <text:p>10</text:p>
          </table:table-cell>
          <table:table-cell table:formula="of:=RANK([by_sqrt.B101];[by_sqrt.$B$2:.$B$118];1)" office:value-type="float" office:value="79" calcext:value-type="float">
            <text:p>79</text:p>
          </table:table-cell>
          <table:table-cell table:formula="of:=RANK([by_sqrt.I101];[by_sqrt.$I$2:.$I$118];1)" office:value-type="float" office:value="100" calcext:value-type="float">
            <text:p>100</text:p>
          </table:table-cell>
          <table:table-cell table:formula="of:=RANK([.D101];[.$D$2:.$D$118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59872" calcext:value-type="float">
            <text:p>7.5598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2774000" calcext:value-type="float">
            <text:p>1322774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944832" calcext:value-type="float">
            <text:p>5.944832</text:p>
          </table:table-cell>
          <table:table-cell office:value-type="float" office:value="10" calcext:value-type="float">
            <text:p>10</text:p>
          </table:table-cell>
          <table:table-cell table:formula="of:=RANK([by_sqrt.B102];[by_sqrt.$B$2:.$B$118];1)" office:value-type="float" office:value="43" calcext:value-type="float">
            <text:p>43</text:p>
          </table:table-cell>
          <table:table-cell table:formula="of:=RANK([by_sqrt.I102];[by_sqrt.$I$2:.$I$118];1)" office:value-type="float" office:value="101" calcext:value-type="float">
            <text:p>101</text:p>
          </table:table-cell>
          <table:table-cell table:formula="of:=RANK([.D102];[.$D$2:.$D$118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8112" calcext:value-type="float">
            <text:p>12.758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815000" calcext:value-type="float">
            <text:p>783815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62656" calcext:value-type="float">
            <text:p>5.962656</text:p>
          </table:table-cell>
          <table:table-cell office:value-type="float" office:value="10" calcext:value-type="float">
            <text:p>10</text:p>
          </table:table-cell>
          <table:table-cell table:formula="of:=RANK([by_sqrt.B103];[by_sqrt.$B$2:.$B$118];1)" office:value-type="float" office:value="84" calcext:value-type="float">
            <text:p>84</text:p>
          </table:table-cell>
          <table:table-cell table:formula="of:=RANK([by_sqrt.I103];[by_sqrt.$I$2:.$I$118];1)" office:value-type="float" office:value="102" calcext:value-type="float">
            <text:p>102</text:p>
          </table:table-cell>
          <table:table-cell table:formula="of:=RANK([.D103];[.$D$2:.$D$118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72608" calcext:value-type="float">
            <text:p>5.6726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2858000" calcext:value-type="float">
            <text:p>1762858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63968" calcext:value-type="float">
            <text:p>5.963968</text:p>
          </table:table-cell>
          <table:table-cell office:value-type="float" office:value="10" calcext:value-type="float">
            <text:p>10</text:p>
          </table:table-cell>
          <table:table-cell table:formula="of:=RANK([by_sqrt.B104];[by_sqrt.$B$2:.$B$118];1)" office:value-type="float" office:value="22" calcext:value-type="float">
            <text:p>22</text:p>
          </table:table-cell>
          <table:table-cell table:formula="of:=RANK([by_sqrt.I104];[by_sqrt.$I$2:.$I$118];1)" office:value-type="float" office:value="103" calcext:value-type="float">
            <text:p>103</text:p>
          </table:table-cell>
          <table:table-cell table:formula="of:=RANK([.D104];[.$D$2:.$D$118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69472" calcext:value-type="float">
            <text:p>7.5694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1096000" calcext:value-type="float">
            <text:p>1321096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78176" calcext:value-type="float">
            <text:p>5.978176</text:p>
          </table:table-cell>
          <table:table-cell office:value-type="float" office:value="10" calcext:value-type="float">
            <text:p>10</text:p>
          </table:table-cell>
          <table:table-cell table:formula="of:=RANK([by_sqrt.B105];[by_sqrt.$B$2:.$B$118];1)" office:value-type="float" office:value="44" calcext:value-type="float">
            <text:p>44</text:p>
          </table:table-cell>
          <table:table-cell table:formula="of:=RANK([by_sqrt.I105];[by_sqrt.$I$2:.$I$118];1)" office:value-type="float" office:value="104" calcext:value-type="float">
            <text:p>104</text:p>
          </table:table-cell>
          <table:table-cell table:formula="of:=RANK([.D105];[.$D$2:.$D$118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5824" calcext:value-type="float">
            <text:p>5.6658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4968000" calcext:value-type="float">
            <text:p>1764968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78592" calcext:value-type="float">
            <text:p>5.978592</text:p>
          </table:table-cell>
          <table:table-cell office:value-type="float" office:value="10" calcext:value-type="float">
            <text:p>10</text:p>
          </table:table-cell>
          <table:table-cell table:formula="of:=RANK([by_sqrt.B106];[by_sqrt.$B$2:.$B$118];1)" office:value-type="float" office:value="20" calcext:value-type="float">
            <text:p>20</text:p>
          </table:table-cell>
          <table:table-cell table:formula="of:=RANK([by_sqrt.I106];[by_sqrt.$I$2:.$I$118];1)" office:value-type="float" office:value="105" calcext:value-type="float">
            <text:p>105</text:p>
          </table:table-cell>
          <table:table-cell table:formula="of:=RANK([.D106];[.$D$2:.$D$118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1104" calcext:value-type="float">
            <text:p>12.751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245800" calcext:value-type="float">
            <text:p>7842458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0384" calcext:value-type="float">
            <text:p>5.980384</text:p>
          </table:table-cell>
          <table:table-cell office:value-type="float" office:value="10" calcext:value-type="float">
            <text:p>10</text:p>
          </table:table-cell>
          <table:table-cell table:formula="of:=RANK([by_sqrt.B107];[by_sqrt.$B$2:.$B$118];1)" office:value-type="float" office:value="83" calcext:value-type="float">
            <text:p>83</text:p>
          </table:table-cell>
          <table:table-cell table:formula="of:=RANK([by_sqrt.I107];[by_sqrt.$I$2:.$I$118];1)" office:value-type="float" office:value="106" calcext:value-type="float">
            <text:p>106</text:p>
          </table:table-cell>
          <table:table-cell table:formula="of:=RANK([.D107];[.$D$2:.$D$118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8224" calcext:value-type="float">
            <text:p>5.78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29434000" calcext:value-type="float">
            <text:p>1729434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2912" calcext:value-type="float">
            <text:p>5.982912</text:p>
          </table:table-cell>
          <table:table-cell office:value-type="float" office:value="10" calcext:value-type="float">
            <text:p>10</text:p>
          </table:table-cell>
          <table:table-cell table:formula="of:=RANK([by_sqrt.B108];[by_sqrt.$B$2:.$B$118];1)" office:value-type="float" office:value="26" calcext:value-type="float">
            <text:p>26</text:p>
          </table:table-cell>
          <table:table-cell table:formula="of:=RANK([by_sqrt.I108];[by_sqrt.$I$2:.$I$118];1)" office:value-type="float" office:value="107" calcext:value-type="float">
            <text:p>107</text:p>
          </table:table-cell>
          <table:table-cell table:formula="of:=RANK([.D108];[.$D$2:.$D$118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90976" calcext:value-type="float">
            <text:p>12.7909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1801200" calcext:value-type="float">
            <text:p>7818012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3392" calcext:value-type="float">
            <text:p>5.983392</text:p>
          </table:table-cell>
          <table:table-cell office:value-type="float" office:value="10" calcext:value-type="float">
            <text:p>10</text:p>
          </table:table-cell>
          <table:table-cell table:formula="of:=RANK([by_sqrt.B109];[by_sqrt.$B$2:.$B$118];1)" office:value-type="float" office:value="88" calcext:value-type="float">
            <text:p>88</text:p>
          </table:table-cell>
          <table:table-cell table:formula="of:=RANK([by_sqrt.I109];[by_sqrt.$I$2:.$I$118];1)" office:value-type="float" office:value="108" calcext:value-type="float">
            <text:p>108</text:p>
          </table:table-cell>
          <table:table-cell table:formula="of:=RANK([.D109];[.$D$2:.$D$118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98848" calcext:value-type="float">
            <text:p>5.5988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6082000" calcext:value-type="float">
            <text:p>1786082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96576" calcext:value-type="float">
            <text:p>5.996576</text:p>
          </table:table-cell>
          <table:table-cell office:value-type="float" office:value="10" calcext:value-type="float">
            <text:p>10</text:p>
          </table:table-cell>
          <table:table-cell table:formula="of:=RANK([by_sqrt.B110];[by_sqrt.$B$2:.$B$118];1)" office:value-type="float" office:value="16" calcext:value-type="float">
            <text:p>16</text:p>
          </table:table-cell>
          <table:table-cell table:formula="of:=RANK([by_sqrt.I110];[by_sqrt.$I$2:.$I$118];1)" office:value-type="float" office:value="109" calcext:value-type="float">
            <text:p>109</text:p>
          </table:table-cell>
          <table:table-cell table:formula="of:=RANK([.D110];[.$D$2:.$D$11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639136" calcext:value-type="float">
            <text:p>7.639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9049000" calcext:value-type="float">
            <text:p>130904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6.024736" calcext:value-type="float">
            <text:p>6.024736</text:p>
          </table:table-cell>
          <table:table-cell office:value-type="float" office:value="10" calcext:value-type="float">
            <text:p>10</text:p>
          </table:table-cell>
          <table:table-cell table:formula="of:=RANK([by_sqrt.B111];[by_sqrt.$B$2:.$B$118];1)" office:value-type="float" office:value="46" calcext:value-type="float">
            <text:p>46</text:p>
          </table:table-cell>
          <table:table-cell table:formula="of:=RANK([by_sqrt.I111];[by_sqrt.$I$2:.$I$118];1)" office:value-type="float" office:value="110" calcext:value-type="float">
            <text:p>110</text:p>
          </table:table-cell>
          <table:table-cell table:formula="of:=RANK([.D111];[.$D$2:.$D$118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41568" calcext:value-type="float">
            <text:p>7.5415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5984000" calcext:value-type="float">
            <text:p>1325984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058752" calcext:value-type="float">
            <text:p>6.058752</text:p>
          </table:table-cell>
          <table:table-cell office:value-type="float" office:value="10" calcext:value-type="float">
            <text:p>10</text:p>
          </table:table-cell>
          <table:table-cell table:formula="of:=RANK([by_sqrt.B112];[by_sqrt.$B$2:.$B$118];1)" office:value-type="float" office:value="42" calcext:value-type="float">
            <text:p>42</text:p>
          </table:table-cell>
          <table:table-cell table:formula="of:=RANK([by_sqrt.I112];[by_sqrt.$I$2:.$I$118];1)" office:value-type="float" office:value="111" calcext:value-type="float">
            <text:p>111</text:p>
          </table:table-cell>
          <table:table-cell table:formula="of:=RANK([.D112];[.$D$2:.$D$118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32448" calcext:value-type="float">
            <text:p>7.732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3251000" calcext:value-type="float">
            <text:p>1293251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059424" calcext:value-type="float">
            <text:p>6.059424</text:p>
          </table:table-cell>
          <table:table-cell office:value-type="float" office:value="10" calcext:value-type="float">
            <text:p>10</text:p>
          </table:table-cell>
          <table:table-cell table:formula="of:=RANK([by_sqrt.B113];[by_sqrt.$B$2:.$B$118];1)" office:value-type="float" office:value="47" calcext:value-type="float">
            <text:p>47</text:p>
          </table:table-cell>
          <table:table-cell table:formula="of:=RANK([by_sqrt.I113];[by_sqrt.$I$2:.$I$118];1)" office:value-type="float" office:value="112" calcext:value-type="float">
            <text:p>112</text:p>
          </table:table-cell>
          <table:table-cell table:formula="of:=RANK([.D113];[.$D$2:.$D$118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608928" calcext:value-type="float">
            <text:p>7.6089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14246000" calcext:value-type="float">
            <text:p>1314246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174528" calcext:value-type="float">
            <text:p>6.174528</text:p>
          </table:table-cell>
          <table:table-cell office:value-type="float" office:value="10" calcext:value-type="float">
            <text:p>10</text:p>
          </table:table-cell>
          <table:table-cell table:formula="of:=RANK([by_sqrt.B114];[by_sqrt.$B$2:.$B$118];1)" office:value-type="float" office:value="45" calcext:value-type="float">
            <text:p>45</text:p>
          </table:table-cell>
          <table:table-cell table:formula="of:=RANK([by_sqrt.I114];[by_sqrt.$I$2:.$I$118];1)" office:value-type="float" office:value="113" calcext:value-type="float">
            <text:p>113</text:p>
          </table:table-cell>
          <table:table-cell table:formula="of:=RANK([.D114];[.$D$2:.$D$118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42752" calcext:value-type="float">
            <text:p>7.7427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1530000" calcext:value-type="float">
            <text:p>1291530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51264" calcext:value-type="float">
            <text:p>6.351264</text:p>
          </table:table-cell>
          <table:table-cell office:value-type="float" office:value="10" calcext:value-type="float">
            <text:p>10</text:p>
          </table:table-cell>
          <table:table-cell table:formula="of:=RANK([by_sqrt.B115];[by_sqrt.$B$2:.$B$118];1)" office:value-type="float" office:value="49" calcext:value-type="float">
            <text:p>49</text:p>
          </table:table-cell>
          <table:table-cell table:formula="of:=RANK([by_sqrt.I115];[by_sqrt.$I$2:.$I$118];1)" office:value-type="float" office:value="114" calcext:value-type="float">
            <text:p>114</text:p>
          </table:table-cell>
          <table:table-cell table:formula="of:=RANK([.D115];[.$D$2:.$D$118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8608" calcext:value-type="float">
            <text:p>7.786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84343000" calcext:value-type="float">
            <text:p>1284343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83104" calcext:value-type="float">
            <text:p>6.383104</text:p>
          </table:table-cell>
          <table:table-cell office:value-type="float" office:value="10" calcext:value-type="float">
            <text:p>10</text:p>
          </table:table-cell>
          <table:table-cell table:formula="of:=RANK([by_sqrt.B116];[by_sqrt.$B$2:.$B$118];1)" office:value-type="float" office:value="50" calcext:value-type="float">
            <text:p>50</text:p>
          </table:table-cell>
          <table:table-cell table:formula="of:=RANK([by_sqrt.I116];[by_sqrt.$I$2:.$I$118];1)" office:value-type="float" office:value="115" calcext:value-type="float">
            <text:p>115</text:p>
          </table:table-cell>
          <table:table-cell table:formula="of:=RANK([.D116];[.$D$2:.$D$118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863904" calcext:value-type="float">
            <text:p>7.8639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71633000" calcext:value-type="float">
            <text:p>1271633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87744" calcext:value-type="float">
            <text:p>6.387744</text:p>
          </table:table-cell>
          <table:table-cell office:value-type="float" office:value="10" calcext:value-type="float">
            <text:p>10</text:p>
          </table:table-cell>
          <table:table-cell table:formula="of:=RANK([by_sqrt.B117];[by_sqrt.$B$2:.$B$118];1)" office:value-type="float" office:value="52" calcext:value-type="float">
            <text:p>52</text:p>
          </table:table-cell>
          <table:table-cell table:formula="of:=RANK([by_sqrt.I117];[by_sqrt.$I$2:.$I$118];1)" office:value-type="float" office:value="116" calcext:value-type="float">
            <text:p>116</text:p>
          </table:table-cell>
          <table:table-cell table:formula="of:=RANK([.D117];[.$D$2:.$D$118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3.068448" calcext:value-type="float">
            <text:p>13.068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5201800" calcext:value-type="float">
            <text:p>7652018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995616" calcext:value-type="float">
            <text:p>6.995616</text:p>
          </table:table-cell>
          <table:table-cell office:value-type="float" office:value="10" calcext:value-type="float">
            <text:p>10</text:p>
          </table:table-cell>
          <table:table-cell table:formula="of:=RANK([by_sqrt.B118];[by_sqrt.$B$2:.$B$118];1)" office:value-type="float" office:value="90" calcext:value-type="float">
            <text:p>90</text:p>
          </table:table-cell>
          <table:table-cell table:formula="of:=RANK([by_sqrt.I118];[by_sqrt.$I$2:.$I$118];1)" office:value-type="float" office:value="117" calcext:value-type="float">
            <text:p>117</text:p>
          </table:table-cell>
          <table:table-cell table:formula="of:=RANK([.D118];[.$D$2:.$D$118])" office:value-type="float" office:value="78" calcext:value-type="float">
            <text:p>78</text:p>
          </table:table-cell>
        </table:table-row>
      </table:table>
      <table:table table:name="by_samples" table:style-name="ta1">
        <table:table-column table:style-name="co10" table:number-columns-repeated="13" table:default-cell-style-name="Default"/>
        <table:table-row table:style-name="ro1">
          <table:table-cell office:value-type="string" calcext:value-type="string">
            <text:p>curand_op</text:p>
          </table:table-cell>
          <table:table-cell office:value-type="string" calcext:value-type="string">
            <text:p>curand_exec</text:p>
          </table:table-cell>
          <table:table-cell office:value-type="string" calcext:value-type="string">
            <text:p>num_random</text:p>
          </table:table-cell>
          <table:table-cell office:value-type="string" calcext:value-type="string">
            <text:p>samples_per_second</text:p>
          </table:table-cell>
          <table:table-cell office:value-type="string" calcext:value-type="string">
            <text:p>blockx</text:p>
          </table:table-cell>
          <table:table-cell office:value-type="string" calcext:value-type="string">
            <text:p>blocky</text:p>
          </table:table-cell>
          <table:table-cell office:value-type="string" calcext:value-type="string">
            <text:p>gridx</text:p>
          </table:table-cell>
          <table:table-cell office:value-type="string" calcext:value-type="string">
            <text:p>gridy</text:p>
          </table:table-cell>
          <table:table-cell office:value-type="string" calcext:value-type="string">
            <text:p>sqrt_exec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ank_curand_all</text:p>
          </table:table-cell>
          <table:table-cell office:value-type="string" calcext:value-type="string">
            <text:p>rank_sqrt_all</text:p>
          </table:table-cell>
          <table:table-cell office:value-type="string" calcext:value-type="string">
            <text:p>rank_samples_per_second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48384" calcext:value-type="float">
            <text:p>12.0483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99868000" calcext:value-type="float">
            <text:p>8299868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by_samples.B2];[by_samples.$B$2:.$B$118];1)" office:value-type="float" office:value="53" calcext:value-type="float">
            <text:p>53</text:p>
          </table:table-cell>
          <table:table-cell table:formula="of:=RANK([by_samples.I2];[by_samples.$I$2:.$I$118];1)" office:value-type="float" office:value="3" calcext:value-type="float">
            <text:p>3</text:p>
          </table:table-cell>
          <table:table-cell table:formula="of:=RANK([.D2];[.$D$2:.$D$1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58976" calcext:value-type="float">
            <text:p>12.05897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92578000" calcext:value-type="float">
            <text:p>8292578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by_samples.B3];[by_samples.$B$2:.$B$118];1)" office:value-type="float" office:value="54" calcext:value-type="float">
            <text:p>54</text:p>
          </table:table-cell>
          <table:table-cell table:formula="of:=RANK([by_samples.I3];[by_samples.$I$2:.$I$118];1)" office:value-type="float" office:value="29" calcext:value-type="float">
            <text:p>29</text:p>
          </table:table-cell>
          <table:table-cell table:formula="of:=RANK([.D3];[.$D$2:.$D$1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89792" calcext:value-type="float">
            <text:p>12.08979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71441000" calcext:value-type="float">
            <text:p>8271441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408" calcext:value-type="float">
            <text:p>0.005408</text:p>
          </table:table-cell>
          <table:table-cell office:value-type="float" office:value="10" calcext:value-type="float">
            <text:p>10</text:p>
          </table:table-cell>
          <table:table-cell table:formula="of:=RANK([by_samples.B4];[by_samples.$B$2:.$B$118];1)" office:value-type="float" office:value="55" calcext:value-type="float">
            <text:p>55</text:p>
          </table:table-cell>
          <table:table-cell table:formula="of:=RANK([by_samples.I4];[by_samples.$I$2:.$I$118];1)" office:value-type="float" office:value="1" calcext:value-type="float">
            <text:p>1</text:p>
          </table:table-cell>
          <table:table-cell table:formula="of:=RANK([.D4];[.$D$2:.$D$1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092512" calcext:value-type="float">
            <text:p>12.0925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69580000" calcext:value-type="float">
            <text:p>8269580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10" calcext:value-type="float">
            <text:p>10</text:p>
          </table:table-cell>
          <table:table-cell table:formula="of:=RANK([by_samples.B5];[by_samples.$B$2:.$B$118];1)" office:value-type="float" office:value="56" calcext:value-type="float">
            <text:p>56</text:p>
          </table:table-cell>
          <table:table-cell table:formula="of:=RANK([by_samples.I5];[by_samples.$I$2:.$I$118];1)" office:value-type="float" office:value="9" calcext:value-type="float">
            <text:p>9</text:p>
          </table:table-cell>
          <table:table-cell table:formula="of:=RANK([.D5];[.$D$2:.$D$1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02048" calcext:value-type="float">
            <text:p>12.10204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63064000" calcext:value-type="float">
            <text:p>8263064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10" calcext:value-type="float">
            <text:p>10</text:p>
          </table:table-cell>
          <table:table-cell table:formula="of:=RANK([by_samples.B6];[by_samples.$B$2:.$B$118];1)" office:value-type="float" office:value="57" calcext:value-type="float">
            <text:p>57</text:p>
          </table:table-cell>
          <table:table-cell table:formula="of:=RANK([by_samples.I6];[by_samples.$I$2:.$I$118];1)" office:value-type="float" office:value="11" calcext:value-type="float">
            <text:p>11</text:p>
          </table:table-cell>
          <table:table-cell table:formula="of:=RANK([.D6];[.$D$2:.$D$1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10048" calcext:value-type="float">
            <text:p>12.11004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57605000" calcext:value-type="float">
            <text:p>8257605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10" calcext:value-type="float">
            <text:p>10</text:p>
          </table:table-cell>
          <table:table-cell table:formula="of:=RANK([by_samples.B7];[by_samples.$B$2:.$B$118];1)" office:value-type="float" office:value="58" calcext:value-type="float">
            <text:p>58</text:p>
          </table:table-cell>
          <table:table-cell table:formula="of:=RANK([by_samples.I7];[by_samples.$I$2:.$I$118];1)" office:value-type="float" office:value="35" calcext:value-type="float">
            <text:p>35</text:p>
          </table:table-cell>
          <table:table-cell table:formula="of:=RANK([.D7];[.$D$2:.$D$1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35264" calcext:value-type="float">
            <text:p>12.13526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40447000" calcext:value-type="float">
            <text:p>8240447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824" calcext:value-type="float">
            <text:p>0.005824</text:p>
          </table:table-cell>
          <table:table-cell office:value-type="float" office:value="10" calcext:value-type="float">
            <text:p>10</text:p>
          </table:table-cell>
          <table:table-cell table:formula="of:=RANK([by_samples.B8];[by_samples.$B$2:.$B$118];1)" office:value-type="float" office:value="59" calcext:value-type="float">
            <text:p>59</text:p>
          </table:table-cell>
          <table:table-cell table:formula="of:=RANK([by_samples.I8];[by_samples.$I$2:.$I$118];1)" office:value-type="float" office:value="8" calcext:value-type="float">
            <text:p>8</text:p>
          </table:table-cell>
          <table:table-cell table:formula="of:=RANK([.D8];[.$D$2:.$D$1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50016" calcext:value-type="float">
            <text:p>12.1500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30442000" calcext:value-type="float">
            <text:p>823044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368" calcext:value-type="float">
            <text:p>0.006368</text:p>
          </table:table-cell>
          <table:table-cell office:value-type="float" office:value="10" calcext:value-type="float">
            <text:p>10</text:p>
          </table:table-cell>
          <table:table-cell table:formula="of:=RANK([by_samples.B9];[by_samples.$B$2:.$B$118];1)" office:value-type="float" office:value="60" calcext:value-type="float">
            <text:p>60</text:p>
          </table:table-cell>
          <table:table-cell table:formula="of:=RANK([by_samples.I9];[by_samples.$I$2:.$I$118];1)" office:value-type="float" office:value="26" calcext:value-type="float">
            <text:p>26</text:p>
          </table:table-cell>
          <table:table-cell table:formula="of:=RANK([.D9];[.$D$2:.$D$1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65984" calcext:value-type="float">
            <text:p>12.1659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19639000" calcext:value-type="float">
            <text:p>821963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10" calcext:value-type="float">
            <text:p>10</text:p>
          </table:table-cell>
          <table:table-cell table:formula="of:=RANK([by_samples.B10];[by_samples.$B$2:.$B$118];1)" office:value-type="float" office:value="61" calcext:value-type="float">
            <text:p>61</text:p>
          </table:table-cell>
          <table:table-cell table:formula="of:=RANK([by_samples.I10];[by_samples.$I$2:.$I$118];1)" office:value-type="float" office:value="22" calcext:value-type="float">
            <text:p>22</text:p>
          </table:table-cell>
          <table:table-cell table:formula="of:=RANK([.D10];[.$D$2:.$D$11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82912" calcext:value-type="float">
            <text:p>12.1829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08218000" calcext:value-type="float">
            <text:p>8208218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by_samples.B11];[by_samples.$B$2:.$B$118];1)" office:value-type="float" office:value="62" calcext:value-type="float">
            <text:p>62</text:p>
          </table:table-cell>
          <table:table-cell table:formula="of:=RANK([by_samples.I11];[by_samples.$I$2:.$I$118];1)" office:value-type="float" office:value="13" calcext:value-type="float">
            <text:p>13</text:p>
          </table:table-cell>
          <table:table-cell table:formula="of:=RANK([.D11];[.$D$2:.$D$1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90816" calcext:value-type="float">
            <text:p>12.1908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202896000" calcext:value-type="float">
            <text:p>8202896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84" calcext:value-type="float">
            <text:p>0.005984</text:p>
          </table:table-cell>
          <table:table-cell office:value-type="float" office:value="10" calcext:value-type="float">
            <text:p>10</text:p>
          </table:table-cell>
          <table:table-cell table:formula="of:=RANK([by_samples.B12];[by_samples.$B$2:.$B$118];1)" office:value-type="float" office:value="63" calcext:value-type="float">
            <text:p>63</text:p>
          </table:table-cell>
          <table:table-cell table:formula="of:=RANK([by_samples.I12];[by_samples.$I$2:.$I$118];1)" office:value-type="float" office:value="16" calcext:value-type="float">
            <text:p>16</text:p>
          </table:table-cell>
          <table:table-cell table:formula="of:=RANK([.D12];[.$D$2:.$D$11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199744" calcext:value-type="float">
            <text:p>12.19974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196893000" calcext:value-type="float">
            <text:p>8196893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10" calcext:value-type="float">
            <text:p>10</text:p>
          </table:table-cell>
          <table:table-cell table:formula="of:=RANK([by_samples.B13];[by_samples.$B$2:.$B$118];1)" office:value-type="float" office:value="64" calcext:value-type="float">
            <text:p>64</text:p>
          </table:table-cell>
          <table:table-cell table:formula="of:=RANK([by_samples.I13];[by_samples.$I$2:.$I$118];1)" office:value-type="float" office:value="24" calcext:value-type="float">
            <text:p>24</text:p>
          </table:table-cell>
          <table:table-cell table:formula="of:=RANK([.D13];[.$D$2:.$D$11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12.248192" calcext:value-type="float">
            <text:p>12.24819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8164470000" calcext:value-type="float">
            <text:p>8164470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6496" calcext:value-type="float">
            <text:p>0.006496</text:p>
          </table:table-cell>
          <table:table-cell office:value-type="float" office:value="10" calcext:value-type="float">
            <text:p>10</text:p>
          </table:table-cell>
          <table:table-cell table:formula="of:=RANK([by_samples.B14];[by_samples.$B$2:.$B$118];1)" office:value-type="float" office:value="68" calcext:value-type="float">
            <text:p>68</text:p>
          </table:table-cell>
          <table:table-cell table:formula="of:=RANK([by_samples.I14];[by_samples.$I$2:.$I$118];1)" office:value-type="float" office:value="32" calcext:value-type="float">
            <text:p>32</text:p>
          </table:table-cell>
          <table:table-cell table:formula="of:=RANK([.D14];[.$D$2:.$D$1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407393" calcext:value-type="float">
            <text:p>17.40739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744686000" calcext:value-type="float">
            <text:p>5744686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by_samples.B15];[by_samples.$B$2:.$B$118];1)" office:value-type="float" office:value="92" calcext:value-type="float">
            <text:p>92</text:p>
          </table:table-cell>
          <table:table-cell table:formula="of:=RANK([by_samples.I15];[by_samples.$I$2:.$I$118];1)" office:value-type="float" office:value="13" calcext:value-type="float">
            <text:p>13</text:p>
          </table:table-cell>
          <table:table-cell table:formula="of:=RANK([.D15];[.$D$2:.$D$1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58208" calcext:value-type="float">
            <text:p>17.55820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5342000" calcext:value-type="float">
            <text:p>5695342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10" calcext:value-type="float">
            <text:p>10</text:p>
          </table:table-cell>
          <table:table-cell table:formula="of:=RANK([by_samples.B16];[by_samples.$B$2:.$B$118];1)" office:value-type="float" office:value="93" calcext:value-type="float">
            <text:p>93</text:p>
          </table:table-cell>
          <table:table-cell table:formula="of:=RANK([by_samples.I16];[by_samples.$I$2:.$I$118];1)" office:value-type="float" office:value="39" calcext:value-type="float">
            <text:p>39</text:p>
          </table:table-cell>
          <table:table-cell table:formula="of:=RANK([.D16];[.$D$2:.$D$11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61567" calcext:value-type="float">
            <text:p>17.56156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4253000" calcext:value-type="float">
            <text:p>5694253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10" calcext:value-type="float">
            <text:p>10</text:p>
          </table:table-cell>
          <table:table-cell table:formula="of:=RANK([by_samples.B17];[by_samples.$B$2:.$B$118];1)" office:value-type="float" office:value="94" calcext:value-type="float">
            <text:p>94</text:p>
          </table:table-cell>
          <table:table-cell table:formula="of:=RANK([by_samples.I17];[by_samples.$I$2:.$I$118];1)" office:value-type="float" office:value="19" calcext:value-type="float">
            <text:p>19</text:p>
          </table:table-cell>
          <table:table-cell table:formula="of:=RANK([.D17];[.$D$2:.$D$11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6176" calcext:value-type="float">
            <text:p>17.5617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4190000" calcext:value-type="float">
            <text:p>5694190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336" calcext:value-type="float">
            <text:p>0.006336</text:p>
          </table:table-cell>
          <table:table-cell office:value-type="float" office:value="10" calcext:value-type="float">
            <text:p>10</text:p>
          </table:table-cell>
          <table:table-cell table:formula="of:=RANK([by_samples.B18];[by_samples.$B$2:.$B$118];1)" office:value-type="float" office:value="95" calcext:value-type="float">
            <text:p>95</text:p>
          </table:table-cell>
          <table:table-cell table:formula="of:=RANK([by_samples.I18];[by_samples.$I$2:.$I$118];1)" office:value-type="float" office:value="25" calcext:value-type="float">
            <text:p>25</text:p>
          </table:table-cell>
          <table:table-cell table:formula="of:=RANK([.D18];[.$D$2:.$D$11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62464" calcext:value-type="float">
            <text:p>17.56246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3962000" calcext:value-type="float">
            <text:p>5693962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by_samples.B19];[by_samples.$B$2:.$B$118];1)" office:value-type="float" office:value="96" calcext:value-type="float">
            <text:p>96</text:p>
          </table:table-cell>
          <table:table-cell table:formula="of:=RANK([by_samples.I19];[by_samples.$I$2:.$I$118];1)" office:value-type="float" office:value="29" calcext:value-type="float">
            <text:p>29</text:p>
          </table:table-cell>
          <table:table-cell table:formula="of:=RANK([.D19];[.$D$2:.$D$118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1072" calcext:value-type="float">
            <text:p>17.57107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91173000" calcext:value-type="float">
            <text:p>5691173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by_samples.B20];[by_samples.$B$2:.$B$118];1)" office:value-type="float" office:value="97" calcext:value-type="float">
            <text:p>97</text:p>
          </table:table-cell>
          <table:table-cell table:formula="of:=RANK([by_samples.I20];[by_samples.$I$2:.$I$118];1)" office:value-type="float" office:value="3" calcext:value-type="float">
            <text:p>3</text:p>
          </table:table-cell>
          <table:table-cell table:formula="of:=RANK([.D20];[.$D$2:.$D$11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5617" calcext:value-type="float">
            <text:p>17.57561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9701000" calcext:value-type="float">
            <text:p>5689701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0" calcext:value-type="float">
            <text:p>10</text:p>
          </table:table-cell>
          <table:table-cell table:formula="of:=RANK([by_samples.B21];[by_samples.$B$2:.$B$118];1)" office:value-type="float" office:value="98" calcext:value-type="float">
            <text:p>98</text:p>
          </table:table-cell>
          <table:table-cell table:formula="of:=RANK([by_samples.I21];[by_samples.$I$2:.$I$118];1)" office:value-type="float" office:value="38" calcext:value-type="float">
            <text:p>38</text:p>
          </table:table-cell>
          <table:table-cell table:formula="of:=RANK([.D21];[.$D$2:.$D$118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79424" calcext:value-type="float">
            <text:p>17.57942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8469000" calcext:value-type="float">
            <text:p>568846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10" calcext:value-type="float">
            <text:p>10</text:p>
          </table:table-cell>
          <table:table-cell table:formula="of:=RANK([by_samples.B22];[by_samples.$B$2:.$B$118];1)" office:value-type="float" office:value="99" calcext:value-type="float">
            <text:p>99</text:p>
          </table:table-cell>
          <table:table-cell table:formula="of:=RANK([by_samples.I22];[by_samples.$I$2:.$I$118];1)" office:value-type="float" office:value="18" calcext:value-type="float">
            <text:p>18</text:p>
          </table:table-cell>
          <table:table-cell table:formula="of:=RANK([.D22];[.$D$2:.$D$118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80416" calcext:value-type="float">
            <text:p>17.5804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8148000" calcext:value-type="float">
            <text:p>5688148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10" calcext:value-type="float">
            <text:p>10</text:p>
          </table:table-cell>
          <table:table-cell table:formula="of:=RANK([by_samples.B23];[by_samples.$B$2:.$B$118];1)" office:value-type="float" office:value="100" calcext:value-type="float">
            <text:p>100</text:p>
          </table:table-cell>
          <table:table-cell table:formula="of:=RANK([by_samples.I23];[by_samples.$I$2:.$I$118];1)" office:value-type="float" office:value="6" calcext:value-type="float">
            <text:p>6</text:p>
          </table:table-cell>
          <table:table-cell table:formula="of:=RANK([.D23];[.$D$2:.$D$118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587393" calcext:value-type="float">
            <text:p>17.58739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5891000" calcext:value-type="float">
            <text:p>5685891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10" calcext:value-type="float">
            <text:p>10</text:p>
          </table:table-cell>
          <table:table-cell table:formula="of:=RANK([by_samples.B24];[by_samples.$B$2:.$B$118];1)" office:value-type="float" office:value="101" calcext:value-type="float">
            <text:p>101</text:p>
          </table:table-cell>
          <table:table-cell table:formula="of:=RANK([by_samples.I24];[by_samples.$I$2:.$I$118];1)" office:value-type="float" office:value="36" calcext:value-type="float">
            <text:p>36</text:p>
          </table:table-cell>
          <table:table-cell table:formula="of:=RANK([.D24];[.$D$2:.$D$11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592352" calcext:value-type="float">
            <text:p>17.59235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4288000" calcext:value-type="float">
            <text:p>5684288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016" calcext:value-type="float">
            <text:p>0.006016</text:p>
          </table:table-cell>
          <table:table-cell office:value-type="float" office:value="10" calcext:value-type="float">
            <text:p>10</text:p>
          </table:table-cell>
          <table:table-cell table:formula="of:=RANK([by_samples.B25];[by_samples.$B$2:.$B$118];1)" office:value-type="float" office:value="102" calcext:value-type="float">
            <text:p>102</text:p>
          </table:table-cell>
          <table:table-cell table:formula="of:=RANK([by_samples.I25];[by_samples.$I$2:.$I$118];1)" office:value-type="float" office:value="17" calcext:value-type="float">
            <text:p>17</text:p>
          </table:table-cell>
          <table:table-cell table:formula="of:=RANK([.D25];[.$D$2:.$D$118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02112" calcext:value-type="float">
            <text:p>17.6021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81137000" calcext:value-type="float">
            <text:p>5681137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10" calcext:value-type="float">
            <text:p>10</text:p>
          </table:table-cell>
          <table:table-cell table:formula="of:=RANK([by_samples.B26];[by_samples.$B$2:.$B$118];1)" office:value-type="float" office:value="103" calcext:value-type="float">
            <text:p>103</text:p>
          </table:table-cell>
          <table:table-cell table:formula="of:=RANK([by_samples.I26];[by_samples.$I$2:.$I$118];1)" office:value-type="float" office:value="20" calcext:value-type="float">
            <text:p>20</text:p>
          </table:table-cell>
          <table:table-cell table:formula="of:=RANK([.D26];[.$D$2:.$D$11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0928" calcext:value-type="float">
            <text:p>17.6092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8824000" calcext:value-type="float">
            <text:p>5678824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10" calcext:value-type="float">
            <text:p>10</text:p>
          </table:table-cell>
          <table:table-cell table:formula="of:=RANK([by_samples.B27];[by_samples.$B$2:.$B$118];1)" office:value-type="float" office:value="104" calcext:value-type="float">
            <text:p>104</text:p>
          </table:table-cell>
          <table:table-cell table:formula="of:=RANK([by_samples.I27];[by_samples.$I$2:.$I$118];1)" office:value-type="float" office:value="33" calcext:value-type="float">
            <text:p>33</text:p>
          </table:table-cell>
          <table:table-cell table:formula="of:=RANK([.D27];[.$D$2:.$D$118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614847" calcext:value-type="float">
            <text:p>17.61484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7029000" calcext:value-type="float">
            <text:p>5677029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4" calcext:value-type="float">
            <text:p>0.0064</text:p>
          </table:table-cell>
          <table:table-cell office:value-type="float" office:value="10" calcext:value-type="float">
            <text:p>10</text:p>
          </table:table-cell>
          <table:table-cell table:formula="of:=RANK([by_samples.B28];[by_samples.$B$2:.$B$118];1)" office:value-type="float" office:value="105" calcext:value-type="float">
            <text:p>105</text:p>
          </table:table-cell>
          <table:table-cell table:formula="of:=RANK([by_samples.I28];[by_samples.$I$2:.$I$118];1)" office:value-type="float" office:value="27" calcext:value-type="float">
            <text:p>27</text:p>
          </table:table-cell>
          <table:table-cell table:formula="of:=RANK([.D28];[.$D$2:.$D$11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629087" calcext:value-type="float">
            <text:p>17.62908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72443000" calcext:value-type="float">
            <text:p>5672443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688" calcext:value-type="float">
            <text:p>0.006688</text:p>
          </table:table-cell>
          <table:table-cell office:value-type="float" office:value="10" calcext:value-type="float">
            <text:p>10</text:p>
          </table:table-cell>
          <table:table-cell table:formula="of:=RANK([by_samples.B29];[by_samples.$B$2:.$B$118];1)" office:value-type="float" office:value="106" calcext:value-type="float">
            <text:p>106</text:p>
          </table:table-cell>
          <table:table-cell table:formula="of:=RANK([by_samples.I29];[by_samples.$I$2:.$I$118];1)" office:value-type="float" office:value="37" calcext:value-type="float">
            <text:p>37</text:p>
          </table:table-cell>
          <table:table-cell table:formula="of:=RANK([.D29];[.$D$2:.$D$118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687361" calcext:value-type="float">
            <text:p>17.68736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53755000" calcext:value-type="float">
            <text:p>5653755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10" calcext:value-type="float">
            <text:p>10</text:p>
          </table:table-cell>
          <table:table-cell table:formula="of:=RANK([by_samples.B30];[by_samples.$B$2:.$B$118];1)" office:value-type="float" office:value="107" calcext:value-type="float">
            <text:p>107</text:p>
          </table:table-cell>
          <table:table-cell table:formula="of:=RANK([by_samples.I30];[by_samples.$I$2:.$I$118];1)" office:value-type="float" office:value="20" calcext:value-type="float">
            <text:p>20</text:p>
          </table:table-cell>
          <table:table-cell table:formula="of:=RANK([.D30];[.$D$2:.$D$118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07617" calcext:value-type="float">
            <text:p>17.70761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47287000" calcext:value-type="float">
            <text:p>5647287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96" calcext:value-type="float">
            <text:p>0.005696</text:p>
          </table:table-cell>
          <table:table-cell office:value-type="float" office:value="10" calcext:value-type="float">
            <text:p>10</text:p>
          </table:table-cell>
          <table:table-cell table:formula="of:=RANK([by_samples.B31];[by_samples.$B$2:.$B$118];1)" office:value-type="float" office:value="108" calcext:value-type="float">
            <text:p>108</text:p>
          </table:table-cell>
          <table:table-cell table:formula="of:=RANK([by_samples.I31];[by_samples.$I$2:.$I$118];1)" office:value-type="float" office:value="3" calcext:value-type="float">
            <text:p>3</text:p>
          </table:table-cell>
          <table:table-cell table:formula="of:=RANK([.D31];[.$D$2:.$D$118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25281" calcext:value-type="float">
            <text:p>17.72528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41660000" calcext:value-type="float">
            <text:p>5641660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10" calcext:value-type="float">
            <text:p>10</text:p>
          </table:table-cell>
          <table:table-cell table:formula="of:=RANK([by_samples.B32];[by_samples.$B$2:.$B$118];1)" office:value-type="float" office:value="109" calcext:value-type="float">
            <text:p>109</text:p>
          </table:table-cell>
          <table:table-cell table:formula="of:=RANK([by_samples.I32];[by_samples.$I$2:.$I$118];1)" office:value-type="float" office:value="11" calcext:value-type="float">
            <text:p>11</text:p>
          </table:table-cell>
          <table:table-cell table:formula="of:=RANK([.D32];[.$D$2:.$D$118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757824" calcext:value-type="float">
            <text:p>17.75782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31321000" calcext:value-type="float">
            <text:p>5631321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952" calcext:value-type="float">
            <text:p>0.005952</text:p>
          </table:table-cell>
          <table:table-cell office:value-type="float" office:value="10" calcext:value-type="float">
            <text:p>10</text:p>
          </table:table-cell>
          <table:table-cell table:formula="of:=RANK([by_samples.B33];[by_samples.$B$2:.$B$118];1)" office:value-type="float" office:value="110" calcext:value-type="float">
            <text:p>110</text:p>
          </table:table-cell>
          <table:table-cell table:formula="of:=RANK([by_samples.I33];[by_samples.$I$2:.$I$118];1)" office:value-type="float" office:value="13" calcext:value-type="float">
            <text:p>13</text:p>
          </table:table-cell>
          <table:table-cell table:formula="of:=RANK([.D33];[.$D$2:.$D$11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79585" calcext:value-type="float">
            <text:p>17.77958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4428000" calcext:value-type="float">
            <text:p>5624428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10" calcext:value-type="float">
            <text:p>10</text:p>
          </table:table-cell>
          <table:table-cell table:formula="of:=RANK([by_samples.B34];[by_samples.$B$2:.$B$118];1)" office:value-type="float" office:value="111" calcext:value-type="float">
            <text:p>111</text:p>
          </table:table-cell>
          <table:table-cell table:formula="of:=RANK([by_samples.I34];[by_samples.$I$2:.$I$118];1)" office:value-type="float" office:value="7" calcext:value-type="float">
            <text:p>7</text:p>
          </table:table-cell>
          <table:table-cell table:formula="of:=RANK([.D34];[.$D$2:.$D$11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88256" calcext:value-type="float">
            <text:p>17.78825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1687000" calcext:value-type="float">
            <text:p>5621687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13" calcext:value-type="float">
            <text:p>195313</text:p>
          </table:table-cell>
          <table:table-cell office:value-type="float" office:value="1" calcext:value-type="float">
            <text:p>1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10" calcext:value-type="float">
            <text:p>10</text:p>
          </table:table-cell>
          <table:table-cell table:formula="of:=RANK([by_samples.B35];[by_samples.$B$2:.$B$118];1)" office:value-type="float" office:value="112" calcext:value-type="float">
            <text:p>112</text:p>
          </table:table-cell>
          <table:table-cell table:formula="of:=RANK([by_samples.I35];[by_samples.$I$2:.$I$118];1)" office:value-type="float" office:value="29" calcext:value-type="float">
            <text:p>29</text:p>
          </table:table-cell>
          <table:table-cell table:formula="of:=RANK([.D35];[.$D$2:.$D$118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793184" calcext:value-type="float">
            <text:p>17.79318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20130000" calcext:value-type="float">
            <text:p>5620130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10" calcext:value-type="float">
            <text:p>10</text:p>
          </table:table-cell>
          <table:table-cell table:formula="of:=RANK([by_samples.B36];[by_samples.$B$2:.$B$118];1)" office:value-type="float" office:value="113" calcext:value-type="float">
            <text:p>113</text:p>
          </table:table-cell>
          <table:table-cell table:formula="of:=RANK([by_samples.I36];[by_samples.$I$2:.$I$118];1)" office:value-type="float" office:value="22" calcext:value-type="float">
            <text:p>22</text:p>
          </table:table-cell>
          <table:table-cell table:formula="of:=RANK([.D36];[.$D$2:.$D$11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10112" calcext:value-type="float">
            <text:p>17.8101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14788000" calcext:value-type="float">
            <text:p>5614788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6432" calcext:value-type="float">
            <text:p>0.006432</text:p>
          </table:table-cell>
          <table:table-cell office:value-type="float" office:value="10" calcext:value-type="float">
            <text:p>10</text:p>
          </table:table-cell>
          <table:table-cell table:formula="of:=RANK([by_samples.B37];[by_samples.$B$2:.$B$118];1)" office:value-type="float" office:value="114" calcext:value-type="float">
            <text:p>114</text:p>
          </table:table-cell>
          <table:table-cell table:formula="of:=RANK([by_samples.I37];[by_samples.$I$2:.$I$118];1)" office:value-type="float" office:value="28" calcext:value-type="float">
            <text:p>28</text:p>
          </table:table-cell>
          <table:table-cell table:formula="of:=RANK([.D37];[.$D$2:.$D$118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17.842016" calcext:value-type="float">
            <text:p>17.8420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4748000" calcext:value-type="float">
            <text:p>5604748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26" calcext:value-type="float">
            <text:p>390626</text:p>
          </table:table-cell>
          <table:table-cell office:value-type="float" office:value="1" calcext:value-type="float">
            <text:p>1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10" calcext:value-type="float">
            <text:p>10</text:p>
          </table:table-cell>
          <table:table-cell table:formula="of:=RANK([by_samples.B38];[by_samples.$B$2:.$B$118];1)" office:value-type="float" office:value="115" calcext:value-type="float">
            <text:p>115</text:p>
          </table:table-cell>
          <table:table-cell table:formula="of:=RANK([by_samples.I38];[by_samples.$I$2:.$I$118];1)" office:value-type="float" office:value="10" calcext:value-type="float">
            <text:p>10</text:p>
          </table:table-cell>
          <table:table-cell table:formula="of:=RANK([.D38];[.$D$2:.$D$118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55425" calcext:value-type="float">
            <text:p>17.855425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0539000" calcext:value-type="float">
            <text:p>560053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10" calcext:value-type="float">
            <text:p>10</text:p>
          </table:table-cell>
          <table:table-cell table:formula="of:=RANK([by_samples.B39];[by_samples.$B$2:.$B$118];1)" office:value-type="float" office:value="116" calcext:value-type="float">
            <text:p>116</text:p>
          </table:table-cell>
          <table:table-cell table:formula="of:=RANK([by_samples.I39];[by_samples.$I$2:.$I$118];1)" office:value-type="float" office:value="2" calcext:value-type="float">
            <text:p>2</text:p>
          </table:table-cell>
          <table:table-cell table:formula="of:=RANK([.D39];[.$D$2:.$D$118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7.856289" calcext:value-type="float">
            <text:p>17.85628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600268000" calcext:value-type="float">
            <text:p>5600268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57" calcext:value-type="float">
            <text:p>97657</text:p>
          </table:table-cell>
          <table:table-cell office:value-type="float" office:value="1" calcext:value-type="float">
            <text:p>1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10" calcext:value-type="float">
            <text:p>10</text:p>
          </table:table-cell>
          <table:table-cell table:formula="of:=RANK([by_samples.B40];[by_samples.$B$2:.$B$118];1)" office:value-type="float" office:value="117" calcext:value-type="float">
            <text:p>117</text:p>
          </table:table-cell>
          <table:table-cell table:formula="of:=RANK([by_samples.I40];[by_samples.$I$2:.$I$118];1)" office:value-type="float" office:value="33" calcext:value-type="float">
            <text:p>33</text:p>
          </table:table-cell>
          <table:table-cell table:formula="of:=RANK([.D40];[.$D$2:.$D$118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34784" calcext:value-type="float">
            <text:p>5.5347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6755000" calcext:value-type="float">
            <text:p>1806755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892736" calcext:value-type="float">
            <text:p>5.892736</text:p>
          </table:table-cell>
          <table:table-cell office:value-type="float" office:value="10" calcext:value-type="float">
            <text:p>10</text:p>
          </table:table-cell>
          <table:table-cell table:formula="of:=RANK([by_samples.B41];[by_samples.$B$2:.$B$118];1)" office:value-type="float" office:value="14" calcext:value-type="float">
            <text:p>14</text:p>
          </table:table-cell>
          <table:table-cell table:formula="of:=RANK([by_samples.I41];[by_samples.$I$2:.$I$118];1)" office:value-type="float" office:value="86" calcext:value-type="float">
            <text:p>86</text:p>
          </table:table-cell>
          <table:table-cell table:formula="of:=RANK([.D41];[.$D$2:.$D$118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87808" calcext:value-type="float">
            <text:p>5.5878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9610000" calcext:value-type="float">
            <text:p>1789610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0272" calcext:value-type="float">
            <text:p>5.90272</text:p>
          </table:table-cell>
          <table:table-cell office:value-type="float" office:value="10" calcext:value-type="float">
            <text:p>10</text:p>
          </table:table-cell>
          <table:table-cell table:formula="of:=RANK([by_samples.B42];[by_samples.$B$2:.$B$118];1)" office:value-type="float" office:value="15" calcext:value-type="float">
            <text:p>15</text:p>
          </table:table-cell>
          <table:table-cell table:formula="of:=RANK([by_samples.I42];[by_samples.$I$2:.$I$118];1)" office:value-type="float" office:value="87" calcext:value-type="float">
            <text:p>87</text:p>
          </table:table-cell>
          <table:table-cell table:formula="of:=RANK([.D42];[.$D$2:.$D$118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598848" calcext:value-type="float">
            <text:p>5.5988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6082000" calcext:value-type="float">
            <text:p>1786082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96576" calcext:value-type="float">
            <text:p>5.996576</text:p>
          </table:table-cell>
          <table:table-cell office:value-type="float" office:value="10" calcext:value-type="float">
            <text:p>10</text:p>
          </table:table-cell>
          <table:table-cell table:formula="of:=RANK([by_samples.B43];[by_samples.$B$2:.$B$118];1)" office:value-type="float" office:value="16" calcext:value-type="float">
            <text:p>16</text:p>
          </table:table-cell>
          <table:table-cell table:formula="of:=RANK([by_samples.I43];[by_samples.$I$2:.$I$118];1)" office:value-type="float" office:value="109" calcext:value-type="float">
            <text:p>109</text:p>
          </table:table-cell>
          <table:table-cell table:formula="of:=RANK([.D43];[.$D$2:.$D$11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47104" calcext:value-type="float">
            <text:p>5.647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70819000" calcext:value-type="float">
            <text:p>1770819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496" calcext:value-type="float">
            <text:p>5.926496</text:p>
          </table:table-cell>
          <table:table-cell office:value-type="float" office:value="10" calcext:value-type="float">
            <text:p>10</text:p>
          </table:table-cell>
          <table:table-cell table:formula="of:=RANK([by_samples.B44];[by_samples.$B$2:.$B$118];1)" office:value-type="float" office:value="17" calcext:value-type="float">
            <text:p>17</text:p>
          </table:table-cell>
          <table:table-cell table:formula="of:=RANK([by_samples.I44];[by_samples.$I$2:.$I$118];1)" office:value-type="float" office:value="91" calcext:value-type="float">
            <text:p>91</text:p>
          </table:table-cell>
          <table:table-cell table:formula="of:=RANK([.D44];[.$D$2:.$D$118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0672" calcext:value-type="float">
            <text:p>5.6606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6575000" calcext:value-type="float">
            <text:p>1766575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70336" calcext:value-type="float">
            <text:p>5.870336</text:p>
          </table:table-cell>
          <table:table-cell office:value-type="float" office:value="10" calcext:value-type="float">
            <text:p>10</text:p>
          </table:table-cell>
          <table:table-cell table:formula="of:=RANK([by_samples.B45];[by_samples.$B$2:.$B$118];1)" office:value-type="float" office:value="18" calcext:value-type="float">
            <text:p>18</text:p>
          </table:table-cell>
          <table:table-cell table:formula="of:=RANK([by_samples.I45];[by_samples.$I$2:.$I$118];1)" office:value-type="float" office:value="80" calcext:value-type="float">
            <text:p>80</text:p>
          </table:table-cell>
          <table:table-cell table:formula="of:=RANK([.D45];[.$D$2:.$D$118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4736" calcext:value-type="float">
            <text:p>5.6647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5307000" calcext:value-type="float">
            <text:p>1765307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11232" calcext:value-type="float">
            <text:p>5.911232</text:p>
          </table:table-cell>
          <table:table-cell office:value-type="float" office:value="10" calcext:value-type="float">
            <text:p>10</text:p>
          </table:table-cell>
          <table:table-cell table:formula="of:=RANK([by_samples.B46];[by_samples.$B$2:.$B$118];1)" office:value-type="float" office:value="19" calcext:value-type="float">
            <text:p>19</text:p>
          </table:table-cell>
          <table:table-cell table:formula="of:=RANK([by_samples.I46];[by_samples.$I$2:.$I$118];1)" office:value-type="float" office:value="89" calcext:value-type="float">
            <text:p>89</text:p>
          </table:table-cell>
          <table:table-cell table:formula="of:=RANK([.D46];[.$D$2:.$D$118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5824" calcext:value-type="float">
            <text:p>5.6658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4968000" calcext:value-type="float">
            <text:p>1764968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78592" calcext:value-type="float">
            <text:p>5.978592</text:p>
          </table:table-cell>
          <table:table-cell office:value-type="float" office:value="10" calcext:value-type="float">
            <text:p>10</text:p>
          </table:table-cell>
          <table:table-cell table:formula="of:=RANK([by_samples.B47];[by_samples.$B$2:.$B$118];1)" office:value-type="float" office:value="20" calcext:value-type="float">
            <text:p>20</text:p>
          </table:table-cell>
          <table:table-cell table:formula="of:=RANK([by_samples.I47];[by_samples.$I$2:.$I$118];1)" office:value-type="float" office:value="105" calcext:value-type="float">
            <text:p>105</text:p>
          </table:table-cell>
          <table:table-cell table:formula="of:=RANK([.D47];[.$D$2:.$D$118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67776" calcext:value-type="float">
            <text:p>5.6677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4360000" calcext:value-type="float">
            <text:p>1764360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624" calcext:value-type="float">
            <text:p>5.926624</text:p>
          </table:table-cell>
          <table:table-cell office:value-type="float" office:value="10" calcext:value-type="float">
            <text:p>10</text:p>
          </table:table-cell>
          <table:table-cell table:formula="of:=RANK([by_samples.B48];[by_samples.$B$2:.$B$118];1)" office:value-type="float" office:value="21" calcext:value-type="float">
            <text:p>21</text:p>
          </table:table-cell>
          <table:table-cell table:formula="of:=RANK([by_samples.I48];[by_samples.$I$2:.$I$118];1)" office:value-type="float" office:value="92" calcext:value-type="float">
            <text:p>92</text:p>
          </table:table-cell>
          <table:table-cell table:formula="of:=RANK([.D48];[.$D$2:.$D$118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672608" calcext:value-type="float">
            <text:p>5.6726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2858000" calcext:value-type="float">
            <text:p>1762858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63968" calcext:value-type="float">
            <text:p>5.963968</text:p>
          </table:table-cell>
          <table:table-cell office:value-type="float" office:value="10" calcext:value-type="float">
            <text:p>10</text:p>
          </table:table-cell>
          <table:table-cell table:formula="of:=RANK([by_samples.B49];[by_samples.$B$2:.$B$118];1)" office:value-type="float" office:value="22" calcext:value-type="float">
            <text:p>22</text:p>
          </table:table-cell>
          <table:table-cell table:formula="of:=RANK([by_samples.I49];[by_samples.$I$2:.$I$118];1)" office:value-type="float" office:value="103" calcext:value-type="float">
            <text:p>103</text:p>
          </table:table-cell>
          <table:table-cell table:formula="of:=RANK([.D49];[.$D$2:.$D$118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10592" calcext:value-type="float">
            <text:p>5.7105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51132000" calcext:value-type="float">
            <text:p>1751132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1536" calcext:value-type="float">
            <text:p>5.941536</text:p>
          </table:table-cell>
          <table:table-cell office:value-type="float" office:value="10" calcext:value-type="float">
            <text:p>10</text:p>
          </table:table-cell>
          <table:table-cell table:formula="of:=RANK([by_samples.B50];[by_samples.$B$2:.$B$118];1)" office:value-type="float" office:value="23" calcext:value-type="float">
            <text:p>23</text:p>
          </table:table-cell>
          <table:table-cell table:formula="of:=RANK([by_samples.I50];[by_samples.$I$2:.$I$118];1)" office:value-type="float" office:value="98" calcext:value-type="float">
            <text:p>98</text:p>
          </table:table-cell>
          <table:table-cell table:formula="of:=RANK([.D50];[.$D$2:.$D$118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19648" calcext:value-type="float">
            <text:p>5.7196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48359000" calcext:value-type="float">
            <text:p>1748359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870848" calcext:value-type="float">
            <text:p>5.870848</text:p>
          </table:table-cell>
          <table:table-cell office:value-type="float" office:value="10" calcext:value-type="float">
            <text:p>10</text:p>
          </table:table-cell>
          <table:table-cell table:formula="of:=RANK([by_samples.B51];[by_samples.$B$2:.$B$118];1)" office:value-type="float" office:value="24" calcext:value-type="float">
            <text:p>24</text:p>
          </table:table-cell>
          <table:table-cell table:formula="of:=RANK([by_samples.I51];[by_samples.$I$2:.$I$118];1)" office:value-type="float" office:value="81" calcext:value-type="float">
            <text:p>81</text:p>
          </table:table-cell>
          <table:table-cell table:formula="of:=RANK([.D51];[.$D$2:.$D$118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21664" calcext:value-type="float">
            <text:p>5.7216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47743000" calcext:value-type="float">
            <text:p>1747743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91232" calcext:value-type="float">
            <text:p>5.891232</text:p>
          </table:table-cell>
          <table:table-cell office:value-type="float" office:value="10" calcext:value-type="float">
            <text:p>10</text:p>
          </table:table-cell>
          <table:table-cell table:formula="of:=RANK([by_samples.B52];[by_samples.$B$2:.$B$118];1)" office:value-type="float" office:value="25" calcext:value-type="float">
            <text:p>25</text:p>
          </table:table-cell>
          <table:table-cell table:formula="of:=RANK([by_samples.I52];[by_samples.$I$2:.$I$118];1)" office:value-type="float" office:value="84" calcext:value-type="float">
            <text:p>84</text:p>
          </table:table-cell>
          <table:table-cell table:formula="of:=RANK([.D52];[.$D$2:.$D$118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78224" calcext:value-type="float">
            <text:p>5.78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29434000" calcext:value-type="float">
            <text:p>1729434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2912" calcext:value-type="float">
            <text:p>5.982912</text:p>
          </table:table-cell>
          <table:table-cell office:value-type="float" office:value="10" calcext:value-type="float">
            <text:p>10</text:p>
          </table:table-cell>
          <table:table-cell table:formula="of:=RANK([by_samples.B53];[by_samples.$B$2:.$B$118];1)" office:value-type="float" office:value="26" calcext:value-type="float">
            <text:p>26</text:p>
          </table:table-cell>
          <table:table-cell table:formula="of:=RANK([by_samples.I53];[by_samples.$I$2:.$I$118];1)" office:value-type="float" office:value="107" calcext:value-type="float">
            <text:p>107</text:p>
          </table:table-cell>
          <table:table-cell table:formula="of:=RANK([.D53];[.$D$2:.$D$118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407296" calcext:value-type="float">
            <text:p>7.407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50020000" calcext:value-type="float">
            <text:p>1350020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2144" calcext:value-type="float">
            <text:p>5.942144</text:p>
          </table:table-cell>
          <table:table-cell office:value-type="float" office:value="10" calcext:value-type="float">
            <text:p>10</text:p>
          </table:table-cell>
          <table:table-cell table:formula="of:=RANK([by_samples.B54];[by_samples.$B$2:.$B$118];1)" office:value-type="float" office:value="40" calcext:value-type="float">
            <text:p>40</text:p>
          </table:table-cell>
          <table:table-cell table:formula="of:=RANK([by_samples.I54];[by_samples.$I$2:.$I$118];1)" office:value-type="float" office:value="99" calcext:value-type="float">
            <text:p>99</text:p>
          </table:table-cell>
          <table:table-cell table:formula="of:=RANK([.D54];[.$D$2:.$D$118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437696" calcext:value-type="float">
            <text:p>7.4376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44502000" calcext:value-type="float">
            <text:p>1344502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8832" calcext:value-type="float">
            <text:p>5.928832</text:p>
          </table:table-cell>
          <table:table-cell office:value-type="float" office:value="10" calcext:value-type="float">
            <text:p>10</text:p>
          </table:table-cell>
          <table:table-cell table:formula="of:=RANK([by_samples.B55];[by_samples.$B$2:.$B$118];1)" office:value-type="float" office:value="41" calcext:value-type="float">
            <text:p>41</text:p>
          </table:table-cell>
          <table:table-cell table:formula="of:=RANK([by_samples.I55];[by_samples.$I$2:.$I$118];1)" office:value-type="float" office:value="95" calcext:value-type="float">
            <text:p>95</text:p>
          </table:table-cell>
          <table:table-cell table:formula="of:=RANK([.D55];[.$D$2:.$D$118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41568" calcext:value-type="float">
            <text:p>7.5415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5984000" calcext:value-type="float">
            <text:p>1325984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058752" calcext:value-type="float">
            <text:p>6.058752</text:p>
          </table:table-cell>
          <table:table-cell office:value-type="float" office:value="10" calcext:value-type="float">
            <text:p>10</text:p>
          </table:table-cell>
          <table:table-cell table:formula="of:=RANK([by_samples.B56];[by_samples.$B$2:.$B$118];1)" office:value-type="float" office:value="42" calcext:value-type="float">
            <text:p>42</text:p>
          </table:table-cell>
          <table:table-cell table:formula="of:=RANK([by_samples.I56];[by_samples.$I$2:.$I$118];1)" office:value-type="float" office:value="111" calcext:value-type="float">
            <text:p>111</text:p>
          </table:table-cell>
          <table:table-cell table:formula="of:=RANK([.D56];[.$D$2:.$D$118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59872" calcext:value-type="float">
            <text:p>7.5598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2774000" calcext:value-type="float">
            <text:p>1322774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944832" calcext:value-type="float">
            <text:p>5.944832</text:p>
          </table:table-cell>
          <table:table-cell office:value-type="float" office:value="10" calcext:value-type="float">
            <text:p>10</text:p>
          </table:table-cell>
          <table:table-cell table:formula="of:=RANK([by_samples.B57];[by_samples.$B$2:.$B$118];1)" office:value-type="float" office:value="43" calcext:value-type="float">
            <text:p>43</text:p>
          </table:table-cell>
          <table:table-cell table:formula="of:=RANK([by_samples.I57];[by_samples.$I$2:.$I$118];1)" office:value-type="float" office:value="101" calcext:value-type="float">
            <text:p>101</text:p>
          </table:table-cell>
          <table:table-cell table:formula="of:=RANK([.D57];[.$D$2:.$D$118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569472" calcext:value-type="float">
            <text:p>7.5694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1096000" calcext:value-type="float">
            <text:p>1321096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78176" calcext:value-type="float">
            <text:p>5.978176</text:p>
          </table:table-cell>
          <table:table-cell office:value-type="float" office:value="10" calcext:value-type="float">
            <text:p>10</text:p>
          </table:table-cell>
          <table:table-cell table:formula="of:=RANK([by_samples.B58];[by_samples.$B$2:.$B$118];1)" office:value-type="float" office:value="44" calcext:value-type="float">
            <text:p>44</text:p>
          </table:table-cell>
          <table:table-cell table:formula="of:=RANK([by_samples.I58];[by_samples.$I$2:.$I$118];1)" office:value-type="float" office:value="104" calcext:value-type="float">
            <text:p>104</text:p>
          </table:table-cell>
          <table:table-cell table:formula="of:=RANK([.D58];[.$D$2:.$D$118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608928" calcext:value-type="float">
            <text:p>7.6089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14246000" calcext:value-type="float">
            <text:p>1314246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174528" calcext:value-type="float">
            <text:p>6.174528</text:p>
          </table:table-cell>
          <table:table-cell office:value-type="float" office:value="10" calcext:value-type="float">
            <text:p>10</text:p>
          </table:table-cell>
          <table:table-cell table:formula="of:=RANK([by_samples.B59];[by_samples.$B$2:.$B$118];1)" office:value-type="float" office:value="45" calcext:value-type="float">
            <text:p>45</text:p>
          </table:table-cell>
          <table:table-cell table:formula="of:=RANK([by_samples.I59];[by_samples.$I$2:.$I$118];1)" office:value-type="float" office:value="113" calcext:value-type="float">
            <text:p>113</text:p>
          </table:table-cell>
          <table:table-cell table:formula="of:=RANK([.D59];[.$D$2:.$D$118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639136" calcext:value-type="float">
            <text:p>7.639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9049000" calcext:value-type="float">
            <text:p>1309049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6.024736" calcext:value-type="float">
            <text:p>6.024736</text:p>
          </table:table-cell>
          <table:table-cell office:value-type="float" office:value="10" calcext:value-type="float">
            <text:p>10</text:p>
          </table:table-cell>
          <table:table-cell table:formula="of:=RANK([by_samples.B60];[by_samples.$B$2:.$B$118];1)" office:value-type="float" office:value="46" calcext:value-type="float">
            <text:p>46</text:p>
          </table:table-cell>
          <table:table-cell table:formula="of:=RANK([by_samples.I60];[by_samples.$I$2:.$I$118];1)" office:value-type="float" office:value="110" calcext:value-type="float">
            <text:p>110</text:p>
          </table:table-cell>
          <table:table-cell table:formula="of:=RANK([.D60];[.$D$2:.$D$118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32448" calcext:value-type="float">
            <text:p>7.732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3251000" calcext:value-type="float">
            <text:p>1293251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059424" calcext:value-type="float">
            <text:p>6.059424</text:p>
          </table:table-cell>
          <table:table-cell office:value-type="float" office:value="10" calcext:value-type="float">
            <text:p>10</text:p>
          </table:table-cell>
          <table:table-cell table:formula="of:=RANK([by_samples.B61];[by_samples.$B$2:.$B$118];1)" office:value-type="float" office:value="47" calcext:value-type="float">
            <text:p>47</text:p>
          </table:table-cell>
          <table:table-cell table:formula="of:=RANK([by_samples.I61];[by_samples.$I$2:.$I$118];1)" office:value-type="float" office:value="112" calcext:value-type="float">
            <text:p>112</text:p>
          </table:table-cell>
          <table:table-cell table:formula="of:=RANK([.D61];[.$D$2:.$D$118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33088" calcext:value-type="float">
            <text:p>7.7330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3144000" calcext:value-type="float">
            <text:p>1293144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937632" calcext:value-type="float">
            <text:p>5.937632</text:p>
          </table:table-cell>
          <table:table-cell office:value-type="float" office:value="10" calcext:value-type="float">
            <text:p>10</text:p>
          </table:table-cell>
          <table:table-cell table:formula="of:=RANK([by_samples.B62];[by_samples.$B$2:.$B$118];1)" office:value-type="float" office:value="48" calcext:value-type="float">
            <text:p>48</text:p>
          </table:table-cell>
          <table:table-cell table:formula="of:=RANK([by_samples.I62];[by_samples.$I$2:.$I$118];1)" office:value-type="float" office:value="97" calcext:value-type="float">
            <text:p>97</text:p>
          </table:table-cell>
          <table:table-cell table:formula="of:=RANK([.D62];[.$D$2:.$D$118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42752" calcext:value-type="float">
            <text:p>7.7427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91530000" calcext:value-type="float">
            <text:p>12915300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51264" calcext:value-type="float">
            <text:p>6.351264</text:p>
          </table:table-cell>
          <table:table-cell office:value-type="float" office:value="10" calcext:value-type="float">
            <text:p>10</text:p>
          </table:table-cell>
          <table:table-cell table:formula="of:=RANK([by_samples.B63];[by_samples.$B$2:.$B$118];1)" office:value-type="float" office:value="49" calcext:value-type="float">
            <text:p>49</text:p>
          </table:table-cell>
          <table:table-cell table:formula="of:=RANK([by_samples.I63];[by_samples.$I$2:.$I$118];1)" office:value-type="float" office:value="114" calcext:value-type="float">
            <text:p>114</text:p>
          </table:table-cell>
          <table:table-cell table:formula="of:=RANK([.D63];[.$D$2:.$D$118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8608" calcext:value-type="float">
            <text:p>7.786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84343000" calcext:value-type="float">
            <text:p>1284343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83104" calcext:value-type="float">
            <text:p>6.383104</text:p>
          </table:table-cell>
          <table:table-cell office:value-type="float" office:value="10" calcext:value-type="float">
            <text:p>10</text:p>
          </table:table-cell>
          <table:table-cell table:formula="of:=RANK([by_samples.B64];[by_samples.$B$2:.$B$118];1)" office:value-type="float" office:value="50" calcext:value-type="float">
            <text:p>50</text:p>
          </table:table-cell>
          <table:table-cell table:formula="of:=RANK([by_samples.I64];[by_samples.$I$2:.$I$118];1)" office:value-type="float" office:value="115" calcext:value-type="float">
            <text:p>115</text:p>
          </table:table-cell>
          <table:table-cell table:formula="of:=RANK([.D64];[.$D$2:.$D$118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793184" calcext:value-type="float">
            <text:p>7.793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83173000" calcext:value-type="float">
            <text:p>1283173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312" calcext:value-type="float">
            <text:p>5.9312</text:p>
          </table:table-cell>
          <table:table-cell office:value-type="float" office:value="10" calcext:value-type="float">
            <text:p>10</text:p>
          </table:table-cell>
          <table:table-cell table:formula="of:=RANK([by_samples.B65];[by_samples.$B$2:.$B$118];1)" office:value-type="float" office:value="51" calcext:value-type="float">
            <text:p>51</text:p>
          </table:table-cell>
          <table:table-cell table:formula="of:=RANK([by_samples.I65];[by_samples.$I$2:.$I$118];1)" office:value-type="float" office:value="96" calcext:value-type="float">
            <text:p>96</text:p>
          </table:table-cell>
          <table:table-cell table:formula="of:=RANK([.D65];[.$D$2:.$D$118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7.863904" calcext:value-type="float">
            <text:p>7.8639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71633000" calcext:value-type="float">
            <text:p>12716330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387744" calcext:value-type="float">
            <text:p>6.387744</text:p>
          </table:table-cell>
          <table:table-cell office:value-type="float" office:value="10" calcext:value-type="float">
            <text:p>10</text:p>
          </table:table-cell>
          <table:table-cell table:formula="of:=RANK([by_samples.B66];[by_samples.$B$2:.$B$118];1)" office:value-type="float" office:value="52" calcext:value-type="float">
            <text:p>52</text:p>
          </table:table-cell>
          <table:table-cell table:formula="of:=RANK([by_samples.I66];[by_samples.$I$2:.$I$118];1)" office:value-type="float" office:value="116" calcext:value-type="float">
            <text:p>116</text:p>
          </table:table-cell>
          <table:table-cell table:formula="of:=RANK([.D66];[.$D$2:.$D$118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62448" calcext:value-type="float">
            <text:p>12.62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2111800" calcext:value-type="float">
            <text:p>7921118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03808" calcext:value-type="float">
            <text:p>5.903808</text:p>
          </table:table-cell>
          <table:table-cell office:value-type="float" office:value="10" calcext:value-type="float">
            <text:p>10</text:p>
          </table:table-cell>
          <table:table-cell table:formula="of:=RANK([by_samples.B67];[by_samples.$B$2:.$B$118];1)" office:value-type="float" office:value="78" calcext:value-type="float">
            <text:p>78</text:p>
          </table:table-cell>
          <table:table-cell table:formula="of:=RANK([by_samples.I67];[by_samples.$I$2:.$I$118];1)" office:value-type="float" office:value="88" calcext:value-type="float">
            <text:p>88</text:p>
          </table:table-cell>
          <table:table-cell table:formula="of:=RANK([.D67];[.$D$2:.$D$118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677408" calcext:value-type="float">
            <text:p>12.6774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8804800" calcext:value-type="float">
            <text:p>7888048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44224" calcext:value-type="float">
            <text:p>5.944224</text:p>
          </table:table-cell>
          <table:table-cell office:value-type="float" office:value="10" calcext:value-type="float">
            <text:p>10</text:p>
          </table:table-cell>
          <table:table-cell table:formula="of:=RANK([by_samples.B68];[by_samples.$B$2:.$B$118];1)" office:value-type="float" office:value="79" calcext:value-type="float">
            <text:p>79</text:p>
          </table:table-cell>
          <table:table-cell table:formula="of:=RANK([by_samples.I68];[by_samples.$I$2:.$I$118];1)" office:value-type="float" office:value="100" calcext:value-type="float">
            <text:p>100</text:p>
          </table:table-cell>
          <table:table-cell table:formula="of:=RANK([.D68];[.$D$2:.$D$118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37472" calcext:value-type="float">
            <text:p>12.7374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5085200" calcext:value-type="float">
            <text:p>7850852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688" calcext:value-type="float">
            <text:p>5.92688</text:p>
          </table:table-cell>
          <table:table-cell office:value-type="float" office:value="10" calcext:value-type="float">
            <text:p>10</text:p>
          </table:table-cell>
          <table:table-cell table:formula="of:=RANK([by_samples.B69];[by_samples.$B$2:.$B$118];1)" office:value-type="float" office:value="80" calcext:value-type="float">
            <text:p>80</text:p>
          </table:table-cell>
          <table:table-cell table:formula="of:=RANK([by_samples.I69];[by_samples.$I$2:.$I$118];1)" office:value-type="float" office:value="93" calcext:value-type="float">
            <text:p>93</text:p>
          </table:table-cell>
          <table:table-cell table:formula="of:=RANK([.D69];[.$D$2:.$D$118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40864" calcext:value-type="float">
            <text:p>12.7408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876100" calcext:value-type="float">
            <text:p>7848761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88416" calcext:value-type="float">
            <text:p>5.888416</text:p>
          </table:table-cell>
          <table:table-cell office:value-type="float" office:value="10" calcext:value-type="float">
            <text:p>10</text:p>
          </table:table-cell>
          <table:table-cell table:formula="of:=RANK([by_samples.B70];[by_samples.$B$2:.$B$118];1)" office:value-type="float" office:value="81" calcext:value-type="float">
            <text:p>81</text:p>
          </table:table-cell>
          <table:table-cell table:formula="of:=RANK([by_samples.I70];[by_samples.$I$2:.$I$118];1)" office:value-type="float" office:value="83" calcext:value-type="float">
            <text:p>83</text:p>
          </table:table-cell>
          <table:table-cell table:formula="of:=RANK([.D70];[.$D$2:.$D$118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0816" calcext:value-type="float">
            <text:p>12.7508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263500" calcext:value-type="float">
            <text:p>7842635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63" calcext:value-type="float">
            <text:p>39063</text:p>
          </table:table-cell>
          <table:table-cell office:value-type="float" office:value="1" calcext:value-type="float">
            <text:p>1</text:p>
          </table:table-cell>
          <table:table-cell office:value-type="float" office:value="5.867072" calcext:value-type="float">
            <text:p>5.867072</text:p>
          </table:table-cell>
          <table:table-cell office:value-type="float" office:value="10" calcext:value-type="float">
            <text:p>10</text:p>
          </table:table-cell>
          <table:table-cell table:formula="of:=RANK([by_samples.B71];[by_samples.$B$2:.$B$118];1)" office:value-type="float" office:value="82" calcext:value-type="float">
            <text:p>82</text:p>
          </table:table-cell>
          <table:table-cell table:formula="of:=RANK([by_samples.I71];[by_samples.$I$2:.$I$118];1)" office:value-type="float" office:value="79" calcext:value-type="float">
            <text:p>79</text:p>
          </table:table-cell>
          <table:table-cell table:formula="of:=RANK([.D71];[.$D$2:.$D$118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1104" calcext:value-type="float">
            <text:p>12.751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4245800" calcext:value-type="float">
            <text:p>7842458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0384" calcext:value-type="float">
            <text:p>5.980384</text:p>
          </table:table-cell>
          <table:table-cell office:value-type="float" office:value="10" calcext:value-type="float">
            <text:p>10</text:p>
          </table:table-cell>
          <table:table-cell table:formula="of:=RANK([by_samples.B72];[by_samples.$B$2:.$B$118];1)" office:value-type="float" office:value="83" calcext:value-type="float">
            <text:p>83</text:p>
          </table:table-cell>
          <table:table-cell table:formula="of:=RANK([by_samples.I72];[by_samples.$I$2:.$I$118];1)" office:value-type="float" office:value="106" calcext:value-type="float">
            <text:p>106</text:p>
          </table:table-cell>
          <table:table-cell table:formula="of:=RANK([.D72];[.$D$2:.$D$118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58112" calcext:value-type="float">
            <text:p>12.758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815000" calcext:value-type="float">
            <text:p>783815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62656" calcext:value-type="float">
            <text:p>5.962656</text:p>
          </table:table-cell>
          <table:table-cell office:value-type="float" office:value="10" calcext:value-type="float">
            <text:p>10</text:p>
          </table:table-cell>
          <table:table-cell table:formula="of:=RANK([by_samples.B73];[by_samples.$B$2:.$B$118];1)" office:value-type="float" office:value="84" calcext:value-type="float">
            <text:p>84</text:p>
          </table:table-cell>
          <table:table-cell table:formula="of:=RANK([by_samples.I73];[by_samples.$I$2:.$I$118];1)" office:value-type="float" office:value="102" calcext:value-type="float">
            <text:p>102</text:p>
          </table:table-cell>
          <table:table-cell table:formula="of:=RANK([.D73];[.$D$2:.$D$118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60928" calcext:value-type="float">
            <text:p>12.7609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642100" calcext:value-type="float">
            <text:p>7836421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1952" calcext:value-type="float">
            <text:p>5.91952</text:p>
          </table:table-cell>
          <table:table-cell office:value-type="float" office:value="10" calcext:value-type="float">
            <text:p>10</text:p>
          </table:table-cell>
          <table:table-cell table:formula="of:=RANK([by_samples.B74];[by_samples.$B$2:.$B$118];1)" office:value-type="float" office:value="85" calcext:value-type="float">
            <text:p>85</text:p>
          </table:table-cell>
          <table:table-cell table:formula="of:=RANK([by_samples.I74];[by_samples.$I$2:.$I$118];1)" office:value-type="float" office:value="90" calcext:value-type="float">
            <text:p>90</text:p>
          </table:table-cell>
          <table:table-cell table:formula="of:=RANK([.D74];[.$D$2:.$D$118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70976" calcext:value-type="float">
            <text:p>12.7709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3025500" calcext:value-type="float">
            <text:p>7830255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288" calcext:value-type="float">
            <text:p>5.9288</text:p>
          </table:table-cell>
          <table:table-cell office:value-type="float" office:value="10" calcext:value-type="float">
            <text:p>10</text:p>
          </table:table-cell>
          <table:table-cell table:formula="of:=RANK([by_samples.B75];[by_samples.$B$2:.$B$118];1)" office:value-type="float" office:value="86" calcext:value-type="float">
            <text:p>86</text:p>
          </table:table-cell>
          <table:table-cell table:formula="of:=RANK([by_samples.I75];[by_samples.$I$2:.$I$118];1)" office:value-type="float" office:value="94" calcext:value-type="float">
            <text:p>94</text:p>
          </table:table-cell>
          <table:table-cell table:formula="of:=RANK([.D75];[.$D$2:.$D$118]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824" calcext:value-type="float">
            <text:p>12.78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2325700" calcext:value-type="float">
            <text:p>7823257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89248" calcext:value-type="float">
            <text:p>5.89248</text:p>
          </table:table-cell>
          <table:table-cell office:value-type="float" office:value="10" calcext:value-type="float">
            <text:p>10</text:p>
          </table:table-cell>
          <table:table-cell table:formula="of:=RANK([by_samples.B76];[by_samples.$B$2:.$B$118];1)" office:value-type="float" office:value="87" calcext:value-type="float">
            <text:p>87</text:p>
          </table:table-cell>
          <table:table-cell table:formula="of:=RANK([by_samples.I76];[by_samples.$I$2:.$I$118];1)" office:value-type="float" office:value="85" calcext:value-type="float">
            <text:p>85</text:p>
          </table:table-cell>
          <table:table-cell table:formula="of:=RANK([.D76];[.$D$2:.$D$118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90976" calcext:value-type="float">
            <text:p>12.7909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1801200" calcext:value-type="float">
            <text:p>7818012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5.983392" calcext:value-type="float">
            <text:p>5.983392</text:p>
          </table:table-cell>
          <table:table-cell office:value-type="float" office:value="10" calcext:value-type="float">
            <text:p>10</text:p>
          </table:table-cell>
          <table:table-cell table:formula="of:=RANK([by_samples.B77];[by_samples.$B$2:.$B$118];1)" office:value-type="float" office:value="88" calcext:value-type="float">
            <text:p>88</text:p>
          </table:table-cell>
          <table:table-cell table:formula="of:=RANK([by_samples.I77];[by_samples.$I$2:.$I$118];1)" office:value-type="float" office:value="108" calcext:value-type="float">
            <text:p>108</text:p>
          </table:table-cell>
          <table:table-cell table:formula="of:=RANK([.D77];[.$D$2:.$D$118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792288" calcext:value-type="float">
            <text:p>12.792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1721000" calcext:value-type="float">
            <text:p>7817210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32" calcext:value-type="float">
            <text:p>19532</text:p>
          </table:table-cell>
          <table:table-cell office:value-type="float" office:value="1" calcext:value-type="float">
            <text:p>1</text:p>
          </table:table-cell>
          <table:table-cell office:value-type="float" office:value="5.87376" calcext:value-type="float">
            <text:p>5.87376</text:p>
          </table:table-cell>
          <table:table-cell office:value-type="float" office:value="10" calcext:value-type="float">
            <text:p>10</text:p>
          </table:table-cell>
          <table:table-cell table:formula="of:=RANK([by_samples.B78];[by_samples.$B$2:.$B$118];1)" office:value-type="float" office:value="89" calcext:value-type="float">
            <text:p>89</text:p>
          </table:table-cell>
          <table:table-cell table:formula="of:=RANK([by_samples.I78];[by_samples.$I$2:.$I$118];1)" office:value-type="float" office:value="82" calcext:value-type="float">
            <text:p>82</text:p>
          </table:table-cell>
          <table:table-cell table:formula="of:=RANK([.D78];[.$D$2:.$D$118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3.068448" calcext:value-type="float">
            <text:p>13.0684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5201800" calcext:value-type="float">
            <text:p>7652018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6.995616" calcext:value-type="float">
            <text:p>6.995616</text:p>
          </table:table-cell>
          <table:table-cell office:value-type="float" office:value="10" calcext:value-type="float">
            <text:p>10</text:p>
          </table:table-cell>
          <table:table-cell table:formula="of:=RANK([by_samples.B79];[by_samples.$B$2:.$B$118];1)" office:value-type="float" office:value="90" calcext:value-type="float">
            <text:p>90</text:p>
          </table:table-cell>
          <table:table-cell table:formula="of:=RANK([by_samples.I79];[by_samples.$I$2:.$I$118];1)" office:value-type="float" office:value="117" calcext:value-type="float">
            <text:p>117</text:p>
          </table:table-cell>
          <table:table-cell table:formula="of:=RANK([.D79];[.$D$2:.$D$118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7056" calcext:value-type="float">
            <text:p>5.070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7216900" calcext:value-type="float">
            <text:p>1972169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232" calcext:value-type="float">
            <text:p>0.61232</text:p>
          </table:table-cell>
          <table:table-cell office:value-type="float" office:value="10" calcext:value-type="float">
            <text:p>10</text:p>
          </table:table-cell>
          <table:table-cell table:formula="of:=RANK([by_samples.B80];[by_samples.$B$2:.$B$118];1)" office:value-type="float" office:value="1" calcext:value-type="float">
            <text:p>1</text:p>
          </table:table-cell>
          <table:table-cell table:formula="of:=RANK([by_samples.I80];[by_samples.$I$2:.$I$118];1)" office:value-type="float" office:value="68" calcext:value-type="float">
            <text:p>68</text:p>
          </table:table-cell>
          <table:table-cell table:formula="of:=RANK([.D80];[.$D$2:.$D$118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90272" calcext:value-type="float">
            <text:p>5.0902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6453200" calcext:value-type="float">
            <text:p>1964532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0496" calcext:value-type="float">
            <text:p>0.610496</text:p>
          </table:table-cell>
          <table:table-cell office:value-type="float" office:value="10" calcext:value-type="float">
            <text:p>10</text:p>
          </table:table-cell>
          <table:table-cell table:formula="of:=RANK([by_samples.B81];[by_samples.$B$2:.$B$118];1)" office:value-type="float" office:value="2" calcext:value-type="float">
            <text:p>2</text:p>
          </table:table-cell>
          <table:table-cell table:formula="of:=RANK([by_samples.I81];[by_samples.$I$2:.$I$118];1)" office:value-type="float" office:value="67" calcext:value-type="float">
            <text:p>67</text:p>
          </table:table-cell>
          <table:table-cell table:formula="of:=RANK([.D81];[.$D$2:.$D$118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096" calcext:value-type="float">
            <text:p>5.09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6232300" calcext:value-type="float">
            <text:p>1962323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1664" calcext:value-type="float">
            <text:p>0.601664</text:p>
          </table:table-cell>
          <table:table-cell office:value-type="float" office:value="10" calcext:value-type="float">
            <text:p>10</text:p>
          </table:table-cell>
          <table:table-cell table:formula="of:=RANK([by_samples.B82];[by_samples.$B$2:.$B$118];1)" office:value-type="float" office:value="3" calcext:value-type="float">
            <text:p>3</text:p>
          </table:table-cell>
          <table:table-cell table:formula="of:=RANK([by_samples.I82];[by_samples.$I$2:.$I$118];1)" office:value-type="float" office:value="46" calcext:value-type="float">
            <text:p>46</text:p>
          </table:table-cell>
          <table:table-cell table:formula="of:=RANK([.D82];[.$D$2:.$D$118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06272" calcext:value-type="float">
            <text:p>5.1062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837600" calcext:value-type="float">
            <text:p>1958376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848" calcext:value-type="float">
            <text:p>0.60848</text:p>
          </table:table-cell>
          <table:table-cell office:value-type="float" office:value="10" calcext:value-type="float">
            <text:p>10</text:p>
          </table:table-cell>
          <table:table-cell table:formula="of:=RANK([by_samples.B83];[by_samples.$B$2:.$B$118];1)" office:value-type="float" office:value="4" calcext:value-type="float">
            <text:p>4</text:p>
          </table:table-cell>
          <table:table-cell table:formula="of:=RANK([by_samples.I83];[by_samples.$I$2:.$I$118];1)" office:value-type="float" office:value="62" calcext:value-type="float">
            <text:p>62</text:p>
          </table:table-cell>
          <table:table-cell table:formula="of:=RANK([.D83];[.$D$2:.$D$118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10016" calcext:value-type="float">
            <text:p>5.1100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694100" calcext:value-type="float">
            <text:p>1956941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232" calcext:value-type="float">
            <text:p>0.603232</text:p>
          </table:table-cell>
          <table:table-cell office:value-type="float" office:value="10" calcext:value-type="float">
            <text:p>10</text:p>
          </table:table-cell>
          <table:table-cell table:formula="of:=RANK([by_samples.B84];[by_samples.$B$2:.$B$118];1)" office:value-type="float" office:value="5" calcext:value-type="float">
            <text:p>5</text:p>
          </table:table-cell>
          <table:table-cell table:formula="of:=RANK([by_samples.I84];[by_samples.$I$2:.$I$118];1)" office:value-type="float" office:value="50" calcext:value-type="float">
            <text:p>50</text:p>
          </table:table-cell>
          <table:table-cell table:formula="of:=RANK([.D84];[.$D$2:.$D$118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17216" calcext:value-type="float">
            <text:p>5.1172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418800" calcext:value-type="float">
            <text:p>1954188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88" calcext:value-type="float">
            <text:p>0.6088</text:p>
          </table:table-cell>
          <table:table-cell office:value-type="float" office:value="10" calcext:value-type="float">
            <text:p>10</text:p>
          </table:table-cell>
          <table:table-cell table:formula="of:=RANK([by_samples.B85];[by_samples.$B$2:.$B$118];1)" office:value-type="float" office:value="6" calcext:value-type="float">
            <text:p>6</text:p>
          </table:table-cell>
          <table:table-cell table:formula="of:=RANK([by_samples.I85];[by_samples.$I$2:.$I$118];1)" office:value-type="float" office:value="63" calcext:value-type="float">
            <text:p>63</text:p>
          </table:table-cell>
          <table:table-cell table:formula="of:=RANK([.D85];[.$D$2:.$D$118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208" calcext:value-type="float">
            <text:p>5.12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282000" calcext:value-type="float">
            <text:p>1952820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216" calcext:value-type="float">
            <text:p>0.617216</text:p>
          </table:table-cell>
          <table:table-cell office:value-type="float" office:value="10" calcext:value-type="float">
            <text:p>10</text:p>
          </table:table-cell>
          <table:table-cell table:formula="of:=RANK([by_samples.B86];[by_samples.$B$2:.$B$118];1)" office:value-type="float" office:value="7" calcext:value-type="float">
            <text:p>7</text:p>
          </table:table-cell>
          <table:table-cell table:formula="of:=RANK([by_samples.I86];[by_samples.$I$2:.$I$118];1)" office:value-type="float" office:value="72" calcext:value-type="float">
            <text:p>72</text:p>
          </table:table-cell>
          <table:table-cell table:formula="of:=RANK([.D86];[.$D$2:.$D$118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27264" calcext:value-type="float">
            <text:p>5.12726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035800" calcext:value-type="float">
            <text:p>1950358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2208" calcext:value-type="float">
            <text:p>0.602208</text:p>
          </table:table-cell>
          <table:table-cell office:value-type="float" office:value="10" calcext:value-type="float">
            <text:p>10</text:p>
          </table:table-cell>
          <table:table-cell table:formula="of:=RANK([by_samples.B87];[by_samples.$B$2:.$B$118];1)" office:value-type="float" office:value="8" calcext:value-type="float">
            <text:p>8</text:p>
          </table:table-cell>
          <table:table-cell table:formula="of:=RANK([by_samples.I87];[by_samples.$I$2:.$I$118];1)" office:value-type="float" office:value="47" calcext:value-type="float">
            <text:p>47</text:p>
          </table:table-cell>
          <table:table-cell table:formula="of:=RANK([.D87];[.$D$2:.$D$118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32928" calcext:value-type="float">
            <text:p>5.1329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820600" calcext:value-type="float">
            <text:p>1948206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598048" calcext:value-type="float">
            <text:p>0.598048</text:p>
          </table:table-cell>
          <table:table-cell office:value-type="float" office:value="10" calcext:value-type="float">
            <text:p>10</text:p>
          </table:table-cell>
          <table:table-cell table:formula="of:=RANK([by_samples.B88];[by_samples.$B$2:.$B$118];1)" office:value-type="float" office:value="9" calcext:value-type="float">
            <text:p>9</text:p>
          </table:table-cell>
          <table:table-cell table:formula="of:=RANK([by_samples.I88];[by_samples.$I$2:.$I$118];1)" office:value-type="float" office:value="41" calcext:value-type="float">
            <text:p>41</text:p>
          </table:table-cell>
          <table:table-cell table:formula="of:=RANK([.D88];[.$D$2:.$D$118]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34624" calcext:value-type="float">
            <text:p>5.1346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756200" calcext:value-type="float">
            <text:p>1947562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10" calcext:value-type="float">
            <text:p>10</text:p>
          </table:table-cell>
          <table:table-cell table:formula="of:=RANK([by_samples.B89];[by_samples.$B$2:.$B$118];1)" office:value-type="float" office:value="10" calcext:value-type="float">
            <text:p>10</text:p>
          </table:table-cell>
          <table:table-cell table:formula="of:=RANK([by_samples.I89];[by_samples.$I$2:.$I$118];1)" office:value-type="float" office:value="57" calcext:value-type="float">
            <text:p>57</text:p>
          </table:table-cell>
          <table:table-cell table:formula="of:=RANK([.D89];[.$D$2:.$D$118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424" calcext:value-type="float">
            <text:p>5.14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461700" calcext:value-type="float">
            <text:p>1944617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597856" calcext:value-type="float">
            <text:p>0.597856</text:p>
          </table:table-cell>
          <table:table-cell office:value-type="float" office:value="10" calcext:value-type="float">
            <text:p>10</text:p>
          </table:table-cell>
          <table:table-cell table:formula="of:=RANK([by_samples.B90];[by_samples.$B$2:.$B$118];1)" office:value-type="float" office:value="11" calcext:value-type="float">
            <text:p>11</text:p>
          </table:table-cell>
          <table:table-cell table:formula="of:=RANK([by_samples.I90];[by_samples.$I$2:.$I$118];1)" office:value-type="float" office:value="40" calcext:value-type="float">
            <text:p>40</text:p>
          </table:table-cell>
          <table:table-cell table:formula="of:=RANK([.D90];[.$D$2:.$D$118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48448" calcext:value-type="float">
            <text:p>5.14844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233300" calcext:value-type="float">
            <text:p>1942333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0192" calcext:value-type="float">
            <text:p>0.600192</text:p>
          </table:table-cell>
          <table:table-cell office:value-type="float" office:value="10" calcext:value-type="float">
            <text:p>10</text:p>
          </table:table-cell>
          <table:table-cell table:formula="of:=RANK([by_samples.B91];[by_samples.$B$2:.$B$118];1)" office:value-type="float" office:value="12" calcext:value-type="float">
            <text:p>12</text:p>
          </table:table-cell>
          <table:table-cell table:formula="of:=RANK([by_samples.I91];[by_samples.$I$2:.$I$118];1)" office:value-type="float" office:value="44" calcext:value-type="float">
            <text:p>44</text:p>
          </table:table-cell>
          <table:table-cell table:formula="of:=RANK([.D91];[.$D$2:.$D$118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hilox4</text:p>
          </table:table-cell>
          <table:table-cell office:value-type="float" office:value="5.172704" calcext:value-type="float">
            <text:p>5.1727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322500" calcext:value-type="float">
            <text:p>1933225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872" calcext:value-type="float">
            <text:p>0.603872</text:p>
          </table:table-cell>
          <table:table-cell office:value-type="float" office:value="10" calcext:value-type="float">
            <text:p>10</text:p>
          </table:table-cell>
          <table:table-cell table:formula="of:=RANK([by_samples.B92];[by_samples.$B$2:.$B$118];1)" office:value-type="float" office:value="13" calcext:value-type="float">
            <text:p>13</text:p>
          </table:table-cell>
          <table:table-cell table:formula="of:=RANK([by_samples.I92];[by_samples.$I$2:.$I$118];1)" office:value-type="float" office:value="53" calcext:value-type="float">
            <text:p>53</text:p>
          </table:table-cell>
          <table:table-cell table:formula="of:=RANK([.D92];[.$D$2:.$D$118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85312" calcext:value-type="float">
            <text:p>6.4853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194600" calcext:value-type="float">
            <text:p>1541946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776" calcext:value-type="float">
            <text:p>0.603776</text:p>
          </table:table-cell>
          <table:table-cell office:value-type="float" office:value="10" calcext:value-type="float">
            <text:p>10</text:p>
          </table:table-cell>
          <table:table-cell table:formula="of:=RANK([by_samples.B93];[by_samples.$B$2:.$B$118];1)" office:value-type="float" office:value="27" calcext:value-type="float">
            <text:p>27</text:p>
          </table:table-cell>
          <table:table-cell table:formula="of:=RANK([by_samples.I93];[by_samples.$I$2:.$I$118];1)" office:value-type="float" office:value="52" calcext:value-type="float">
            <text:p>52</text:p>
          </table:table-cell>
          <table:table-cell table:formula="of:=RANK([.D93];[.$D$2:.$D$118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88544" calcext:value-type="float">
            <text:p>6.4885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117800" calcext:value-type="float">
            <text:p>1541178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736" calcext:value-type="float">
            <text:p>0.604736</text:p>
          </table:table-cell>
          <table:table-cell office:value-type="float" office:value="10" calcext:value-type="float">
            <text:p>10</text:p>
          </table:table-cell>
          <table:table-cell table:formula="of:=RANK([by_samples.B94];[by_samples.$B$2:.$B$118];1)" office:value-type="float" office:value="28" calcext:value-type="float">
            <text:p>28</text:p>
          </table:table-cell>
          <table:table-cell table:formula="of:=RANK([by_samples.I94];[by_samples.$I$2:.$I$118];1)" office:value-type="float" office:value="59" calcext:value-type="float">
            <text:p>59</text:p>
          </table:table-cell>
          <table:table-cell table:formula="of:=RANK([.D94];[.$D$2:.$D$118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491456" calcext:value-type="float">
            <text:p>6.4914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048600" calcext:value-type="float">
            <text:p>1540486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10" calcext:value-type="float">
            <text:p>10</text:p>
          </table:table-cell>
          <table:table-cell table:formula="of:=RANK([by_samples.B95];[by_samples.$B$2:.$B$118];1)" office:value-type="float" office:value="29" calcext:value-type="float">
            <text:p>29</text:p>
          </table:table-cell>
          <table:table-cell table:formula="of:=RANK([by_samples.I95];[by_samples.$I$2:.$I$118];1)" office:value-type="float" office:value="57" calcext:value-type="float">
            <text:p>57</text:p>
          </table:table-cell>
          <table:table-cell table:formula="of:=RANK([.D95];[.$D$2:.$D$118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18016" calcext:value-type="float">
            <text:p>6.5180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3420900" calcext:value-type="float">
            <text:p>1534209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248" calcext:value-type="float">
            <text:p>0.617248</text:p>
          </table:table-cell>
          <table:table-cell office:value-type="float" office:value="10" calcext:value-type="float">
            <text:p>10</text:p>
          </table:table-cell>
          <table:table-cell table:formula="of:=RANK([by_samples.B96];[by_samples.$B$2:.$B$118];1)" office:value-type="float" office:value="30" calcext:value-type="float">
            <text:p>30</text:p>
          </table:table-cell>
          <table:table-cell table:formula="of:=RANK([by_samples.I96];[by_samples.$I$2:.$I$118];1)" office:value-type="float" office:value="73" calcext:value-type="float">
            <text:p>73</text:p>
          </table:table-cell>
          <table:table-cell table:formula="of:=RANK([.D96];[.$D$2:.$D$118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20832" calcext:value-type="float">
            <text:p>6.5208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3354700" calcext:value-type="float">
            <text:p>15335470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45856" calcext:value-type="float">
            <text:p>0.645856</text:p>
          </table:table-cell>
          <table:table-cell office:value-type="float" office:value="10" calcext:value-type="float">
            <text:p>10</text:p>
          </table:table-cell>
          <table:table-cell table:formula="of:=RANK([by_samples.B97];[by_samples.$B$2:.$B$118];1)" office:value-type="float" office:value="31" calcext:value-type="float">
            <text:p>31</text:p>
          </table:table-cell>
          <table:table-cell table:formula="of:=RANK([by_samples.I97];[by_samples.$I$2:.$I$118];1)" office:value-type="float" office:value="76" calcext:value-type="float">
            <text:p>76</text:p>
          </table:table-cell>
          <table:table-cell table:formula="of:=RANK([.D97];[.$D$2:.$D$118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2784" calcext:value-type="float">
            <text:p>6.5427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840100" calcext:value-type="float">
            <text:p>1528401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13216" calcext:value-type="float">
            <text:p>0.613216</text:p>
          </table:table-cell>
          <table:table-cell office:value-type="float" office:value="10" calcext:value-type="float">
            <text:p>10</text:p>
          </table:table-cell>
          <table:table-cell table:formula="of:=RANK([by_samples.B98];[by_samples.$B$2:.$B$118];1)" office:value-type="float" office:value="32" calcext:value-type="float">
            <text:p>32</text:p>
          </table:table-cell>
          <table:table-cell table:formula="of:=RANK([by_samples.I98];[by_samples.$I$2:.$I$118];1)" office:value-type="float" office:value="69" calcext:value-type="float">
            <text:p>69</text:p>
          </table:table-cell>
          <table:table-cell table:formula="of:=RANK([.D98];[.$D$2:.$D$118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6304" calcext:value-type="float">
            <text:p>6.546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757900" calcext:value-type="float">
            <text:p>1527579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504" calcext:value-type="float">
            <text:p>0.6504</text:p>
          </table:table-cell>
          <table:table-cell office:value-type="float" office:value="10" calcext:value-type="float">
            <text:p>10</text:p>
          </table:table-cell>
          <table:table-cell table:formula="of:=RANK([by_samples.B99];[by_samples.$B$2:.$B$118];1)" office:value-type="float" office:value="33" calcext:value-type="float">
            <text:p>33</text:p>
          </table:table-cell>
          <table:table-cell table:formula="of:=RANK([by_samples.I99];[by_samples.$I$2:.$I$118];1)" office:value-type="float" office:value="77" calcext:value-type="float">
            <text:p>77</text:p>
          </table:table-cell>
          <table:table-cell table:formula="of:=RANK([.D99];[.$D$2:.$D$118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47392" calcext:value-type="float">
            <text:p>6.547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732600" calcext:value-type="float">
            <text:p>1527326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7856" calcext:value-type="float">
            <text:p>0.617856</text:p>
          </table:table-cell>
          <table:table-cell office:value-type="float" office:value="10" calcext:value-type="float">
            <text:p>10</text:p>
          </table:table-cell>
          <table:table-cell table:formula="of:=RANK([by_samples.B100];[by_samples.$B$2:.$B$118];1)" office:value-type="float" office:value="34" calcext:value-type="float">
            <text:p>34</text:p>
          </table:table-cell>
          <table:table-cell table:formula="of:=RANK([by_samples.I100];[by_samples.$I$2:.$I$118];1)" office:value-type="float" office:value="74" calcext:value-type="float">
            <text:p>74</text:p>
          </table:table-cell>
          <table:table-cell table:formula="of:=RANK([.D100];[.$D$2:.$D$118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581088" calcext:value-type="float">
            <text:p>6.5810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1950600" calcext:value-type="float">
            <text:p>1519506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6976" calcext:value-type="float">
            <text:p>0.606976</text:p>
          </table:table-cell>
          <table:table-cell office:value-type="float" office:value="10" calcext:value-type="float">
            <text:p>10</text:p>
          </table:table-cell>
          <table:table-cell table:formula="of:=RANK([by_samples.B101];[by_samples.$B$2:.$B$118];1)" office:value-type="float" office:value="35" calcext:value-type="float">
            <text:p>35</text:p>
          </table:table-cell>
          <table:table-cell table:formula="of:=RANK([by_samples.I101];[by_samples.$I$2:.$I$118];1)" office:value-type="float" office:value="61" calcext:value-type="float">
            <text:p>61</text:p>
          </table:table-cell>
          <table:table-cell table:formula="of:=RANK([.D101];[.$D$2:.$D$118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606624" calcext:value-type="float">
            <text:p>6.6066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1363200" calcext:value-type="float">
            <text:p>1513632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0144" calcext:value-type="float">
            <text:p>0.610144</text:p>
          </table:table-cell>
          <table:table-cell office:value-type="float" office:value="10" calcext:value-type="float">
            <text:p>10</text:p>
          </table:table-cell>
          <table:table-cell table:formula="of:=RANK([by_samples.B102];[by_samples.$B$2:.$B$118];1)" office:value-type="float" office:value="36" calcext:value-type="float">
            <text:p>36</text:p>
          </table:table-cell>
          <table:table-cell table:formula="of:=RANK([by_samples.I102];[by_samples.$I$2:.$I$118];1)" office:value-type="float" office:value="66" calcext:value-type="float">
            <text:p>66</text:p>
          </table:table-cell>
          <table:table-cell table:formula="of:=RANK([.D102];[.$D$2:.$D$118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23584" calcext:value-type="float">
            <text:p>6.7235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730200" calcext:value-type="float">
            <text:p>1487302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5856" calcext:value-type="float">
            <text:p>0.605856</text:p>
          </table:table-cell>
          <table:table-cell office:value-type="float" office:value="10" calcext:value-type="float">
            <text:p>10</text:p>
          </table:table-cell>
          <table:table-cell table:formula="of:=RANK([by_samples.B103];[by_samples.$B$2:.$B$118];1)" office:value-type="float" office:value="37" calcext:value-type="float">
            <text:p>37</text:p>
          </table:table-cell>
          <table:table-cell table:formula="of:=RANK([by_samples.I103];[by_samples.$I$2:.$I$118];1)" office:value-type="float" office:value="60" calcext:value-type="float">
            <text:p>60</text:p>
          </table:table-cell>
          <table:table-cell table:formula="of:=RANK([.D103];[.$D$2:.$D$118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90336" calcext:value-type="float">
            <text:p>6.7903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7268100" calcext:value-type="float">
            <text:p>1472681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30304" calcext:value-type="float">
            <text:p>0.630304</text:p>
          </table:table-cell>
          <table:table-cell office:value-type="float" office:value="10" calcext:value-type="float">
            <text:p>10</text:p>
          </table:table-cell>
          <table:table-cell table:formula="of:=RANK([by_samples.B104];[by_samples.$B$2:.$B$118];1)" office:value-type="float" office:value="38" calcext:value-type="float">
            <text:p>38</text:p>
          </table:table-cell>
          <table:table-cell table:formula="of:=RANK([by_samples.I104];[by_samples.$I$2:.$I$118];1)" office:value-type="float" office:value="75" calcext:value-type="float">
            <text:p>75</text:p>
          </table:table-cell>
          <table:table-cell table:formula="of:=RANK([.D104];[.$D$2:.$D$118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quasi_sobol32</text:p>
          </table:table-cell>
          <table:table-cell office:value-type="float" office:value="6.794304" calcext:value-type="float">
            <text:p>6.794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7182100" calcext:value-type="float">
            <text:p>14718210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50432" calcext:value-type="float">
            <text:p>0.650432</text:p>
          </table:table-cell>
          <table:table-cell office:value-type="float" office:value="10" calcext:value-type="float">
            <text:p>10</text:p>
          </table:table-cell>
          <table:table-cell table:formula="of:=RANK([by_samples.B105];[by_samples.$B$2:.$B$118];1)" office:value-type="float" office:value="39" calcext:value-type="float">
            <text:p>39</text:p>
          </table:table-cell>
          <table:table-cell table:formula="of:=RANK([by_samples.I105];[by_samples.$I$2:.$I$118];1)" office:value-type="float" office:value="78" calcext:value-type="float">
            <text:p>78</text:p>
          </table:table-cell>
          <table:table-cell table:formula="of:=RANK([.D105];[.$D$2:.$D$118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3024" calcext:value-type="float">
            <text:p>12.230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764550" calcext:value-type="float">
            <text:p>8176455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1088" calcext:value-type="float">
            <text:p>0.601088</text:p>
          </table:table-cell>
          <table:table-cell office:value-type="float" office:value="10" calcext:value-type="float">
            <text:p>10</text:p>
          </table:table-cell>
          <table:table-cell table:formula="of:=RANK([by_samples.B106];[by_samples.$B$2:.$B$118];1)" office:value-type="float" office:value="65" calcext:value-type="float">
            <text:p>65</text:p>
          </table:table-cell>
          <table:table-cell table:formula="of:=RANK([by_samples.I106];[by_samples.$I$2:.$I$118];1)" office:value-type="float" office:value="45" calcext:value-type="float">
            <text:p>45</text:p>
          </table:table-cell>
          <table:table-cell table:formula="of:=RANK([.D106];[.$D$2:.$D$118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3024" calcext:value-type="float">
            <text:p>12.230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764550" calcext:value-type="float">
            <text:p>8176455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136" calcext:value-type="float">
            <text:p>0.603136</text:p>
          </table:table-cell>
          <table:table-cell office:value-type="float" office:value="10" calcext:value-type="float">
            <text:p>10</text:p>
          </table:table-cell>
          <table:table-cell table:formula="of:=RANK([by_samples.B107];[by_samples.$B$2:.$B$118];1)" office:value-type="float" office:value="65" calcext:value-type="float">
            <text:p>65</text:p>
          </table:table-cell>
          <table:table-cell table:formula="of:=RANK([by_samples.I107];[by_samples.$I$2:.$I$118];1)" office:value-type="float" office:value="49" calcext:value-type="float">
            <text:p>49</text:p>
          </table:table-cell>
          <table:table-cell table:formula="of:=RANK([.D107];[.$D$2:.$D$118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43392" calcext:value-type="float">
            <text:p>12.243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76710" calcext:value-type="float">
            <text:p>816767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3744" calcext:value-type="float">
            <text:p>0.603744</text:p>
          </table:table-cell>
          <table:table-cell office:value-type="float" office:value="10" calcext:value-type="float">
            <text:p>10</text:p>
          </table:table-cell>
          <table:table-cell table:formula="of:=RANK([by_samples.B108];[by_samples.$B$2:.$B$118];1)" office:value-type="float" office:value="67" calcext:value-type="float">
            <text:p>67</text:p>
          </table:table-cell>
          <table:table-cell table:formula="of:=RANK([by_samples.I108];[by_samples.$I$2:.$I$118];1)" office:value-type="float" office:value="51" calcext:value-type="float">
            <text:p>51</text:p>
          </table:table-cell>
          <table:table-cell table:formula="of:=RANK([.D108];[.$D$2:.$D$118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53568" calcext:value-type="float">
            <text:p>12.25356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08890" calcext:value-type="float">
            <text:p>8160889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" calcext:value-type="float">
            <text:p>0.604</text:p>
          </table:table-cell>
          <table:table-cell office:value-type="float" office:value="10" calcext:value-type="float">
            <text:p>10</text:p>
          </table:table-cell>
          <table:table-cell table:formula="of:=RANK([by_samples.B109];[by_samples.$B$2:.$B$118];1)" office:value-type="float" office:value="69" calcext:value-type="float">
            <text:p>69</text:p>
          </table:table-cell>
          <table:table-cell table:formula="of:=RANK([by_samples.I109];[by_samples.$I$2:.$I$118];1)" office:value-type="float" office:value="54" calcext:value-type="float">
            <text:p>54</text:p>
          </table:table-cell>
          <table:table-cell table:formula="of:=RANK([.D109];[.$D$2:.$D$118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5392" calcext:value-type="float">
            <text:p>12.25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606540" calcext:value-type="float">
            <text:p>8160654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032" calcext:value-type="float">
            <text:p>0.604032</text:p>
          </table:table-cell>
          <table:table-cell office:value-type="float" office:value="10" calcext:value-type="float">
            <text:p>10</text:p>
          </table:table-cell>
          <table:table-cell table:formula="of:=RANK([by_samples.B110];[by_samples.$B$2:.$B$118];1)" office:value-type="float" office:value="70" calcext:value-type="float">
            <text:p>70</text:p>
          </table:table-cell>
          <table:table-cell table:formula="of:=RANK([by_samples.I110];[by_samples.$I$2:.$I$118];1)" office:value-type="float" office:value="55" calcext:value-type="float">
            <text:p>55</text:p>
          </table:table-cell>
          <table:table-cell table:formula="of:=RANK([.D110];[.$D$2:.$D$118]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62816" calcext:value-type="float">
            <text:p>12.2628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547340" calcext:value-type="float">
            <text:p>8154734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4272" calcext:value-type="float">
            <text:p>0.614272</text:p>
          </table:table-cell>
          <table:table-cell office:value-type="float" office:value="10" calcext:value-type="float">
            <text:p>10</text:p>
          </table:table-cell>
          <table:table-cell table:formula="of:=RANK([by_samples.B111];[by_samples.$B$2:.$B$118];1)" office:value-type="float" office:value="71" calcext:value-type="float">
            <text:p>71</text:p>
          </table:table-cell>
          <table:table-cell table:formula="of:=RANK([by_samples.I111];[by_samples.$I$2:.$I$118];1)" office:value-type="float" office:value="70" calcext:value-type="float">
            <text:p>70</text:p>
          </table:table-cell>
          <table:table-cell table:formula="of:=RANK([.D111];[.$D$2:.$D$118]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66304" calcext:value-type="float">
            <text:p>12.266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524150" calcext:value-type="float">
            <text:p>8152415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416" calcext:value-type="float">
            <text:p>0.60416</text:p>
          </table:table-cell>
          <table:table-cell office:value-type="float" office:value="10" calcext:value-type="float">
            <text:p>10</text:p>
          </table:table-cell>
          <table:table-cell table:formula="of:=RANK([by_samples.B112];[by_samples.$B$2:.$B$118];1)" office:value-type="float" office:value="72" calcext:value-type="float">
            <text:p>72</text:p>
          </table:table-cell>
          <table:table-cell table:formula="of:=RANK([by_samples.I112];[by_samples.$I$2:.$I$118];1)" office:value-type="float" office:value="56" calcext:value-type="float">
            <text:p>56</text:p>
          </table:table-cell>
          <table:table-cell table:formula="of:=RANK([.D112];[.$D$2:.$D$118]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7232" calcext:value-type="float">
            <text:p>12.272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84190" calcext:value-type="float">
            <text:p>8148419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9312" calcext:value-type="float">
            <text:p>0.609312</text:p>
          </table:table-cell>
          <table:table-cell office:value-type="float" office:value="10" calcext:value-type="float">
            <text:p>10</text:p>
          </table:table-cell>
          <table:table-cell table:formula="of:=RANK([by_samples.B113];[by_samples.$B$2:.$B$118];1)" office:value-type="float" office:value="73" calcext:value-type="float">
            <text:p>73</text:p>
          </table:table-cell>
          <table:table-cell table:formula="of:=RANK([by_samples.I113];[by_samples.$I$2:.$I$118];1)" office:value-type="float" office:value="64" calcext:value-type="float">
            <text:p>64</text:p>
          </table:table-cell>
          <table:table-cell table:formula="of:=RANK([.D113];[.$D$2:.$D$118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78528" calcext:value-type="float">
            <text:p>12.2785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42990" calcext:value-type="float">
            <text:p>8144299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602208" calcext:value-type="float">
            <text:p>0.602208</text:p>
          </table:table-cell>
          <table:table-cell office:value-type="float" office:value="10" calcext:value-type="float">
            <text:p>10</text:p>
          </table:table-cell>
          <table:table-cell table:formula="of:=RANK([by_samples.B114];[by_samples.$B$2:.$B$118];1)" office:value-type="float" office:value="74" calcext:value-type="float">
            <text:p>74</text:p>
          </table:table-cell>
          <table:table-cell table:formula="of:=RANK([by_samples.I114];[by_samples.$I$2:.$I$118];1)" office:value-type="float" office:value="47" calcext:value-type="float">
            <text:p>47</text:p>
          </table:table-cell>
          <table:table-cell table:formula="of:=RANK([.D114];[.$D$2:.$D$118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82656" calcext:value-type="float">
            <text:p>12.2826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415620" calcext:value-type="float">
            <text:p>8141562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14624" calcext:value-type="float">
            <text:p>0.614624</text:p>
          </table:table-cell>
          <table:table-cell office:value-type="float" office:value="10" calcext:value-type="float">
            <text:p>10</text:p>
          </table:table-cell>
          <table:table-cell table:formula="of:=RANK([by_samples.B115];[by_samples.$B$2:.$B$118];1)" office:value-type="float" office:value="75" calcext:value-type="float">
            <text:p>75</text:p>
          </table:table-cell>
          <table:table-cell table:formula="of:=RANK([by_samples.I115];[by_samples.$I$2:.$I$118];1)" office:value-type="float" office:value="71" calcext:value-type="float">
            <text:p>71</text:p>
          </table:table-cell>
          <table:table-cell table:formula="of:=RANK([.D115];[.$D$2:.$D$118]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86208" calcext:value-type="float">
            <text:p>12.2862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392080" calcext:value-type="float">
            <text:p>8139208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0.598112" calcext:value-type="float">
            <text:p>0.598112</text:p>
          </table:table-cell>
          <table:table-cell office:value-type="float" office:value="10" calcext:value-type="float">
            <text:p>10</text:p>
          </table:table-cell>
          <table:table-cell table:formula="of:=RANK([by_samples.B116];[by_samples.$B$2:.$B$118];1)" office:value-type="float" office:value="76" calcext:value-type="float">
            <text:p>76</text:p>
          </table:table-cell>
          <table:table-cell table:formula="of:=RANK([by_samples.I116];[by_samples.$I$2:.$I$118];1)" office:value-type="float" office:value="42" calcext:value-type="float">
            <text:p>42</text:p>
          </table:table-cell>
          <table:table-cell table:formula="of:=RANK([.D116];[.$D$2:.$D$118]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2.291616" calcext:value-type="float">
            <text:p>12.2916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356260" calcext:value-type="float">
            <text:p>8135626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.60976" calcext:value-type="float">
            <text:p>0.60976</text:p>
          </table:table-cell>
          <table:table-cell office:value-type="float" office:value="10" calcext:value-type="float">
            <text:p>10</text:p>
          </table:table-cell>
          <table:table-cell table:formula="of:=RANK([by_samples.B117];[by_samples.$B$2:.$B$118];1)" office:value-type="float" office:value="77" calcext:value-type="float">
            <text:p>77</text:p>
          </table:table-cell>
          <table:table-cell table:formula="of:=RANK([by_samples.I117];[by_samples.$I$2:.$I$118];1)" office:value-type="float" office:value="65" calcext:value-type="float">
            <text:p>65</text:p>
          </table:table-cell>
          <table:table-cell table:formula="of:=RANK([.D117];[.$D$2:.$D$118]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xorwow</text:p>
          </table:table-cell>
          <table:table-cell office:value-type="float" office:value="13.349824" calcext:value-type="float">
            <text:p>13.3498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907350" calcext:value-type="float">
            <text:p>749073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907" calcext:value-type="float">
            <text:p>3907</text:p>
          </table:table-cell>
          <table:table-cell office:value-type="float" office:value="1" calcext:value-type="float">
            <text:p>1</text:p>
          </table:table-cell>
          <table:table-cell office:value-type="float" office:value="0.598112" calcext:value-type="float">
            <text:p>0.598112</text:p>
          </table:table-cell>
          <table:table-cell office:value-type="float" office:value="10" calcext:value-type="float">
            <text:p>10</text:p>
          </table:table-cell>
          <table:table-cell table:formula="of:=RANK([by_samples.B118];[by_samples.$B$2:.$B$118];1)" office:value-type="float" office:value="91" calcext:value-type="float">
            <text:p>91</text:p>
          </table:table-cell>
          <table:table-cell table:formula="of:=RANK([by_samples.I118];[by_samples.$I$2:.$I$118];1)" office:value-type="float" office:value="42" calcext:value-type="float">
            <text:p>42</text:p>
          </table:table-cell>
          <table:table-cell table:formula="of:=RANK([.D118];[.$D$2:.$D$118])" office:value-type="float" office:value="117" calcext:value-type="float">
            <text:p>117</text:p>
          </table:table-cell>
        </table:table-row>
      </table:table>
      <table:named-expressions/>
      <table:database-ranges>
        <table:database-range table:name="__Anonymous_Sheet_DB__1" table:target-range-address="by_curand.A1:by_curand.M118">
          <table:sort>
            <table:sort-by table:field-number="10" table:data-type="automatic"/>
          </table:sort>
        </table:database-range>
        <table:database-range table:name="__Anonymous_Sheet_DB__2" table:target-range-address="by_sqrt.A1:by_sqrt.M118">
          <table:sort>
            <table:sort-by table:field-number="11" table:data-type="automatic"/>
          </table:sort>
        </table:database-range>
        <table:database-range table:name="__Anonymous_Sheet_DB__3" table:target-range-address="by_samples.A1:by_samples.M118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00/00/00</text:date>, <text:time style:data-style-name="N2" text:time-value="17:45:54.265810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8:16:24.437852132</dc:date>
    <dc:creator>Gregory Linklater</dc:creator>
    <meta:editing-duration>PT1H11M36S</meta:editing-duration>
    <meta:editing-cycles>17</meta:editing-cycles>
    <meta:generator>LibreOffice/4.4.3.2$Linux_X86_64 LibreOffice_project/40m0$Build-2</meta:generator>
    <meta:document-statistic meta:table-count="4" meta:cell-count="6136" meta:object-count="0"/>
  </office:meta>
</office:document-meta>
</file>